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65in" style:rel-column-width="4819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B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3.3465in" style:rel-column-width="4819*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B1" style:family="table-cell">
      <style:table-cell-properties fo:padding="0.0382in" fo:border="0.0007in solid #000000"/>
    </style:style>
    <style:style style:name="Tabla2.A2" style:family="table-cell">
      <style:table-cell-properties fo:padding="0.0382in" fo:border-left="0.0007in solid #000000" fo:border-right="none" fo:border-top="none" fo:border-bottom="0.0007in solid #000000"/>
    </style:style>
    <style:style style:name="Tab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3.3465in" style:rel-column-width="4819*"/>
    </style:style>
    <style:style style:name="Tab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3.B1" style:family="table-cell">
      <style:table-cell-properties fo:padding="0.0382in" fo:border="0.0007in solid #000000"/>
    </style:style>
    <style:style style:name="Tabla3.A2" style:family="table-cell">
      <style:table-cell-properties fo:padding="0.0382in" fo:border-left="0.0007in solid #000000" fo:border-right="none" fo:border-top="none" fo:border-bottom="0.0007in solid #000000"/>
    </style:style>
    <style:style style:name="Tabla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4819*"/>
    </style:style>
    <style:style style:name="Tab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4.B1" style:family="table-cell">
      <style:table-cell-properties fo:padding="0.0382in" fo:border="0.0007in solid #000000"/>
    </style:style>
    <style:style style:name="Tabla4.A2" style:family="table-cell">
      <style:table-cell-properties fo:padding="0.0382in" fo:border-left="0.0007in solid #000000" fo:border-right="none" fo:border-top="none" fo:border-bottom="0.0007in solid #000000"/>
    </style:style>
    <style:style style:name="Tabla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line-height-at-least="0.1665in"/>
      <style:text-properties fo:color="#000000" style:font-name="Consolas" fo:font-size="9pt" fo:font-weight="normal" fo:background-color="#fffffe"/>
    </style:style>
    <style:style style:name="P2" style:family="paragraph" style:parent-style-name="Standard">
      <style:paragraph-properties style:line-height-at-least="0.1665in"/>
      <style:text-properties fo:color="#000000" fo:background-color="#fffffe"/>
    </style:style>
    <style:style style:name="T1" style:family="text">
      <style:text-properties style:font-name="Consolas" fo:font-size="9pt" fo:font-weight="normal"/>
    </style:style>
    <style:style style:name="T2" style:family="text">
      <style:text-properties fo:color="#a31515" style:font-name="Consolas" fo:font-size="9pt" fo:font-weight="normal"/>
    </style:style>
    <style:style style:name="T3" style:family="text">
      <style:text-properties fo:color="#09885a" style:font-name="Consolas" fo:font-size="9pt" fo:font-weight="normal"/>
    </style:style>
    <style:style style:name="T4" style:family="text">
      <style:text-properties fo:color="#0451a5" style:font-name="Consolas" fo:font-size="9pt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Consolas" fo:font-size="9pt" fo:font-weight="normal"/>
    </style:style>
    <style:style style:name="T7" style:family="text">
      <style:text-properties fo:color="#800000"/>
    </style:style>
    <style:style style:name="T8" style:family="text">
      <style:text-properties fo:color="#800000" style:font-name="Consolas" fo:font-size="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exo1: Respuestas del servicio web</text:p>
      <text:p text:style-name="Standard"/>
      <text:p text:style-name="Table_20_Contents">RespuestaListaTotal</text:p>
      <text:p text:style-name="Table_20_Contents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>JSON</text:p>
          </table:table-cell>
          <table:table-cell table:style-name="Tabla1.B1" office:value-type="string">
            <text:p text:style-name="Table_20_Contents">XML</text:p>
          </table:table-cell>
        </table:table-row>
        <table:table-row>
          <table:table-cell table:style-name="Tabla1.A2" office:value-type="string">
            <text:p text:style-name="Table_20_Contents">{</text:p>
            <text:p text:style-name="Table_20_Contents"><text:s text:c="4"/>"resultado": [</text:p>
            <text:p text:style-name="Table_20_Contents"><text:s text:c="8"/>{</text:p>
            <text:p text:style-name="Table_20_Contents"><text:s text:c="12"/>"numero": 1,</text:p>
            <text:p text:style-name="Table_20_Contents"><text:s text:c="12"/>"nombre": "Bulbasaur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318,</text:p>
            <text:p text:style-name="Table_20_Contents"><text:s text:c="12"/>"salud": 45,</text:p>
            <text:p text:style-name="Table_20_Contents"><text:s text:c="12"/>"ataque": 49,</text:p>
            <text:p text:style-name="Table_20_Contents"><text:s text:c="12"/>"defensa": 49,</text:p>
            <text:p text:style-name="Table_20_Contents"><text:s text:c="12"/>"ataqueEspecial": 65,</text:p>
            <text:p text:style-name="Table_20_Contents"><text:s text:c="12"/>"defensaEspecial": 6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2,</text:p>
            <text:p text:style-name="Table_20_Contents"><text:s text:c="12"/>"nombre": "Ivysaur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405,</text:p>
            <text:p text:style-name="Table_20_Contents"><text:s text:c="12"/>"salud": 60,</text:p>
            <text:p text:style-name="Table_20_Contents"><text:s text:c="12"/>"ataque": 62,</text:p>
            <text:p text:style-name="Table_20_Contents"><text:s text:c="12"/>"defensa": 63,</text:p>
            <text:p text:style-name="Table_20_Contents"><text:s text:c="12"/>"ataqueEspecial": 80,</text:p>
            <text:p text:style-name="Table_20_Contents"><text:s text:c="12"/>"defensaEspecial": 8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3,</text:p>
            <text:p text:style-name="Table_20_Contents"><text:s text:c="12"/>"nombre": "Venusaur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525,</text:p>
            <text:p text:style-name="Table_20_Contents"><text:s text:c="12"/>"salud": 80,</text:p>
            <text:p text:style-name="Table_20_Contents"><text:s text:c="12"/>"ataque": 82,</text:p>
            <text:p text:style-name="Table_20_Contents"><text:s text:c="12"/>"defensa": 83,</text:p>
            <text:p text:style-name="Table_20_Contents"><text:s text:c="12"/>"ataqueEspecial": 100,</text:p>
            <text:p text:style-name="Table_20_Contents"><text:s text:c="12"/>"defensaEspecial": 100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3,</text:p>
            <text:p text:style-name="Table_20_Contents"><text:s text:c="12"/>"nombre": "Mega Venusaur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oft-page-break/><text:s text:c="12"/>"total": 625,</text:p>
            <text:p text:style-name="Table_20_Contents"><text:s text:c="12"/>"salud": 80,</text:p>
            <text:p text:style-name="Table_20_Contents"><text:s text:c="12"/>"ataque": 100,</text:p>
            <text:p text:style-name="Table_20_Contents"><text:s text:c="12"/>"defensa": 123,</text:p>
            <text:p text:style-name="Table_20_Contents"><text:s text:c="12"/>"ataqueEspecial": 122,</text:p>
            <text:p text:style-name="Table_20_Contents"><text:s text:c="12"/>"defensaEspecial": 120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4,</text:p>
            <text:p text:style-name="Table_20_Contents"><text:s text:c="12"/>"nombre": "Charmander",</text:p>
            <text:p text:style-name="Table_20_Contents"><text:s text:c="12"/>"tipoPrimario": "FUEGO",</text:p>
            <text:p text:style-name="Table_20_Contents"><text:s text:c="12"/>"total": 309,</text:p>
            <text:p text:style-name="Table_20_Contents"><text:s text:c="12"/>"salud": 39,</text:p>
            <text:p text:style-name="Table_20_Contents"><text:s text:c="12"/>"ataque": 52,</text:p>
            <text:p text:style-name="Table_20_Contents"><text:s text:c="12"/>"defensa": 43,</text:p>
            <text:p text:style-name="Table_20_Contents"><text:s text:c="12"/>"ataqueEspecial": 60,</text:p>
            <text:p text:style-name="Table_20_Contents"><text:s text:c="12"/>"defensaEspecial": 50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5,</text:p>
            <text:p text:style-name="Table_20_Contents"><text:s text:c="12"/>"nombre": "Charmeleon",</text:p>
            <text:p text:style-name="Table_20_Contents"><text:s text:c="12"/>"tipoPrimario": "FUEGO",</text:p>
            <text:p text:style-name="Table_20_Contents"><text:s text:c="12"/>"total": 405,</text:p>
            <text:p text:style-name="Table_20_Contents"><text:s text:c="12"/>"salud": 58,</text:p>
            <text:p text:style-name="Table_20_Contents"><text:s text:c="12"/>"ataque": 64,</text:p>
            <text:p text:style-name="Table_20_Contents"><text:s text:c="12"/>"defensa": 58,</text:p>
            <text:p text:style-name="Table_20_Contents"><text:s text:c="12"/>"ataqueEspecial": 80,</text:p>
            <text:p text:style-name="Table_20_Contents"><text:s text:c="12"/>"defensaEspecial": 65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6,</text:p>
            <text:p text:style-name="Table_20_Contents"><text:s text:c="12"/>"nombre": "Charizard",</text:p>
            <text:p text:style-name="Table_20_Contents"><text:s text:c="12"/>"tipoPrimario": "FUEGO",</text:p>
            <text:p text:style-name="Table_20_Contents"><text:s text:c="12"/>"tipoSecundario": "VOLADOR",</text:p>
            <text:p text:style-name="Table_20_Contents"><text:s text:c="12"/>"total": 534,</text:p>
            <text:p text:style-name="Table_20_Contents"><text:s text:c="12"/>"salud": 78,</text:p>
            <text:p text:style-name="Table_20_Contents"><text:s text:c="12"/>"ataque": 84,</text:p>
            <text:p text:style-name="Table_20_Contents"><text:s text:c="12"/>"defensa": 78,</text:p>
            <text:p text:style-name="Table_20_Contents"><text:s text:c="12"/>"ataqueEspecial": 109,</text:p>
            <text:p text:style-name="Table_20_Contents"><text:s text:c="12"/>"defensaEspecial": 85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6,</text:p>
            <text:p text:style-name="Table_20_Contents"><text:s text:c="12"/>"nombre": "Mega Charizard X",</text:p>
            <text:p text:style-name="Table_20_Contents"><text:s text:c="12"/>"tipoPrimario": "FUEGO",</text:p>
            <text:p text:style-name="Table_20_Contents"><text:s text:c="12"/>"tipoSecundario": "DRAGON",</text:p>
            <text:p text:style-name="Table_20_Contents"><text:s text:c="12"/>"total": 634,</text:p>
            <text:p text:style-name="Table_20_Contents"><text:s text:c="12"/>"salud": 78,</text:p>
            <text:p text:style-name="Table_20_Contents"><text:soft-page-break/><text:s text:c="12"/>"ataque": 130,</text:p>
            <text:p text:style-name="Table_20_Contents"><text:s text:c="12"/>"defensa": 111,</text:p>
            <text:p text:style-name="Table_20_Contents"><text:s text:c="12"/>"ataqueEspecial": 130,</text:p>
            <text:p text:style-name="Table_20_Contents"><text:s text:c="12"/>"defensaEspecial": 85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6,</text:p>
            <text:p text:style-name="Table_20_Contents"><text:s text:c="12"/>"nombre": "Mega Charizard Y",</text:p>
            <text:p text:style-name="Table_20_Contents"><text:s text:c="12"/>"tipoPrimario": "FUEGO",</text:p>
            <text:p text:style-name="Table_20_Contents"><text:s text:c="12"/>"tipoSecundario": "VOLADOR",</text:p>
            <text:p text:style-name="Table_20_Contents"><text:s text:c="12"/>"total": 634,</text:p>
            <text:p text:style-name="Table_20_Contents"><text:s text:c="12"/>"salud": 78,</text:p>
            <text:p text:style-name="Table_20_Contents"><text:s text:c="12"/>"ataque": 104,</text:p>
            <text:p text:style-name="Table_20_Contents"><text:s text:c="12"/>"defensa": 78,</text:p>
            <text:p text:style-name="Table_20_Contents"><text:s text:c="12"/>"ataqueEspecial": 159,</text:p>
            <text:p text:style-name="Table_20_Contents"><text:s text:c="12"/>"defensaEspecial": 115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7,</text:p>
            <text:p text:style-name="Table_20_Contents"><text:s text:c="12"/>"nombre": "Squirtle",</text:p>
            <text:p text:style-name="Table_20_Contents"><text:s text:c="12"/>"tipoPrimario": "AGUA",</text:p>
            <text:p text:style-name="Table_20_Contents"><text:s text:c="12"/>"total": 314,</text:p>
            <text:p text:style-name="Table_20_Contents"><text:s text:c="12"/>"salud": 44,</text:p>
            <text:p text:style-name="Table_20_Contents"><text:s text:c="12"/>"ataque": 48,</text:p>
            <text:p text:style-name="Table_20_Contents"><text:s text:c="12"/>"defensa": 65,</text:p>
            <text:p text:style-name="Table_20_Contents"><text:s text:c="12"/>"ataqueEspecial": 50,</text:p>
            <text:p text:style-name="Table_20_Contents"><text:s text:c="12"/>"defensaEspecial": 64,</text:p>
            <text:p text:style-name="Table_20_Contents"><text:s text:c="12"/>"velocidad": 43</text:p>
            <text:p text:style-name="Table_20_Contents"><text:s text:c="8"/>},</text:p>
            <text:p text:style-name="Table_20_Contents"><text:s text:c="8"/>{</text:p>
            <text:p text:style-name="Table_20_Contents"><text:s text:c="12"/>"numero": 8,</text:p>
            <text:p text:style-name="Table_20_Contents"><text:s text:c="12"/>"nombre": "Wartortle",</text:p>
            <text:p text:style-name="Table_20_Contents"><text:s text:c="12"/>"tipoPrimario": "AGUA",</text:p>
            <text:p text:style-name="Table_20_Contents"><text:s text:c="12"/>"total": 405,</text:p>
            <text:p text:style-name="Table_20_Contents"><text:s text:c="12"/>"salud": 59,</text:p>
            <text:p text:style-name="Table_20_Contents"><text:s text:c="12"/>"ataque": 63,</text:p>
            <text:p text:style-name="Table_20_Contents"><text:s text:c="12"/>"defensa": 80,</text:p>
            <text:p text:style-name="Table_20_Contents"><text:s text:c="12"/>"ataqueEspecial": 65,</text:p>
            <text:p text:style-name="Table_20_Contents"><text:s text:c="12"/>"defensaEspecial": 80,</text:p>
            <text:p text:style-name="Table_20_Contents"><text:s text:c="12"/>"velocidad": 58</text:p>
            <text:p text:style-name="Table_20_Contents"><text:s text:c="8"/>},</text:p>
            <text:p text:style-name="Table_20_Contents"><text:s text:c="8"/>{</text:p>
            <text:p text:style-name="Table_20_Contents"><text:s text:c="12"/>"numero": 9,</text:p>
            <text:p text:style-name="Table_20_Contents"><text:s text:c="12"/>"nombre": "Blastoise",</text:p>
            <text:p text:style-name="Table_20_Contents"><text:s text:c="12"/>"tipoPrimario": "AGUA",</text:p>
            <text:p text:style-name="Table_20_Contents"><text:s text:c="12"/>"total": 530,</text:p>
            <text:p text:style-name="Table_20_Contents"><text:s text:c="12"/>"salud": 79,</text:p>
            <text:p text:style-name="Table_20_Contents"><text:s text:c="12"/>"ataque": 83,</text:p>
            <text:p text:style-name="Table_20_Contents"><text:s text:c="12"/>"defensa": 100,</text:p>
            <text:p text:style-name="Table_20_Contents"><text:s text:c="12"/>"ataqueEspecial": 85,</text:p>
            <text:p text:style-name="Table_20_Contents"><text:soft-page-break/><text:s text:c="12"/>"defensaEspecial": 105,</text:p>
            <text:p text:style-name="Table_20_Contents"><text:s text:c="12"/>"velocidad": 78</text:p>
            <text:p text:style-name="Table_20_Contents"><text:s text:c="8"/>},</text:p>
            <text:p text:style-name="Table_20_Contents"><text:s text:c="8"/>{</text:p>
            <text:p text:style-name="Table_20_Contents"><text:s text:c="12"/>"numero": 9,</text:p>
            <text:p text:style-name="Table_20_Contents"><text:s text:c="12"/>"nombre": "Mega Blastoise",</text:p>
            <text:p text:style-name="Table_20_Contents"><text:s text:c="12"/>"tipoPrimario": "AGUA",</text:p>
            <text:p text:style-name="Table_20_Contents"><text:s text:c="12"/>"total": 630,</text:p>
            <text:p text:style-name="Table_20_Contents"><text:s text:c="12"/>"salud": 79,</text:p>
            <text:p text:style-name="Table_20_Contents"><text:s text:c="12"/>"ataque": 103,</text:p>
            <text:p text:style-name="Table_20_Contents"><text:s text:c="12"/>"defensa": 120,</text:p>
            <text:p text:style-name="Table_20_Contents"><text:s text:c="12"/>"ataqueEspecial": 135,</text:p>
            <text:p text:style-name="Table_20_Contents"><text:s text:c="12"/>"defensaEspecial": 115,</text:p>
            <text:p text:style-name="Table_20_Contents"><text:s text:c="12"/>"velocidad": 78</text:p>
            <text:p text:style-name="Table_20_Contents"><text:s text:c="8"/>},</text:p>
            <text:p text:style-name="Table_20_Contents"><text:s text:c="8"/>{</text:p>
            <text:p text:style-name="Table_20_Contents"><text:s text:c="12"/>"numero": 10,</text:p>
            <text:p text:style-name="Table_20_Contents"><text:s text:c="12"/>"nombre": "Caterpie",</text:p>
            <text:p text:style-name="Table_20_Contents"><text:s text:c="12"/>"tipoPrimario": "BICHO",</text:p>
            <text:p text:style-name="Table_20_Contents"><text:s text:c="12"/>"total": 195,</text:p>
            <text:p text:style-name="Table_20_Contents"><text:s text:c="12"/>"salud": 45,</text:p>
            <text:p text:style-name="Table_20_Contents"><text:s text:c="12"/>"ataque": 30,</text:p>
            <text:p text:style-name="Table_20_Contents"><text:s text:c="12"/>"defensa": 35,</text:p>
            <text:p text:style-name="Table_20_Contents"><text:s text:c="12"/>"ataqueEspecial": 20,</text:p>
            <text:p text:style-name="Table_20_Contents"><text:s text:c="12"/>"defensaEspecial": 20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11,</text:p>
            <text:p text:style-name="Table_20_Contents"><text:s text:c="12"/>"nombre": "Metapod",</text:p>
            <text:p text:style-name="Table_20_Contents"><text:s text:c="12"/>"tipoPrimario": "BICHO",</text:p>
            <text:p text:style-name="Table_20_Contents"><text:s text:c="12"/>"total": 205,</text:p>
            <text:p text:style-name="Table_20_Contents"><text:s text:c="12"/>"salud": 50,</text:p>
            <text:p text:style-name="Table_20_Contents"><text:s text:c="12"/>"ataque": 20,</text:p>
            <text:p text:style-name="Table_20_Contents"><text:s text:c="12"/>"defensa": 55,</text:p>
            <text:p text:style-name="Table_20_Contents"><text:s text:c="12"/>"ataqueEspecial": 25,</text:p>
            <text:p text:style-name="Table_20_Contents"><text:s text:c="12"/>"defensaEspecial": 25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12,</text:p>
            <text:p text:style-name="Table_20_Contents"><text:s text:c="12"/>"nombre": "Butterfree",</text:p>
            <text:p text:style-name="Table_20_Contents"><text:s text:c="12"/>"tipoPrimario": "BICHO",</text:p>
            <text:p text:style-name="Table_20_Contents"><text:s text:c="12"/>"tipoSecundario": "VOLADOR",</text:p>
            <text:p text:style-name="Table_20_Contents"><text:s text:c="12"/>"total": 395,</text:p>
            <text:p text:style-name="Table_20_Contents"><text:s text:c="12"/>"salud": 60,</text:p>
            <text:p text:style-name="Table_20_Contents"><text:s text:c="12"/>"ataque": 45,</text:p>
            <text:p text:style-name="Table_20_Contents"><text:s text:c="12"/>"defensa": 50,</text:p>
            <text:p text:style-name="Table_20_Contents"><text:s text:c="12"/>"ataqueEspecial": 90,</text:p>
            <text:p text:style-name="Table_20_Contents"><text:s text:c="12"/>"defensaEspecial": 80,</text:p>
            <text:p text:style-name="Table_20_Contents"><text:s text:c="12"/>"velocidad": 70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13,</text:p>
            <text:p text:style-name="Table_20_Contents"><text:s text:c="12"/>"nombre": "Weedle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 text:c="12"/>"total": 195,</text:p>
            <text:p text:style-name="Table_20_Contents"><text:s text:c="12"/>"salud": 40,</text:p>
            <text:p text:style-name="Table_20_Contents"><text:s text:c="12"/>"ataque": 35,</text:p>
            <text:p text:style-name="Table_20_Contents"><text:s text:c="12"/>"defensa": 30,</text:p>
            <text:p text:style-name="Table_20_Contents"><text:s text:c="12"/>"ataqueEspecial": 20,</text:p>
            <text:p text:style-name="Table_20_Contents"><text:s text:c="12"/>"defensaEspecial": 2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14,</text:p>
            <text:p text:style-name="Table_20_Contents"><text:s text:c="12"/>"nombre": "Kakuna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 text:c="12"/>"total": 205,</text:p>
            <text:p text:style-name="Table_20_Contents"><text:s text:c="12"/>"salud": 45,</text:p>
            <text:p text:style-name="Table_20_Contents"><text:s text:c="12"/>"ataque": 25,</text:p>
            <text:p text:style-name="Table_20_Contents"><text:s text:c="12"/>"defensa": 50,</text:p>
            <text:p text:style-name="Table_20_Contents"><text:s text:c="12"/>"ataqueEspecial": 25,</text:p>
            <text:p text:style-name="Table_20_Contents"><text:s text:c="12"/>"defensaEspecial": 2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15,</text:p>
            <text:p text:style-name="Table_20_Contents"><text:s text:c="12"/>"nombre": "Beedrill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 text:c="12"/>"total": 395,</text:p>
            <text:p text:style-name="Table_20_Contents"><text:s text:c="12"/>"salud": 65,</text:p>
            <text:p text:style-name="Table_20_Contents"><text:s text:c="12"/>"ataque": 90,</text:p>
            <text:p text:style-name="Table_20_Contents"><text:s text:c="12"/>"defensa": 40,</text:p>
            <text:p text:style-name="Table_20_Contents"><text:s text:c="12"/>"ataqueEspecial": 45,</text:p>
            <text:p text:style-name="Table_20_Contents"><text:s text:c="12"/>"defensaEspecial": 80,</text:p>
            <text:p text:style-name="Table_20_Contents"><text:s text:c="12"/>"velocidad": 75</text:p>
            <text:p text:style-name="Table_20_Contents"><text:s text:c="8"/>},</text:p>
            <text:p text:style-name="Table_20_Contents"><text:s text:c="8"/>{</text:p>
            <text:p text:style-name="Table_20_Contents"><text:s text:c="12"/>"numero": 15,</text:p>
            <text:p text:style-name="Table_20_Contents"><text:s text:c="12"/>"nombre": "Mega Beedrill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 text:c="12"/>"total": 495,</text:p>
            <text:p text:style-name="Table_20_Contents"><text:s text:c="12"/>"salud": 65,</text:p>
            <text:p text:style-name="Table_20_Contents"><text:s text:c="12"/>"ataque": 150,</text:p>
            <text:p text:style-name="Table_20_Contents"><text:s text:c="12"/>"defensa": 40,</text:p>
            <text:p text:style-name="Table_20_Contents"><text:s text:c="12"/>"ataqueEspecial": 15,</text:p>
            <text:p text:style-name="Table_20_Contents"><text:s text:c="12"/>"defensaEspecial": 80,</text:p>
            <text:p text:style-name="Table_20_Contents"><text:s text:c="12"/>"velocidad": 145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16,</text:p>
            <text:p text:style-name="Table_20_Contents"><text:s text:c="12"/>"nombre": "Pidgey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251,</text:p>
            <text:p text:style-name="Table_20_Contents"><text:s text:c="12"/>"salud": 40,</text:p>
            <text:p text:style-name="Table_20_Contents"><text:s text:c="12"/>"ataque": 45,</text:p>
            <text:p text:style-name="Table_20_Contents"><text:s text:c="12"/>"defensa": 40,</text:p>
            <text:p text:style-name="Table_20_Contents"><text:s text:c="12"/>"ataqueEspecial": 35,</text:p>
            <text:p text:style-name="Table_20_Contents"><text:s text:c="12"/>"defensaEspecial": 35,</text:p>
            <text:p text:style-name="Table_20_Contents"><text:s text:c="12"/>"velocidad": 56</text:p>
            <text:p text:style-name="Table_20_Contents"><text:s text:c="8"/>},</text:p>
            <text:p text:style-name="Table_20_Contents"><text:s text:c="8"/>{</text:p>
            <text:p text:style-name="Table_20_Contents"><text:s text:c="12"/>"numero": 17,</text:p>
            <text:p text:style-name="Table_20_Contents"><text:s text:c="12"/>"nombre": "Pidgeotto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349,</text:p>
            <text:p text:style-name="Table_20_Contents"><text:s text:c="12"/>"salud": 63,</text:p>
            <text:p text:style-name="Table_20_Contents"><text:s text:c="12"/>"ataque": 60,</text:p>
            <text:p text:style-name="Table_20_Contents"><text:s text:c="12"/>"defensa": 55,</text:p>
            <text:p text:style-name="Table_20_Contents"><text:s text:c="12"/>"ataqueEspecial": 50,</text:p>
            <text:p text:style-name="Table_20_Contents"><text:s text:c="12"/>"defensaEspecial": 50,</text:p>
            <text:p text:style-name="Table_20_Contents"><text:s text:c="12"/>"velocidad": 71</text:p>
            <text:p text:style-name="Table_20_Contents"><text:s text:c="8"/>},</text:p>
            <text:p text:style-name="Table_20_Contents"><text:s text:c="8"/>{</text:p>
            <text:p text:style-name="Table_20_Contents"><text:s text:c="12"/>"numero": 18,</text:p>
            <text:p text:style-name="Table_20_Contents"><text:s text:c="12"/>"nombre": "Pidgeot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479,</text:p>
            <text:p text:style-name="Table_20_Contents"><text:s text:c="12"/>"salud": 83,</text:p>
            <text:p text:style-name="Table_20_Contents"><text:s text:c="12"/>"ataque": 80,</text:p>
            <text:p text:style-name="Table_20_Contents"><text:s text:c="12"/>"defensa": 75,</text:p>
            <text:p text:style-name="Table_20_Contents"><text:s text:c="12"/>"ataqueEspecial": 70,</text:p>
            <text:p text:style-name="Table_20_Contents"><text:s text:c="12"/>"defensaEspecial": 70,</text:p>
            <text:p text:style-name="Table_20_Contents"><text:s text:c="12"/>"velocidad": 101</text:p>
            <text:p text:style-name="Table_20_Contents"><text:s text:c="8"/>},</text:p>
            <text:p text:style-name="Table_20_Contents"><text:s text:c="8"/>{</text:p>
            <text:p text:style-name="Table_20_Contents"><text:s text:c="12"/>"numero": 18,</text:p>
            <text:p text:style-name="Table_20_Contents"><text:s text:c="12"/>"nombre": "Mega Pidgeot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579,</text:p>
            <text:p text:style-name="Table_20_Contents"><text:s text:c="12"/>"salud": 83,</text:p>
            <text:p text:style-name="Table_20_Contents"><text:s text:c="12"/>"ataque": 80,</text:p>
            <text:p text:style-name="Table_20_Contents"><text:s text:c="12"/>"defensa": 80,</text:p>
            <text:p text:style-name="Table_20_Contents"><text:s text:c="12"/>"ataqueEspecial": 135,</text:p>
            <text:p text:style-name="Table_20_Contents"><text:s text:c="12"/>"defensaEspecial": 80,</text:p>
            <text:p text:style-name="Table_20_Contents"><text:s text:c="12"/>"velocidad": 121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19,</text:p>
            <text:p text:style-name="Table_20_Contents"><text:s text:c="12"/>"nombre": "Rattata",</text:p>
            <text:p text:style-name="Table_20_Contents"><text:s text:c="12"/>"tipoPrimario": "NORMAL",</text:p>
            <text:p text:style-name="Table_20_Contents"><text:s text:c="12"/>"total": 253,</text:p>
            <text:p text:style-name="Table_20_Contents"><text:s text:c="12"/>"salud": 30,</text:p>
            <text:p text:style-name="Table_20_Contents"><text:s text:c="12"/>"ataque": 56,</text:p>
            <text:p text:style-name="Table_20_Contents"><text:s text:c="12"/>"defensa": 35,</text:p>
            <text:p text:style-name="Table_20_Contents"><text:s text:c="12"/>"ataqueEspecial": 25,</text:p>
            <text:p text:style-name="Table_20_Contents"><text:s text:c="12"/>"defensaEspecial": 35,</text:p>
            <text:p text:style-name="Table_20_Contents"><text:s text:c="12"/>"velocidad": 72</text:p>
            <text:p text:style-name="Table_20_Contents"><text:s text:c="8"/>},</text:p>
            <text:p text:style-name="Table_20_Contents"><text:s text:c="8"/>{</text:p>
            <text:p text:style-name="Table_20_Contents"><text:s text:c="12"/>"numero": 19,</text:p>
            <text:p text:style-name="Table_20_Contents"><text:s text:c="12"/>"nombre": "Alolan Rattata",</text:p>
            <text:p text:style-name="Table_20_Contents"><text:s text:c="12"/>"tipoPrimario": "SINIESTRO",</text:p>
            <text:p text:style-name="Table_20_Contents"><text:s text:c="12"/>"tipoSecundario": "NORMAL",</text:p>
            <text:p text:style-name="Table_20_Contents"><text:s text:c="12"/>"total": 253,</text:p>
            <text:p text:style-name="Table_20_Contents"><text:s text:c="12"/>"salud": 30,</text:p>
            <text:p text:style-name="Table_20_Contents"><text:s text:c="12"/>"ataque": 56,</text:p>
            <text:p text:style-name="Table_20_Contents"><text:s text:c="12"/>"defensa": 35,</text:p>
            <text:p text:style-name="Table_20_Contents"><text:s text:c="12"/>"ataqueEspecial": 25,</text:p>
            <text:p text:style-name="Table_20_Contents"><text:s text:c="12"/>"defensaEspecial": 35,</text:p>
            <text:p text:style-name="Table_20_Contents"><text:s text:c="12"/>"velocidad": 72</text:p>
            <text:p text:style-name="Table_20_Contents"><text:s text:c="8"/>},</text:p>
            <text:p text:style-name="Table_20_Contents"><text:s text:c="8"/>{</text:p>
            <text:p text:style-name="Table_20_Contents"><text:s text:c="12"/>"numero": 20,</text:p>
            <text:p text:style-name="Table_20_Contents"><text:s text:c="12"/>"nombre": "Raticate",</text:p>
            <text:p text:style-name="Table_20_Contents"><text:s text:c="12"/>"tipoPrimario": "NORMAL",</text:p>
            <text:p text:style-name="Table_20_Contents"><text:s text:c="12"/>"total": 413,</text:p>
            <text:p text:style-name="Table_20_Contents"><text:s text:c="12"/>"salud": 55,</text:p>
            <text:p text:style-name="Table_20_Contents"><text:s text:c="12"/>"ataque": 81,</text:p>
            <text:p text:style-name="Table_20_Contents"><text:s text:c="12"/>"defensa": 60,</text:p>
            <text:p text:style-name="Table_20_Contents"><text:s text:c="12"/>"ataqueEspecial": 50,</text:p>
            <text:p text:style-name="Table_20_Contents"><text:s text:c="12"/>"defensaEspecial": 70,</text:p>
            <text:p text:style-name="Table_20_Contents"><text:s text:c="12"/>"velocidad": 97</text:p>
            <text:p text:style-name="Table_20_Contents"><text:s text:c="8"/>},</text:p>
            <text:p text:style-name="Table_20_Contents"><text:s text:c="8"/>{</text:p>
            <text:p text:style-name="Table_20_Contents"><text:s text:c="12"/>"numero": 20,</text:p>
            <text:p text:style-name="Table_20_Contents"><text:s text:c="12"/>"nombre": "Alolan Raticate",</text:p>
            <text:p text:style-name="Table_20_Contents"><text:s text:c="12"/>"tipoPrimario": "SINIESTRO",</text:p>
            <text:p text:style-name="Table_20_Contents"><text:s text:c="12"/>"tipoSecundario": "NORMAL",</text:p>
            <text:p text:style-name="Table_20_Contents"><text:s text:c="12"/>"total": 413,</text:p>
            <text:p text:style-name="Table_20_Contents"><text:s text:c="12"/>"salud": 75,</text:p>
            <text:p text:style-name="Table_20_Contents"><text:s text:c="12"/>"ataque": 71,</text:p>
            <text:p text:style-name="Table_20_Contents"><text:s text:c="12"/>"defensa": 70,</text:p>
            <text:p text:style-name="Table_20_Contents"><text:s text:c="12"/>"ataqueEspecial": 40,</text:p>
            <text:p text:style-name="Table_20_Contents"><text:s text:c="12"/>"defensaEspecial": 80,</text:p>
            <text:p text:style-name="Table_20_Contents"><text:s text:c="12"/>"velocidad": 77</text:p>
            <text:p text:style-name="Table_20_Contents"><text:s text:c="8"/>},</text:p>
            <text:p text:style-name="Table_20_Contents"><text:s text:c="8"/>{</text:p>
            <text:p text:style-name="Table_20_Contents"><text:s text:c="12"/>"numero": 21,</text:p>
            <text:p text:style-name="Table_20_Contents"><text:soft-page-break/><text:s text:c="12"/>"nombre": "Spearow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262,</text:p>
            <text:p text:style-name="Table_20_Contents"><text:s text:c="12"/>"salud": 40,</text:p>
            <text:p text:style-name="Table_20_Contents"><text:s text:c="12"/>"ataque": 60,</text:p>
            <text:p text:style-name="Table_20_Contents"><text:s text:c="12"/>"defensa": 30,</text:p>
            <text:p text:style-name="Table_20_Contents"><text:s text:c="12"/>"ataqueEspecial": 31,</text:p>
            <text:p text:style-name="Table_20_Contents"><text:s text:c="12"/>"defensaEspecial": 31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22,</text:p>
            <text:p text:style-name="Table_20_Contents"><text:s text:c="12"/>"nombre": "Fearow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442,</text:p>
            <text:p text:style-name="Table_20_Contents"><text:s text:c="12"/>"salud": 65,</text:p>
            <text:p text:style-name="Table_20_Contents"><text:s text:c="12"/>"ataque": 90,</text:p>
            <text:p text:style-name="Table_20_Contents"><text:s text:c="12"/>"defensa": 65,</text:p>
            <text:p text:style-name="Table_20_Contents"><text:s text:c="12"/>"ataqueEspecial": 61,</text:p>
            <text:p text:style-name="Table_20_Contents"><text:s text:c="12"/>"defensaEspecial": 61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23,</text:p>
            <text:p text:style-name="Table_20_Contents"><text:s text:c="12"/>"nombre": "Ekans",</text:p>
            <text:p text:style-name="Table_20_Contents"><text:s text:c="12"/>"tipoPrimario": "VENENO",</text:p>
            <text:p text:style-name="Table_20_Contents"><text:s text:c="12"/>"total": 288,</text:p>
            <text:p text:style-name="Table_20_Contents"><text:s text:c="12"/>"salud": 35,</text:p>
            <text:p text:style-name="Table_20_Contents"><text:s text:c="12"/>"ataque": 60,</text:p>
            <text:p text:style-name="Table_20_Contents"><text:s text:c="12"/>"defensa": 44,</text:p>
            <text:p text:style-name="Table_20_Contents"><text:s text:c="12"/>"ataqueEspecial": 40,</text:p>
            <text:p text:style-name="Table_20_Contents"><text:s text:c="12"/>"defensaEspecial": 54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24,</text:p>
            <text:p text:style-name="Table_20_Contents"><text:s text:c="12"/>"nombre": "Arbok",</text:p>
            <text:p text:style-name="Table_20_Contents"><text:s text:c="12"/>"tipoPrimario": "VENENO",</text:p>
            <text:p text:style-name="Table_20_Contents"><text:s text:c="12"/>"total": 448,</text:p>
            <text:p text:style-name="Table_20_Contents"><text:s text:c="12"/>"salud": 60,</text:p>
            <text:p text:style-name="Table_20_Contents"><text:s text:c="12"/>"ataque": 95,</text:p>
            <text:p text:style-name="Table_20_Contents"><text:s text:c="12"/>"defensa": 69,</text:p>
            <text:p text:style-name="Table_20_Contents"><text:s text:c="12"/>"ataqueEspecial": 65,</text:p>
            <text:p text:style-name="Table_20_Contents"><text:s text:c="12"/>"defensaEspecial": 79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25,</text:p>
            <text:p text:style-name="Table_20_Contents"><text:s text:c="12"/>"nombre": "Pikachu",</text:p>
            <text:p text:style-name="Table_20_Contents"><text:s text:c="12"/>"tipoPrimario": "ELECTRICO",</text:p>
            <text:p text:style-name="Table_20_Contents"><text:soft-page-break/><text:s text:c="12"/>"total": 320,</text:p>
            <text:p text:style-name="Table_20_Contents"><text:s text:c="12"/>"salud": 35,</text:p>
            <text:p text:style-name="Table_20_Contents"><text:s text:c="12"/>"ataque": 55,</text:p>
            <text:p text:style-name="Table_20_Contents"><text:s text:c="12"/>"defensa": 40,</text:p>
            <text:p text:style-name="Table_20_Contents"><text:s text:c="12"/>"ataqueEspecial": 50,</text:p>
            <text:p text:style-name="Table_20_Contents"><text:s text:c="12"/>"defensaEspecial": 5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25,</text:p>
            <text:p text:style-name="Table_20_Contents"><text:s text:c="12"/>"nombre": "Partner Pikachu",</text:p>
            <text:p text:style-name="Table_20_Contents"><text:s text:c="12"/>"tipoPrimario": "ELECTRICO",</text:p>
            <text:p text:style-name="Table_20_Contents"><text:s text:c="12"/>"total": 430,</text:p>
            <text:p text:style-name="Table_20_Contents"><text:s text:c="12"/>"salud": 45,</text:p>
            <text:p text:style-name="Table_20_Contents"><text:s text:c="12"/>"ataque": 80,</text:p>
            <text:p text:style-name="Table_20_Contents"><text:s text:c="12"/>"defensa": 50,</text:p>
            <text:p text:style-name="Table_20_Contents"><text:s text:c="12"/>"ataqueEspecial": 75,</text:p>
            <text:p text:style-name="Table_20_Contents"><text:s text:c="12"/>"defensaEspecial": 60,</text:p>
            <text:p text:style-name="Table_20_Contents"><text:s text:c="12"/>"velocidad": 120</text:p>
            <text:p text:style-name="Table_20_Contents"><text:s text:c="8"/>},</text:p>
            <text:p text:style-name="Table_20_Contents"><text:s text:c="8"/>{</text:p>
            <text:p text:style-name="Table_20_Contents"><text:s text:c="12"/>"numero": 26,</text:p>
            <text:p text:style-name="Table_20_Contents"><text:s text:c="12"/>"nombre": "Raichu",</text:p>
            <text:p text:style-name="Table_20_Contents"><text:s text:c="12"/>"tipoPrimario": "ELECTRICO",</text:p>
            <text:p text:style-name="Table_20_Contents"><text:s text:c="12"/>"total": 485,</text:p>
            <text:p text:style-name="Table_20_Contents"><text:s text:c="12"/>"salud": 60,</text:p>
            <text:p text:style-name="Table_20_Contents"><text:s text:c="12"/>"ataque": 90,</text:p>
            <text:p text:style-name="Table_20_Contents"><text:s text:c="12"/>"defensa": 55,</text:p>
            <text:p text:style-name="Table_20_Contents"><text:s text:c="12"/>"ataqueEspecial": 90,</text:p>
            <text:p text:style-name="Table_20_Contents"><text:s text:c="12"/>"defensaEspecial": 80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26,</text:p>
            <text:p text:style-name="Table_20_Contents"><text:s text:c="12"/>"nombre": "Alolan Raichu",</text:p>
            <text:p text:style-name="Table_20_Contents"><text:s text:c="12"/>"tipoPrimario": "ELECTRICO",</text:p>
            <text:p text:style-name="Table_20_Contents"><text:s text:c="12"/>"tipoSecundario": "PSIQUICO",</text:p>
            <text:p text:style-name="Table_20_Contents"><text:s text:c="12"/>"total": 485,</text:p>
            <text:p text:style-name="Table_20_Contents"><text:s text:c="12"/>"salud": 60,</text:p>
            <text:p text:style-name="Table_20_Contents"><text:s text:c="12"/>"ataque": 85,</text:p>
            <text:p text:style-name="Table_20_Contents"><text:s text:c="12"/>"defensa": 50,</text:p>
            <text:p text:style-name="Table_20_Contents"><text:s text:c="12"/>"ataqueEspecial": 95,</text:p>
            <text:p text:style-name="Table_20_Contents"><text:s text:c="12"/>"defensaEspecial": 85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27,</text:p>
            <text:p text:style-name="Table_20_Contents"><text:s text:c="12"/>"nombre": "Sandshrew",</text:p>
            <text:p text:style-name="Table_20_Contents"><text:s text:c="12"/>"tipoPrimario": "TIERRA",</text:p>
            <text:p text:style-name="Table_20_Contents"><text:s text:c="12"/>"total": 300,</text:p>
            <text:p text:style-name="Table_20_Contents"><text:s text:c="12"/>"salud": 50,</text:p>
            <text:p text:style-name="Table_20_Contents"><text:s text:c="12"/>"ataque": 75,</text:p>
            <text:p text:style-name="Table_20_Contents"><text:soft-page-break/><text:s text:c="12"/>"defensa": 85,</text:p>
            <text:p text:style-name="Table_20_Contents"><text:s text:c="12"/>"ataqueEspecial": 20,</text:p>
            <text:p text:style-name="Table_20_Contents"><text:s text:c="12"/>"defensaEspecial": 30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27,</text:p>
            <text:p text:style-name="Table_20_Contents"><text:s text:c="12"/>"nombre": "Alolan Sandshrew",</text:p>
            <text:p text:style-name="Table_20_Contents"><text:s text:c="12"/>"tipoPrimario": "HIELO",</text:p>
            <text:p text:style-name="Table_20_Contents"><text:s text:c="12"/>"tipoSecundario": "ACERO",</text:p>
            <text:p text:style-name="Table_20_Contents"><text:s text:c="12"/>"total": 300,</text:p>
            <text:p text:style-name="Table_20_Contents"><text:s text:c="12"/>"salud": 50,</text:p>
            <text:p text:style-name="Table_20_Contents"><text:s text:c="12"/>"ataque": 75,</text:p>
            <text:p text:style-name="Table_20_Contents"><text:s text:c="12"/>"defensa": 90,</text:p>
            <text:p text:style-name="Table_20_Contents"><text:s text:c="12"/>"ataqueEspecial": 10,</text:p>
            <text:p text:style-name="Table_20_Contents"><text:s text:c="12"/>"defensaEspecial": 3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28,</text:p>
            <text:p text:style-name="Table_20_Contents"><text:s text:c="12"/>"nombre": "Sandslash",</text:p>
            <text:p text:style-name="Table_20_Contents"><text:s text:c="12"/>"tipoPrimario": "TIERRA",</text:p>
            <text:p text:style-name="Table_20_Contents"><text:s text:c="12"/>"total": 450,</text:p>
            <text:p text:style-name="Table_20_Contents"><text:s text:c="12"/>"salud": 75,</text:p>
            <text:p text:style-name="Table_20_Contents"><text:s text:c="12"/>"ataque": 100,</text:p>
            <text:p text:style-name="Table_20_Contents"><text:s text:c="12"/>"defensa": 110,</text:p>
            <text:p text:style-name="Table_20_Contents"><text:s text:c="12"/>"ataqueEspecial": 45,</text:p>
            <text:p text:style-name="Table_20_Contents"><text:s text:c="12"/>"defensaEspecial": 55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28,</text:p>
            <text:p text:style-name="Table_20_Contents"><text:s text:c="12"/>"nombre": "Alolan Sandslash",</text:p>
            <text:p text:style-name="Table_20_Contents"><text:s text:c="12"/>"tipoPrimario": "HIELO",</text:p>
            <text:p text:style-name="Table_20_Contents"><text:s text:c="12"/>"tipoSecundario": "ACERO",</text:p>
            <text:p text:style-name="Table_20_Contents"><text:s text:c="12"/>"total": 450,</text:p>
            <text:p text:style-name="Table_20_Contents"><text:s text:c="12"/>"salud": 75,</text:p>
            <text:p text:style-name="Table_20_Contents"><text:s text:c="12"/>"ataque": 100,</text:p>
            <text:p text:style-name="Table_20_Contents"><text:s text:c="12"/>"defensa": 120,</text:p>
            <text:p text:style-name="Table_20_Contents"><text:s text:c="12"/>"ataqueEspecial": 25,</text:p>
            <text:p text:style-name="Table_20_Contents"><text:s text:c="12"/>"defensaEspecial": 65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29,</text:p>
            <text:p text:style-name="Table_20_Contents"><text:s text:c="12"/>"nombre": "Nidoran F",</text:p>
            <text:p text:style-name="Table_20_Contents"><text:s text:c="12"/>"tipoPrimario": "VENENO",</text:p>
            <text:p text:style-name="Table_20_Contents"><text:s text:c="12"/>"total": 275,</text:p>
            <text:p text:style-name="Table_20_Contents"><text:s text:c="12"/>"salud": 55,</text:p>
            <text:p text:style-name="Table_20_Contents"><text:s text:c="12"/>"ataque": 47,</text:p>
            <text:p text:style-name="Table_20_Contents"><text:s text:c="12"/>"defensa": 52,</text:p>
            <text:p text:style-name="Table_20_Contents"><text:s text:c="12"/>"ataqueEspecial": 40,</text:p>
            <text:p text:style-name="Table_20_Contents"><text:soft-page-break/><text:s text:c="12"/>"defensaEspecial": 40,</text:p>
            <text:p text:style-name="Table_20_Contents"><text:s text:c="12"/>"velocidad": 41</text:p>
            <text:p text:style-name="Table_20_Contents"><text:s text:c="8"/>},</text:p>
            <text:p text:style-name="Table_20_Contents"><text:s text:c="8"/>{</text:p>
            <text:p text:style-name="Table_20_Contents"><text:s text:c="12"/>"numero": 30,</text:p>
            <text:p text:style-name="Table_20_Contents"><text:s text:c="12"/>"nombre": "Nidorina",</text:p>
            <text:p text:style-name="Table_20_Contents"><text:s text:c="12"/>"tipoPrimario": "VENENO",</text:p>
            <text:p text:style-name="Table_20_Contents"><text:s text:c="12"/>"total": 365,</text:p>
            <text:p text:style-name="Table_20_Contents"><text:s text:c="12"/>"salud": 70,</text:p>
            <text:p text:style-name="Table_20_Contents"><text:s text:c="12"/>"ataque": 62,</text:p>
            <text:p text:style-name="Table_20_Contents"><text:s text:c="12"/>"defensa": 67,</text:p>
            <text:p text:style-name="Table_20_Contents"><text:s text:c="12"/>"ataqueEspecial": 55,</text:p>
            <text:p text:style-name="Table_20_Contents"><text:s text:c="12"/>"defensaEspecial": 55,</text:p>
            <text:p text:style-name="Table_20_Contents"><text:s text:c="12"/>"velocidad": 56</text:p>
            <text:p text:style-name="Table_20_Contents"><text:s text:c="8"/>},</text:p>
            <text:p text:style-name="Table_20_Contents"><text:s text:c="8"/>{</text:p>
            <text:p text:style-name="Table_20_Contents"><text:s text:c="12"/>"numero": 31,</text:p>
            <text:p text:style-name="Table_20_Contents"><text:s text:c="12"/>"nombre": "Nidoqueen",</text:p>
            <text:p text:style-name="Table_20_Contents"><text:s text:c="12"/>"tipoPrimario": "VENENO",</text:p>
            <text:p text:style-name="Table_20_Contents"><text:s text:c="12"/>"tipoSecundario": "TIERRA",</text:p>
            <text:p text:style-name="Table_20_Contents"><text:s text:c="12"/>"total": 505,</text:p>
            <text:p text:style-name="Table_20_Contents"><text:s text:c="12"/>"salud": 90,</text:p>
            <text:p text:style-name="Table_20_Contents"><text:s text:c="12"/>"ataque": 92,</text:p>
            <text:p text:style-name="Table_20_Contents"><text:s text:c="12"/>"defensa": 87,</text:p>
            <text:p text:style-name="Table_20_Contents"><text:s text:c="12"/>"ataqueEspecial": 75,</text:p>
            <text:p text:style-name="Table_20_Contents"><text:s text:c="12"/>"defensaEspecial": 85,</text:p>
            <text:p text:style-name="Table_20_Contents"><text:s text:c="12"/>"velocidad": 76</text:p>
            <text:p text:style-name="Table_20_Contents"><text:s text:c="8"/>},</text:p>
            <text:p text:style-name="Table_20_Contents"><text:s text:c="8"/>{</text:p>
            <text:p text:style-name="Table_20_Contents"><text:s text:c="12"/>"numero": 32,</text:p>
            <text:p text:style-name="Table_20_Contents"><text:s text:c="12"/>"nombre": "Nidoran M",</text:p>
            <text:p text:style-name="Table_20_Contents"><text:s text:c="12"/>"tipoPrimario": "VENENO",</text:p>
            <text:p text:style-name="Table_20_Contents"><text:s text:c="12"/>"total": 273,</text:p>
            <text:p text:style-name="Table_20_Contents"><text:s text:c="12"/>"salud": 46,</text:p>
            <text:p text:style-name="Table_20_Contents"><text:s text:c="12"/>"ataque": 57,</text:p>
            <text:p text:style-name="Table_20_Contents"><text:s text:c="12"/>"defensa": 40,</text:p>
            <text:p text:style-name="Table_20_Contents"><text:s text:c="12"/>"ataqueEspecial": 40,</text:p>
            <text:p text:style-name="Table_20_Contents"><text:s text:c="12"/>"defensaEspecial": 4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33,</text:p>
            <text:p text:style-name="Table_20_Contents"><text:s text:c="12"/>"nombre": "Nidorino",</text:p>
            <text:p text:style-name="Table_20_Contents"><text:s text:c="12"/>"tipoPrimario": "VENENO",</text:p>
            <text:p text:style-name="Table_20_Contents"><text:s text:c="12"/>"total": 365,</text:p>
            <text:p text:style-name="Table_20_Contents"><text:s text:c="12"/>"salud": 61,</text:p>
            <text:p text:style-name="Table_20_Contents"><text:s text:c="12"/>"ataque": 72,</text:p>
            <text:p text:style-name="Table_20_Contents"><text:s text:c="12"/>"defensa": 57,</text:p>
            <text:p text:style-name="Table_20_Contents"><text:s text:c="12"/>"ataqueEspecial": 55,</text:p>
            <text:p text:style-name="Table_20_Contents"><text:s text:c="12"/>"defensaEspecial": 55,</text:p>
            <text:p text:style-name="Table_20_Contents"><text:s text:c="12"/>"velocidad": 65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34,</text:p>
            <text:p text:style-name="Table_20_Contents"><text:s text:c="12"/>"nombre": "Nidoking",</text:p>
            <text:p text:style-name="Table_20_Contents"><text:s text:c="12"/>"tipoPrimario": "VENENO",</text:p>
            <text:p text:style-name="Table_20_Contents"><text:s text:c="12"/>"tipoSecundario": "TIERRA",</text:p>
            <text:p text:style-name="Table_20_Contents"><text:s text:c="12"/>"total": 505,</text:p>
            <text:p text:style-name="Table_20_Contents"><text:s text:c="12"/>"salud": 81,</text:p>
            <text:p text:style-name="Table_20_Contents"><text:s text:c="12"/>"ataque": 102,</text:p>
            <text:p text:style-name="Table_20_Contents"><text:s text:c="12"/>"defensa": 77,</text:p>
            <text:p text:style-name="Table_20_Contents"><text:s text:c="12"/>"ataqueEspecial": 85,</text:p>
            <text:p text:style-name="Table_20_Contents"><text:s text:c="12"/>"defensaEspecial": 75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 text:c="12"/>"numero": 35,</text:p>
            <text:p text:style-name="Table_20_Contents"><text:s text:c="12"/>"nombre": "Clefairy",</text:p>
            <text:p text:style-name="Table_20_Contents"><text:s text:c="12"/>"tipoPrimario": "HADA",</text:p>
            <text:p text:style-name="Table_20_Contents"><text:s text:c="12"/>"total": 323,</text:p>
            <text:p text:style-name="Table_20_Contents"><text:s text:c="12"/>"salud": 70,</text:p>
            <text:p text:style-name="Table_20_Contents"><text:s text:c="12"/>"ataque": 45,</text:p>
            <text:p text:style-name="Table_20_Contents"><text:s text:c="12"/>"defensa": 48,</text:p>
            <text:p text:style-name="Table_20_Contents"><text:s text:c="12"/>"ataqueEspecial": 60,</text:p>
            <text:p text:style-name="Table_20_Contents"><text:s text:c="12"/>"defensaEspecial": 6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36,</text:p>
            <text:p text:style-name="Table_20_Contents"><text:s text:c="12"/>"nombre": "Clefable",</text:p>
            <text:p text:style-name="Table_20_Contents"><text:s text:c="12"/>"tipoPrimario": "HADA",</text:p>
            <text:p text:style-name="Table_20_Contents"><text:s text:c="12"/>"total": 483,</text:p>
            <text:p text:style-name="Table_20_Contents"><text:s text:c="12"/>"salud": 95,</text:p>
            <text:p text:style-name="Table_20_Contents"><text:s text:c="12"/>"ataque": 70,</text:p>
            <text:p text:style-name="Table_20_Contents"><text:s text:c="12"/>"defensa": 73,</text:p>
            <text:p text:style-name="Table_20_Contents"><text:s text:c="12"/>"ataqueEspecial": 95,</text:p>
            <text:p text:style-name="Table_20_Contents"><text:s text:c="12"/>"defensaEspecial": 9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37,</text:p>
            <text:p text:style-name="Table_20_Contents"><text:s text:c="12"/>"nombre": "Vulpix",</text:p>
            <text:p text:style-name="Table_20_Contents"><text:s text:c="12"/>"tipoPrimario": "FUEGO",</text:p>
            <text:p text:style-name="Table_20_Contents"><text:s text:c="12"/>"total": 299,</text:p>
            <text:p text:style-name="Table_20_Contents"><text:s text:c="12"/>"salud": 38,</text:p>
            <text:p text:style-name="Table_20_Contents"><text:s text:c="12"/>"ataque": 41,</text:p>
            <text:p text:style-name="Table_20_Contents"><text:s text:c="12"/>"defensa": 40,</text:p>
            <text:p text:style-name="Table_20_Contents"><text:s text:c="12"/>"ataqueEspecial": 50,</text:p>
            <text:p text:style-name="Table_20_Contents"><text:s text:c="12"/>"defensaEspecial": 65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37,</text:p>
            <text:p text:style-name="Table_20_Contents"><text:s text:c="12"/>"nombre": "Alolan Vulpix",</text:p>
            <text:p text:style-name="Table_20_Contents"><text:soft-page-break/><text:s text:c="12"/>"tipoPrimario": "HIELO",</text:p>
            <text:p text:style-name="Table_20_Contents"><text:s text:c="12"/>"total": 299,</text:p>
            <text:p text:style-name="Table_20_Contents"><text:s text:c="12"/>"salud": 38,</text:p>
            <text:p text:style-name="Table_20_Contents"><text:s text:c="12"/>"ataque": 41,</text:p>
            <text:p text:style-name="Table_20_Contents"><text:s text:c="12"/>"defensa": 40,</text:p>
            <text:p text:style-name="Table_20_Contents"><text:s text:c="12"/>"ataqueEspecial": 50,</text:p>
            <text:p text:style-name="Table_20_Contents"><text:s text:c="12"/>"defensaEspecial": 65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38,</text:p>
            <text:p text:style-name="Table_20_Contents"><text:s text:c="12"/>"nombre": "Ninetales",</text:p>
            <text:p text:style-name="Table_20_Contents"><text:s text:c="12"/>"tipoPrimario": "FUEGO",</text:p>
            <text:p text:style-name="Table_20_Contents"><text:s text:c="12"/>"total": 505,</text:p>
            <text:p text:style-name="Table_20_Contents"><text:s text:c="12"/>"salud": 73,</text:p>
            <text:p text:style-name="Table_20_Contents"><text:s text:c="12"/>"ataque": 76,</text:p>
            <text:p text:style-name="Table_20_Contents"><text:s text:c="12"/>"defensa": 75,</text:p>
            <text:p text:style-name="Table_20_Contents"><text:s text:c="12"/>"ataqueEspecial": 81,</text:p>
            <text:p text:style-name="Table_20_Contents"><text:s text:c="12"/>"defensaEspecial": 100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38,</text:p>
            <text:p text:style-name="Table_20_Contents"><text:s text:c="12"/>"nombre": "Alolan Ninetales",</text:p>
            <text:p text:style-name="Table_20_Contents"><text:s text:c="12"/>"tipoPrimario": "HIELO",</text:p>
            <text:p text:style-name="Table_20_Contents"><text:s text:c="12"/>"tipoSecundario": "HADA",</text:p>
            <text:p text:style-name="Table_20_Contents"><text:s text:c="12"/>"total": 505,</text:p>
            <text:p text:style-name="Table_20_Contents"><text:s text:c="12"/>"salud": 73,</text:p>
            <text:p text:style-name="Table_20_Contents"><text:s text:c="12"/>"ataque": 67,</text:p>
            <text:p text:style-name="Table_20_Contents"><text:s text:c="12"/>"defensa": 75,</text:p>
            <text:p text:style-name="Table_20_Contents"><text:s text:c="12"/>"ataqueEspecial": 81,</text:p>
            <text:p text:style-name="Table_20_Contents"><text:s text:c="12"/>"defensaEspecial": 100,</text:p>
            <text:p text:style-name="Table_20_Contents"><text:s text:c="12"/>"velocidad": 109</text:p>
            <text:p text:style-name="Table_20_Contents"><text:s text:c="8"/>},</text:p>
            <text:p text:style-name="Table_20_Contents"><text:s text:c="8"/>{</text:p>
            <text:p text:style-name="Table_20_Contents"><text:s text:c="12"/>"numero": 39,</text:p>
            <text:p text:style-name="Table_20_Contents"><text:s text:c="12"/>"nombre": "Jigglypuff",</text:p>
            <text:p text:style-name="Table_20_Contents"><text:s text:c="12"/>"tipoPrimario": "NORMAL",</text:p>
            <text:p text:style-name="Table_20_Contents"><text:s text:c="12"/>"tipoSecundario": "HADA",</text:p>
            <text:p text:style-name="Table_20_Contents"><text:s text:c="12"/>"total": 270,</text:p>
            <text:p text:style-name="Table_20_Contents"><text:s text:c="12"/>"salud": 115,</text:p>
            <text:p text:style-name="Table_20_Contents"><text:s text:c="12"/>"ataque": 45,</text:p>
            <text:p text:style-name="Table_20_Contents"><text:s text:c="12"/>"defensa": 20,</text:p>
            <text:p text:style-name="Table_20_Contents"><text:s text:c="12"/>"ataqueEspecial": 45,</text:p>
            <text:p text:style-name="Table_20_Contents"><text:s text:c="12"/>"defensaEspecial": 25,</text:p>
            <text:p text:style-name="Table_20_Contents"><text:s text:c="12"/>"velocidad": 20</text:p>
            <text:p text:style-name="Table_20_Contents"><text:s text:c="8"/>},</text:p>
            <text:p text:style-name="Table_20_Contents"><text:s text:c="8"/>{</text:p>
            <text:p text:style-name="Table_20_Contents"><text:s text:c="12"/>"numero": 40,</text:p>
            <text:p text:style-name="Table_20_Contents"><text:s text:c="12"/>"nombre": "Wigglytuff",</text:p>
            <text:p text:style-name="Table_20_Contents"><text:s text:c="12"/>"tipoPrimario": "NORMAL",</text:p>
            <text:p text:style-name="Table_20_Contents"><text:s text:c="12"/>"tipoSecundario": "HADA",</text:p>
            <text:p text:style-name="Table_20_Contents"><text:soft-page-break/><text:s text:c="12"/>"total": 435,</text:p>
            <text:p text:style-name="Table_20_Contents"><text:s text:c="12"/>"salud": 140,</text:p>
            <text:p text:style-name="Table_20_Contents"><text:s text:c="12"/>"ataque": 70,</text:p>
            <text:p text:style-name="Table_20_Contents"><text:s text:c="12"/>"defensa": 45,</text:p>
            <text:p text:style-name="Table_20_Contents"><text:s text:c="12"/>"ataqueEspecial": 85,</text:p>
            <text:p text:style-name="Table_20_Contents"><text:s text:c="12"/>"defensaEspecial": 50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41,</text:p>
            <text:p text:style-name="Table_20_Contents"><text:s text:c="12"/>"nombre": "Zubat",</text:p>
            <text:p text:style-name="Table_20_Contents"><text:s text:c="12"/>"tipoPrimario": "VENENO",</text:p>
            <text:p text:style-name="Table_20_Contents"><text:s text:c="12"/>"tipoSecundario": "VOLADOR",</text:p>
            <text:p text:style-name="Table_20_Contents"><text:s text:c="12"/>"total": 245,</text:p>
            <text:p text:style-name="Table_20_Contents"><text:s text:c="12"/>"salud": 40,</text:p>
            <text:p text:style-name="Table_20_Contents"><text:s text:c="12"/>"ataque": 45,</text:p>
            <text:p text:style-name="Table_20_Contents"><text:s text:c="12"/>"defensa": 35,</text:p>
            <text:p text:style-name="Table_20_Contents"><text:s text:c="12"/>"ataqueEspecial": 30,</text:p>
            <text:p text:style-name="Table_20_Contents"><text:s text:c="12"/>"defensaEspecial": 40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42,</text:p>
            <text:p text:style-name="Table_20_Contents"><text:s text:c="12"/>"nombre": "Golbat",</text:p>
            <text:p text:style-name="Table_20_Contents"><text:s text:c="12"/>"tipoPrimario": "VENENO",</text:p>
            <text:p text:style-name="Table_20_Contents"><text:s text:c="12"/>"tipoSecundario": "VOLADOR",</text:p>
            <text:p text:style-name="Table_20_Contents"><text:s text:c="12"/>"total": 455,</text:p>
            <text:p text:style-name="Table_20_Contents"><text:s text:c="12"/>"salud": 75,</text:p>
            <text:p text:style-name="Table_20_Contents"><text:s text:c="12"/>"ataque": 80,</text:p>
            <text:p text:style-name="Table_20_Contents"><text:s text:c="12"/>"defensa": 70,</text:p>
            <text:p text:style-name="Table_20_Contents"><text:s text:c="12"/>"ataqueEspecial": 65,</text:p>
            <text:p text:style-name="Table_20_Contents"><text:s text:c="12"/>"defensaEspecial": 7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43,</text:p>
            <text:p text:style-name="Table_20_Contents"><text:s text:c="12"/>"nombre": "Oddish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320,</text:p>
            <text:p text:style-name="Table_20_Contents"><text:s text:c="12"/>"salud": 45,</text:p>
            <text:p text:style-name="Table_20_Contents"><text:s text:c="12"/>"ataque": 50,</text:p>
            <text:p text:style-name="Table_20_Contents"><text:s text:c="12"/>"defensa": 55,</text:p>
            <text:p text:style-name="Table_20_Contents"><text:s text:c="12"/>"ataqueEspecial": 75,</text:p>
            <text:p text:style-name="Table_20_Contents"><text:s text:c="12"/>"defensaEspecial": 65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44,</text:p>
            <text:p text:style-name="Table_20_Contents"><text:s text:c="12"/>"nombre": "Gloom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oft-page-break/><text:s text:c="12"/>"total": 395,</text:p>
            <text:p text:style-name="Table_20_Contents"><text:s text:c="12"/>"salud": 60,</text:p>
            <text:p text:style-name="Table_20_Contents"><text:s text:c="12"/>"ataque": 65,</text:p>
            <text:p text:style-name="Table_20_Contents"><text:s text:c="12"/>"defensa": 70,</text:p>
            <text:p text:style-name="Table_20_Contents"><text:s text:c="12"/>"ataqueEspecial": 85,</text:p>
            <text:p text:style-name="Table_20_Contents"><text:s text:c="12"/>"defensaEspecial": 7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45,</text:p>
            <text:p text:style-name="Table_20_Contents"><text:s text:c="12"/>"nombre": "Vileplume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490,</text:p>
            <text:p text:style-name="Table_20_Contents"><text:s text:c="12"/>"salud": 75,</text:p>
            <text:p text:style-name="Table_20_Contents"><text:s text:c="12"/>"ataque": 80,</text:p>
            <text:p text:style-name="Table_20_Contents"><text:s text:c="12"/>"defensa": 85,</text:p>
            <text:p text:style-name="Table_20_Contents"><text:s text:c="12"/>"ataqueEspecial": 110,</text:p>
            <text:p text:style-name="Table_20_Contents"><text:s text:c="12"/>"defensaEspecial": 9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46,</text:p>
            <text:p text:style-name="Table_20_Contents"><text:s text:c="12"/>"nombre": "Paras",</text:p>
            <text:p text:style-name="Table_20_Contents"><text:s text:c="12"/>"tipoPrimario": "BICHO",</text:p>
            <text:p text:style-name="Table_20_Contents"><text:s text:c="12"/>"tipoSecundario": "HIERBA",</text:p>
            <text:p text:style-name="Table_20_Contents"><text:s text:c="12"/>"total": 285,</text:p>
            <text:p text:style-name="Table_20_Contents"><text:s text:c="12"/>"salud": 35,</text:p>
            <text:p text:style-name="Table_20_Contents"><text:s text:c="12"/>"ataque": 70,</text:p>
            <text:p text:style-name="Table_20_Contents"><text:s text:c="12"/>"defensa": 55,</text:p>
            <text:p text:style-name="Table_20_Contents"><text:s text:c="12"/>"ataqueEspecial": 45,</text:p>
            <text:p text:style-name="Table_20_Contents"><text:s text:c="12"/>"defensaEspecial": 55,</text:p>
            <text:p text:style-name="Table_20_Contents"><text:s text:c="12"/>"velocidad": 25</text:p>
            <text:p text:style-name="Table_20_Contents"><text:s text:c="8"/>},</text:p>
            <text:p text:style-name="Table_20_Contents"><text:s text:c="8"/>{</text:p>
            <text:p text:style-name="Table_20_Contents"><text:s text:c="12"/>"numero": 47,</text:p>
            <text:p text:style-name="Table_20_Contents"><text:s text:c="12"/>"nombre": "Parasect",</text:p>
            <text:p text:style-name="Table_20_Contents"><text:s text:c="12"/>"tipoPrimario": "BICHO",</text:p>
            <text:p text:style-name="Table_20_Contents"><text:s text:c="12"/>"tipoSecundario": "HIERBA",</text:p>
            <text:p text:style-name="Table_20_Contents"><text:s text:c="12"/>"total": 405,</text:p>
            <text:p text:style-name="Table_20_Contents"><text:s text:c="12"/>"salud": 60,</text:p>
            <text:p text:style-name="Table_20_Contents"><text:s text:c="12"/>"ataque": 95,</text:p>
            <text:p text:style-name="Table_20_Contents"><text:s text:c="12"/>"defensa": 80,</text:p>
            <text:p text:style-name="Table_20_Contents"><text:s text:c="12"/>"ataqueEspecial": 60,</text:p>
            <text:p text:style-name="Table_20_Contents"><text:s text:c="12"/>"defensaEspecial": 80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48,</text:p>
            <text:p text:style-name="Table_20_Contents"><text:s text:c="12"/>"nombre": "Venonat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oft-page-break/><text:s text:c="12"/>"total": 305,</text:p>
            <text:p text:style-name="Table_20_Contents"><text:s text:c="12"/>"salud": 60,</text:p>
            <text:p text:style-name="Table_20_Contents"><text:s text:c="12"/>"ataque": 55,</text:p>
            <text:p text:style-name="Table_20_Contents"><text:s text:c="12"/>"defensa": 50,</text:p>
            <text:p text:style-name="Table_20_Contents"><text:s text:c="12"/>"ataqueEspecial": 40,</text:p>
            <text:p text:style-name="Table_20_Contents"><text:s text:c="12"/>"defensaEspecial": 5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49,</text:p>
            <text:p text:style-name="Table_20_Contents"><text:s text:c="12"/>"nombre": "Venomoth",</text:p>
            <text:p text:style-name="Table_20_Contents"><text:s text:c="12"/>"tipoPrimario": "BICHO",</text:p>
            <text:p text:style-name="Table_20_Contents"><text:s text:c="12"/>"tipoSecundario": "VENENO",</text:p>
            <text:p text:style-name="Table_20_Contents"><text:s text:c="12"/>"total": 450,</text:p>
            <text:p text:style-name="Table_20_Contents"><text:s text:c="12"/>"salud": 70,</text:p>
            <text:p text:style-name="Table_20_Contents"><text:s text:c="12"/>"ataque": 65,</text:p>
            <text:p text:style-name="Table_20_Contents"><text:s text:c="12"/>"defensa": 60,</text:p>
            <text:p text:style-name="Table_20_Contents"><text:s text:c="12"/>"ataqueEspecial": 90,</text:p>
            <text:p text:style-name="Table_20_Contents"><text:s text:c="12"/>"defensaEspecial": 7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50,</text:p>
            <text:p text:style-name="Table_20_Contents"><text:s text:c="12"/>"nombre": "Diglett",</text:p>
            <text:p text:style-name="Table_20_Contents"><text:s text:c="12"/>"tipoPrimario": "TIERRA",</text:p>
            <text:p text:style-name="Table_20_Contents"><text:s text:c="12"/>"total": 265,</text:p>
            <text:p text:style-name="Table_20_Contents"><text:s text:c="12"/>"salud": 10,</text:p>
            <text:p text:style-name="Table_20_Contents"><text:s text:c="12"/>"ataque": 55,</text:p>
            <text:p text:style-name="Table_20_Contents"><text:s text:c="12"/>"defensa": 25,</text:p>
            <text:p text:style-name="Table_20_Contents"><text:s text:c="12"/>"ataqueEspecial": 35,</text:p>
            <text:p text:style-name="Table_20_Contents"><text:s text:c="12"/>"defensaEspecial": 45,</text:p>
            <text:p text:style-name="Table_20_Contents"><text:s text:c="12"/>"velocidad": 95</text:p>
            <text:p text:style-name="Table_20_Contents"><text:s text:c="8"/>},</text:p>
            <text:p text:style-name="Table_20_Contents"><text:s text:c="8"/>{</text:p>
            <text:p text:style-name="Table_20_Contents"><text:s text:c="12"/>"numero": 50,</text:p>
            <text:p text:style-name="Table_20_Contents"><text:s text:c="12"/>"nombre": "Alolan Diglett",</text:p>
            <text:p text:style-name="Table_20_Contents"><text:s text:c="12"/>"tipoPrimario": "TIERRA",</text:p>
            <text:p text:style-name="Table_20_Contents"><text:s text:c="12"/>"tipoSecundario": "ACERO",</text:p>
            <text:p text:style-name="Table_20_Contents"><text:s text:c="12"/>"total": 265,</text:p>
            <text:p text:style-name="Table_20_Contents"><text:s text:c="12"/>"salud": 10,</text:p>
            <text:p text:style-name="Table_20_Contents"><text:s text:c="12"/>"ataque": 55,</text:p>
            <text:p text:style-name="Table_20_Contents"><text:s text:c="12"/>"defensa": 30,</text:p>
            <text:p text:style-name="Table_20_Contents"><text:s text:c="12"/>"ataqueEspecial": 35,</text:p>
            <text:p text:style-name="Table_20_Contents"><text:s text:c="12"/>"defensaEspecial": 4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51,</text:p>
            <text:p text:style-name="Table_20_Contents"><text:s text:c="12"/>"nombre": "Dugtrio",</text:p>
            <text:p text:style-name="Table_20_Contents"><text:s text:c="12"/>"tipoPrimario": "TIERRA",</text:p>
            <text:p text:style-name="Table_20_Contents"><text:s text:c="12"/>"total": 425,</text:p>
            <text:p text:style-name="Table_20_Contents"><text:s text:c="12"/>"salud": 35,</text:p>
            <text:p text:style-name="Table_20_Contents"><text:soft-page-break/><text:s text:c="12"/>"ataque": 100,</text:p>
            <text:p text:style-name="Table_20_Contents"><text:s text:c="12"/>"defensa": 50,</text:p>
            <text:p text:style-name="Table_20_Contents"><text:s text:c="12"/>"ataqueEspecial": 50,</text:p>
            <text:p text:style-name="Table_20_Contents"><text:s text:c="12"/>"defensaEspecial": 70,</text:p>
            <text:p text:style-name="Table_20_Contents"><text:s text:c="12"/>"velocidad": 120</text:p>
            <text:p text:style-name="Table_20_Contents"><text:s text:c="8"/>},</text:p>
            <text:p text:style-name="Table_20_Contents"><text:s text:c="8"/>{</text:p>
            <text:p text:style-name="Table_20_Contents"><text:s text:c="12"/>"numero": 51,</text:p>
            <text:p text:style-name="Table_20_Contents"><text:s text:c="12"/>"nombre": "Alolan Dugtrio",</text:p>
            <text:p text:style-name="Table_20_Contents"><text:s text:c="12"/>"tipoPrimario": "TIERRA",</text:p>
            <text:p text:style-name="Table_20_Contents"><text:s text:c="12"/>"tipoSecundario": "ACERO",</text:p>
            <text:p text:style-name="Table_20_Contents"><text:s text:c="12"/>"total": 425,</text:p>
            <text:p text:style-name="Table_20_Contents"><text:s text:c="12"/>"salud": 35,</text:p>
            <text:p text:style-name="Table_20_Contents"><text:s text:c="12"/>"ataque": 100,</text:p>
            <text:p text:style-name="Table_20_Contents"><text:s text:c="12"/>"defensa": 60,</text:p>
            <text:p text:style-name="Table_20_Contents"><text:s text:c="12"/>"ataqueEspecial": 50,</text:p>
            <text:p text:style-name="Table_20_Contents"><text:s text:c="12"/>"defensaEspecial": 70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52,</text:p>
            <text:p text:style-name="Table_20_Contents"><text:s text:c="12"/>"nombre": "Meowth",</text:p>
            <text:p text:style-name="Table_20_Contents"><text:s text:c="12"/>"tipoPrimario": "NORMAL",</text:p>
            <text:p text:style-name="Table_20_Contents"><text:s text:c="12"/>"total": 290,</text:p>
            <text:p text:style-name="Table_20_Contents"><text:s text:c="12"/>"salud": 40,</text:p>
            <text:p text:style-name="Table_20_Contents"><text:s text:c="12"/>"ataque": 45,</text:p>
            <text:p text:style-name="Table_20_Contents"><text:s text:c="12"/>"defensa": 35,</text:p>
            <text:p text:style-name="Table_20_Contents"><text:s text:c="12"/>"ataqueEspecial": 40,</text:p>
            <text:p text:style-name="Table_20_Contents"><text:s text:c="12"/>"defensaEspecial": 4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52,</text:p>
            <text:p text:style-name="Table_20_Contents"><text:s text:c="12"/>"nombre": "Alolan Meowth",</text:p>
            <text:p text:style-name="Table_20_Contents"><text:s text:c="12"/>"tipoPrimario": "SINIESTRO",</text:p>
            <text:p text:style-name="Table_20_Contents"><text:s text:c="12"/>"total": 290,</text:p>
            <text:p text:style-name="Table_20_Contents"><text:s text:c="12"/>"salud": 40,</text:p>
            <text:p text:style-name="Table_20_Contents"><text:s text:c="12"/>"ataque": 35,</text:p>
            <text:p text:style-name="Table_20_Contents"><text:s text:c="12"/>"defensa": 35,</text:p>
            <text:p text:style-name="Table_20_Contents"><text:s text:c="12"/>"ataqueEspecial": 50,</text:p>
            <text:p text:style-name="Table_20_Contents"><text:s text:c="12"/>"defensaEspecial": 4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52,</text:p>
            <text:p text:style-name="Table_20_Contents"><text:s text:c="12"/>"nombre": "Galarian Meowth",</text:p>
            <text:p text:style-name="Table_20_Contents"><text:s text:c="12"/>"tipoPrimario": "ACERO",</text:p>
            <text:p text:style-name="Table_20_Contents"><text:s text:c="12"/>"total": 290,</text:p>
            <text:p text:style-name="Table_20_Contents"><text:s text:c="12"/>"salud": 50,</text:p>
            <text:p text:style-name="Table_20_Contents"><text:s text:c="12"/>"ataque": 65,</text:p>
            <text:p text:style-name="Table_20_Contents"><text:s text:c="12"/>"defensa": 55,</text:p>
            <text:p text:style-name="Table_20_Contents"><text:s text:c="12"/>"ataqueEspecial": 40,</text:p>
            <text:p text:style-name="Table_20_Contents"><text:soft-page-break/><text:s text:c="12"/>"defensaEspecial": 40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53,</text:p>
            <text:p text:style-name="Table_20_Contents"><text:s text:c="12"/>"nombre": "Persian",</text:p>
            <text:p text:style-name="Table_20_Contents"><text:s text:c="12"/>"tipoPrimario": "NORMAL",</text:p>
            <text:p text:style-name="Table_20_Contents"><text:s text:c="12"/>"total": 440,</text:p>
            <text:p text:style-name="Table_20_Contents"><text:s text:c="12"/>"salud": 65,</text:p>
            <text:p text:style-name="Table_20_Contents"><text:s text:c="12"/>"ataque": 70,</text:p>
            <text:p text:style-name="Table_20_Contents"><text:s text:c="12"/>"defensa": 60,</text:p>
            <text:p text:style-name="Table_20_Contents"><text:s text:c="12"/>"ataqueEspecial": 65,</text:p>
            <text:p text:style-name="Table_20_Contents"><text:s text:c="12"/>"defensaEspecial": 65,</text:p>
            <text:p text:style-name="Table_20_Contents"><text:s text:c="12"/>"velocidad": 115</text:p>
            <text:p text:style-name="Table_20_Contents"><text:s text:c="8"/>},</text:p>
            <text:p text:style-name="Table_20_Contents"><text:s text:c="8"/>{</text:p>
            <text:p text:style-name="Table_20_Contents"><text:s text:c="12"/>"numero": 53,</text:p>
            <text:p text:style-name="Table_20_Contents"><text:s text:c="12"/>"nombre": "Alolan Persian",</text:p>
            <text:p text:style-name="Table_20_Contents"><text:s text:c="12"/>"tipoPrimario": "SINIESTRO",</text:p>
            <text:p text:style-name="Table_20_Contents"><text:s text:c="12"/>"total": 440,</text:p>
            <text:p text:style-name="Table_20_Contents"><text:s text:c="12"/>"salud": 65,</text:p>
            <text:p text:style-name="Table_20_Contents"><text:s text:c="12"/>"ataque": 60,</text:p>
            <text:p text:style-name="Table_20_Contents"><text:s text:c="12"/>"defensa": 60,</text:p>
            <text:p text:style-name="Table_20_Contents"><text:s text:c="12"/>"ataqueEspecial": 75,</text:p>
            <text:p text:style-name="Table_20_Contents"><text:s text:c="12"/>"defensaEspecial": 65,</text:p>
            <text:p text:style-name="Table_20_Contents"><text:s text:c="12"/>"velocidad": 115</text:p>
            <text:p text:style-name="Table_20_Contents"><text:s text:c="8"/>},</text:p>
            <text:p text:style-name="Table_20_Contents"><text:s text:c="8"/>{</text:p>
            <text:p text:style-name="Table_20_Contents"><text:s text:c="12"/>"numero": 54,</text:p>
            <text:p text:style-name="Table_20_Contents"><text:s text:c="12"/>"nombre": "Psyduck",</text:p>
            <text:p text:style-name="Table_20_Contents"><text:s text:c="12"/>"tipoPrimario": "AGUA",</text:p>
            <text:p text:style-name="Table_20_Contents"><text:s text:c="12"/>"total": 320,</text:p>
            <text:p text:style-name="Table_20_Contents"><text:s text:c="12"/>"salud": 50,</text:p>
            <text:p text:style-name="Table_20_Contents"><text:s text:c="12"/>"ataque": 52,</text:p>
            <text:p text:style-name="Table_20_Contents"><text:s text:c="12"/>"defensa": 48,</text:p>
            <text:p text:style-name="Table_20_Contents"><text:s text:c="12"/>"ataqueEspecial": 65,</text:p>
            <text:p text:style-name="Table_20_Contents"><text:s text:c="12"/>"defensaEspecial": 50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55,</text:p>
            <text:p text:style-name="Table_20_Contents"><text:s text:c="12"/>"nombre": "Golduck",</text:p>
            <text:p text:style-name="Table_20_Contents"><text:s text:c="12"/>"tipoPrimario": "AGUA",</text:p>
            <text:p text:style-name="Table_20_Contents"><text:s text:c="12"/>"total": 500,</text:p>
            <text:p text:style-name="Table_20_Contents"><text:s text:c="12"/>"salud": 80,</text:p>
            <text:p text:style-name="Table_20_Contents"><text:s text:c="12"/>"ataque": 82,</text:p>
            <text:p text:style-name="Table_20_Contents"><text:s text:c="12"/>"defensa": 78,</text:p>
            <text:p text:style-name="Table_20_Contents"><text:s text:c="12"/>"ataqueEspecial": 95,</text:p>
            <text:p text:style-name="Table_20_Contents"><text:s text:c="12"/>"defensaEspecial": 80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oft-page-break/><text:s text:c="12"/>"numero": 56,</text:p>
            <text:p text:style-name="Table_20_Contents"><text:s text:c="12"/>"nombre": "Mankey",</text:p>
            <text:p text:style-name="Table_20_Contents"><text:s text:c="12"/>"tipoPrimario": "LUCHA",</text:p>
            <text:p text:style-name="Table_20_Contents"><text:s text:c="12"/>"total": 305,</text:p>
            <text:p text:style-name="Table_20_Contents"><text:s text:c="12"/>"salud": 40,</text:p>
            <text:p text:style-name="Table_20_Contents"><text:s text:c="12"/>"ataque": 80,</text:p>
            <text:p text:style-name="Table_20_Contents"><text:s text:c="12"/>"defensa": 35,</text:p>
            <text:p text:style-name="Table_20_Contents"><text:s text:c="12"/>"ataqueEspecial": 35,</text:p>
            <text:p text:style-name="Table_20_Contents"><text:s text:c="12"/>"defensaEspecial": 45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57,</text:p>
            <text:p text:style-name="Table_20_Contents"><text:s text:c="12"/>"nombre": "Primeape",</text:p>
            <text:p text:style-name="Table_20_Contents"><text:s text:c="12"/>"tipoPrimario": "LUCHA",</text:p>
            <text:p text:style-name="Table_20_Contents"><text:s text:c="12"/>"total": 455,</text:p>
            <text:p text:style-name="Table_20_Contents"><text:s text:c="12"/>"salud": 65,</text:p>
            <text:p text:style-name="Table_20_Contents"><text:s text:c="12"/>"ataque": 105,</text:p>
            <text:p text:style-name="Table_20_Contents"><text:s text:c="12"/>"defensa": 60,</text:p>
            <text:p text:style-name="Table_20_Contents"><text:s text:c="12"/>"ataqueEspecial": 60,</text:p>
            <text:p text:style-name="Table_20_Contents"><text:s text:c="12"/>"defensaEspecial": 70,</text:p>
            <text:p text:style-name="Table_20_Contents"><text:s text:c="12"/>"velocidad": 95</text:p>
            <text:p text:style-name="Table_20_Contents"><text:s text:c="8"/>},</text:p>
            <text:p text:style-name="Table_20_Contents"><text:s text:c="8"/>{</text:p>
            <text:p text:style-name="Table_20_Contents"><text:s text:c="12"/>"numero": 58,</text:p>
            <text:p text:style-name="Table_20_Contents"><text:s text:c="12"/>"nombre": "Growlithe",</text:p>
            <text:p text:style-name="Table_20_Contents"><text:s text:c="12"/>"tipoPrimario": "FUEGO",</text:p>
            <text:p text:style-name="Table_20_Contents"><text:s text:c="12"/>"total": 350,</text:p>
            <text:p text:style-name="Table_20_Contents"><text:s text:c="12"/>"salud": 55,</text:p>
            <text:p text:style-name="Table_20_Contents"><text:s text:c="12"/>"ataque": 70,</text:p>
            <text:p text:style-name="Table_20_Contents"><text:s text:c="12"/>"defensa": 45,</text:p>
            <text:p text:style-name="Table_20_Contents"><text:s text:c="12"/>"ataqueEspecial": 70,</text:p>
            <text:p text:style-name="Table_20_Contents"><text:s text:c="12"/>"defensaEspecial": 5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59,</text:p>
            <text:p text:style-name="Table_20_Contents"><text:s text:c="12"/>"nombre": "Arcanine",</text:p>
            <text:p text:style-name="Table_20_Contents"><text:s text:c="12"/>"tipoPrimario": "FUEGO",</text:p>
            <text:p text:style-name="Table_20_Contents"><text:s text:c="12"/>"total": 555,</text:p>
            <text:p text:style-name="Table_20_Contents"><text:s text:c="12"/>"salud": 90,</text:p>
            <text:p text:style-name="Table_20_Contents"><text:s text:c="12"/>"ataque": 110,</text:p>
            <text:p text:style-name="Table_20_Contents"><text:s text:c="12"/>"defensa": 80,</text:p>
            <text:p text:style-name="Table_20_Contents"><text:s text:c="12"/>"ataqueEspecial": 100,</text:p>
            <text:p text:style-name="Table_20_Contents"><text:s text:c="12"/>"defensaEspecial": 80,</text:p>
            <text:p text:style-name="Table_20_Contents"><text:s text:c="12"/>"velocidad": 95</text:p>
            <text:p text:style-name="Table_20_Contents"><text:s text:c="8"/>},</text:p>
            <text:p text:style-name="Table_20_Contents"><text:s text:c="8"/>{</text:p>
            <text:p text:style-name="Table_20_Contents"><text:s text:c="12"/>"numero": 60,</text:p>
            <text:p text:style-name="Table_20_Contents"><text:s text:c="12"/>"nombre": "Poliwag",</text:p>
            <text:p text:style-name="Table_20_Contents"><text:s text:c="12"/>"tipoPrimario": "AGUA",</text:p>
            <text:p text:style-name="Table_20_Contents"><text:s text:c="12"/>"total": 300,</text:p>
            <text:p text:style-name="Table_20_Contents"><text:soft-page-break/><text:s text:c="12"/>"salud": 40,</text:p>
            <text:p text:style-name="Table_20_Contents"><text:s text:c="12"/>"ataque": 50,</text:p>
            <text:p text:style-name="Table_20_Contents"><text:s text:c="12"/>"defensa": 40,</text:p>
            <text:p text:style-name="Table_20_Contents"><text:s text:c="12"/>"ataqueEspecial": 40,</text:p>
            <text:p text:style-name="Table_20_Contents"><text:s text:c="12"/>"defensaEspecial": 4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61,</text:p>
            <text:p text:style-name="Table_20_Contents"><text:s text:c="12"/>"nombre": "Poliwhirl",</text:p>
            <text:p text:style-name="Table_20_Contents"><text:s text:c="12"/>"tipoPrimario": "AGUA",</text:p>
            <text:p text:style-name="Table_20_Contents"><text:s text:c="12"/>"total": 385,</text:p>
            <text:p text:style-name="Table_20_Contents"><text:s text:c="12"/>"salud": 65,</text:p>
            <text:p text:style-name="Table_20_Contents"><text:s text:c="12"/>"ataque": 65,</text:p>
            <text:p text:style-name="Table_20_Contents"><text:s text:c="12"/>"defensa": 65,</text:p>
            <text:p text:style-name="Table_20_Contents"><text:s text:c="12"/>"ataqueEspecial": 50,</text:p>
            <text:p text:style-name="Table_20_Contents"><text:s text:c="12"/>"defensaEspecial": 5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62,</text:p>
            <text:p text:style-name="Table_20_Contents"><text:s text:c="12"/>"nombre": "Poliwrath",</text:p>
            <text:p text:style-name="Table_20_Contents"><text:s text:c="12"/>"tipoPrimario": "AGUA",</text:p>
            <text:p text:style-name="Table_20_Contents"><text:s text:c="12"/>"tipoSecundario": "LUCHA",</text:p>
            <text:p text:style-name="Table_20_Contents"><text:s text:c="12"/>"total": 510,</text:p>
            <text:p text:style-name="Table_20_Contents"><text:s text:c="12"/>"salud": 90,</text:p>
            <text:p text:style-name="Table_20_Contents"><text:s text:c="12"/>"ataque": 95,</text:p>
            <text:p text:style-name="Table_20_Contents"><text:s text:c="12"/>"defensa": 95,</text:p>
            <text:p text:style-name="Table_20_Contents"><text:s text:c="12"/>"ataqueEspecial": 70,</text:p>
            <text:p text:style-name="Table_20_Contents"><text:s text:c="12"/>"defensaEspecial": 90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63,</text:p>
            <text:p text:style-name="Table_20_Contents"><text:s text:c="12"/>"nombre": "Abra",</text:p>
            <text:p text:style-name="Table_20_Contents"><text:s text:c="12"/>"tipoPrimario": "PSIQUICO",</text:p>
            <text:p text:style-name="Table_20_Contents"><text:s text:c="12"/>"total": 310,</text:p>
            <text:p text:style-name="Table_20_Contents"><text:s text:c="12"/>"salud": 25,</text:p>
            <text:p text:style-name="Table_20_Contents"><text:s text:c="12"/>"ataque": 20,</text:p>
            <text:p text:style-name="Table_20_Contents"><text:s text:c="12"/>"defensa": 15,</text:p>
            <text:p text:style-name="Table_20_Contents"><text:s text:c="12"/>"ataqueEspecial": 105,</text:p>
            <text:p text:style-name="Table_20_Contents"><text:s text:c="12"/>"defensaEspecial": 5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64,</text:p>
            <text:p text:style-name="Table_20_Contents"><text:s text:c="12"/>"nombre": "Kadabra",</text:p>
            <text:p text:style-name="Table_20_Contents"><text:s text:c="12"/>"tipoPrimario": "PSIQUICO",</text:p>
            <text:p text:style-name="Table_20_Contents"><text:s text:c="12"/>"total": 400,</text:p>
            <text:p text:style-name="Table_20_Contents"><text:s text:c="12"/>"salud": 40,</text:p>
            <text:p text:style-name="Table_20_Contents"><text:s text:c="12"/>"ataque": 35,</text:p>
            <text:p text:style-name="Table_20_Contents"><text:s text:c="12"/>"defensa": 30,</text:p>
            <text:p text:style-name="Table_20_Contents"><text:soft-page-break/><text:s text:c="12"/>"ataqueEspecial": 120,</text:p>
            <text:p text:style-name="Table_20_Contents"><text:s text:c="12"/>"defensaEspecial": 70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65,</text:p>
            <text:p text:style-name="Table_20_Contents"><text:s text:c="12"/>"nombre": "Alakazam",</text:p>
            <text:p text:style-name="Table_20_Contents"><text:s text:c="12"/>"tipoPrimario": "PSIQUICO",</text:p>
            <text:p text:style-name="Table_20_Contents"><text:s text:c="12"/>"total": 500,</text:p>
            <text:p text:style-name="Table_20_Contents"><text:s text:c="12"/>"salud": 55,</text:p>
            <text:p text:style-name="Table_20_Contents"><text:s text:c="12"/>"ataque": 50,</text:p>
            <text:p text:style-name="Table_20_Contents"><text:s text:c="12"/>"defensa": 45,</text:p>
            <text:p text:style-name="Table_20_Contents"><text:s text:c="12"/>"ataqueEspecial": 135,</text:p>
            <text:p text:style-name="Table_20_Contents"><text:s text:c="12"/>"defensaEspecial": 95,</text:p>
            <text:p text:style-name="Table_20_Contents"><text:s text:c="12"/>"velocidad": 120</text:p>
            <text:p text:style-name="Table_20_Contents"><text:s text:c="8"/>},</text:p>
            <text:p text:style-name="Table_20_Contents"><text:s text:c="8"/>{</text:p>
            <text:p text:style-name="Table_20_Contents"><text:s text:c="12"/>"numero": 65,</text:p>
            <text:p text:style-name="Table_20_Contents"><text:s text:c="12"/>"nombre": "Mega Alakazam",</text:p>
            <text:p text:style-name="Table_20_Contents"><text:s text:c="12"/>"tipoPrimario": "PSIQUICO",</text:p>
            <text:p text:style-name="Table_20_Contents"><text:s text:c="12"/>"total": 600,</text:p>
            <text:p text:style-name="Table_20_Contents"><text:s text:c="12"/>"salud": 55,</text:p>
            <text:p text:style-name="Table_20_Contents"><text:s text:c="12"/>"ataque": 50,</text:p>
            <text:p text:style-name="Table_20_Contents"><text:s text:c="12"/>"defensa": 65,</text:p>
            <text:p text:style-name="Table_20_Contents"><text:s text:c="12"/>"ataqueEspecial": 175,</text:p>
            <text:p text:style-name="Table_20_Contents"><text:s text:c="12"/>"defensaEspecial": 105,</text:p>
            <text:p text:style-name="Table_20_Contents"><text:s text:c="12"/>"velocidad": 150</text:p>
            <text:p text:style-name="Table_20_Contents"><text:s text:c="8"/>},</text:p>
            <text:p text:style-name="Table_20_Contents"><text:s text:c="8"/>{</text:p>
            <text:p text:style-name="Table_20_Contents"><text:s text:c="12"/>"numero": 66,</text:p>
            <text:p text:style-name="Table_20_Contents"><text:s text:c="12"/>"nombre": "Machop",</text:p>
            <text:p text:style-name="Table_20_Contents"><text:s text:c="12"/>"tipoPrimario": "LUCHA",</text:p>
            <text:p text:style-name="Table_20_Contents"><text:s text:c="12"/>"total": 305,</text:p>
            <text:p text:style-name="Table_20_Contents"><text:s text:c="12"/>"salud": 70,</text:p>
            <text:p text:style-name="Table_20_Contents"><text:s text:c="12"/>"ataque": 80,</text:p>
            <text:p text:style-name="Table_20_Contents"><text:s text:c="12"/>"defensa": 50,</text:p>
            <text:p text:style-name="Table_20_Contents"><text:s text:c="12"/>"ataqueEspecial": 35,</text:p>
            <text:p text:style-name="Table_20_Contents"><text:s text:c="12"/>"defensaEspecial": 3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67,</text:p>
            <text:p text:style-name="Table_20_Contents"><text:s text:c="12"/>"nombre": "Machoke",</text:p>
            <text:p text:style-name="Table_20_Contents"><text:s text:c="12"/>"tipoPrimario": "LUCHA",</text:p>
            <text:p text:style-name="Table_20_Contents"><text:s text:c="12"/>"total": 405,</text:p>
            <text:p text:style-name="Table_20_Contents"><text:s text:c="12"/>"salud": 80,</text:p>
            <text:p text:style-name="Table_20_Contents"><text:s text:c="12"/>"ataque": 100,</text:p>
            <text:p text:style-name="Table_20_Contents"><text:s text:c="12"/>"defensa": 70,</text:p>
            <text:p text:style-name="Table_20_Contents"><text:s text:c="12"/>"ataqueEspecial": 50,</text:p>
            <text:p text:style-name="Table_20_Contents"><text:s text:c="12"/>"defensaEspecial": 60,</text:p>
            <text:p text:style-name="Table_20_Contents"><text:s text:c="12"/>"velocidad": 45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68,</text:p>
            <text:p text:style-name="Table_20_Contents"><text:s text:c="12"/>"nombre": "Machamp",</text:p>
            <text:p text:style-name="Table_20_Contents"><text:s text:c="12"/>"tipoPrimario": "LUCHA",</text:p>
            <text:p text:style-name="Table_20_Contents"><text:s text:c="12"/>"total": 505,</text:p>
            <text:p text:style-name="Table_20_Contents"><text:s text:c="12"/>"salud": 90,</text:p>
            <text:p text:style-name="Table_20_Contents"><text:s text:c="12"/>"ataque": 130,</text:p>
            <text:p text:style-name="Table_20_Contents"><text:s text:c="12"/>"defensa": 80,</text:p>
            <text:p text:style-name="Table_20_Contents"><text:s text:c="12"/>"ataqueEspecial": 65,</text:p>
            <text:p text:style-name="Table_20_Contents"><text:s text:c="12"/>"defensaEspecial": 85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69,</text:p>
            <text:p text:style-name="Table_20_Contents"><text:s text:c="12"/>"nombre": "Bellsprout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300,</text:p>
            <text:p text:style-name="Table_20_Contents"><text:s text:c="12"/>"salud": 50,</text:p>
            <text:p text:style-name="Table_20_Contents"><text:s text:c="12"/>"ataque": 75,</text:p>
            <text:p text:style-name="Table_20_Contents"><text:s text:c="12"/>"defensa": 35,</text:p>
            <text:p text:style-name="Table_20_Contents"><text:s text:c="12"/>"ataqueEspecial": 70,</text:p>
            <text:p text:style-name="Table_20_Contents"><text:s text:c="12"/>"defensaEspecial": 30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70,</text:p>
            <text:p text:style-name="Table_20_Contents"><text:s text:c="12"/>"nombre": "Weepinbell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390,</text:p>
            <text:p text:style-name="Table_20_Contents"><text:s text:c="12"/>"salud": 65,</text:p>
            <text:p text:style-name="Table_20_Contents"><text:s text:c="12"/>"ataque": 90,</text:p>
            <text:p text:style-name="Table_20_Contents"><text:s text:c="12"/>"defensa": 50,</text:p>
            <text:p text:style-name="Table_20_Contents"><text:s text:c="12"/>"ataqueEspecial": 85,</text:p>
            <text:p text:style-name="Table_20_Contents"><text:s text:c="12"/>"defensaEspecial": 45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71,</text:p>
            <text:p text:style-name="Table_20_Contents"><text:s text:c="12"/>"nombre": "Victreebel",</text:p>
            <text:p text:style-name="Table_20_Contents"><text:s text:c="12"/>"tipoPrimario": "HIERBA",</text:p>
            <text:p text:style-name="Table_20_Contents"><text:s text:c="12"/>"tipoSecundario": "VENENO",</text:p>
            <text:p text:style-name="Table_20_Contents"><text:s text:c="12"/>"total": 490,</text:p>
            <text:p text:style-name="Table_20_Contents"><text:s text:c="12"/>"salud": 80,</text:p>
            <text:p text:style-name="Table_20_Contents"><text:s text:c="12"/>"ataque": 105,</text:p>
            <text:p text:style-name="Table_20_Contents"><text:s text:c="12"/>"defensa": 65,</text:p>
            <text:p text:style-name="Table_20_Contents"><text:s text:c="12"/>"ataqueEspecial": 100,</text:p>
            <text:p text:style-name="Table_20_Contents"><text:s text:c="12"/>"defensaEspecial": 70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oft-page-break/><text:s text:c="12"/>"numero": 72,</text:p>
            <text:p text:style-name="Table_20_Contents"><text:s text:c="12"/>"nombre": "Tentacool",</text:p>
            <text:p text:style-name="Table_20_Contents"><text:s text:c="12"/>"tipoPrimario": "AGUA",</text:p>
            <text:p text:style-name="Table_20_Contents"><text:s text:c="12"/>"tipoSecundario": "VENENO",</text:p>
            <text:p text:style-name="Table_20_Contents"><text:s text:c="12"/>"total": 335,</text:p>
            <text:p text:style-name="Table_20_Contents"><text:s text:c="12"/>"salud": 40,</text:p>
            <text:p text:style-name="Table_20_Contents"><text:s text:c="12"/>"ataque": 40,</text:p>
            <text:p text:style-name="Table_20_Contents"><text:s text:c="12"/>"defensa": 35,</text:p>
            <text:p text:style-name="Table_20_Contents"><text:s text:c="12"/>"ataqueEspecial": 50,</text:p>
            <text:p text:style-name="Table_20_Contents"><text:s text:c="12"/>"defensaEspecial": 100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73,</text:p>
            <text:p text:style-name="Table_20_Contents"><text:s text:c="12"/>"nombre": "Tentacruel",</text:p>
            <text:p text:style-name="Table_20_Contents"><text:s text:c="12"/>"tipoPrimario": "AGUA",</text:p>
            <text:p text:style-name="Table_20_Contents"><text:s text:c="12"/>"tipoSecundario": "VENENO",</text:p>
            <text:p text:style-name="Table_20_Contents"><text:s text:c="12"/>"total": 515,</text:p>
            <text:p text:style-name="Table_20_Contents"><text:s text:c="12"/>"salud": 80,</text:p>
            <text:p text:style-name="Table_20_Contents"><text:s text:c="12"/>"ataque": 70,</text:p>
            <text:p text:style-name="Table_20_Contents"><text:s text:c="12"/>"defensa": 65,</text:p>
            <text:p text:style-name="Table_20_Contents"><text:s text:c="12"/>"ataqueEspecial": 80,</text:p>
            <text:p text:style-name="Table_20_Contents"><text:s text:c="12"/>"defensaEspecial": 120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74,</text:p>
            <text:p text:style-name="Table_20_Contents"><text:s text:c="12"/>"nombre": "Geodude",</text:p>
            <text:p text:style-name="Table_20_Contents"><text:s text:c="12"/>"tipoPrimario": "ROCA",</text:p>
            <text:p text:style-name="Table_20_Contents"><text:s text:c="12"/>"tipoSecundario": "TIERRA",</text:p>
            <text:p text:style-name="Table_20_Contents"><text:s text:c="12"/>"total": 300,</text:p>
            <text:p text:style-name="Table_20_Contents"><text:s text:c="12"/>"salud": 40,</text:p>
            <text:p text:style-name="Table_20_Contents"><text:s text:c="12"/>"ataque": 80,</text:p>
            <text:p text:style-name="Table_20_Contents"><text:s text:c="12"/>"defensa": 100,</text:p>
            <text:p text:style-name="Table_20_Contents"><text:s text:c="12"/>"ataqueEspecial": 30,</text:p>
            <text:p text:style-name="Table_20_Contents"><text:s text:c="12"/>"defensaEspecial": 30,</text:p>
            <text:p text:style-name="Table_20_Contents"><text:s text:c="12"/>"velocidad": 20</text:p>
            <text:p text:style-name="Table_20_Contents"><text:s text:c="8"/>},</text:p>
            <text:p text:style-name="Table_20_Contents"><text:s text:c="8"/>{</text:p>
            <text:p text:style-name="Table_20_Contents"><text:s text:c="12"/>"numero": 74,</text:p>
            <text:p text:style-name="Table_20_Contents"><text:s text:c="12"/>"nombre": "Alolan Geodude",</text:p>
            <text:p text:style-name="Table_20_Contents"><text:s text:c="12"/>"tipoPrimario": "ROCA",</text:p>
            <text:p text:style-name="Table_20_Contents"><text:s text:c="12"/>"tipoSecundario": "ELECTRICO",</text:p>
            <text:p text:style-name="Table_20_Contents"><text:s text:c="12"/>"total": 300,</text:p>
            <text:p text:style-name="Table_20_Contents"><text:s text:c="12"/>"salud": 40,</text:p>
            <text:p text:style-name="Table_20_Contents"><text:s text:c="12"/>"ataque": 80,</text:p>
            <text:p text:style-name="Table_20_Contents"><text:s text:c="12"/>"defensa": 100,</text:p>
            <text:p text:style-name="Table_20_Contents"><text:s text:c="12"/>"ataqueEspecial": 30,</text:p>
            <text:p text:style-name="Table_20_Contents"><text:s text:c="12"/>"defensaEspecial": 30,</text:p>
            <text:p text:style-name="Table_20_Contents"><text:s text:c="12"/>"velocidad": 20</text:p>
            <text:p text:style-name="Table_20_Contents"><text:s text:c="8"/>},</text:p>
            <text:p text:style-name="Table_20_Contents"><text:s text:c="8"/>{</text:p>
            <text:p text:style-name="Table_20_Contents"><text:soft-page-break/><text:s text:c="12"/>"numero": 75,</text:p>
            <text:p text:style-name="Table_20_Contents"><text:s text:c="12"/>"nombre": "Graveler",</text:p>
            <text:p text:style-name="Table_20_Contents"><text:s text:c="12"/>"tipoPrimario": "ROCA",</text:p>
            <text:p text:style-name="Table_20_Contents"><text:s text:c="12"/>"tipoSecundario": "TIERRA",</text:p>
            <text:p text:style-name="Table_20_Contents"><text:s text:c="12"/>"total": 390,</text:p>
            <text:p text:style-name="Table_20_Contents"><text:s text:c="12"/>"salud": 55,</text:p>
            <text:p text:style-name="Table_20_Contents"><text:s text:c="12"/>"ataque": 95,</text:p>
            <text:p text:style-name="Table_20_Contents"><text:s text:c="12"/>"defensa": 115,</text:p>
            <text:p text:style-name="Table_20_Contents"><text:s text:c="12"/>"ataqueEspecial": 45,</text:p>
            <text:p text:style-name="Table_20_Contents"><text:s text:c="12"/>"defensaEspecial": 4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75,</text:p>
            <text:p text:style-name="Table_20_Contents"><text:s text:c="12"/>"nombre": "Alolan Graveler",</text:p>
            <text:p text:style-name="Table_20_Contents"><text:s text:c="12"/>"tipoPrimario": "ROCA",</text:p>
            <text:p text:style-name="Table_20_Contents"><text:s text:c="12"/>"tipoSecundario": "ELECTRICO",</text:p>
            <text:p text:style-name="Table_20_Contents"><text:s text:c="12"/>"total": 390,</text:p>
            <text:p text:style-name="Table_20_Contents"><text:s text:c="12"/>"salud": 55,</text:p>
            <text:p text:style-name="Table_20_Contents"><text:s text:c="12"/>"ataque": 95,</text:p>
            <text:p text:style-name="Table_20_Contents"><text:s text:c="12"/>"defensa": 115,</text:p>
            <text:p text:style-name="Table_20_Contents"><text:s text:c="12"/>"ataqueEspecial": 45,</text:p>
            <text:p text:style-name="Table_20_Contents"><text:s text:c="12"/>"defensaEspecial": 4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76,</text:p>
            <text:p text:style-name="Table_20_Contents"><text:s text:c="12"/>"nombre": "Golem",</text:p>
            <text:p text:style-name="Table_20_Contents"><text:s text:c="12"/>"tipoPrimario": "ROCA",</text:p>
            <text:p text:style-name="Table_20_Contents"><text:s text:c="12"/>"tipoSecundario": "TIERRA",</text:p>
            <text:p text:style-name="Table_20_Contents"><text:s text:c="12"/>"total": 495,</text:p>
            <text:p text:style-name="Table_20_Contents"><text:s text:c="12"/>"salud": 80,</text:p>
            <text:p text:style-name="Table_20_Contents"><text:s text:c="12"/>"ataque": 120,</text:p>
            <text:p text:style-name="Table_20_Contents"><text:s text:c="12"/>"defensa": 130,</text:p>
            <text:p text:style-name="Table_20_Contents"><text:s text:c="12"/>"ataqueEspecial": 55,</text:p>
            <text:p text:style-name="Table_20_Contents"><text:s text:c="12"/>"defensaEspecial": 6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76,</text:p>
            <text:p text:style-name="Table_20_Contents"><text:s text:c="12"/>"nombre": "Alolan Golem",</text:p>
            <text:p text:style-name="Table_20_Contents"><text:s text:c="12"/>"tipoPrimario": "ROCA",</text:p>
            <text:p text:style-name="Table_20_Contents"><text:s text:c="12"/>"tipoSecundario": "ELECTRICO",</text:p>
            <text:p text:style-name="Table_20_Contents"><text:s text:c="12"/>"total": 495,</text:p>
            <text:p text:style-name="Table_20_Contents"><text:s text:c="12"/>"salud": 80,</text:p>
            <text:p text:style-name="Table_20_Contents"><text:s text:c="12"/>"ataque": 120,</text:p>
            <text:p text:style-name="Table_20_Contents"><text:s text:c="12"/>"defensa": 130,</text:p>
            <text:p text:style-name="Table_20_Contents"><text:s text:c="12"/>"ataqueEspecial": 55,</text:p>
            <text:p text:style-name="Table_20_Contents"><text:s text:c="12"/>"defensaEspecial": 6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oft-page-break/><text:s text:c="12"/>"numero": 77,</text:p>
            <text:p text:style-name="Table_20_Contents"><text:s text:c="12"/>"nombre": "Ponyta",</text:p>
            <text:p text:style-name="Table_20_Contents"><text:s text:c="12"/>"tipoPrimario": "FUEGO",</text:p>
            <text:p text:style-name="Table_20_Contents"><text:s text:c="12"/>"total": 410,</text:p>
            <text:p text:style-name="Table_20_Contents"><text:s text:c="12"/>"salud": 50,</text:p>
            <text:p text:style-name="Table_20_Contents"><text:s text:c="12"/>"ataque": 85,</text:p>
            <text:p text:style-name="Table_20_Contents"><text:s text:c="12"/>"defensa": 55,</text:p>
            <text:p text:style-name="Table_20_Contents"><text:s text:c="12"/>"ataqueEspecial": 65,</text:p>
            <text:p text:style-name="Table_20_Contents"><text:s text:c="12"/>"defensaEspecial": 6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77,</text:p>
            <text:p text:style-name="Table_20_Contents"><text:s text:c="12"/>"nombre": "Galarian Ponyta",</text:p>
            <text:p text:style-name="Table_20_Contents"><text:s text:c="12"/>"tipoPrimario": "PSIQUICO",</text:p>
            <text:p text:style-name="Table_20_Contents"><text:s text:c="12"/>"total": 410,</text:p>
            <text:p text:style-name="Table_20_Contents"><text:s text:c="12"/>"salud": 50,</text:p>
            <text:p text:style-name="Table_20_Contents"><text:s text:c="12"/>"ataque": 85,</text:p>
            <text:p text:style-name="Table_20_Contents"><text:s text:c="12"/>"defensa": 55,</text:p>
            <text:p text:style-name="Table_20_Contents"><text:s text:c="12"/>"ataqueEspecial": 65,</text:p>
            <text:p text:style-name="Table_20_Contents"><text:s text:c="12"/>"defensaEspecial": 6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78,</text:p>
            <text:p text:style-name="Table_20_Contents"><text:s text:c="12"/>"nombre": "Rapidash",</text:p>
            <text:p text:style-name="Table_20_Contents"><text:s text:c="12"/>"tipoPrimario": "FUEGO",</text:p>
            <text:p text:style-name="Table_20_Contents"><text:s text:c="12"/>"total": 500,</text:p>
            <text:p text:style-name="Table_20_Contents"><text:s text:c="12"/>"salud": 65,</text:p>
            <text:p text:style-name="Table_20_Contents"><text:s text:c="12"/>"ataque": 100,</text:p>
            <text:p text:style-name="Table_20_Contents"><text:s text:c="12"/>"defensa": 70,</text:p>
            <text:p text:style-name="Table_20_Contents"><text:s text:c="12"/>"ataqueEspecial": 80,</text:p>
            <text:p text:style-name="Table_20_Contents"><text:s text:c="12"/>"defensaEspecial": 80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78,</text:p>
            <text:p text:style-name="Table_20_Contents"><text:s text:c="12"/>"nombre": "Galarian Rapidash",</text:p>
            <text:p text:style-name="Table_20_Contents"><text:s text:c="12"/>"tipoPrimario": "PSIQUICO",</text:p>
            <text:p text:style-name="Table_20_Contents"><text:s text:c="12"/>"tipoSecundario": "HADA",</text:p>
            <text:p text:style-name="Table_20_Contents"><text:s text:c="12"/>"total": 500,</text:p>
            <text:p text:style-name="Table_20_Contents"><text:s text:c="12"/>"salud": 65,</text:p>
            <text:p text:style-name="Table_20_Contents"><text:s text:c="12"/>"ataque": 100,</text:p>
            <text:p text:style-name="Table_20_Contents"><text:s text:c="12"/>"defensa": 70,</text:p>
            <text:p text:style-name="Table_20_Contents"><text:s text:c="12"/>"ataqueEspecial": 80,</text:p>
            <text:p text:style-name="Table_20_Contents"><text:s text:c="12"/>"defensaEspecial": 80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79,</text:p>
            <text:p text:style-name="Table_20_Contents"><text:s text:c="12"/>"nombre": "Slowpoke",</text:p>
            <text:p text:style-name="Table_20_Contents"><text:s text:c="12"/>"tipoPrimario": "AGUA",</text:p>
            <text:p text:style-name="Table_20_Contents"><text:soft-page-break/><text:s text:c="12"/>"tipoSecundario": "PSIQUICO",</text:p>
            <text:p text:style-name="Table_20_Contents"><text:s text:c="12"/>"total": 315,</text:p>
            <text:p text:style-name="Table_20_Contents"><text:s text:c="12"/>"salud": 90,</text:p>
            <text:p text:style-name="Table_20_Contents"><text:s text:c="12"/>"ataque": 65,</text:p>
            <text:p text:style-name="Table_20_Contents"><text:s text:c="12"/>"defensa": 65,</text:p>
            <text:p text:style-name="Table_20_Contents"><text:s text:c="12"/>"ataqueEspecial": 40,</text:p>
            <text:p text:style-name="Table_20_Contents"><text:s text:c="12"/>"defensaEspecial": 40,</text:p>
            <text:p text:style-name="Table_20_Contents"><text:s text:c="12"/>"velocidad": 15</text:p>
            <text:p text:style-name="Table_20_Contents"><text:s text:c="8"/>},</text:p>
            <text:p text:style-name="Table_20_Contents"><text:s text:c="8"/>{</text:p>
            <text:p text:style-name="Table_20_Contents"><text:s text:c="12"/>"numero": 80,</text:p>
            <text:p text:style-name="Table_20_Contents"><text:s text:c="12"/>"nombre": "Slowbro",</text:p>
            <text:p text:style-name="Table_20_Contents"><text:s text:c="12"/>"tipoPrimario": "AGUA",</text:p>
            <text:p text:style-name="Table_20_Contents"><text:s text:c="12"/>"tipoSecundario": "PSIQUICO",</text:p>
            <text:p text:style-name="Table_20_Contents"><text:s text:c="12"/>"total": 490,</text:p>
            <text:p text:style-name="Table_20_Contents"><text:s text:c="12"/>"salud": 95,</text:p>
            <text:p text:style-name="Table_20_Contents"><text:s text:c="12"/>"ataque": 75,</text:p>
            <text:p text:style-name="Table_20_Contents"><text:s text:c="12"/>"defensa": 110,</text:p>
            <text:p text:style-name="Table_20_Contents"><text:s text:c="12"/>"ataqueEspecial": 100,</text:p>
            <text:p text:style-name="Table_20_Contents"><text:s text:c="12"/>"defensaEspecial": 80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80,</text:p>
            <text:p text:style-name="Table_20_Contents"><text:s text:c="12"/>"nombre": "Mega Slowbro",</text:p>
            <text:p text:style-name="Table_20_Contents"><text:s text:c="12"/>"tipoPrimario": "AGUA",</text:p>
            <text:p text:style-name="Table_20_Contents"><text:s text:c="12"/>"tipoSecundario": "PSIQUICO",</text:p>
            <text:p text:style-name="Table_20_Contents"><text:s text:c="12"/>"total": 590,</text:p>
            <text:p text:style-name="Table_20_Contents"><text:s text:c="12"/>"salud": 95,</text:p>
            <text:p text:style-name="Table_20_Contents"><text:s text:c="12"/>"ataque": 75,</text:p>
            <text:p text:style-name="Table_20_Contents"><text:s text:c="12"/>"defensa": 180,</text:p>
            <text:p text:style-name="Table_20_Contents"><text:s text:c="12"/>"ataqueEspecial": 130,</text:p>
            <text:p text:style-name="Table_20_Contents"><text:s text:c="12"/>"defensaEspecial": 80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81,</text:p>
            <text:p text:style-name="Table_20_Contents"><text:s text:c="12"/>"nombre": "Magnemite",</text:p>
            <text:p text:style-name="Table_20_Contents"><text:s text:c="12"/>"tipoPrimario": "ELECTRICO",</text:p>
            <text:p text:style-name="Table_20_Contents"><text:s text:c="12"/>"tipoSecundario": "ACERO",</text:p>
            <text:p text:style-name="Table_20_Contents"><text:s text:c="12"/>"total": 325,</text:p>
            <text:p text:style-name="Table_20_Contents"><text:s text:c="12"/>"salud": 25,</text:p>
            <text:p text:style-name="Table_20_Contents"><text:s text:c="12"/>"ataque": 35,</text:p>
            <text:p text:style-name="Table_20_Contents"><text:s text:c="12"/>"defensa": 70,</text:p>
            <text:p text:style-name="Table_20_Contents"><text:s text:c="12"/>"ataqueEspecial": 95,</text:p>
            <text:p text:style-name="Table_20_Contents"><text:s text:c="12"/>"defensaEspecial": 5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82,</text:p>
            <text:p text:style-name="Table_20_Contents"><text:s text:c="12"/>"nombre": "Magneton",</text:p>
            <text:p text:style-name="Table_20_Contents"><text:s text:c="12"/>"tipoPrimario": "ELECTRICO",</text:p>
            <text:p text:style-name="Table_20_Contents"><text:soft-page-break/><text:s text:c="12"/>"tipoSecundario": "ACERO",</text:p>
            <text:p text:style-name="Table_20_Contents"><text:s text:c="12"/>"total": 465,</text:p>
            <text:p text:style-name="Table_20_Contents"><text:s text:c="12"/>"salud": 50,</text:p>
            <text:p text:style-name="Table_20_Contents"><text:s text:c="12"/>"ataque": 60,</text:p>
            <text:p text:style-name="Table_20_Contents"><text:s text:c="12"/>"defensa": 95,</text:p>
            <text:p text:style-name="Table_20_Contents"><text:s text:c="12"/>"ataqueEspecial": 120,</text:p>
            <text:p text:style-name="Table_20_Contents"><text:s text:c="12"/>"defensaEspecial": 70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83,</text:p>
            <text:p text:style-name="Table_20_Contents"><text:s text:c="12"/>"nombre": "Farfetch'd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377,</text:p>
            <text:p text:style-name="Table_20_Contents"><text:s text:c="12"/>"salud": 52,</text:p>
            <text:p text:style-name="Table_20_Contents"><text:s text:c="12"/>"ataque": 90,</text:p>
            <text:p text:style-name="Table_20_Contents"><text:s text:c="12"/>"defensa": 55,</text:p>
            <text:p text:style-name="Table_20_Contents"><text:s text:c="12"/>"ataqueEspecial": 58,</text:p>
            <text:p text:style-name="Table_20_Contents"><text:s text:c="12"/>"defensaEspecial": 62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83,</text:p>
            <text:p text:style-name="Table_20_Contents"><text:s text:c="12"/>"nombre": "Galarian Farfetch'd",</text:p>
            <text:p text:style-name="Table_20_Contents"><text:s text:c="12"/>"tipoPrimario": "LUCHA",</text:p>
            <text:p text:style-name="Table_20_Contents"><text:s text:c="12"/>"total": 377,</text:p>
            <text:p text:style-name="Table_20_Contents"><text:s text:c="12"/>"salud": 52,</text:p>
            <text:p text:style-name="Table_20_Contents"><text:s text:c="12"/>"ataque": 95,</text:p>
            <text:p text:style-name="Table_20_Contents"><text:s text:c="12"/>"defensa": 55,</text:p>
            <text:p text:style-name="Table_20_Contents"><text:s text:c="12"/>"ataqueEspecial": 58,</text:p>
            <text:p text:style-name="Table_20_Contents"><text:s text:c="12"/>"defensaEspecial": 62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84,</text:p>
            <text:p text:style-name="Table_20_Contents"><text:s text:c="12"/>"nombre": "Doduo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 text:c="12"/>"total": 310,</text:p>
            <text:p text:style-name="Table_20_Contents"><text:s text:c="12"/>"salud": 35,</text:p>
            <text:p text:style-name="Table_20_Contents"><text:s text:c="12"/>"ataque": 85,</text:p>
            <text:p text:style-name="Table_20_Contents"><text:s text:c="12"/>"defensa": 45,</text:p>
            <text:p text:style-name="Table_20_Contents"><text:s text:c="12"/>"ataqueEspecial": 35,</text:p>
            <text:p text:style-name="Table_20_Contents"><text:s text:c="12"/>"defensaEspecial": 35,</text:p>
            <text:p text:style-name="Table_20_Contents"><text:s text:c="12"/>"velocidad": 75</text:p>
            <text:p text:style-name="Table_20_Contents"><text:s text:c="8"/>},</text:p>
            <text:p text:style-name="Table_20_Contents"><text:s text:c="8"/>{</text:p>
            <text:p text:style-name="Table_20_Contents"><text:s text:c="12"/>"numero": 85,</text:p>
            <text:p text:style-name="Table_20_Contents"><text:s text:c="12"/>"nombre": "Dodrio",</text:p>
            <text:p text:style-name="Table_20_Contents"><text:s text:c="12"/>"tipoPrimario": "NORMAL",</text:p>
            <text:p text:style-name="Table_20_Contents"><text:s text:c="12"/>"tipoSecundario": "VOLADOR",</text:p>
            <text:p text:style-name="Table_20_Contents"><text:soft-page-break/><text:s text:c="12"/>"total": 470,</text:p>
            <text:p text:style-name="Table_20_Contents"><text:s text:c="12"/>"salud": 60,</text:p>
            <text:p text:style-name="Table_20_Contents"><text:s text:c="12"/>"ataque": 110,</text:p>
            <text:p text:style-name="Table_20_Contents"><text:s text:c="12"/>"defensa": 70,</text:p>
            <text:p text:style-name="Table_20_Contents"><text:s text:c="12"/>"ataqueEspecial": 60,</text:p>
            <text:p text:style-name="Table_20_Contents"><text:s text:c="12"/>"defensaEspecial": 60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86,</text:p>
            <text:p text:style-name="Table_20_Contents"><text:s text:c="12"/>"nombre": "Seel",</text:p>
            <text:p text:style-name="Table_20_Contents"><text:s text:c="12"/>"tipoPrimario": "AGUA",</text:p>
            <text:p text:style-name="Table_20_Contents"><text:s text:c="12"/>"total": 325,</text:p>
            <text:p text:style-name="Table_20_Contents"><text:s text:c="12"/>"salud": 65,</text:p>
            <text:p text:style-name="Table_20_Contents"><text:s text:c="12"/>"ataque": 45,</text:p>
            <text:p text:style-name="Table_20_Contents"><text:s text:c="12"/>"defensa": 55,</text:p>
            <text:p text:style-name="Table_20_Contents"><text:s text:c="12"/>"ataqueEspecial": 45,</text:p>
            <text:p text:style-name="Table_20_Contents"><text:s text:c="12"/>"defensaEspecial": 70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87,</text:p>
            <text:p text:style-name="Table_20_Contents"><text:s text:c="12"/>"nombre": "Dewgong",</text:p>
            <text:p text:style-name="Table_20_Contents"><text:s text:c="12"/>"tipoPrimario": "AGUA",</text:p>
            <text:p text:style-name="Table_20_Contents"><text:s text:c="12"/>"tipoSecundario": "HIELO",</text:p>
            <text:p text:style-name="Table_20_Contents"><text:s text:c="12"/>"total": 475,</text:p>
            <text:p text:style-name="Table_20_Contents"><text:s text:c="12"/>"salud": 90,</text:p>
            <text:p text:style-name="Table_20_Contents"><text:s text:c="12"/>"ataque": 70,</text:p>
            <text:p text:style-name="Table_20_Contents"><text:s text:c="12"/>"defensa": 80,</text:p>
            <text:p text:style-name="Table_20_Contents"><text:s text:c="12"/>"ataqueEspecial": 70,</text:p>
            <text:p text:style-name="Table_20_Contents"><text:s text:c="12"/>"defensaEspecial": 95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88,</text:p>
            <text:p text:style-name="Table_20_Contents"><text:s text:c="12"/>"nombre": "Grimer",</text:p>
            <text:p text:style-name="Table_20_Contents"><text:s text:c="12"/>"tipoPrimario": "VENENO",</text:p>
            <text:p text:style-name="Table_20_Contents"><text:s text:c="12"/>"total": 325,</text:p>
            <text:p text:style-name="Table_20_Contents"><text:s text:c="12"/>"salud": 80,</text:p>
            <text:p text:style-name="Table_20_Contents"><text:s text:c="12"/>"ataque": 80,</text:p>
            <text:p text:style-name="Table_20_Contents"><text:s text:c="12"/>"defensa": 50,</text:p>
            <text:p text:style-name="Table_20_Contents"><text:s text:c="12"/>"ataqueEspecial": 40,</text:p>
            <text:p text:style-name="Table_20_Contents"><text:s text:c="12"/>"defensaEspecial": 50,</text:p>
            <text:p text:style-name="Table_20_Contents"><text:s text:c="12"/>"velocidad": 25</text:p>
            <text:p text:style-name="Table_20_Contents"><text:s text:c="8"/>},</text:p>
            <text:p text:style-name="Table_20_Contents"><text:s text:c="8"/>{</text:p>
            <text:p text:style-name="Table_20_Contents"><text:s text:c="12"/>"numero": 88,</text:p>
            <text:p text:style-name="Table_20_Contents"><text:s text:c="12"/>"nombre": "Alolan Grimer",</text:p>
            <text:p text:style-name="Table_20_Contents"><text:s text:c="12"/>"tipoPrimario": "VENENO",</text:p>
            <text:p text:style-name="Table_20_Contents"><text:s text:c="12"/>"tipoSecundario": "SINIESTRO",</text:p>
            <text:p text:style-name="Table_20_Contents"><text:s text:c="12"/>"total": 325,</text:p>
            <text:p text:style-name="Table_20_Contents"><text:s text:c="12"/>"salud": 80,</text:p>
            <text:p text:style-name="Table_20_Contents"><text:soft-page-break/><text:s text:c="12"/>"ataque": 80,</text:p>
            <text:p text:style-name="Table_20_Contents"><text:s text:c="12"/>"defensa": 50,</text:p>
            <text:p text:style-name="Table_20_Contents"><text:s text:c="12"/>"ataqueEspecial": 40,</text:p>
            <text:p text:style-name="Table_20_Contents"><text:s text:c="12"/>"defensaEspecial": 50,</text:p>
            <text:p text:style-name="Table_20_Contents"><text:s text:c="12"/>"velocidad": 25</text:p>
            <text:p text:style-name="Table_20_Contents"><text:s text:c="8"/>},</text:p>
            <text:p text:style-name="Table_20_Contents"><text:s text:c="8"/>{</text:p>
            <text:p text:style-name="Table_20_Contents"><text:s text:c="12"/>"numero": 89,</text:p>
            <text:p text:style-name="Table_20_Contents"><text:s text:c="12"/>"nombre": "Muk",</text:p>
            <text:p text:style-name="Table_20_Contents"><text:s text:c="12"/>"tipoPrimario": "VENENO",</text:p>
            <text:p text:style-name="Table_20_Contents"><text:s text:c="12"/>"total": 500,</text:p>
            <text:p text:style-name="Table_20_Contents"><text:s text:c="12"/>"salud": 105,</text:p>
            <text:p text:style-name="Table_20_Contents"><text:s text:c="12"/>"ataque": 105,</text:p>
            <text:p text:style-name="Table_20_Contents"><text:s text:c="12"/>"defensa": 75,</text:p>
            <text:p text:style-name="Table_20_Contents"><text:s text:c="12"/>"ataqueEspecial": 65,</text:p>
            <text:p text:style-name="Table_20_Contents"><text:s text:c="12"/>"defensaEspecial": 10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89,</text:p>
            <text:p text:style-name="Table_20_Contents"><text:s text:c="12"/>"nombre": "Alolan Muk",</text:p>
            <text:p text:style-name="Table_20_Contents"><text:s text:c="12"/>"tipoPrimario": "VENENO",</text:p>
            <text:p text:style-name="Table_20_Contents"><text:s text:c="12"/>"tipoSecundario": "SINIESTRO",</text:p>
            <text:p text:style-name="Table_20_Contents"><text:s text:c="12"/>"total": 500,</text:p>
            <text:p text:style-name="Table_20_Contents"><text:s text:c="12"/>"salud": 105,</text:p>
            <text:p text:style-name="Table_20_Contents"><text:s text:c="12"/>"ataque": 105,</text:p>
            <text:p text:style-name="Table_20_Contents"><text:s text:c="12"/>"defensa": 75,</text:p>
            <text:p text:style-name="Table_20_Contents"><text:s text:c="12"/>"ataqueEspecial": 65,</text:p>
            <text:p text:style-name="Table_20_Contents"><text:s text:c="12"/>"defensaEspecial": 10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90,</text:p>
            <text:p text:style-name="Table_20_Contents"><text:s text:c="12"/>"nombre": "Shellder",</text:p>
            <text:p text:style-name="Table_20_Contents"><text:s text:c="12"/>"tipoPrimario": "AGUA",</text:p>
            <text:p text:style-name="Table_20_Contents"><text:s text:c="12"/>"total": 305,</text:p>
            <text:p text:style-name="Table_20_Contents"><text:s text:c="12"/>"salud": 30,</text:p>
            <text:p text:style-name="Table_20_Contents"><text:s text:c="12"/>"ataque": 65,</text:p>
            <text:p text:style-name="Table_20_Contents"><text:s text:c="12"/>"defensa": 100,</text:p>
            <text:p text:style-name="Table_20_Contents"><text:s text:c="12"/>"ataqueEspecial": 45,</text:p>
            <text:p text:style-name="Table_20_Contents"><text:s text:c="12"/>"defensaEspecial": 2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91,</text:p>
            <text:p text:style-name="Table_20_Contents"><text:s text:c="12"/>"nombre": "Cloyster",</text:p>
            <text:p text:style-name="Table_20_Contents"><text:s text:c="12"/>"tipoPrimario": "AGUA",</text:p>
            <text:p text:style-name="Table_20_Contents"><text:s text:c="12"/>"tipoSecundario": "HIELO",</text:p>
            <text:p text:style-name="Table_20_Contents"><text:s text:c="12"/>"total": 525,</text:p>
            <text:p text:style-name="Table_20_Contents"><text:s text:c="12"/>"salud": 50,</text:p>
            <text:p text:style-name="Table_20_Contents"><text:s text:c="12"/>"ataque": 95,</text:p>
            <text:p text:style-name="Table_20_Contents"><text:s text:c="12"/>"defensa": 180,</text:p>
            <text:p text:style-name="Table_20_Contents"><text:soft-page-break/><text:s text:c="12"/>"ataqueEspecial": 85,</text:p>
            <text:p text:style-name="Table_20_Contents"><text:s text:c="12"/>"defensaEspecial": 45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92,</text:p>
            <text:p text:style-name="Table_20_Contents"><text:s text:c="12"/>"nombre": "Gastly",</text:p>
            <text:p text:style-name="Table_20_Contents"><text:s text:c="12"/>"tipoPrimario": "FANTASMA",</text:p>
            <text:p text:style-name="Table_20_Contents"><text:s text:c="12"/>"tipoSecundario": "VENENO",</text:p>
            <text:p text:style-name="Table_20_Contents"><text:s text:c="12"/>"total": 310,</text:p>
            <text:p text:style-name="Table_20_Contents"><text:s text:c="12"/>"salud": 30,</text:p>
            <text:p text:style-name="Table_20_Contents"><text:s text:c="12"/>"ataque": 35,</text:p>
            <text:p text:style-name="Table_20_Contents"><text:s text:c="12"/>"defensa": 30,</text:p>
            <text:p text:style-name="Table_20_Contents"><text:s text:c="12"/>"ataqueEspecial": 100,</text:p>
            <text:p text:style-name="Table_20_Contents"><text:s text:c="12"/>"defensaEspecial": 35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93,</text:p>
            <text:p text:style-name="Table_20_Contents"><text:s text:c="12"/>"nombre": "Haunter",</text:p>
            <text:p text:style-name="Table_20_Contents"><text:s text:c="12"/>"tipoPrimario": "FANTASMA",</text:p>
            <text:p text:style-name="Table_20_Contents"><text:s text:c="12"/>"tipoSecundario": "VENENO",</text:p>
            <text:p text:style-name="Table_20_Contents"><text:s text:c="12"/>"total": 405,</text:p>
            <text:p text:style-name="Table_20_Contents"><text:s text:c="12"/>"salud": 45,</text:p>
            <text:p text:style-name="Table_20_Contents"><text:s text:c="12"/>"ataque": 50,</text:p>
            <text:p text:style-name="Table_20_Contents"><text:s text:c="12"/>"defensa": 45,</text:p>
            <text:p text:style-name="Table_20_Contents"><text:s text:c="12"/>"ataqueEspecial": 115,</text:p>
            <text:p text:style-name="Table_20_Contents"><text:s text:c="12"/>"defensaEspecial": 55,</text:p>
            <text:p text:style-name="Table_20_Contents"><text:s text:c="12"/>"velocidad": 95</text:p>
            <text:p text:style-name="Table_20_Contents"><text:s text:c="8"/>},</text:p>
            <text:p text:style-name="Table_20_Contents"><text:s text:c="8"/>{</text:p>
            <text:p text:style-name="Table_20_Contents"><text:s text:c="12"/>"numero": 94,</text:p>
            <text:p text:style-name="Table_20_Contents"><text:s text:c="12"/>"nombre": "Gengar",</text:p>
            <text:p text:style-name="Table_20_Contents"><text:s text:c="12"/>"tipoPrimario": "FANTASMA",</text:p>
            <text:p text:style-name="Table_20_Contents"><text:s text:c="12"/>"tipoSecundario": "VENENO",</text:p>
            <text:p text:style-name="Table_20_Contents"><text:s text:c="12"/>"total": 500,</text:p>
            <text:p text:style-name="Table_20_Contents"><text:s text:c="12"/>"salud": 60,</text:p>
            <text:p text:style-name="Table_20_Contents"><text:s text:c="12"/>"ataque": 65,</text:p>
            <text:p text:style-name="Table_20_Contents"><text:s text:c="12"/>"defensa": 60,</text:p>
            <text:p text:style-name="Table_20_Contents"><text:s text:c="12"/>"ataqueEspecial": 130,</text:p>
            <text:p text:style-name="Table_20_Contents"><text:s text:c="12"/>"defensaEspecial": 75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94,</text:p>
            <text:p text:style-name="Table_20_Contents"><text:s text:c="12"/>"nombre": "Mega Gengar",</text:p>
            <text:p text:style-name="Table_20_Contents"><text:s text:c="12"/>"tipoPrimario": "FANTASMA",</text:p>
            <text:p text:style-name="Table_20_Contents"><text:s text:c="12"/>"tipoSecundario": "VENENO",</text:p>
            <text:p text:style-name="Table_20_Contents"><text:s text:c="12"/>"total": 600,</text:p>
            <text:p text:style-name="Table_20_Contents"><text:s text:c="12"/>"salud": 60,</text:p>
            <text:p text:style-name="Table_20_Contents"><text:s text:c="12"/>"ataque": 65,</text:p>
            <text:p text:style-name="Table_20_Contents"><text:s text:c="12"/>"defensa": 80,</text:p>
            <text:p text:style-name="Table_20_Contents"><text:soft-page-break/><text:s text:c="12"/>"ataqueEspecial": 170,</text:p>
            <text:p text:style-name="Table_20_Contents"><text:s text:c="12"/>"defensaEspecial": 95,</text:p>
            <text:p text:style-name="Table_20_Contents"><text:s text:c="12"/>"velocidad": 130</text:p>
            <text:p text:style-name="Table_20_Contents"><text:s text:c="8"/>},</text:p>
            <text:p text:style-name="Table_20_Contents"><text:s text:c="8"/>{</text:p>
            <text:p text:style-name="Table_20_Contents"><text:s text:c="12"/>"numero": 95,</text:p>
            <text:p text:style-name="Table_20_Contents"><text:s text:c="12"/>"nombre": "Onix",</text:p>
            <text:p text:style-name="Table_20_Contents"><text:s text:c="12"/>"tipoPrimario": "ROCA",</text:p>
            <text:p text:style-name="Table_20_Contents"><text:s text:c="12"/>"tipoSecundario": "TIERRA",</text:p>
            <text:p text:style-name="Table_20_Contents"><text:s text:c="12"/>"total": 385,</text:p>
            <text:p text:style-name="Table_20_Contents"><text:s text:c="12"/>"salud": 35,</text:p>
            <text:p text:style-name="Table_20_Contents"><text:s text:c="12"/>"ataque": 45,</text:p>
            <text:p text:style-name="Table_20_Contents"><text:s text:c="12"/>"defensa": 160,</text:p>
            <text:p text:style-name="Table_20_Contents"><text:s text:c="12"/>"ataqueEspecial": 30,</text:p>
            <text:p text:style-name="Table_20_Contents"><text:s text:c="12"/>"defensaEspecial": 45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96,</text:p>
            <text:p text:style-name="Table_20_Contents"><text:s text:c="12"/>"nombre": "Drowzee",</text:p>
            <text:p text:style-name="Table_20_Contents"><text:s text:c="12"/>"tipoPrimario": "PSIQUICO",</text:p>
            <text:p text:style-name="Table_20_Contents"><text:s text:c="12"/>"total": 328,</text:p>
            <text:p text:style-name="Table_20_Contents"><text:s text:c="12"/>"salud": 60,</text:p>
            <text:p text:style-name="Table_20_Contents"><text:s text:c="12"/>"ataque": 48,</text:p>
            <text:p text:style-name="Table_20_Contents"><text:s text:c="12"/>"defensa": 45,</text:p>
            <text:p text:style-name="Table_20_Contents"><text:s text:c="12"/>"ataqueEspecial": 43,</text:p>
            <text:p text:style-name="Table_20_Contents"><text:s text:c="12"/>"defensaEspecial": 90,</text:p>
            <text:p text:style-name="Table_20_Contents"><text:s text:c="12"/>"velocidad": 42</text:p>
            <text:p text:style-name="Table_20_Contents"><text:s text:c="8"/>},</text:p>
            <text:p text:style-name="Table_20_Contents"><text:s text:c="8"/>{</text:p>
            <text:p text:style-name="Table_20_Contents"><text:s text:c="12"/>"numero": 97,</text:p>
            <text:p text:style-name="Table_20_Contents"><text:s text:c="12"/>"nombre": "Hypno",</text:p>
            <text:p text:style-name="Table_20_Contents"><text:s text:c="12"/>"tipoPrimario": "PSIQUICO",</text:p>
            <text:p text:style-name="Table_20_Contents"><text:s text:c="12"/>"total": 483,</text:p>
            <text:p text:style-name="Table_20_Contents"><text:s text:c="12"/>"salud": 85,</text:p>
            <text:p text:style-name="Table_20_Contents"><text:s text:c="12"/>"ataque": 73,</text:p>
            <text:p text:style-name="Table_20_Contents"><text:s text:c="12"/>"defensa": 70,</text:p>
            <text:p text:style-name="Table_20_Contents"><text:s text:c="12"/>"ataqueEspecial": 73,</text:p>
            <text:p text:style-name="Table_20_Contents"><text:s text:c="12"/>"defensaEspecial": 115,</text:p>
            <text:p text:style-name="Table_20_Contents"><text:s text:c="12"/>"velocidad": 67</text:p>
            <text:p text:style-name="Table_20_Contents"><text:s text:c="8"/>},</text:p>
            <text:p text:style-name="Table_20_Contents"><text:s text:c="8"/>{</text:p>
            <text:p text:style-name="Table_20_Contents"><text:s text:c="12"/>"numero": 98,</text:p>
            <text:p text:style-name="Table_20_Contents"><text:s text:c="12"/>"nombre": "Krabby",</text:p>
            <text:p text:style-name="Table_20_Contents"><text:s text:c="12"/>"tipoPrimario": "AGUA",</text:p>
            <text:p text:style-name="Table_20_Contents"><text:s text:c="12"/>"total": 325,</text:p>
            <text:p text:style-name="Table_20_Contents"><text:s text:c="12"/>"salud": 30,</text:p>
            <text:p text:style-name="Table_20_Contents"><text:s text:c="12"/>"ataque": 105,</text:p>
            <text:p text:style-name="Table_20_Contents"><text:s text:c="12"/>"defensa": 90,</text:p>
            <text:p text:style-name="Table_20_Contents"><text:s text:c="12"/>"ataqueEspecial": 25,</text:p>
            <text:p text:style-name="Table_20_Contents"><text:s text:c="12"/>"defensaEspecial": 25,</text:p>
            <text:p text:style-name="Table_20_Contents"><text:s text:c="12"/>"velocidad": 50</text:p>
            <text:p text:style-name="Table_20_Contents"><text:soft-page-break/><text:s text:c="8"/>},</text:p>
            <text:p text:style-name="Table_20_Contents"><text:s text:c="8"/>{</text:p>
            <text:p text:style-name="Table_20_Contents"><text:s text:c="12"/>"numero": 99,</text:p>
            <text:p text:style-name="Table_20_Contents"><text:s text:c="12"/>"nombre": "Kingler",</text:p>
            <text:p text:style-name="Table_20_Contents"><text:s text:c="12"/>"tipoPrimario": "AGUA",</text:p>
            <text:p text:style-name="Table_20_Contents"><text:s text:c="12"/>"total": 475,</text:p>
            <text:p text:style-name="Table_20_Contents"><text:s text:c="12"/>"salud": 55,</text:p>
            <text:p text:style-name="Table_20_Contents"><text:s text:c="12"/>"ataque": 130,</text:p>
            <text:p text:style-name="Table_20_Contents"><text:s text:c="12"/>"defensa": 115,</text:p>
            <text:p text:style-name="Table_20_Contents"><text:s text:c="12"/>"ataqueEspecial": 50,</text:p>
            <text:p text:style-name="Table_20_Contents"><text:s text:c="12"/>"defensaEspecial": 50,</text:p>
            <text:p text:style-name="Table_20_Contents"><text:s text:c="12"/>"velocidad": 75</text:p>
            <text:p text:style-name="Table_20_Contents"><text:s text:c="8"/>},</text:p>
            <text:p text:style-name="Table_20_Contents"><text:s text:c="8"/>{</text:p>
            <text:p text:style-name="Table_20_Contents"><text:s text:c="12"/>"numero": 100,</text:p>
            <text:p text:style-name="Table_20_Contents"><text:s text:c="12"/>"nombre": "Voltorb",</text:p>
            <text:p text:style-name="Table_20_Contents"><text:s text:c="12"/>"tipoPrimario": "ELECTRICO",</text:p>
            <text:p text:style-name="Table_20_Contents"><text:s text:c="12"/>"total": 330,</text:p>
            <text:p text:style-name="Table_20_Contents"><text:s text:c="12"/>"salud": 40,</text:p>
            <text:p text:style-name="Table_20_Contents"><text:s text:c="12"/>"ataque": 30,</text:p>
            <text:p text:style-name="Table_20_Contents"><text:s text:c="12"/>"defensa": 50,</text:p>
            <text:p text:style-name="Table_20_Contents"><text:s text:c="12"/>"ataqueEspecial": 55,</text:p>
            <text:p text:style-name="Table_20_Contents"><text:s text:c="12"/>"defensaEspecial": 55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101,</text:p>
            <text:p text:style-name="Table_20_Contents"><text:s text:c="12"/>"nombre": "Electrode",</text:p>
            <text:p text:style-name="Table_20_Contents"><text:s text:c="12"/>"tipoPrimario": "ELECTRICO",</text:p>
            <text:p text:style-name="Table_20_Contents"><text:s text:c="12"/>"total": 490,</text:p>
            <text:p text:style-name="Table_20_Contents"><text:s text:c="12"/>"salud": 60,</text:p>
            <text:p text:style-name="Table_20_Contents"><text:s text:c="12"/>"ataque": 50,</text:p>
            <text:p text:style-name="Table_20_Contents"><text:s text:c="12"/>"defensa": 70,</text:p>
            <text:p text:style-name="Table_20_Contents"><text:s text:c="12"/>"ataqueEspecial": 80,</text:p>
            <text:p text:style-name="Table_20_Contents"><text:s text:c="12"/>"defensaEspecial": 80,</text:p>
            <text:p text:style-name="Table_20_Contents"><text:s text:c="12"/>"velocidad": 150</text:p>
            <text:p text:style-name="Table_20_Contents"><text:s text:c="8"/>},</text:p>
            <text:p text:style-name="Table_20_Contents"><text:s text:c="8"/>{</text:p>
            <text:p text:style-name="Table_20_Contents"><text:s text:c="12"/>"numero": 102,</text:p>
            <text:p text:style-name="Table_20_Contents"><text:s text:c="12"/>"nombre": "Exeggcute",</text:p>
            <text:p text:style-name="Table_20_Contents"><text:s text:c="12"/>"tipoPrimario": "HIERBA",</text:p>
            <text:p text:style-name="Table_20_Contents"><text:s text:c="12"/>"tipoSecundario": "PSIQUICO",</text:p>
            <text:p text:style-name="Table_20_Contents"><text:s text:c="12"/>"total": 325,</text:p>
            <text:p text:style-name="Table_20_Contents"><text:s text:c="12"/>"salud": 60,</text:p>
            <text:p text:style-name="Table_20_Contents"><text:s text:c="12"/>"ataque": 40,</text:p>
            <text:p text:style-name="Table_20_Contents"><text:s text:c="12"/>"defensa": 80,</text:p>
            <text:p text:style-name="Table_20_Contents"><text:s text:c="12"/>"ataqueEspecial": 60,</text:p>
            <text:p text:style-name="Table_20_Contents"><text:s text:c="12"/>"defensaEspecial": 4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103,</text:p>
            <text:p text:style-name="Table_20_Contents"><text:soft-page-break/><text:s text:c="12"/>"nombre": "Exeggutor",</text:p>
            <text:p text:style-name="Table_20_Contents"><text:s text:c="12"/>"tipoPrimario": "HIERBA",</text:p>
            <text:p text:style-name="Table_20_Contents"><text:s text:c="12"/>"tipoSecundario": "PSIQUICO",</text:p>
            <text:p text:style-name="Table_20_Contents"><text:s text:c="12"/>"total": 530,</text:p>
            <text:p text:style-name="Table_20_Contents"><text:s text:c="12"/>"salud": 95,</text:p>
            <text:p text:style-name="Table_20_Contents"><text:s text:c="12"/>"ataque": 95,</text:p>
            <text:p text:style-name="Table_20_Contents"><text:s text:c="12"/>"defensa": 85,</text:p>
            <text:p text:style-name="Table_20_Contents"><text:s text:c="12"/>"ataqueEspecial": 125,</text:p>
            <text:p text:style-name="Table_20_Contents"><text:s text:c="12"/>"defensaEspecial": 75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103,</text:p>
            <text:p text:style-name="Table_20_Contents"><text:s text:c="12"/>"nombre": "Alolan Exeggutor",</text:p>
            <text:p text:style-name="Table_20_Contents"><text:s text:c="12"/>"tipoPrimario": "HIERBA",</text:p>
            <text:p text:style-name="Table_20_Contents"><text:s text:c="12"/>"tipoSecundario": "DRAGON",</text:p>
            <text:p text:style-name="Table_20_Contents"><text:s text:c="12"/>"total": 530,</text:p>
            <text:p text:style-name="Table_20_Contents"><text:s text:c="12"/>"salud": 95,</text:p>
            <text:p text:style-name="Table_20_Contents"><text:s text:c="12"/>"ataque": 105,</text:p>
            <text:p text:style-name="Table_20_Contents"><text:s text:c="12"/>"defensa": 85,</text:p>
            <text:p text:style-name="Table_20_Contents"><text:s text:c="12"/>"ataqueEspecial": 125,</text:p>
            <text:p text:style-name="Table_20_Contents"><text:s text:c="12"/>"defensaEspecial": 75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104,</text:p>
            <text:p text:style-name="Table_20_Contents"><text:s text:c="12"/>"nombre": "Cubone",</text:p>
            <text:p text:style-name="Table_20_Contents"><text:s text:c="12"/>"tipoPrimario": "TIERRA",</text:p>
            <text:p text:style-name="Table_20_Contents"><text:s text:c="12"/>"total": 320,</text:p>
            <text:p text:style-name="Table_20_Contents"><text:s text:c="12"/>"salud": 50,</text:p>
            <text:p text:style-name="Table_20_Contents"><text:s text:c="12"/>"ataque": 50,</text:p>
            <text:p text:style-name="Table_20_Contents"><text:s text:c="12"/>"defensa": 95,</text:p>
            <text:p text:style-name="Table_20_Contents"><text:s text:c="12"/>"ataqueEspecial": 40,</text:p>
            <text:p text:style-name="Table_20_Contents"><text:s text:c="12"/>"defensaEspecial": 50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105,</text:p>
            <text:p text:style-name="Table_20_Contents"><text:s text:c="12"/>"nombre": "Marowak",</text:p>
            <text:p text:style-name="Table_20_Contents"><text:s text:c="12"/>"tipoPrimario": "TIERRA",</text:p>
            <text:p text:style-name="Table_20_Contents"><text:s text:c="12"/>"total": 425,</text:p>
            <text:p text:style-name="Table_20_Contents"><text:s text:c="12"/>"salud": 60,</text:p>
            <text:p text:style-name="Table_20_Contents"><text:s text:c="12"/>"ataque": 80,</text:p>
            <text:p text:style-name="Table_20_Contents"><text:s text:c="12"/>"defensa": 110,</text:p>
            <text:p text:style-name="Table_20_Contents"><text:s text:c="12"/>"ataqueEspecial": 50,</text:p>
            <text:p text:style-name="Table_20_Contents"><text:s text:c="12"/>"defensaEspecial": 80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105,</text:p>
            <text:p text:style-name="Table_20_Contents"><text:s text:c="12"/>"nombre": "Alolan Marowak",</text:p>
            <text:p text:style-name="Table_20_Contents"><text:s text:c="12"/>"tipoPrimario": "FUEGO",</text:p>
            <text:p text:style-name="Table_20_Contents"><text:soft-page-break/><text:s text:c="12"/>"tipoSecundario": "FANTASMA",</text:p>
            <text:p text:style-name="Table_20_Contents"><text:s text:c="12"/>"total": 425,</text:p>
            <text:p text:style-name="Table_20_Contents"><text:s text:c="12"/>"salud": 60,</text:p>
            <text:p text:style-name="Table_20_Contents"><text:s text:c="12"/>"ataque": 80,</text:p>
            <text:p text:style-name="Table_20_Contents"><text:s text:c="12"/>"defensa": 110,</text:p>
            <text:p text:style-name="Table_20_Contents"><text:s text:c="12"/>"ataqueEspecial": 50,</text:p>
            <text:p text:style-name="Table_20_Contents"><text:s text:c="12"/>"defensaEspecial": 80,</text:p>
            <text:p text:style-name="Table_20_Contents"><text:s text:c="12"/>"velocidad": 45</text:p>
            <text:p text:style-name="Table_20_Contents"><text:s text:c="8"/>},</text:p>
            <text:p text:style-name="Table_20_Contents"><text:s text:c="8"/>{</text:p>
            <text:p text:style-name="Table_20_Contents"><text:s text:c="12"/>"numero": 106,</text:p>
            <text:p text:style-name="Table_20_Contents"><text:s text:c="12"/>"nombre": "Hitmonlee",</text:p>
            <text:p text:style-name="Table_20_Contents"><text:s text:c="12"/>"tipoPrimario": "LUCHA",</text:p>
            <text:p text:style-name="Table_20_Contents"><text:s text:c="12"/>"total": 455,</text:p>
            <text:p text:style-name="Table_20_Contents"><text:s text:c="12"/>"salud": 50,</text:p>
            <text:p text:style-name="Table_20_Contents"><text:s text:c="12"/>"ataque": 120,</text:p>
            <text:p text:style-name="Table_20_Contents"><text:s text:c="12"/>"defensa": 53,</text:p>
            <text:p text:style-name="Table_20_Contents"><text:s text:c="12"/>"ataqueEspecial": 35,</text:p>
            <text:p text:style-name="Table_20_Contents"><text:s text:c="12"/>"defensaEspecial": 110,</text:p>
            <text:p text:style-name="Table_20_Contents"><text:s text:c="12"/>"velocidad": 87</text:p>
            <text:p text:style-name="Table_20_Contents"><text:s text:c="8"/>},</text:p>
            <text:p text:style-name="Table_20_Contents"><text:s text:c="8"/>{</text:p>
            <text:p text:style-name="Table_20_Contents"><text:s text:c="12"/>"numero": 107,</text:p>
            <text:p text:style-name="Table_20_Contents"><text:s text:c="12"/>"nombre": "Hitmonchan",</text:p>
            <text:p text:style-name="Table_20_Contents"><text:s text:c="12"/>"tipoPrimario": "LUCHA",</text:p>
            <text:p text:style-name="Table_20_Contents"><text:s text:c="12"/>"total": 455,</text:p>
            <text:p text:style-name="Table_20_Contents"><text:s text:c="12"/>"salud": 50,</text:p>
            <text:p text:style-name="Table_20_Contents"><text:s text:c="12"/>"ataque": 105,</text:p>
            <text:p text:style-name="Table_20_Contents"><text:s text:c="12"/>"defensa": 79,</text:p>
            <text:p text:style-name="Table_20_Contents"><text:s text:c="12"/>"ataqueEspecial": 35,</text:p>
            <text:p text:style-name="Table_20_Contents"><text:s text:c="12"/>"defensaEspecial": 110,</text:p>
            <text:p text:style-name="Table_20_Contents"><text:s text:c="12"/>"velocidad": 76</text:p>
            <text:p text:style-name="Table_20_Contents"><text:s text:c="8"/>},</text:p>
            <text:p text:style-name="Table_20_Contents"><text:s text:c="8"/>{</text:p>
            <text:p text:style-name="Table_20_Contents"><text:s text:c="12"/>"numero": 108,</text:p>
            <text:p text:style-name="Table_20_Contents"><text:s text:c="12"/>"nombre": "Lickitung",</text:p>
            <text:p text:style-name="Table_20_Contents"><text:s text:c="12"/>"tipoPrimario": "NORMAL",</text:p>
            <text:p text:style-name="Table_20_Contents"><text:s text:c="12"/>"total": 385,</text:p>
            <text:p text:style-name="Table_20_Contents"><text:s text:c="12"/>"salud": 90,</text:p>
            <text:p text:style-name="Table_20_Contents"><text:s text:c="12"/>"ataque": 55,</text:p>
            <text:p text:style-name="Table_20_Contents"><text:s text:c="12"/>"defensa": 75,</text:p>
            <text:p text:style-name="Table_20_Contents"><text:s text:c="12"/>"ataqueEspecial": 60,</text:p>
            <text:p text:style-name="Table_20_Contents"><text:s text:c="12"/>"defensaEspecial": 75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109,</text:p>
            <text:p text:style-name="Table_20_Contents"><text:s text:c="12"/>"nombre": "Koffing",</text:p>
            <text:p text:style-name="Table_20_Contents"><text:s text:c="12"/>"tipoPrimario": "VENENO",</text:p>
            <text:p text:style-name="Table_20_Contents"><text:s text:c="12"/>"total": 340,</text:p>
            <text:p text:style-name="Table_20_Contents"><text:s text:c="12"/>"salud": 40,</text:p>
            <text:p text:style-name="Table_20_Contents"><text:s text:c="12"/>"ataque": 65,</text:p>
            <text:p text:style-name="Table_20_Contents"><text:soft-page-break/><text:s text:c="12"/>"defensa": 95,</text:p>
            <text:p text:style-name="Table_20_Contents"><text:s text:c="12"/>"ataqueEspecial": 60,</text:p>
            <text:p text:style-name="Table_20_Contents"><text:s text:c="12"/>"defensaEspecial": 4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110,</text:p>
            <text:p text:style-name="Table_20_Contents"><text:s text:c="12"/>"nombre": "Weezing",</text:p>
            <text:p text:style-name="Table_20_Contents"><text:s text:c="12"/>"tipoPrimario": "VENENO",</text:p>
            <text:p text:style-name="Table_20_Contents"><text:s text:c="12"/>"total": 490,</text:p>
            <text:p text:style-name="Table_20_Contents"><text:s text:c="12"/>"salud": 65,</text:p>
            <text:p text:style-name="Table_20_Contents"><text:s text:c="12"/>"ataque": 90,</text:p>
            <text:p text:style-name="Table_20_Contents"><text:s text:c="12"/>"defensa": 120,</text:p>
            <text:p text:style-name="Table_20_Contents"><text:s text:c="12"/>"ataqueEspecial": 85,</text:p>
            <text:p text:style-name="Table_20_Contents"><text:s text:c="12"/>"defensaEspecial": 7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110,</text:p>
            <text:p text:style-name="Table_20_Contents"><text:s text:c="12"/>"nombre": "Galarian Weezing",</text:p>
            <text:p text:style-name="Table_20_Contents"><text:s text:c="12"/>"tipoPrimario": "VENENO",</text:p>
            <text:p text:style-name="Table_20_Contents"><text:s text:c="12"/>"tipoSecundario": "HADA",</text:p>
            <text:p text:style-name="Table_20_Contents"><text:s text:c="12"/>"total": 490,</text:p>
            <text:p text:style-name="Table_20_Contents"><text:s text:c="12"/>"salud": 65,</text:p>
            <text:p text:style-name="Table_20_Contents"><text:s text:c="12"/>"ataque": 90,</text:p>
            <text:p text:style-name="Table_20_Contents"><text:s text:c="12"/>"defensa": 120,</text:p>
            <text:p text:style-name="Table_20_Contents"><text:s text:c="12"/>"ataqueEspecial": 85,</text:p>
            <text:p text:style-name="Table_20_Contents"><text:s text:c="12"/>"defensaEspecial": 7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111,</text:p>
            <text:p text:style-name="Table_20_Contents"><text:s text:c="12"/>"nombre": "Rhyhorn",</text:p>
            <text:p text:style-name="Table_20_Contents"><text:s text:c="12"/>"tipoPrimario": "TIERRA",</text:p>
            <text:p text:style-name="Table_20_Contents"><text:s text:c="12"/>"tipoSecundario": "ROCA",</text:p>
            <text:p text:style-name="Table_20_Contents"><text:s text:c="12"/>"total": 345,</text:p>
            <text:p text:style-name="Table_20_Contents"><text:s text:c="12"/>"salud": 80,</text:p>
            <text:p text:style-name="Table_20_Contents"><text:s text:c="12"/>"ataque": 85,</text:p>
            <text:p text:style-name="Table_20_Contents"><text:s text:c="12"/>"defensa": 95,</text:p>
            <text:p text:style-name="Table_20_Contents"><text:s text:c="12"/>"ataqueEspecial": 30,</text:p>
            <text:p text:style-name="Table_20_Contents"><text:s text:c="12"/>"defensaEspecial": 30,</text:p>
            <text:p text:style-name="Table_20_Contents"><text:s text:c="12"/>"velocidad": 25</text:p>
            <text:p text:style-name="Table_20_Contents"><text:s text:c="8"/>},</text:p>
            <text:p text:style-name="Table_20_Contents"><text:s text:c="8"/>{</text:p>
            <text:p text:style-name="Table_20_Contents"><text:s text:c="12"/>"numero": 112,</text:p>
            <text:p text:style-name="Table_20_Contents"><text:s text:c="12"/>"nombre": "Rhydon",</text:p>
            <text:p text:style-name="Table_20_Contents"><text:s text:c="12"/>"tipoPrimario": "TIERRA",</text:p>
            <text:p text:style-name="Table_20_Contents"><text:s text:c="12"/>"tipoSecundario": "ROCA",</text:p>
            <text:p text:style-name="Table_20_Contents"><text:s text:c="12"/>"total": 485,</text:p>
            <text:p text:style-name="Table_20_Contents"><text:s text:c="12"/>"salud": 105,</text:p>
            <text:p text:style-name="Table_20_Contents"><text:s text:c="12"/>"ataque": 130,</text:p>
            <text:p text:style-name="Table_20_Contents"><text:s text:c="12"/>"defensa": 120,</text:p>
            <text:p text:style-name="Table_20_Contents"><text:soft-page-break/><text:s text:c="12"/>"ataqueEspecial": 45,</text:p>
            <text:p text:style-name="Table_20_Contents"><text:s text:c="12"/>"defensaEspecial": 4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113,</text:p>
            <text:p text:style-name="Table_20_Contents"><text:s text:c="12"/>"nombre": "Chansey",</text:p>
            <text:p text:style-name="Table_20_Contents"><text:s text:c="12"/>"tipoPrimario": "NORMAL",</text:p>
            <text:p text:style-name="Table_20_Contents"><text:s text:c="12"/>"total": 450,</text:p>
            <text:p text:style-name="Table_20_Contents"><text:s text:c="12"/>"salud": 250,</text:p>
            <text:p text:style-name="Table_20_Contents"><text:s text:c="12"/>"ataque": 5,</text:p>
            <text:p text:style-name="Table_20_Contents"><text:s text:c="12"/>"defensa": 5,</text:p>
            <text:p text:style-name="Table_20_Contents"><text:s text:c="12"/>"ataqueEspecial": 35,</text:p>
            <text:p text:style-name="Table_20_Contents"><text:s text:c="12"/>"defensaEspecial": 105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114,</text:p>
            <text:p text:style-name="Table_20_Contents"><text:s text:c="12"/>"nombre": "Tangela",</text:p>
            <text:p text:style-name="Table_20_Contents"><text:s text:c="12"/>"tipoPrimario": "HIERBA",</text:p>
            <text:p text:style-name="Table_20_Contents"><text:s text:c="12"/>"total": 435,</text:p>
            <text:p text:style-name="Table_20_Contents"><text:s text:c="12"/>"salud": 65,</text:p>
            <text:p text:style-name="Table_20_Contents"><text:s text:c="12"/>"ataque": 55,</text:p>
            <text:p text:style-name="Table_20_Contents"><text:s text:c="12"/>"defensa": 115,</text:p>
            <text:p text:style-name="Table_20_Contents"><text:s text:c="12"/>"ataqueEspecial": 100,</text:p>
            <text:p text:style-name="Table_20_Contents"><text:s text:c="12"/>"defensaEspecial": 40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115,</text:p>
            <text:p text:style-name="Table_20_Contents"><text:s text:c="12"/>"nombre": "Kangaskhan",</text:p>
            <text:p text:style-name="Table_20_Contents"><text:s text:c="12"/>"tipoPrimario": "NORMAL",</text:p>
            <text:p text:style-name="Table_20_Contents"><text:s text:c="12"/>"total": 490,</text:p>
            <text:p text:style-name="Table_20_Contents"><text:s text:c="12"/>"salud": 105,</text:p>
            <text:p text:style-name="Table_20_Contents"><text:s text:c="12"/>"ataque": 95,</text:p>
            <text:p text:style-name="Table_20_Contents"><text:s text:c="12"/>"defensa": 80,</text:p>
            <text:p text:style-name="Table_20_Contents"><text:s text:c="12"/>"ataqueEspecial": 40,</text:p>
            <text:p text:style-name="Table_20_Contents"><text:s text:c="12"/>"defensaEspecial": 8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115,</text:p>
            <text:p text:style-name="Table_20_Contents"><text:s text:c="12"/>"nombre": "Mega Kangaskhan",</text:p>
            <text:p text:style-name="Table_20_Contents"><text:s text:c="12"/>"tipoPrimario": "NORMAL",</text:p>
            <text:p text:style-name="Table_20_Contents"><text:s text:c="12"/>"total": 590,</text:p>
            <text:p text:style-name="Table_20_Contents"><text:s text:c="12"/>"salud": 105,</text:p>
            <text:p text:style-name="Table_20_Contents"><text:s text:c="12"/>"ataque": 125,</text:p>
            <text:p text:style-name="Table_20_Contents"><text:s text:c="12"/>"defensa": 100,</text:p>
            <text:p text:style-name="Table_20_Contents"><text:s text:c="12"/>"ataqueEspecial": 60,</text:p>
            <text:p text:style-name="Table_20_Contents"><text:s text:c="12"/>"defensaEspecial": 100,</text:p>
            <text:p text:style-name="Table_20_Contents"><text:s text:c="12"/>"velocidad": 100</text:p>
            <text:p text:style-name="Table_20_Contents"><text:s text:c="8"/>},</text:p>
            <text:p text:style-name="Table_20_Contents"><text:soft-page-break/><text:s text:c="8"/>{</text:p>
            <text:p text:style-name="Table_20_Contents"><text:s text:c="12"/>"numero": 116,</text:p>
            <text:p text:style-name="Table_20_Contents"><text:s text:c="12"/>"nombre": "Horsea",</text:p>
            <text:p text:style-name="Table_20_Contents"><text:s text:c="12"/>"tipoPrimario": "AGUA",</text:p>
            <text:p text:style-name="Table_20_Contents"><text:s text:c="12"/>"total": 295,</text:p>
            <text:p text:style-name="Table_20_Contents"><text:s text:c="12"/>"salud": 30,</text:p>
            <text:p text:style-name="Table_20_Contents"><text:s text:c="12"/>"ataque": 40,</text:p>
            <text:p text:style-name="Table_20_Contents"><text:s text:c="12"/>"defensa": 70,</text:p>
            <text:p text:style-name="Table_20_Contents"><text:s text:c="12"/>"ataqueEspecial": 70,</text:p>
            <text:p text:style-name="Table_20_Contents"><text:s text:c="12"/>"defensaEspecial": 25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117,</text:p>
            <text:p text:style-name="Table_20_Contents"><text:s text:c="12"/>"nombre": "Seadra",</text:p>
            <text:p text:style-name="Table_20_Contents"><text:s text:c="12"/>"tipoPrimario": "AGUA",</text:p>
            <text:p text:style-name="Table_20_Contents"><text:s text:c="12"/>"total": 440,</text:p>
            <text:p text:style-name="Table_20_Contents"><text:s text:c="12"/>"salud": 55,</text:p>
            <text:p text:style-name="Table_20_Contents"><text:s text:c="12"/>"ataque": 65,</text:p>
            <text:p text:style-name="Table_20_Contents"><text:s text:c="12"/>"defensa": 95,</text:p>
            <text:p text:style-name="Table_20_Contents"><text:s text:c="12"/>"ataqueEspecial": 95,</text:p>
            <text:p text:style-name="Table_20_Contents"><text:s text:c="12"/>"defensaEspecial": 45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 text:c="12"/>"numero": 118,</text:p>
            <text:p text:style-name="Table_20_Contents"><text:s text:c="12"/>"nombre": "Goldeen",</text:p>
            <text:p text:style-name="Table_20_Contents"><text:s text:c="12"/>"tipoPrimario": "AGUA",</text:p>
            <text:p text:style-name="Table_20_Contents"><text:s text:c="12"/>"total": 320,</text:p>
            <text:p text:style-name="Table_20_Contents"><text:s text:c="12"/>"salud": 45,</text:p>
            <text:p text:style-name="Table_20_Contents"><text:s text:c="12"/>"ataque": 67,</text:p>
            <text:p text:style-name="Table_20_Contents"><text:s text:c="12"/>"defensa": 60,</text:p>
            <text:p text:style-name="Table_20_Contents"><text:s text:c="12"/>"ataqueEspecial": 35,</text:p>
            <text:p text:style-name="Table_20_Contents"><text:s text:c="12"/>"defensaEspecial": 50,</text:p>
            <text:p text:style-name="Table_20_Contents"><text:s text:c="12"/>"velocidad": 63</text:p>
            <text:p text:style-name="Table_20_Contents"><text:s text:c="8"/>},</text:p>
            <text:p text:style-name="Table_20_Contents"><text:s text:c="8"/>{</text:p>
            <text:p text:style-name="Table_20_Contents"><text:s text:c="12"/>"numero": 119,</text:p>
            <text:p text:style-name="Table_20_Contents"><text:s text:c="12"/>"nombre": "Seaking",</text:p>
            <text:p text:style-name="Table_20_Contents"><text:s text:c="12"/>"tipoPrimario": "AGUA",</text:p>
            <text:p text:style-name="Table_20_Contents"><text:s text:c="12"/>"total": 450,</text:p>
            <text:p text:style-name="Table_20_Contents"><text:s text:c="12"/>"salud": 80,</text:p>
            <text:p text:style-name="Table_20_Contents"><text:s text:c="12"/>"ataque": 92,</text:p>
            <text:p text:style-name="Table_20_Contents"><text:s text:c="12"/>"defensa": 65,</text:p>
            <text:p text:style-name="Table_20_Contents"><text:s text:c="12"/>"ataqueEspecial": 65,</text:p>
            <text:p text:style-name="Table_20_Contents"><text:s text:c="12"/>"defensaEspecial": 80,</text:p>
            <text:p text:style-name="Table_20_Contents"><text:s text:c="12"/>"velocidad": 68</text:p>
            <text:p text:style-name="Table_20_Contents"><text:s text:c="8"/>},</text:p>
            <text:p text:style-name="Table_20_Contents"><text:s text:c="8"/>{</text:p>
            <text:p text:style-name="Table_20_Contents"><text:s text:c="12"/>"numero": 120,</text:p>
            <text:p text:style-name="Table_20_Contents"><text:s text:c="12"/>"nombre": "Staryu",</text:p>
            <text:p text:style-name="Table_20_Contents"><text:s text:c="12"/>"tipoPrimario": "AGUA",</text:p>
            <text:p text:style-name="Table_20_Contents"><text:soft-page-break/><text:s text:c="12"/>"total": 340,</text:p>
            <text:p text:style-name="Table_20_Contents"><text:s text:c="12"/>"salud": 30,</text:p>
            <text:p text:style-name="Table_20_Contents"><text:s text:c="12"/>"ataque": 45,</text:p>
            <text:p text:style-name="Table_20_Contents"><text:s text:c="12"/>"defensa": 55,</text:p>
            <text:p text:style-name="Table_20_Contents"><text:s text:c="12"/>"ataqueEspecial": 70,</text:p>
            <text:p text:style-name="Table_20_Contents"><text:s text:c="12"/>"defensaEspecial": 55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 text:c="12"/>"numero": 121,</text:p>
            <text:p text:style-name="Table_20_Contents"><text:s text:c="12"/>"nombre": "Starmie",</text:p>
            <text:p text:style-name="Table_20_Contents"><text:s text:c="12"/>"tipoPrimario": "AGUA",</text:p>
            <text:p text:style-name="Table_20_Contents"><text:s text:c="12"/>"tipoSecundario": "PSIQUICO",</text:p>
            <text:p text:style-name="Table_20_Contents"><text:s text:c="12"/>"total": 520,</text:p>
            <text:p text:style-name="Table_20_Contents"><text:s text:c="12"/>"salud": 60,</text:p>
            <text:p text:style-name="Table_20_Contents"><text:s text:c="12"/>"ataque": 75,</text:p>
            <text:p text:style-name="Table_20_Contents"><text:s text:c="12"/>"defensa": 85,</text:p>
            <text:p text:style-name="Table_20_Contents"><text:s text:c="12"/>"ataqueEspecial": 100,</text:p>
            <text:p text:style-name="Table_20_Contents"><text:s text:c="12"/>"defensaEspecial": 85,</text:p>
            <text:p text:style-name="Table_20_Contents"><text:s text:c="12"/>"velocidad": 115</text:p>
            <text:p text:style-name="Table_20_Contents"><text:s text:c="8"/>},</text:p>
            <text:p text:style-name="Table_20_Contents"><text:s text:c="8"/>{</text:p>
            <text:p text:style-name="Table_20_Contents"><text:s text:c="12"/>"numero": 122,</text:p>
            <text:p text:style-name="Table_20_Contents"><text:s text:c="12"/>"nombre": "Mr. Mime",</text:p>
            <text:p text:style-name="Table_20_Contents"><text:s text:c="12"/>"tipoPrimario": "PSIQUICO",</text:p>
            <text:p text:style-name="Table_20_Contents"><text:s text:c="12"/>"tipoSecundario": "HADA",</text:p>
            <text:p text:style-name="Table_20_Contents"><text:s text:c="12"/>"total": 460,</text:p>
            <text:p text:style-name="Table_20_Contents"><text:s text:c="12"/>"salud": 40,</text:p>
            <text:p text:style-name="Table_20_Contents"><text:s text:c="12"/>"ataque": 45,</text:p>
            <text:p text:style-name="Table_20_Contents"><text:s text:c="12"/>"defensa": 65,</text:p>
            <text:p text:style-name="Table_20_Contents"><text:s text:c="12"/>"ataqueEspecial": 100,</text:p>
            <text:p text:style-name="Table_20_Contents"><text:s text:c="12"/>"defensaEspecial": 120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122,</text:p>
            <text:p text:style-name="Table_20_Contents"><text:s text:c="12"/>"nombre": "Galarian Mr. Mime",</text:p>
            <text:p text:style-name="Table_20_Contents"><text:s text:c="12"/>"tipoPrimario": "PSIQUICO",</text:p>
            <text:p text:style-name="Table_20_Contents"><text:s text:c="12"/>"tipoSecundario": "HIELO",</text:p>
            <text:p text:style-name="Table_20_Contents"><text:s text:c="12"/>"total": 460,</text:p>
            <text:p text:style-name="Table_20_Contents"><text:s text:c="12"/>"salud": 50,</text:p>
            <text:p text:style-name="Table_20_Contents"><text:s text:c="12"/>"ataque": 65,</text:p>
            <text:p text:style-name="Table_20_Contents"><text:s text:c="12"/>"defensa": 65,</text:p>
            <text:p text:style-name="Table_20_Contents"><text:s text:c="12"/>"ataqueEspecial": 90,</text:p>
            <text:p text:style-name="Table_20_Contents"><text:s text:c="12"/>"defensaEspecial": 90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123,</text:p>
            <text:p text:style-name="Table_20_Contents"><text:s text:c="12"/>"nombre": "Scyther",</text:p>
            <text:p text:style-name="Table_20_Contents"><text:s text:c="12"/>"tipoPrimario": "BICHO",</text:p>
            <text:p text:style-name="Table_20_Contents"><text:s text:c="12"/>"tipoSecundario": "VOLADOR",</text:p>
            <text:p text:style-name="Table_20_Contents"><text:soft-page-break/><text:s text:c="12"/>"total": 500,</text:p>
            <text:p text:style-name="Table_20_Contents"><text:s text:c="12"/>"salud": 70,</text:p>
            <text:p text:style-name="Table_20_Contents"><text:s text:c="12"/>"ataque": 110,</text:p>
            <text:p text:style-name="Table_20_Contents"><text:s text:c="12"/>"defensa": 80,</text:p>
            <text:p text:style-name="Table_20_Contents"><text:s text:c="12"/>"ataqueEspecial": 55,</text:p>
            <text:p text:style-name="Table_20_Contents"><text:s text:c="12"/>"defensaEspecial": 80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124,</text:p>
            <text:p text:style-name="Table_20_Contents"><text:s text:c="12"/>"nombre": "Jynx",</text:p>
            <text:p text:style-name="Table_20_Contents"><text:s text:c="12"/>"tipoPrimario": "HIELO",</text:p>
            <text:p text:style-name="Table_20_Contents"><text:s text:c="12"/>"tipoSecundario": "PSIQUICO",</text:p>
            <text:p text:style-name="Table_20_Contents"><text:s text:c="12"/>"total": 455,</text:p>
            <text:p text:style-name="Table_20_Contents"><text:s text:c="12"/>"salud": 65,</text:p>
            <text:p text:style-name="Table_20_Contents"><text:s text:c="12"/>"ataque": 50,</text:p>
            <text:p text:style-name="Table_20_Contents"><text:s text:c="12"/>"defensa": 35,</text:p>
            <text:p text:style-name="Table_20_Contents"><text:s text:c="12"/>"ataqueEspecial": 115,</text:p>
            <text:p text:style-name="Table_20_Contents"><text:s text:c="12"/>"defensaEspecial": 95,</text:p>
            <text:p text:style-name="Table_20_Contents"><text:s text:c="12"/>"velocidad": 95</text:p>
            <text:p text:style-name="Table_20_Contents"><text:s text:c="8"/>},</text:p>
            <text:p text:style-name="Table_20_Contents"><text:s text:c="8"/>{</text:p>
            <text:p text:style-name="Table_20_Contents"><text:s text:c="12"/>"numero": 125,</text:p>
            <text:p text:style-name="Table_20_Contents"><text:s text:c="12"/>"nombre": "Electabuzz",</text:p>
            <text:p text:style-name="Table_20_Contents"><text:s text:c="12"/>"tipoPrimario": "ELECTRICO",</text:p>
            <text:p text:style-name="Table_20_Contents"><text:s text:c="12"/>"total": 490,</text:p>
            <text:p text:style-name="Table_20_Contents"><text:s text:c="12"/>"salud": 65,</text:p>
            <text:p text:style-name="Table_20_Contents"><text:s text:c="12"/>"ataque": 83,</text:p>
            <text:p text:style-name="Table_20_Contents"><text:s text:c="12"/>"defensa": 57,</text:p>
            <text:p text:style-name="Table_20_Contents"><text:s text:c="12"/>"ataqueEspecial": 95,</text:p>
            <text:p text:style-name="Table_20_Contents"><text:s text:c="12"/>"defensaEspecial": 85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126,</text:p>
            <text:p text:style-name="Table_20_Contents"><text:s text:c="12"/>"nombre": "Magmar",</text:p>
            <text:p text:style-name="Table_20_Contents"><text:s text:c="12"/>"tipoPrimario": "FUEGO",</text:p>
            <text:p text:style-name="Table_20_Contents"><text:s text:c="12"/>"total": 495,</text:p>
            <text:p text:style-name="Table_20_Contents"><text:s text:c="12"/>"salud": 65,</text:p>
            <text:p text:style-name="Table_20_Contents"><text:s text:c="12"/>"ataque": 95,</text:p>
            <text:p text:style-name="Table_20_Contents"><text:s text:c="12"/>"defensa": 57,</text:p>
            <text:p text:style-name="Table_20_Contents"><text:s text:c="12"/>"ataqueEspecial": 100,</text:p>
            <text:p text:style-name="Table_20_Contents"><text:s text:c="12"/>"defensaEspecial": 85,</text:p>
            <text:p text:style-name="Table_20_Contents"><text:s text:c="12"/>"velocidad": 93</text:p>
            <text:p text:style-name="Table_20_Contents"><text:s text:c="8"/>},</text:p>
            <text:p text:style-name="Table_20_Contents"><text:s text:c="8"/>{</text:p>
            <text:p text:style-name="Table_20_Contents"><text:s text:c="12"/>"numero": 127,</text:p>
            <text:p text:style-name="Table_20_Contents"><text:s text:c="12"/>"nombre": "Pinsir",</text:p>
            <text:p text:style-name="Table_20_Contents"><text:s text:c="12"/>"tipoPrimario": "BICHO",</text:p>
            <text:p text:style-name="Table_20_Contents"><text:s text:c="12"/>"total": 500,</text:p>
            <text:p text:style-name="Table_20_Contents"><text:s text:c="12"/>"salud": 65,</text:p>
            <text:p text:style-name="Table_20_Contents"><text:s text:c="12"/>"ataque": 125,</text:p>
            <text:p text:style-name="Table_20_Contents"><text:soft-page-break/><text:s text:c="12"/>"defensa": 100,</text:p>
            <text:p text:style-name="Table_20_Contents"><text:s text:c="12"/>"ataqueEspecial": 55,</text:p>
            <text:p text:style-name="Table_20_Contents"><text:s text:c="12"/>"defensaEspecial": 70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 text:c="12"/>"numero": 127,</text:p>
            <text:p text:style-name="Table_20_Contents"><text:s text:c="12"/>"nombre": "Mega Pinsir",</text:p>
            <text:p text:style-name="Table_20_Contents"><text:s text:c="12"/>"tipoPrimario": "BICHO",</text:p>
            <text:p text:style-name="Table_20_Contents"><text:s text:c="12"/>"tipoSecundario": "VOLADOR",</text:p>
            <text:p text:style-name="Table_20_Contents"><text:s text:c="12"/>"total": 600,</text:p>
            <text:p text:style-name="Table_20_Contents"><text:s text:c="12"/>"salud": 65,</text:p>
            <text:p text:style-name="Table_20_Contents"><text:s text:c="12"/>"ataque": 155,</text:p>
            <text:p text:style-name="Table_20_Contents"><text:s text:c="12"/>"defensa": 120,</text:p>
            <text:p text:style-name="Table_20_Contents"><text:s text:c="12"/>"ataqueEspecial": 65,</text:p>
            <text:p text:style-name="Table_20_Contents"><text:s text:c="12"/>"defensaEspecial": 90,</text:p>
            <text:p text:style-name="Table_20_Contents"><text:s text:c="12"/>"velocidad": 105</text:p>
            <text:p text:style-name="Table_20_Contents"><text:s text:c="8"/>},</text:p>
            <text:p text:style-name="Table_20_Contents"><text:s text:c="8"/>{</text:p>
            <text:p text:style-name="Table_20_Contents"><text:s text:c="12"/>"numero": 128,</text:p>
            <text:p text:style-name="Table_20_Contents"><text:s text:c="12"/>"nombre": "Tauros",</text:p>
            <text:p text:style-name="Table_20_Contents"><text:s text:c="12"/>"tipoPrimario": "NORMAL",</text:p>
            <text:p text:style-name="Table_20_Contents"><text:s text:c="12"/>"total": 490,</text:p>
            <text:p text:style-name="Table_20_Contents"><text:s text:c="12"/>"salud": 75,</text:p>
            <text:p text:style-name="Table_20_Contents"><text:s text:c="12"/>"ataque": 100,</text:p>
            <text:p text:style-name="Table_20_Contents"><text:s text:c="12"/>"defensa": 95,</text:p>
            <text:p text:style-name="Table_20_Contents"><text:s text:c="12"/>"ataqueEspecial": 40,</text:p>
            <text:p text:style-name="Table_20_Contents"><text:s text:c="12"/>"defensaEspecial": 70,</text:p>
            <text:p text:style-name="Table_20_Contents"><text:s text:c="12"/>"velocidad": 110</text:p>
            <text:p text:style-name="Table_20_Contents"><text:s text:c="8"/>},</text:p>
            <text:p text:style-name="Table_20_Contents"><text:s text:c="8"/>{</text:p>
            <text:p text:style-name="Table_20_Contents"><text:s text:c="12"/>"numero": 129,</text:p>
            <text:p text:style-name="Table_20_Contents"><text:s text:c="12"/>"nombre": "Magikarp",</text:p>
            <text:p text:style-name="Table_20_Contents"><text:s text:c="12"/>"tipoPrimario": "AGUA",</text:p>
            <text:p text:style-name="Table_20_Contents"><text:s text:c="12"/>"total": 200,</text:p>
            <text:p text:style-name="Table_20_Contents"><text:s text:c="12"/>"salud": 20,</text:p>
            <text:p text:style-name="Table_20_Contents"><text:s text:c="12"/>"ataque": 10,</text:p>
            <text:p text:style-name="Table_20_Contents"><text:s text:c="12"/>"defensa": 55,</text:p>
            <text:p text:style-name="Table_20_Contents"><text:s text:c="12"/>"ataqueEspecial": 15,</text:p>
            <text:p text:style-name="Table_20_Contents"><text:s text:c="12"/>"defensaEspecial": 20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130,</text:p>
            <text:p text:style-name="Table_20_Contents"><text:s text:c="12"/>"nombre": "Gyarados",</text:p>
            <text:p text:style-name="Table_20_Contents"><text:s text:c="12"/>"tipoPrimario": "AGUA",</text:p>
            <text:p text:style-name="Table_20_Contents"><text:s text:c="12"/>"tipoSecundario": "VOLADOR",</text:p>
            <text:p text:style-name="Table_20_Contents"><text:s text:c="12"/>"total": 540,</text:p>
            <text:p text:style-name="Table_20_Contents"><text:s text:c="12"/>"salud": 95,</text:p>
            <text:p text:style-name="Table_20_Contents"><text:s text:c="12"/>"ataque": 125,</text:p>
            <text:p text:style-name="Table_20_Contents"><text:s text:c="12"/>"defensa": 79,</text:p>
            <text:p text:style-name="Table_20_Contents"><text:s text:c="12"/>"ataqueEspecial": 60,</text:p>
            <text:p text:style-name="Table_20_Contents"><text:soft-page-break/><text:s text:c="12"/>"defensaEspecial": 100,</text:p>
            <text:p text:style-name="Table_20_Contents"><text:s text:c="12"/>"velocidad": 81</text:p>
            <text:p text:style-name="Table_20_Contents"><text:s text:c="8"/>},</text:p>
            <text:p text:style-name="Table_20_Contents"><text:s text:c="8"/>{</text:p>
            <text:p text:style-name="Table_20_Contents"><text:s text:c="12"/>"numero": 130,</text:p>
            <text:p text:style-name="Table_20_Contents"><text:s text:c="12"/>"nombre": "Mega Gyarados",</text:p>
            <text:p text:style-name="Table_20_Contents"><text:s text:c="12"/>"tipoPrimario": "AGUA",</text:p>
            <text:p text:style-name="Table_20_Contents"><text:s text:c="12"/>"tipoSecundario": "SINIESTRO",</text:p>
            <text:p text:style-name="Table_20_Contents"><text:s text:c="12"/>"total": 640,</text:p>
            <text:p text:style-name="Table_20_Contents"><text:s text:c="12"/>"salud": 95,</text:p>
            <text:p text:style-name="Table_20_Contents"><text:s text:c="12"/>"ataque": 155,</text:p>
            <text:p text:style-name="Table_20_Contents"><text:s text:c="12"/>"defensa": 109,</text:p>
            <text:p text:style-name="Table_20_Contents"><text:s text:c="12"/>"ataqueEspecial": 70,</text:p>
            <text:p text:style-name="Table_20_Contents"><text:s text:c="12"/>"defensaEspecial": 130,</text:p>
            <text:p text:style-name="Table_20_Contents"><text:s text:c="12"/>"velocidad": 81</text:p>
            <text:p text:style-name="Table_20_Contents"><text:s text:c="8"/>},</text:p>
            <text:p text:style-name="Table_20_Contents"><text:s text:c="8"/>{</text:p>
            <text:p text:style-name="Table_20_Contents"><text:s text:c="12"/>"numero": 131,</text:p>
            <text:p text:style-name="Table_20_Contents"><text:s text:c="12"/>"nombre": "Lapras",</text:p>
            <text:p text:style-name="Table_20_Contents"><text:s text:c="12"/>"tipoPrimario": "AGUA",</text:p>
            <text:p text:style-name="Table_20_Contents"><text:s text:c="12"/>"tipoSecundario": "HIELO",</text:p>
            <text:p text:style-name="Table_20_Contents"><text:s text:c="12"/>"total": 535,</text:p>
            <text:p text:style-name="Table_20_Contents"><text:s text:c="12"/>"salud": 130,</text:p>
            <text:p text:style-name="Table_20_Contents"><text:s text:c="12"/>"ataque": 85,</text:p>
            <text:p text:style-name="Table_20_Contents"><text:s text:c="12"/>"defensa": 80,</text:p>
            <text:p text:style-name="Table_20_Contents"><text:s text:c="12"/>"ataqueEspecial": 85,</text:p>
            <text:p text:style-name="Table_20_Contents"><text:s text:c="12"/>"defensaEspecial": 95,</text:p>
            <text:p text:style-name="Table_20_Contents"><text:s text:c="12"/>"velocidad": 60</text:p>
            <text:p text:style-name="Table_20_Contents"><text:s text:c="8"/>},</text:p>
            <text:p text:style-name="Table_20_Contents"><text:s text:c="8"/>{</text:p>
            <text:p text:style-name="Table_20_Contents"><text:s text:c="12"/>"numero": 132,</text:p>
            <text:p text:style-name="Table_20_Contents"><text:s text:c="12"/>"nombre": "Ditto",</text:p>
            <text:p text:style-name="Table_20_Contents"><text:s text:c="12"/>"tipoPrimario": "NORMAL",</text:p>
            <text:p text:style-name="Table_20_Contents"><text:s text:c="12"/>"total": 288,</text:p>
            <text:p text:style-name="Table_20_Contents"><text:s text:c="12"/>"salud": 48,</text:p>
            <text:p text:style-name="Table_20_Contents"><text:s text:c="12"/>"ataque": 48,</text:p>
            <text:p text:style-name="Table_20_Contents"><text:s text:c="12"/>"defensa": 48,</text:p>
            <text:p text:style-name="Table_20_Contents"><text:s text:c="12"/>"ataqueEspecial": 48,</text:p>
            <text:p text:style-name="Table_20_Contents"><text:s text:c="12"/>"defensaEspecial": 48,</text:p>
            <text:p text:style-name="Table_20_Contents"><text:s text:c="12"/>"velocidad": 48</text:p>
            <text:p text:style-name="Table_20_Contents"><text:s text:c="8"/>},</text:p>
            <text:p text:style-name="Table_20_Contents"><text:s text:c="8"/>{</text:p>
            <text:p text:style-name="Table_20_Contents"><text:s text:c="12"/>"numero": 133,</text:p>
            <text:p text:style-name="Table_20_Contents"><text:s text:c="12"/>"nombre": "Eevee",</text:p>
            <text:p text:style-name="Table_20_Contents"><text:s text:c="12"/>"tipoPrimario": "NORMAL",</text:p>
            <text:p text:style-name="Table_20_Contents"><text:s text:c="12"/>"total": 325,</text:p>
            <text:p text:style-name="Table_20_Contents"><text:s text:c="12"/>"salud": 55,</text:p>
            <text:p text:style-name="Table_20_Contents"><text:s text:c="12"/>"ataque": 55,</text:p>
            <text:p text:style-name="Table_20_Contents"><text:s text:c="12"/>"defensa": 50,</text:p>
            <text:p text:style-name="Table_20_Contents"><text:s text:c="12"/>"ataqueEspecial": 45,</text:p>
            <text:p text:style-name="Table_20_Contents"><text:s text:c="12"/>"defensaEspecial": 65,</text:p>
            <text:p text:style-name="Table_20_Contents"><text:s text:c="12"/>"velocidad": 55</text:p>
            <text:p text:style-name="Table_20_Contents"><text:soft-page-break/><text:s text:c="8"/>},</text:p>
            <text:p text:style-name="Table_20_Contents"><text:s text:c="8"/>{</text:p>
            <text:p text:style-name="Table_20_Contents"><text:s text:c="12"/>"numero": 133,</text:p>
            <text:p text:style-name="Table_20_Contents"><text:s text:c="12"/>"nombre": "Partner Eevee",</text:p>
            <text:p text:style-name="Table_20_Contents"><text:s text:c="12"/>"tipoPrimario": " ",</text:p>
            <text:p text:style-name="Table_20_Contents"><text:s text:c="12"/>"tipoSecundario": "NORMAL",</text:p>
            <text:p text:style-name="Table_20_Contents"><text:s text:c="12"/>"total": 435,</text:p>
            <text:p text:style-name="Table_20_Contents"><text:s text:c="12"/>"salud": 65,</text:p>
            <text:p text:style-name="Table_20_Contents"><text:s text:c="12"/>"ataque": 75,</text:p>
            <text:p text:style-name="Table_20_Contents"><text:s text:c="12"/>"defensa": 70,</text:p>
            <text:p text:style-name="Table_20_Contents"><text:s text:c="12"/>"ataqueEspecial": 65,</text:p>
            <text:p text:style-name="Table_20_Contents"><text:s text:c="12"/>"defensaEspecial": 85,</text:p>
            <text:p text:style-name="Table_20_Contents"><text:s text:c="12"/>"velocidad": 75</text:p>
            <text:p text:style-name="Table_20_Contents"><text:s text:c="8"/>},</text:p>
            <text:p text:style-name="Table_20_Contents"><text:s text:c="8"/>{</text:p>
            <text:p text:style-name="Table_20_Contents"><text:s text:c="12"/>"numero": 134,</text:p>
            <text:p text:style-name="Table_20_Contents"><text:s text:c="12"/>"nombre": "Vaporeon",</text:p>
            <text:p text:style-name="Table_20_Contents"><text:s text:c="12"/>"tipoPrimario": "AGUA",</text:p>
            <text:p text:style-name="Table_20_Contents"><text:s text:c="12"/>"total": 525,</text:p>
            <text:p text:style-name="Table_20_Contents"><text:s text:c="12"/>"salud": 130,</text:p>
            <text:p text:style-name="Table_20_Contents"><text:s text:c="12"/>"ataque": 65,</text:p>
            <text:p text:style-name="Table_20_Contents"><text:s text:c="12"/>"defensa": 60,</text:p>
            <text:p text:style-name="Table_20_Contents"><text:s text:c="12"/>"ataqueEspecial": 110,</text:p>
            <text:p text:style-name="Table_20_Contents"><text:s text:c="12"/>"defensaEspecial": 95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135,</text:p>
            <text:p text:style-name="Table_20_Contents"><text:s text:c="12"/>"nombre": "Jolteon",</text:p>
            <text:p text:style-name="Table_20_Contents"><text:s text:c="12"/>"tipoPrimario": "ELECTRICO",</text:p>
            <text:p text:style-name="Table_20_Contents"><text:s text:c="12"/>"total": 525,</text:p>
            <text:p text:style-name="Table_20_Contents"><text:s text:c="12"/>"salud": 65,</text:p>
            <text:p text:style-name="Table_20_Contents"><text:s text:c="12"/>"ataque": 65,</text:p>
            <text:p text:style-name="Table_20_Contents"><text:s text:c="12"/>"defensa": 60,</text:p>
            <text:p text:style-name="Table_20_Contents"><text:s text:c="12"/>"ataqueEspecial": 110,</text:p>
            <text:p text:style-name="Table_20_Contents"><text:s text:c="12"/>"defensaEspecial": 95,</text:p>
            <text:p text:style-name="Table_20_Contents"><text:s text:c="12"/>"velocidad": 130</text:p>
            <text:p text:style-name="Table_20_Contents"><text:s text:c="8"/>},</text:p>
            <text:p text:style-name="Table_20_Contents"><text:s text:c="8"/>{</text:p>
            <text:p text:style-name="Table_20_Contents"><text:s text:c="12"/>"numero": 136,</text:p>
            <text:p text:style-name="Table_20_Contents"><text:s text:c="12"/>"nombre": "Flareon",</text:p>
            <text:p text:style-name="Table_20_Contents"><text:s text:c="12"/>"tipoPrimario": "FUEGO",</text:p>
            <text:p text:style-name="Table_20_Contents"><text:s text:c="12"/>"total": 525,</text:p>
            <text:p text:style-name="Table_20_Contents"><text:s text:c="12"/>"salud": 65,</text:p>
            <text:p text:style-name="Table_20_Contents"><text:s text:c="12"/>"ataque": 130,</text:p>
            <text:p text:style-name="Table_20_Contents"><text:s text:c="12"/>"defensa": 60,</text:p>
            <text:p text:style-name="Table_20_Contents"><text:s text:c="12"/>"ataqueEspecial": 95,</text:p>
            <text:p text:style-name="Table_20_Contents"><text:s text:c="12"/>"defensaEspecial": 110,</text:p>
            <text:p text:style-name="Table_20_Contents"><text:s text:c="12"/>"velocidad": 65</text:p>
            <text:p text:style-name="Table_20_Contents"><text:s text:c="8"/>},</text:p>
            <text:p text:style-name="Table_20_Contents"><text:s text:c="8"/>{</text:p>
            <text:p text:style-name="Table_20_Contents"><text:s text:c="12"/>"numero": 137,</text:p>
            <text:p text:style-name="Table_20_Contents"><text:soft-page-break/><text:s text:c="12"/>"nombre": "Porygon",</text:p>
            <text:p text:style-name="Table_20_Contents"><text:s text:c="12"/>"tipoPrimario": "NORMAL",</text:p>
            <text:p text:style-name="Table_20_Contents"><text:s text:c="12"/>"total": 395,</text:p>
            <text:p text:style-name="Table_20_Contents"><text:s text:c="12"/>"salud": 65,</text:p>
            <text:p text:style-name="Table_20_Contents"><text:s text:c="12"/>"ataque": 60,</text:p>
            <text:p text:style-name="Table_20_Contents"><text:s text:c="12"/>"defensa": 70,</text:p>
            <text:p text:style-name="Table_20_Contents"><text:s text:c="12"/>"ataqueEspecial": 85,</text:p>
            <text:p text:style-name="Table_20_Contents"><text:s text:c="12"/>"defensaEspecial": 75,</text:p>
            <text:p text:style-name="Table_20_Contents"><text:s text:c="12"/>"velocidad": 40</text:p>
            <text:p text:style-name="Table_20_Contents"><text:s text:c="8"/>},</text:p>
            <text:p text:style-name="Table_20_Contents"><text:s text:c="8"/>{</text:p>
            <text:p text:style-name="Table_20_Contents"><text:s text:c="12"/>"numero": 138,</text:p>
            <text:p text:style-name="Table_20_Contents"><text:s text:c="12"/>"nombre": "Omanyte",</text:p>
            <text:p text:style-name="Table_20_Contents"><text:s text:c="12"/>"tipoPrimario": "ROCA",</text:p>
            <text:p text:style-name="Table_20_Contents"><text:s text:c="12"/>"tipoSecundario": "AGUA",</text:p>
            <text:p text:style-name="Table_20_Contents"><text:s text:c="12"/>"total": 355,</text:p>
            <text:p text:style-name="Table_20_Contents"><text:s text:c="12"/>"salud": 35,</text:p>
            <text:p text:style-name="Table_20_Contents"><text:s text:c="12"/>"ataque": 40,</text:p>
            <text:p text:style-name="Table_20_Contents"><text:s text:c="12"/>"defensa": 100,</text:p>
            <text:p text:style-name="Table_20_Contents"><text:s text:c="12"/>"ataqueEspecial": 90,</text:p>
            <text:p text:style-name="Table_20_Contents"><text:s text:c="12"/>"defensaEspecial": 55,</text:p>
            <text:p text:style-name="Table_20_Contents"><text:s text:c="12"/>"velocidad": 35</text:p>
            <text:p text:style-name="Table_20_Contents"><text:s text:c="8"/>},</text:p>
            <text:p text:style-name="Table_20_Contents"><text:s text:c="8"/>{</text:p>
            <text:p text:style-name="Table_20_Contents"><text:s text:c="12"/>"numero": 139,</text:p>
            <text:p text:style-name="Table_20_Contents"><text:s text:c="12"/>"nombre": "Omastar",</text:p>
            <text:p text:style-name="Table_20_Contents"><text:s text:c="12"/>"tipoPrimario": "ROCA",</text:p>
            <text:p text:style-name="Table_20_Contents"><text:s text:c="12"/>"tipoSecundario": "AGUA",</text:p>
            <text:p text:style-name="Table_20_Contents"><text:s text:c="12"/>"total": 495,</text:p>
            <text:p text:style-name="Table_20_Contents"><text:s text:c="12"/>"salud": 70,</text:p>
            <text:p text:style-name="Table_20_Contents"><text:s text:c="12"/>"ataque": 60,</text:p>
            <text:p text:style-name="Table_20_Contents"><text:s text:c="12"/>"defensa": 125,</text:p>
            <text:p text:style-name="Table_20_Contents"><text:s text:c="12"/>"ataqueEspecial": 115,</text:p>
            <text:p text:style-name="Table_20_Contents"><text:s text:c="12"/>"defensaEspecial": 70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140,</text:p>
            <text:p text:style-name="Table_20_Contents"><text:s text:c="12"/>"nombre": "Kabuto",</text:p>
            <text:p text:style-name="Table_20_Contents"><text:s text:c="12"/>"tipoPrimario": "ROCA",</text:p>
            <text:p text:style-name="Table_20_Contents"><text:s text:c="12"/>"tipoSecundario": "AGUA",</text:p>
            <text:p text:style-name="Table_20_Contents"><text:s text:c="12"/>"total": 355,</text:p>
            <text:p text:style-name="Table_20_Contents"><text:s text:c="12"/>"salud": 30,</text:p>
            <text:p text:style-name="Table_20_Contents"><text:s text:c="12"/>"ataque": 80,</text:p>
            <text:p text:style-name="Table_20_Contents"><text:s text:c="12"/>"defensa": 90,</text:p>
            <text:p text:style-name="Table_20_Contents"><text:s text:c="12"/>"ataqueEspecial": 55,</text:p>
            <text:p text:style-name="Table_20_Contents"><text:s text:c="12"/>"defensaEspecial": 45,</text:p>
            <text:p text:style-name="Table_20_Contents"><text:s text:c="12"/>"velocidad": 55</text:p>
            <text:p text:style-name="Table_20_Contents"><text:s text:c="8"/>},</text:p>
            <text:p text:style-name="Table_20_Contents"><text:s text:c="8"/>{</text:p>
            <text:p text:style-name="Table_20_Contents"><text:s text:c="12"/>"numero": 141,</text:p>
            <text:p text:style-name="Table_20_Contents"><text:s text:c="12"/>"nombre": "Kabutops",</text:p>
            <text:p text:style-name="Table_20_Contents"><text:soft-page-break/><text:s text:c="12"/>"tipoPrimario": "ROCA",</text:p>
            <text:p text:style-name="Table_20_Contents"><text:s text:c="12"/>"tipoSecundario": "AGUA",</text:p>
            <text:p text:style-name="Table_20_Contents"><text:s text:c="12"/>"total": 495,</text:p>
            <text:p text:style-name="Table_20_Contents"><text:s text:c="12"/>"salud": 60,</text:p>
            <text:p text:style-name="Table_20_Contents"><text:s text:c="12"/>"ataque": 115,</text:p>
            <text:p text:style-name="Table_20_Contents"><text:s text:c="12"/>"defensa": 105,</text:p>
            <text:p text:style-name="Table_20_Contents"><text:s text:c="12"/>"ataqueEspecial": 65,</text:p>
            <text:p text:style-name="Table_20_Contents"><text:s text:c="12"/>"defensaEspecial": 70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142,</text:p>
            <text:p text:style-name="Table_20_Contents"><text:s text:c="12"/>"nombre": "Aerodactyl",</text:p>
            <text:p text:style-name="Table_20_Contents"><text:s text:c="12"/>"tipoPrimario": "ROCA",</text:p>
            <text:p text:style-name="Table_20_Contents"><text:s text:c="12"/>"tipoSecundario": "VOLADOR",</text:p>
            <text:p text:style-name="Table_20_Contents"><text:s text:c="12"/>"total": 515,</text:p>
            <text:p text:style-name="Table_20_Contents"><text:s text:c="12"/>"salud": 80,</text:p>
            <text:p text:style-name="Table_20_Contents"><text:s text:c="12"/>"ataque": 105,</text:p>
            <text:p text:style-name="Table_20_Contents"><text:s text:c="12"/>"defensa": 65,</text:p>
            <text:p text:style-name="Table_20_Contents"><text:s text:c="12"/>"ataqueEspecial": 60,</text:p>
            <text:p text:style-name="Table_20_Contents"><text:s text:c="12"/>"defensaEspecial": 75,</text:p>
            <text:p text:style-name="Table_20_Contents"><text:s text:c="12"/>"velocidad": 130</text:p>
            <text:p text:style-name="Table_20_Contents"><text:s text:c="8"/>},</text:p>
            <text:p text:style-name="Table_20_Contents"><text:s text:c="8"/>{</text:p>
            <text:p text:style-name="Table_20_Contents"><text:s text:c="12"/>"numero": 142,</text:p>
            <text:p text:style-name="Table_20_Contents"><text:s text:c="12"/>"nombre": "Mega Aerodactyl",</text:p>
            <text:p text:style-name="Table_20_Contents"><text:s text:c="12"/>"tipoPrimario": "ROCA",</text:p>
            <text:p text:style-name="Table_20_Contents"><text:s text:c="12"/>"tipoSecundario": "VOLADOR",</text:p>
            <text:p text:style-name="Table_20_Contents"><text:s text:c="12"/>"total": 615,</text:p>
            <text:p text:style-name="Table_20_Contents"><text:s text:c="12"/>"salud": 80,</text:p>
            <text:p text:style-name="Table_20_Contents"><text:s text:c="12"/>"ataque": 135,</text:p>
            <text:p text:style-name="Table_20_Contents"><text:s text:c="12"/>"defensa": 85,</text:p>
            <text:p text:style-name="Table_20_Contents"><text:s text:c="12"/>"ataqueEspecial": 70,</text:p>
            <text:p text:style-name="Table_20_Contents"><text:s text:c="12"/>"defensaEspecial": 95,</text:p>
            <text:p text:style-name="Table_20_Contents"><text:s text:c="12"/>"velocidad": 150</text:p>
            <text:p text:style-name="Table_20_Contents"><text:s text:c="8"/>},</text:p>
            <text:p text:style-name="Table_20_Contents"><text:s text:c="8"/>{</text:p>
            <text:p text:style-name="Table_20_Contents"><text:s text:c="12"/>"numero": 143,</text:p>
            <text:p text:style-name="Table_20_Contents"><text:s text:c="12"/>"nombre": "Snorlax",</text:p>
            <text:p text:style-name="Table_20_Contents"><text:s text:c="12"/>"tipoPrimario": "NORMAL",</text:p>
            <text:p text:style-name="Table_20_Contents"><text:s text:c="12"/>"total": 540,</text:p>
            <text:p text:style-name="Table_20_Contents"><text:s text:c="12"/>"salud": 160,</text:p>
            <text:p text:style-name="Table_20_Contents"><text:s text:c="12"/>"ataque": 110,</text:p>
            <text:p text:style-name="Table_20_Contents"><text:s text:c="12"/>"defensa": 65,</text:p>
            <text:p text:style-name="Table_20_Contents"><text:s text:c="12"/>"ataqueEspecial": 65,</text:p>
            <text:p text:style-name="Table_20_Contents"><text:s text:c="12"/>"defensaEspecial": 110,</text:p>
            <text:p text:style-name="Table_20_Contents"><text:s text:c="12"/>"velocidad": 30</text:p>
            <text:p text:style-name="Table_20_Contents"><text:s text:c="8"/>},</text:p>
            <text:p text:style-name="Table_20_Contents"><text:s text:c="8"/>{</text:p>
            <text:p text:style-name="Table_20_Contents"><text:s text:c="12"/>"numero": 144,</text:p>
            <text:p text:style-name="Table_20_Contents"><text:s text:c="12"/>"nombre": "Articuno",</text:p>
            <text:p text:style-name="Table_20_Contents"><text:s text:c="12"/>"tipoPrimario": "HIELO",</text:p>
            <text:p text:style-name="Table_20_Contents"><text:soft-page-break/><text:s text:c="12"/>"tipoSecundario": "VOLADOR",</text:p>
            <text:p text:style-name="Table_20_Contents"><text:s text:c="12"/>"total": 580,</text:p>
            <text:p text:style-name="Table_20_Contents"><text:s text:c="12"/>"salud": 90,</text:p>
            <text:p text:style-name="Table_20_Contents"><text:s text:c="12"/>"ataque": 85,</text:p>
            <text:p text:style-name="Table_20_Contents"><text:s text:c="12"/>"defensa": 100,</text:p>
            <text:p text:style-name="Table_20_Contents"><text:s text:c="12"/>"ataqueEspecial": 95,</text:p>
            <text:p text:style-name="Table_20_Contents"><text:s text:c="12"/>"defensaEspecial": 125,</text:p>
            <text:p text:style-name="Table_20_Contents"><text:s text:c="12"/>"velocidad": 85</text:p>
            <text:p text:style-name="Table_20_Contents"><text:s text:c="8"/>},</text:p>
            <text:p text:style-name="Table_20_Contents"><text:s text:c="8"/>{</text:p>
            <text:p text:style-name="Table_20_Contents"><text:s text:c="12"/>"numero": 145,</text:p>
            <text:p text:style-name="Table_20_Contents"><text:s text:c="12"/>"nombre": "Zapdos",</text:p>
            <text:p text:style-name="Table_20_Contents"><text:s text:c="12"/>"tipoPrimario": "ELECTRICO",</text:p>
            <text:p text:style-name="Table_20_Contents"><text:s text:c="12"/>"tipoSecundario": "VOLADOR",</text:p>
            <text:p text:style-name="Table_20_Contents"><text:s text:c="12"/>"total": 580,</text:p>
            <text:p text:style-name="Table_20_Contents"><text:s text:c="12"/>"salud": 90,</text:p>
            <text:p text:style-name="Table_20_Contents"><text:s text:c="12"/>"ataque": 90,</text:p>
            <text:p text:style-name="Table_20_Contents"><text:s text:c="12"/>"defensa": 85,</text:p>
            <text:p text:style-name="Table_20_Contents"><text:s text:c="12"/>"ataqueEspecial": 125,</text:p>
            <text:p text:style-name="Table_20_Contents"><text:s text:c="12"/>"defensaEspecial": 90,</text:p>
            <text:p text:style-name="Table_20_Contents"><text:s text:c="12"/>"velocidad": 100</text:p>
            <text:p text:style-name="Table_20_Contents"><text:s text:c="8"/>},</text:p>
            <text:p text:style-name="Table_20_Contents"><text:s text:c="8"/>{</text:p>
            <text:p text:style-name="Table_20_Contents"><text:s text:c="12"/>"numero": 146,</text:p>
            <text:p text:style-name="Table_20_Contents"><text:s text:c="12"/>"nombre": "Moltres",</text:p>
            <text:p text:style-name="Table_20_Contents"><text:s text:c="12"/>"tipoPrimario": "FUEGO",</text:p>
            <text:p text:style-name="Table_20_Contents"><text:s text:c="12"/>"tipoSecundario": "VOLADOR",</text:p>
            <text:p text:style-name="Table_20_Contents"><text:s text:c="12"/>"total": 580,</text:p>
            <text:p text:style-name="Table_20_Contents"><text:s text:c="12"/>"salud": 90,</text:p>
            <text:p text:style-name="Table_20_Contents"><text:s text:c="12"/>"ataque": 100,</text:p>
            <text:p text:style-name="Table_20_Contents"><text:s text:c="12"/>"defensa": 90,</text:p>
            <text:p text:style-name="Table_20_Contents"><text:s text:c="12"/>"ataqueEspecial": 125,</text:p>
            <text:p text:style-name="Table_20_Contents"><text:s text:c="12"/>"defensaEspecial": 85,</text:p>
            <text:p text:style-name="Table_20_Contents"><text:s text:c="12"/>"velocidad": 90</text:p>
            <text:p text:style-name="Table_20_Contents"><text:s text:c="8"/>},</text:p>
            <text:p text:style-name="Table_20_Contents"><text:s text:c="8"/>{</text:p>
            <text:p text:style-name="Table_20_Contents"><text:s text:c="12"/>"numero": 147,</text:p>
            <text:p text:style-name="Table_20_Contents"><text:s text:c="12"/>"nombre": "Dratini",</text:p>
            <text:p text:style-name="Table_20_Contents"><text:s text:c="12"/>"tipoPrimario": "DRAGON",</text:p>
            <text:p text:style-name="Table_20_Contents"><text:s text:c="12"/>"total": 300,</text:p>
            <text:p text:style-name="Table_20_Contents"><text:s text:c="12"/>"salud": 41,</text:p>
            <text:p text:style-name="Table_20_Contents"><text:s text:c="12"/>"ataque": 64,</text:p>
            <text:p text:style-name="Table_20_Contents"><text:s text:c="12"/>"defensa": 45,</text:p>
            <text:p text:style-name="Table_20_Contents"><text:s text:c="12"/>"ataqueEspecial": 50,</text:p>
            <text:p text:style-name="Table_20_Contents"><text:s text:c="12"/>"defensaEspecial": 50,</text:p>
            <text:p text:style-name="Table_20_Contents"><text:s text:c="12"/>"velocidad": 50</text:p>
            <text:p text:style-name="Table_20_Contents"><text:s text:c="8"/>},</text:p>
            <text:p text:style-name="Table_20_Contents"><text:s text:c="8"/>{</text:p>
            <text:p text:style-name="Table_20_Contents"><text:s text:c="12"/>"numero": 148,</text:p>
            <text:p text:style-name="Table_20_Contents"><text:s text:c="12"/>"nombre": "Dragonair",</text:p>
            <text:p text:style-name="Table_20_Contents"><text:s text:c="12"/>"tipoPrimario": "DRAGON",</text:p>
            <text:p text:style-name="Table_20_Contents"><text:s text:c="12"/>"total": 420,</text:p>
            <text:p text:style-name="Table_20_Contents"><text:soft-page-break/><text:s text:c="12"/>"salud": 61,</text:p>
            <text:p text:style-name="Table_20_Contents"><text:s text:c="12"/>"ataque": 84,</text:p>
            <text:p text:style-name="Table_20_Contents"><text:s text:c="12"/>"defensa": 65,</text:p>
            <text:p text:style-name="Table_20_Contents"><text:s text:c="12"/>"ataqueEspecial": 70,</text:p>
            <text:p text:style-name="Table_20_Contents"><text:s text:c="12"/>"defensaEspecial": 70,</text:p>
            <text:p text:style-name="Table_20_Contents"><text:s text:c="12"/>"velocidad": 70</text:p>
            <text:p text:style-name="Table_20_Contents"><text:s text:c="8"/>},</text:p>
            <text:p text:style-name="Table_20_Contents"><text:s text:c="8"/>{</text:p>
            <text:p text:style-name="Table_20_Contents"><text:s text:c="12"/>"numero": 149,</text:p>
            <text:p text:style-name="Table_20_Contents"><text:s text:c="12"/>"nombre": "Dragonite",</text:p>
            <text:p text:style-name="Table_20_Contents"><text:s text:c="12"/>"tipoPrimario": "DRAGON",</text:p>
            <text:p text:style-name="Table_20_Contents"><text:s text:c="12"/>"tipoSecundario": "VOLADOR",</text:p>
            <text:p text:style-name="Table_20_Contents"><text:s text:c="12"/>"total": 600,</text:p>
            <text:p text:style-name="Table_20_Contents"><text:s text:c="12"/>"salud": 91,</text:p>
            <text:p text:style-name="Table_20_Contents"><text:s text:c="12"/>"ataque": 134,</text:p>
            <text:p text:style-name="Table_20_Contents"><text:s text:c="12"/>"defensa": 95,</text:p>
            <text:p text:style-name="Table_20_Contents"><text:s text:c="12"/>"ataqueEspecial": 100,</text:p>
            <text:p text:style-name="Table_20_Contents"><text:s text:c="12"/>"defensaEspecial": 100,</text:p>
            <text:p text:style-name="Table_20_Contents"><text:s text:c="12"/>"velocidad": 80</text:p>
            <text:p text:style-name="Table_20_Contents"><text:s text:c="8"/>},</text:p>
            <text:p text:style-name="Table_20_Contents"><text:s text:c="8"/>{</text:p>
            <text:p text:style-name="Table_20_Contents"><text:s text:c="12"/>"numero": 150,</text:p>
            <text:p text:style-name="Table_20_Contents"><text:s text:c="12"/>"nombre": "Mewtwo",</text:p>
            <text:p text:style-name="Table_20_Contents"><text:s text:c="12"/>"tipoPrimario": "PSIQUICO",</text:p>
            <text:p text:style-name="Table_20_Contents"><text:s text:c="12"/>"total": 680,</text:p>
            <text:p text:style-name="Table_20_Contents"><text:s text:c="12"/>"salud": 106,</text:p>
            <text:p text:style-name="Table_20_Contents"><text:s text:c="12"/>"ataque": 110,</text:p>
            <text:p text:style-name="Table_20_Contents"><text:s text:c="12"/>"defensa": 90,</text:p>
            <text:p text:style-name="Table_20_Contents"><text:s text:c="12"/>"ataqueEspecial": 154,</text:p>
            <text:p text:style-name="Table_20_Contents"><text:s text:c="12"/>"defensaEspecial": 90,</text:p>
            <text:p text:style-name="Table_20_Contents"><text:s text:c="12"/>"velocidad": 130</text:p>
            <text:p text:style-name="Table_20_Contents"><text:s text:c="8"/>},</text:p>
            <text:p text:style-name="Table_20_Contents"><text:s text:c="8"/>{</text:p>
            <text:p text:style-name="Table_20_Contents"><text:s text:c="12"/>"numero": 150,</text:p>
            <text:p text:style-name="Table_20_Contents"><text:s text:c="12"/>"nombre": "Mega Mewtwo X",</text:p>
            <text:p text:style-name="Table_20_Contents"><text:s text:c="12"/>"tipoPrimario": "PSIQUICO",</text:p>
            <text:p text:style-name="Table_20_Contents"><text:s text:c="12"/>"tipoSecundario": "LUCHA",</text:p>
            <text:p text:style-name="Table_20_Contents"><text:s text:c="12"/>"total": 780,</text:p>
            <text:p text:style-name="Table_20_Contents"><text:s text:c="12"/>"salud": 106,</text:p>
            <text:p text:style-name="Table_20_Contents"><text:s text:c="12"/>"ataque": 190,</text:p>
            <text:p text:style-name="Table_20_Contents"><text:s text:c="12"/>"defensa": 100,</text:p>
            <text:p text:style-name="Table_20_Contents"><text:s text:c="12"/>"ataqueEspecial": 154,</text:p>
            <text:p text:style-name="Table_20_Contents"><text:s text:c="12"/>"defensaEspecial": 100,</text:p>
            <text:p text:style-name="Table_20_Contents"><text:s text:c="12"/>"velocidad": 130</text:p>
            <text:p text:style-name="Table_20_Contents"><text:s text:c="8"/>},</text:p>
            <text:p text:style-name="Table_20_Contents"><text:s text:c="8"/>{</text:p>
            <text:p text:style-name="Table_20_Contents"><text:s text:c="12"/>"numero": 150,</text:p>
            <text:p text:style-name="Table_20_Contents"><text:s text:c="12"/>"nombre": "Mega Mewtwo Y",</text:p>
            <text:p text:style-name="Table_20_Contents"><text:s text:c="12"/>"tipoPrimario": "PSIQUICO",</text:p>
            <text:p text:style-name="Table_20_Contents"><text:s text:c="12"/>"total": 780,</text:p>
            <text:p text:style-name="Table_20_Contents"><text:s text:c="12"/>"salud": 106,</text:p>
            <text:p text:style-name="Table_20_Contents"><text:s text:c="12"/>"ataque": 150,</text:p>
            <text:p text:style-name="Table_20_Contents"><text:soft-page-break/><text:s text:c="12"/>"defensa": 70,</text:p>
            <text:p text:style-name="Table_20_Contents"><text:s text:c="12"/>"ataqueEspecial": 194,</text:p>
            <text:p text:style-name="Table_20_Contents"><text:s text:c="12"/>"defensaEspecial": 120,</text:p>
            <text:p text:style-name="Table_20_Contents"><text:s text:c="12"/>"velocidad": 140</text:p>
            <text:p text:style-name="Table_20_Contents"><text:s text:c="8"/>},</text:p>
            <text:p text:style-name="Table_20_Contents"><text:s text:c="8"/>{</text:p>
            <text:p text:style-name="Table_20_Contents"><text:s text:c="12"/>"numero": 151,</text:p>
            <text:p text:style-name="Table_20_Contents"><text:s text:c="12"/>"nombre": "Mew",</text:p>
            <text:p text:style-name="Table_20_Contents"><text:s text:c="12"/>"tipoPrimario": "PSIQUICO",</text:p>
            <text:p text:style-name="Table_20_Contents"><text:s text:c="12"/>"total": 600,</text:p>
            <text:p text:style-name="Table_20_Contents"><text:s text:c="12"/>"salud": 100,</text:p>
            <text:p text:style-name="Table_20_Contents"><text:s text:c="12"/>"ataque": 100,</text:p>
            <text:p text:style-name="Table_20_Contents"><text:s text:c="12"/>"defensa": 100,</text:p>
            <text:p text:style-name="Table_20_Contents"><text:s text:c="12"/>"ataqueEspecial": 100,</text:p>
            <text:p text:style-name="Table_20_Contents"><text:s text:c="12"/>"defensaEspecial": 100,</text:p>
            <text:p text:style-name="Table_20_Contents"><text:s text:c="12"/>"velocidad": 100</text:p>
            <text:p text:style-name="Table_20_Contents"><text:s text:c="8"/>}</text:p>
            <text:p text:style-name="Table_20_Contents"><text:s text:c="4"/>],</text:p>
            <text:p text:style-name="Table_20_Contents"><text:s text:c="4"/>"error": "00",</text:p>
            <text:p text:style-name="Table_20_Contents"><text:s text:c="4"/>"descripcionError": "EXITO"</text:p>
            <text:p text:style-name="Table_20_Contents">}</text:p>
          </table:table-cell>
          <table:table-cell table:style-name="Tabla1.B2" office:value-type="string">
            <text:p text:style-name="Table_20_Contents">&lt;salida&gt;</text:p>
            <text:p text:style-name="Table_20_Contents"><text:s text:c="4"/>&lt;resultado&gt;</text:p>
            <text:p text:style-name="Table_20_Contents"><text:s text:c="8"/>&lt;pokemon&gt;</text:p>
            <text:p text:style-name="Table_20_Contents"><text:s text:c="12"/>&lt;numero&gt;1&lt;/numero&gt;</text:p>
            <text:p text:style-name="Table_20_Contents"><text:s text:c="12"/>&lt;nombre&gt;Bulbasaur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318&lt;/total&gt;</text:p>
            <text:p text:style-name="Table_20_Contents"><text:s text:c="12"/>&lt;salud&gt;45&lt;/salud&gt;</text:p>
            <text:p text:style-name="Table_20_Contents"><text:s text:c="12"/>&lt;ataque&gt;49&lt;/ataque&gt;</text:p>
            <text:p text:style-name="Table_20_Contents"><text:s text:c="12"/>&lt;defensa&gt;49&lt;/defensa&gt;</text:p>
            <text:p text:style-name="Table_20_Contents"><text:s text:c="12"/>&lt;ataqueEspecial&gt;65&lt;/ataqueEspecial&gt;</text:p>
            <text:p text:style-name="Table_20_Contents"><text:s text:c="12"/>&lt;defensaEspecial&gt;6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&lt;/numero&gt;</text:p>
            <text:p text:style-name="Table_20_Contents"><text:s text:c="12"/>&lt;nombre&gt;Ivysaur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405&lt;/total&gt;</text:p>
            <text:p text:style-name="Table_20_Contents"><text:s text:c="12"/>&lt;salud&gt;60&lt;/salud&gt;</text:p>
            <text:p text:style-name="Table_20_Contents"><text:s text:c="12"/>&lt;ataque&gt;62&lt;/ataque&gt;</text:p>
            <text:p text:style-name="Table_20_Contents"><text:s text:c="12"/>&lt;defensa&gt;63&lt;/defensa&gt;</text:p>
            <text:p text:style-name="Table_20_Contents"><text:s text:c="12"/>&lt;ataqueEspecial&gt;80&lt;/ataqueEspecial&gt;</text:p>
            <text:p text:style-name="Table_20_Contents"><text:s text:c="12"/>&lt;defensaEspecial&gt;8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&lt;/numero&gt;</text:p>
            <text:p text:style-name="Table_20_Contents"><text:s text:c="12"/>&lt;nombre&gt;Venusaur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525&lt;/total&gt;</text:p>
            <text:p text:style-name="Table_20_Contents"><text:s text:c="12"/>&lt;salud&gt;80&lt;/salud&gt;</text:p>
            <text:p text:style-name="Table_20_Contents"><text:s text:c="12"/>&lt;ataque&gt;82&lt;/ataque&gt;</text:p>
            <text:p text:style-name="Table_20_Contents"><text:s text:c="12"/>&lt;defensa&gt;83&lt;/defensa&gt;</text:p>
            <text:p text:style-name="Table_20_Contents"><text:s text:c="12"/>&lt;ataqueEspecial&gt;100&lt;/ataqueEspecial&gt;</text:p>
            <text:p text:style-name="Table_20_Contents"><text:s text:c="12"/>&lt;defensaEspecial&gt;100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oft-page-break/><text:s text:c="12"/>&lt;numero&gt;3&lt;/numero&gt;</text:p>
            <text:p text:style-name="Table_20_Contents"><text:s text:c="12"/>&lt;nombre&gt;Mega Venusaur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625&lt;/total&gt;</text:p>
            <text:p text:style-name="Table_20_Contents"><text:s text:c="12"/>&lt;salud&gt;80&lt;/salud&gt;</text:p>
            <text:p text:style-name="Table_20_Contents"><text:s text:c="12"/>&lt;ataque&gt;100&lt;/ataque&gt;</text:p>
            <text:p text:style-name="Table_20_Contents"><text:s text:c="12"/>&lt;defensa&gt;123&lt;/defensa&gt;</text:p>
            <text:p text:style-name="Table_20_Contents"><text:s text:c="12"/>&lt;ataqueEspecial&gt;122&lt;/ataqueEspecial&gt;</text:p>
            <text:p text:style-name="Table_20_Contents"><text:s text:c="12"/>&lt;defensaEspecial&gt;120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&lt;/numero&gt;</text:p>
            <text:p text:style-name="Table_20_Contents"><text:s text:c="12"/>&lt;nombre&gt;Charmander&lt;/nombre&gt;</text:p>
            <text:p text:style-name="Table_20_Contents"><text:s text:c="12"/>&lt;tipoPrimario&gt;FUEGO&lt;/tipoPrimario&gt;</text:p>
            <text:p text:style-name="Table_20_Contents"><text:s text:c="12"/>&lt;total&gt;309&lt;/total&gt;</text:p>
            <text:p text:style-name="Table_20_Contents"><text:s text:c="12"/>&lt;salud&gt;39&lt;/salud&gt;</text:p>
            <text:p text:style-name="Table_20_Contents"><text:s text:c="12"/>&lt;ataque&gt;52&lt;/ataque&gt;</text:p>
            <text:p text:style-name="Table_20_Contents"><text:s text:c="12"/>&lt;defensa&gt;43&lt;/defensa&gt;</text:p>
            <text:p text:style-name="Table_20_Contents"><text:s text:c="12"/>&lt;ataqueEspecial&gt;60&lt;/ataqueEspecial&gt;</text:p>
            <text:p text:style-name="Table_20_Contents"><text:s text:c="12"/>&lt;defensaEspecial&gt;50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&lt;/numero&gt;</text:p>
            <text:p text:style-name="Table_20_Contents"><text:s text:c="12"/>&lt;nombre&gt;Charmeleon&lt;/nombre&gt;</text:p>
            <text:p text:style-name="Table_20_Contents"><text:s text:c="12"/>&lt;tipoPrimario&gt;FUEGO&lt;/tipoPrimario&gt;</text:p>
            <text:p text:style-name="Table_20_Contents"><text:s text:c="12"/>&lt;total&gt;405&lt;/total&gt;</text:p>
            <text:p text:style-name="Table_20_Contents"><text:s text:c="12"/>&lt;salud&gt;58&lt;/salud&gt;</text:p>
            <text:p text:style-name="Table_20_Contents"><text:s text:c="12"/>&lt;ataque&gt;64&lt;/ataque&gt;</text:p>
            <text:p text:style-name="Table_20_Contents"><text:s text:c="12"/>&lt;defensa&gt;58&lt;/defensa&gt;</text:p>
            <text:p text:style-name="Table_20_Contents"><text:s text:c="12"/>&lt;ataqueEspecial&gt;80&lt;/ataqueEspecial&gt;</text:p>
            <text:p text:style-name="Table_20_Contents"><text:s text:c="12"/>&lt;defensaEspecial&gt;65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&lt;/numero&gt;</text:p>
            <text:p text:style-name="Table_20_Contents"><text:s text:c="12"/>&lt;nombre&gt;Charizard&lt;/nombre&gt;</text:p>
            <text:p text:style-name="Table_20_Contents"><text:s text:c="12"/>&lt;tipoPrimario&gt;FUEGO&lt;/tipoPrimario&gt;</text:p>
            <text:p text:style-name="Table_20_Contents"><text:s text:c="12"/>&lt;tipoSecundario&gt;VOLADOR&lt;/tipoSecundario&gt;</text:p>
            <text:p text:style-name="Table_20_Contents"><text:s text:c="12"/>&lt;total&gt;534&lt;/total&gt;</text:p>
            <text:p text:style-name="Table_20_Contents"><text:s text:c="12"/>&lt;salud&gt;78&lt;/salud&gt;</text:p>
            <text:p text:style-name="Table_20_Contents"><text:s text:c="12"/>&lt;ataque&gt;84&lt;/ataque&gt;</text:p>
            <text:p text:style-name="Table_20_Contents"><text:s text:c="12"/>&lt;defensa&gt;78&lt;/defensa&gt;</text:p>
            <text:p text:style-name="Table_20_Contents"><text:s text:c="12"/>&lt;ataqueEspecial&gt;109&lt;/ataqueEspecial&gt;</text:p>
            <text:p text:style-name="Table_20_Contents"><text:s text:c="12"/>&lt;defensaEspecial&gt;85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oft-page-break/><text:s text:c="8"/>&lt;pokemon&gt;</text:p>
            <text:p text:style-name="Table_20_Contents"><text:s text:c="12"/>&lt;numero&gt;6&lt;/numero&gt;</text:p>
            <text:p text:style-name="Table_20_Contents"><text:s text:c="12"/>&lt;nombre&gt;Mega Charizard X&lt;/nombre&gt;</text:p>
            <text:p text:style-name="Table_20_Contents"><text:s text:c="12"/>&lt;tipoPrimario&gt;FUEGO&lt;/tipoPrimario&gt;</text:p>
            <text:p text:style-name="Table_20_Contents"><text:s text:c="12"/>&lt;tipoSecundario&gt;DRAGON&lt;/tipoSecundario&gt;</text:p>
            <text:p text:style-name="Table_20_Contents"><text:s text:c="12"/>&lt;total&gt;634&lt;/total&gt;</text:p>
            <text:p text:style-name="Table_20_Contents"><text:s text:c="12"/>&lt;salud&gt;78&lt;/salud&gt;</text:p>
            <text:p text:style-name="Table_20_Contents"><text:s text:c="12"/>&lt;ataque&gt;130&lt;/ataque&gt;</text:p>
            <text:p text:style-name="Table_20_Contents"><text:s text:c="12"/>&lt;defensa&gt;111&lt;/defensa&gt;</text:p>
            <text:p text:style-name="Table_20_Contents"><text:s text:c="12"/>&lt;ataqueEspecial&gt;130&lt;/ataqueEspecial&gt;</text:p>
            <text:p text:style-name="Table_20_Contents"><text:s text:c="12"/>&lt;defensaEspecial&gt;85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&lt;/numero&gt;</text:p>
            <text:p text:style-name="Table_20_Contents"><text:s text:c="12"/>&lt;nombre&gt;Mega Charizard Y&lt;/nombre&gt;</text:p>
            <text:p text:style-name="Table_20_Contents"><text:s text:c="12"/>&lt;tipoPrimario&gt;FUEGO&lt;/tipoPrimario&gt;</text:p>
            <text:p text:style-name="Table_20_Contents"><text:s text:c="12"/>&lt;tipoSecundario&gt;VOLADOR&lt;/tipoSecundario&gt;</text:p>
            <text:p text:style-name="Table_20_Contents"><text:s text:c="12"/>&lt;total&gt;634&lt;/total&gt;</text:p>
            <text:p text:style-name="Table_20_Contents"><text:s text:c="12"/>&lt;salud&gt;78&lt;/salud&gt;</text:p>
            <text:p text:style-name="Table_20_Contents"><text:s text:c="12"/>&lt;ataque&gt;104&lt;/ataque&gt;</text:p>
            <text:p text:style-name="Table_20_Contents"><text:s text:c="12"/>&lt;defensa&gt;78&lt;/defensa&gt;</text:p>
            <text:p text:style-name="Table_20_Contents"><text:s text:c="12"/>&lt;ataqueEspecial&gt;159&lt;/ataqueEspecial&gt;</text:p>
            <text:p text:style-name="Table_20_Contents"><text:s text:c="12"/>&lt;defensaEspecial&gt;115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&lt;/numero&gt;</text:p>
            <text:p text:style-name="Table_20_Contents"><text:s text:c="12"/>&lt;nombre&gt;Squirtle&lt;/nombre&gt;</text:p>
            <text:p text:style-name="Table_20_Contents"><text:s text:c="12"/>&lt;tipoPrimario&gt;AGUA&lt;/tipoPrimario&gt;</text:p>
            <text:p text:style-name="Table_20_Contents"><text:s text:c="12"/>&lt;total&gt;314&lt;/total&gt;</text:p>
            <text:p text:style-name="Table_20_Contents"><text:s text:c="12"/>&lt;salud&gt;44&lt;/salud&gt;</text:p>
            <text:p text:style-name="Table_20_Contents"><text:s text:c="12"/>&lt;ataque&gt;48&lt;/ataque&gt;</text:p>
            <text:p text:style-name="Table_20_Contents"><text:s text:c="12"/>&lt;defensa&gt;65&lt;/defensa&gt;</text:p>
            <text:p text:style-name="Table_20_Contents"><text:s text:c="12"/>&lt;ataqueEspecial&gt;50&lt;/ataqueEspecial&gt;</text:p>
            <text:p text:style-name="Table_20_Contents"><text:s text:c="12"/>&lt;defensaEspecial&gt;64&lt;/defensaEspecial&gt;</text:p>
            <text:p text:style-name="Table_20_Contents"><text:s text:c="12"/>&lt;velocidad&gt;43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&lt;/numero&gt;</text:p>
            <text:p text:style-name="Table_20_Contents"><text:s text:c="12"/>&lt;nombre&gt;Wartortle&lt;/nombre&gt;</text:p>
            <text:p text:style-name="Table_20_Contents"><text:s text:c="12"/>&lt;tipoPrimario&gt;AGUA&lt;/tipoPrimario&gt;</text:p>
            <text:p text:style-name="Table_20_Contents"><text:s text:c="12"/>&lt;total&gt;405&lt;/total&gt;</text:p>
            <text:p text:style-name="Table_20_Contents"><text:s text:c="12"/>&lt;salud&gt;59&lt;/salud&gt;</text:p>
            <text:p text:style-name="Table_20_Contents"><text:s text:c="12"/>&lt;ataque&gt;63&lt;/ataque&gt;</text:p>
            <text:p text:style-name="Table_20_Contents"><text:s text:c="12"/>&lt;defensa&gt;80&lt;/defensa&gt;</text:p>
            <text:p text:style-name="Table_20_Contents"><text:s text:c="12"/>&lt;ataqueEspecial&gt;65&lt;/ataqueEspecial&gt;</text:p>
            <text:p text:style-name="Table_20_Contents"><text:s text:c="12"/>&lt;defensaEspecial&gt;80&lt;/defensaEspecial&gt;</text:p>
            <text:p text:style-name="Table_20_Contents"><text:s text:c="12"/>&lt;velocidad&gt;58&lt;/velocidad&gt;</text:p>
            <text:p text:style-name="Table_20_Contents"><text:soft-page-break/><text:s text:c="8"/>&lt;/pokemon&gt;</text:p>
            <text:p text:style-name="Table_20_Contents"><text:s text:c="8"/>&lt;pokemon&gt;</text:p>
            <text:p text:style-name="Table_20_Contents"><text:s text:c="12"/>&lt;numero&gt;9&lt;/numero&gt;</text:p>
            <text:p text:style-name="Table_20_Contents"><text:s text:c="12"/>&lt;nombre&gt;Blastoise&lt;/nombre&gt;</text:p>
            <text:p text:style-name="Table_20_Contents"><text:s text:c="12"/>&lt;tipoPrimario&gt;AGUA&lt;/tipoPrimario&gt;</text:p>
            <text:p text:style-name="Table_20_Contents"><text:s text:c="12"/>&lt;total&gt;530&lt;/total&gt;</text:p>
            <text:p text:style-name="Table_20_Contents"><text:s text:c="12"/>&lt;salud&gt;79&lt;/salud&gt;</text:p>
            <text:p text:style-name="Table_20_Contents"><text:s text:c="12"/>&lt;ataque&gt;83&lt;/ataque&gt;</text:p>
            <text:p text:style-name="Table_20_Contents"><text:s text:c="12"/>&lt;defensa&gt;100&lt;/defensa&gt;</text:p>
            <text:p text:style-name="Table_20_Contents"><text:s text:c="12"/>&lt;ataqueEspecial&gt;85&lt;/ataqueEspecial&gt;</text:p>
            <text:p text:style-name="Table_20_Contents"><text:s text:c="12"/>&lt;defensaEspecial&gt;105&lt;/defensaEspecial&gt;</text:p>
            <text:p text:style-name="Table_20_Contents"><text:s text:c="12"/>&lt;velocidad&gt;78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&lt;/numero&gt;</text:p>
            <text:p text:style-name="Table_20_Contents"><text:s text:c="12"/>&lt;nombre&gt;Mega Blastoise&lt;/nombre&gt;</text:p>
            <text:p text:style-name="Table_20_Contents"><text:s text:c="12"/>&lt;tipoPrimario&gt;AGUA&lt;/tipoPrimario&gt;</text:p>
            <text:p text:style-name="Table_20_Contents"><text:s text:c="12"/>&lt;total&gt;630&lt;/total&gt;</text:p>
            <text:p text:style-name="Table_20_Contents"><text:s text:c="12"/>&lt;salud&gt;79&lt;/salud&gt;</text:p>
            <text:p text:style-name="Table_20_Contents"><text:s text:c="12"/>&lt;ataque&gt;103&lt;/ataque&gt;</text:p>
            <text:p text:style-name="Table_20_Contents"><text:s text:c="12"/>&lt;defensa&gt;120&lt;/defensa&gt;</text:p>
            <text:p text:style-name="Table_20_Contents"><text:s text:c="12"/>&lt;ataqueEspecial&gt;135&lt;/ataqueEspecial&gt;</text:p>
            <text:p text:style-name="Table_20_Contents"><text:s text:c="12"/>&lt;defensaEspecial&gt;115&lt;/defensaEspecial&gt;</text:p>
            <text:p text:style-name="Table_20_Contents"><text:s text:c="12"/>&lt;velocidad&gt;78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&lt;/numero&gt;</text:p>
            <text:p text:style-name="Table_20_Contents"><text:s text:c="12"/>&lt;nombre&gt;Caterpie&lt;/nombre&gt;</text:p>
            <text:p text:style-name="Table_20_Contents"><text:s text:c="12"/>&lt;tipoPrimario&gt;BICHO&lt;/tipoPrimario&gt;</text:p>
            <text:p text:style-name="Table_20_Contents"><text:s text:c="12"/>&lt;total&gt;195&lt;/total&gt;</text:p>
            <text:p text:style-name="Table_20_Contents"><text:s text:c="12"/>&lt;salud&gt;45&lt;/salud&gt;</text:p>
            <text:p text:style-name="Table_20_Contents"><text:s text:c="12"/>&lt;ataque&gt;30&lt;/ataque&gt;</text:p>
            <text:p text:style-name="Table_20_Contents"><text:s text:c="12"/>&lt;defensa&gt;35&lt;/defensa&gt;</text:p>
            <text:p text:style-name="Table_20_Contents"><text:s text:c="12"/>&lt;ataqueEspecial&gt;20&lt;/ataqueEspecial&gt;</text:p>
            <text:p text:style-name="Table_20_Contents"><text:s text:c="12"/>&lt;defensaEspecial&gt;2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&lt;/numero&gt;</text:p>
            <text:p text:style-name="Table_20_Contents"><text:s text:c="12"/>&lt;nombre&gt;Metapod&lt;/nombre&gt;</text:p>
            <text:p text:style-name="Table_20_Contents"><text:s text:c="12"/>&lt;tipoPrimario&gt;BICHO&lt;/tipoPrimario&gt;</text:p>
            <text:p text:style-name="Table_20_Contents"><text:s text:c="12"/>&lt;total&gt;205&lt;/total&gt;</text:p>
            <text:p text:style-name="Table_20_Contents"><text:s text:c="12"/>&lt;salud&gt;50&lt;/salud&gt;</text:p>
            <text:p text:style-name="Table_20_Contents"><text:s text:c="12"/>&lt;ataque&gt;20&lt;/ataque&gt;</text:p>
            <text:p text:style-name="Table_20_Contents"><text:s text:c="12"/>&lt;defensa&gt;55&lt;/defensa&gt;</text:p>
            <text:p text:style-name="Table_20_Contents"><text:s text:c="12"/>&lt;ataqueEspecial&gt;25&lt;/ataqueEspecial&gt;</text:p>
            <text:p text:style-name="Table_20_Contents"><text:s text:c="12"/>&lt;defensaEspecial&gt;25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oft-page-break/><text:s text:c="12"/>&lt;numero&gt;12&lt;/numero&gt;</text:p>
            <text:p text:style-name="Table_20_Contents"><text:s text:c="12"/>&lt;nombre&gt;Butterfree&lt;/nombre&gt;</text:p>
            <text:p text:style-name="Table_20_Contents"><text:s text:c="12"/>&lt;tipoPrimario&gt;BICHO&lt;/tipoPrimario&gt;</text:p>
            <text:p text:style-name="Table_20_Contents"><text:s text:c="12"/>&lt;tipoSecundario&gt;VOLADOR&lt;/tipoSecundario&gt;</text:p>
            <text:p text:style-name="Table_20_Contents"><text:s text:c="12"/>&lt;total&gt;395&lt;/total&gt;</text:p>
            <text:p text:style-name="Table_20_Contents"><text:s text:c="12"/>&lt;salud&gt;60&lt;/salud&gt;</text:p>
            <text:p text:style-name="Table_20_Contents"><text:s text:c="12"/>&lt;ataque&gt;45&lt;/ataque&gt;</text:p>
            <text:p text:style-name="Table_20_Contents"><text:s text:c="12"/>&lt;defensa&gt;50&lt;/defensa&gt;</text:p>
            <text:p text:style-name="Table_20_Contents"><text:s text:c="12"/>&lt;ataqueEspecial&gt;90&lt;/ataqueEspecial&gt;</text:p>
            <text:p text:style-name="Table_20_Contents"><text:s text:c="12"/>&lt;defensaEspecial&gt;8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&lt;/numero&gt;</text:p>
            <text:p text:style-name="Table_20_Contents"><text:s text:c="12"/>&lt;nombre&gt;Weedle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195&lt;/total&gt;</text:p>
            <text:p text:style-name="Table_20_Contents"><text:s text:c="12"/>&lt;salud&gt;40&lt;/salud&gt;</text:p>
            <text:p text:style-name="Table_20_Contents"><text:s text:c="12"/>&lt;ataque&gt;35&lt;/ataque&gt;</text:p>
            <text:p text:style-name="Table_20_Contents"><text:s text:c="12"/>&lt;defensa&gt;30&lt;/defensa&gt;</text:p>
            <text:p text:style-name="Table_20_Contents"><text:s text:c="12"/>&lt;ataqueEspecial&gt;20&lt;/ataqueEspecial&gt;</text:p>
            <text:p text:style-name="Table_20_Contents"><text:s text:c="12"/>&lt;defensaEspecial&gt;2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&lt;/numero&gt;</text:p>
            <text:p text:style-name="Table_20_Contents"><text:s text:c="12"/>&lt;nombre&gt;Kakuna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205&lt;/total&gt;</text:p>
            <text:p text:style-name="Table_20_Contents"><text:s text:c="12"/>&lt;salud&gt;45&lt;/salud&gt;</text:p>
            <text:p text:style-name="Table_20_Contents"><text:s text:c="12"/>&lt;ataque&gt;25&lt;/ataque&gt;</text:p>
            <text:p text:style-name="Table_20_Contents"><text:s text:c="12"/>&lt;defensa&gt;50&lt;/defensa&gt;</text:p>
            <text:p text:style-name="Table_20_Contents"><text:s text:c="12"/>&lt;ataqueEspecial&gt;25&lt;/ataqueEspecial&gt;</text:p>
            <text:p text:style-name="Table_20_Contents"><text:s text:c="12"/>&lt;defensaEspecial&gt;2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&lt;/numero&gt;</text:p>
            <text:p text:style-name="Table_20_Contents"><text:s text:c="12"/>&lt;nombre&gt;Beedrill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395&lt;/total&gt;</text:p>
            <text:p text:style-name="Table_20_Contents"><text:s text:c="12"/>&lt;salud&gt;65&lt;/salud&gt;</text:p>
            <text:p text:style-name="Table_20_Contents"><text:s text:c="12"/>&lt;ataque&gt;90&lt;/ataque&gt;</text:p>
            <text:p text:style-name="Table_20_Contents"><text:s text:c="12"/>&lt;defensa&gt;40&lt;/defensa&gt;</text:p>
            <text:p text:style-name="Table_20_Contents"><text:s text:c="12"/>&lt;ataqueEspecial&gt;45&lt;/ataqueEspecial&gt;</text:p>
            <text:p text:style-name="Table_20_Contents"><text:soft-page-break/><text:s text:c="12"/>&lt;defensaEspecial&gt;80&lt;/defensaEspecial&gt;</text:p>
            <text:p text:style-name="Table_20_Contents"><text:s text:c="12"/>&lt;velocidad&gt;7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&lt;/numero&gt;</text:p>
            <text:p text:style-name="Table_20_Contents"><text:s text:c="12"/>&lt;nombre&gt;Mega Beedrill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495&lt;/total&gt;</text:p>
            <text:p text:style-name="Table_20_Contents"><text:s text:c="12"/>&lt;salud&gt;65&lt;/salud&gt;</text:p>
            <text:p text:style-name="Table_20_Contents"><text:s text:c="12"/>&lt;ataque&gt;150&lt;/ataque&gt;</text:p>
            <text:p text:style-name="Table_20_Contents"><text:s text:c="12"/>&lt;defensa&gt;40&lt;/defensa&gt;</text:p>
            <text:p text:style-name="Table_20_Contents"><text:s text:c="12"/>&lt;ataqueEspecial&gt;15&lt;/ataqueEspecial&gt;</text:p>
            <text:p text:style-name="Table_20_Contents"><text:s text:c="12"/>&lt;defensaEspecial&gt;80&lt;/defensaEspecial&gt;</text:p>
            <text:p text:style-name="Table_20_Contents"><text:s text:c="12"/>&lt;velocidad&gt;1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6&lt;/numero&gt;</text:p>
            <text:p text:style-name="Table_20_Contents"><text:s text:c="12"/>&lt;nombre&gt;Pidgey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251&lt;/total&gt;</text:p>
            <text:p text:style-name="Table_20_Contents"><text:s text:c="12"/>&lt;salud&gt;40&lt;/salud&gt;</text:p>
            <text:p text:style-name="Table_20_Contents"><text:s text:c="12"/>&lt;ataque&gt;45&lt;/ataque&gt;</text:p>
            <text:p text:style-name="Table_20_Contents"><text:s text:c="12"/>&lt;defensa&gt;40&lt;/defensa&gt;</text:p>
            <text:p text:style-name="Table_20_Contents"><text:s text:c="12"/>&lt;ataqueEspecial&gt;35&lt;/ataqueEspecial&gt;</text:p>
            <text:p text:style-name="Table_20_Contents"><text:s text:c="12"/>&lt;defensaEspecial&gt;35&lt;/defensaEspecial&gt;</text:p>
            <text:p text:style-name="Table_20_Contents"><text:s text:c="12"/>&lt;velocidad&gt;56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7&lt;/numero&gt;</text:p>
            <text:p text:style-name="Table_20_Contents"><text:s text:c="12"/>&lt;nombre&gt;Pidgeotto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349&lt;/total&gt;</text:p>
            <text:p text:style-name="Table_20_Contents"><text:s text:c="12"/>&lt;salud&gt;63&lt;/salud&gt;</text:p>
            <text:p text:style-name="Table_20_Contents"><text:s text:c="12"/>&lt;ataque&gt;60&lt;/ataque&gt;</text:p>
            <text:p text:style-name="Table_20_Contents"><text:s text:c="12"/>&lt;defensa&gt;55&lt;/defensa&gt;</text:p>
            <text:p text:style-name="Table_20_Contents"><text:s text:c="12"/>&lt;ataqueEspecial&gt;50&lt;/ataqueEspecial&gt;</text:p>
            <text:p text:style-name="Table_20_Contents"><text:s text:c="12"/>&lt;defensaEspecial&gt;50&lt;/defensaEspecial&gt;</text:p>
            <text:p text:style-name="Table_20_Contents"><text:s text:c="12"/>&lt;velocidad&gt;7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8&lt;/numero&gt;</text:p>
            <text:p text:style-name="Table_20_Contents"><text:s text:c="12"/>&lt;nombre&gt;Pidgeot&lt;/nombre&gt;</text:p>
            <text:p text:style-name="Table_20_Contents"><text:s text:c="12"/>&lt;tipoPrimario&gt;NORMAL&lt;/tipoPrimario&gt;</text:p>
            <text:p text:style-name="Table_20_Contents"><text:soft-page-break/><text:s text:c="12"/>&lt;tipoSecundario&gt;VOLADOR&lt;/tipoSecundario&gt;</text:p>
            <text:p text:style-name="Table_20_Contents"><text:s text:c="12"/>&lt;total&gt;479&lt;/total&gt;</text:p>
            <text:p text:style-name="Table_20_Contents"><text:s text:c="12"/>&lt;salud&gt;83&lt;/salud&gt;</text:p>
            <text:p text:style-name="Table_20_Contents"><text:s text:c="12"/>&lt;ataque&gt;80&lt;/ataque&gt;</text:p>
            <text:p text:style-name="Table_20_Contents"><text:s text:c="12"/>&lt;defensa&gt;75&lt;/defensa&gt;</text:p>
            <text:p text:style-name="Table_20_Contents"><text:s text:c="12"/>&lt;ataqueEspecial&gt;70&lt;/ataqueEspecial&gt;</text:p>
            <text:p text:style-name="Table_20_Contents"><text:s text:c="12"/>&lt;defensaEspecial&gt;70&lt;/defensaEspecial&gt;</text:p>
            <text:p text:style-name="Table_20_Contents"><text:s text:c="12"/>&lt;velocidad&gt;10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8&lt;/numero&gt;</text:p>
            <text:p text:style-name="Table_20_Contents"><text:s text:c="12"/>&lt;nombre&gt;Mega Pidgeot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579&lt;/total&gt;</text:p>
            <text:p text:style-name="Table_20_Contents"><text:s text:c="12"/>&lt;salud&gt;83&lt;/salud&gt;</text:p>
            <text:p text:style-name="Table_20_Contents"><text:s text:c="12"/>&lt;ataque&gt;80&lt;/ataque&gt;</text:p>
            <text:p text:style-name="Table_20_Contents"><text:s text:c="12"/>&lt;defensa&gt;80&lt;/defensa&gt;</text:p>
            <text:p text:style-name="Table_20_Contents"><text:s text:c="12"/>&lt;ataqueEspecial&gt;135&lt;/ataqueEspecial&gt;</text:p>
            <text:p text:style-name="Table_20_Contents"><text:s text:c="12"/>&lt;defensaEspecial&gt;80&lt;/defensaEspecial&gt;</text:p>
            <text:p text:style-name="Table_20_Contents"><text:s text:c="12"/>&lt;velocidad&gt;12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9&lt;/numero&gt;</text:p>
            <text:p text:style-name="Table_20_Contents"><text:s text:c="12"/>&lt;nombre&gt;Rattata&lt;/nombre&gt;</text:p>
            <text:p text:style-name="Table_20_Contents"><text:s text:c="12"/>&lt;tipoPrimario&gt;NORMAL&lt;/tipoPrimario&gt;</text:p>
            <text:p text:style-name="Table_20_Contents"><text:s text:c="12"/>&lt;total&gt;253&lt;/total&gt;</text:p>
            <text:p text:style-name="Table_20_Contents"><text:s text:c="12"/>&lt;salud&gt;30&lt;/salud&gt;</text:p>
            <text:p text:style-name="Table_20_Contents"><text:s text:c="12"/>&lt;ataque&gt;56&lt;/ataque&gt;</text:p>
            <text:p text:style-name="Table_20_Contents"><text:s text:c="12"/>&lt;defensa&gt;35&lt;/defensa&gt;</text:p>
            <text:p text:style-name="Table_20_Contents"><text:s text:c="12"/>&lt;ataqueEspecial&gt;25&lt;/ataqueEspecial&gt;</text:p>
            <text:p text:style-name="Table_20_Contents"><text:s text:c="12"/>&lt;defensaEspecial&gt;35&lt;/defensaEspecial&gt;</text:p>
            <text:p text:style-name="Table_20_Contents"><text:s text:c="12"/>&lt;velocidad&gt;72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9&lt;/numero&gt;</text:p>
            <text:p text:style-name="Table_20_Contents"><text:s text:c="12"/>&lt;nombre&gt;Alolan Rattata&lt;/nombre&gt;</text:p>
            <text:p text:style-name="Table_20_Contents"><text:s text:c="12"/>&lt;tipoPrimario&gt;SINIESTRO&lt;/tipoPrimario&gt;</text:p>
            <text:p text:style-name="Table_20_Contents"><text:s text:c="12"/>&lt;tipoSecundario&gt;NORMAL&lt;/tipoSecundario&gt;</text:p>
            <text:p text:style-name="Table_20_Contents"><text:s text:c="12"/>&lt;total&gt;253&lt;/total&gt;</text:p>
            <text:p text:style-name="Table_20_Contents"><text:s text:c="12"/>&lt;salud&gt;30&lt;/salud&gt;</text:p>
            <text:p text:style-name="Table_20_Contents"><text:s text:c="12"/>&lt;ataque&gt;56&lt;/ataque&gt;</text:p>
            <text:p text:style-name="Table_20_Contents"><text:s text:c="12"/>&lt;defensa&gt;35&lt;/defensa&gt;</text:p>
            <text:p text:style-name="Table_20_Contents"><text:s text:c="12"/>&lt;ataqueEspecial&gt;25&lt;/ataqueEspecial&gt;</text:p>
            <text:p text:style-name="Table_20_Contents"><text:s text:c="12"/>&lt;defensaEspecial&gt;35&lt;/defensaEspecial&gt;</text:p>
            <text:p text:style-name="Table_20_Contents"><text:s text:c="12"/>&lt;velocidad&gt;72&lt;/velocidad&gt;</text:p>
            <text:p text:style-name="Table_20_Contents"><text:soft-page-break/><text:s text:c="8"/>&lt;/pokemon&gt;</text:p>
            <text:p text:style-name="Table_20_Contents"><text:s text:c="8"/>&lt;pokemon&gt;</text:p>
            <text:p text:style-name="Table_20_Contents"><text:s text:c="12"/>&lt;numero&gt;20&lt;/numero&gt;</text:p>
            <text:p text:style-name="Table_20_Contents"><text:s text:c="12"/>&lt;nombre&gt;Raticate&lt;/nombre&gt;</text:p>
            <text:p text:style-name="Table_20_Contents"><text:s text:c="12"/>&lt;tipoPrimario&gt;NORMAL&lt;/tipoPrimario&gt;</text:p>
            <text:p text:style-name="Table_20_Contents"><text:s text:c="12"/>&lt;total&gt;413&lt;/total&gt;</text:p>
            <text:p text:style-name="Table_20_Contents"><text:s text:c="12"/>&lt;salud&gt;55&lt;/salud&gt;</text:p>
            <text:p text:style-name="Table_20_Contents"><text:s text:c="12"/>&lt;ataque&gt;81&lt;/ataque&gt;</text:p>
            <text:p text:style-name="Table_20_Contents"><text:s text:c="12"/>&lt;defensa&gt;60&lt;/defensa&gt;</text:p>
            <text:p text:style-name="Table_20_Contents"><text:s text:c="12"/>&lt;ataqueEspecial&gt;50&lt;/ataqueEspecial&gt;</text:p>
            <text:p text:style-name="Table_20_Contents"><text:s text:c="12"/>&lt;defensaEspecial&gt;70&lt;/defensaEspecial&gt;</text:p>
            <text:p text:style-name="Table_20_Contents"><text:s text:c="12"/>&lt;velocidad&gt;97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0&lt;/numero&gt;</text:p>
            <text:p text:style-name="Table_20_Contents"><text:s text:c="12"/>&lt;nombre&gt;Alolan Raticate&lt;/nombre&gt;</text:p>
            <text:p text:style-name="Table_20_Contents"><text:s text:c="12"/>&lt;tipoPrimario&gt;SINIESTRO&lt;/tipoPrimario&gt;</text:p>
            <text:p text:style-name="Table_20_Contents"><text:s text:c="12"/>&lt;tipoSecundario&gt;NORMAL&lt;/tipoSecundario&gt;</text:p>
            <text:p text:style-name="Table_20_Contents"><text:s text:c="12"/>&lt;total&gt;413&lt;/total&gt;</text:p>
            <text:p text:style-name="Table_20_Contents"><text:s text:c="12"/>&lt;salud&gt;75&lt;/salud&gt;</text:p>
            <text:p text:style-name="Table_20_Contents"><text:s text:c="12"/>&lt;ataque&gt;71&lt;/ataque&gt;</text:p>
            <text:p text:style-name="Table_20_Contents"><text:s text:c="12"/>&lt;defensa&gt;70&lt;/defensa&gt;</text:p>
            <text:p text:style-name="Table_20_Contents"><text:s text:c="12"/>&lt;ataqueEspecial&gt;40&lt;/ataqueEspecial&gt;</text:p>
            <text:p text:style-name="Table_20_Contents"><text:s text:c="12"/>&lt;defensaEspecial&gt;80&lt;/defensaEspecial&gt;</text:p>
            <text:p text:style-name="Table_20_Contents"><text:s text:c="12"/>&lt;velocidad&gt;77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1&lt;/numero&gt;</text:p>
            <text:p text:style-name="Table_20_Contents"><text:s text:c="12"/>&lt;nombre&gt;Spearow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262&lt;/total&gt;</text:p>
            <text:p text:style-name="Table_20_Contents"><text:s text:c="12"/>&lt;salud&gt;40&lt;/salud&gt;</text:p>
            <text:p text:style-name="Table_20_Contents"><text:s text:c="12"/>&lt;ataque&gt;60&lt;/ataque&gt;</text:p>
            <text:p text:style-name="Table_20_Contents"><text:s text:c="12"/>&lt;defensa&gt;30&lt;/defensa&gt;</text:p>
            <text:p text:style-name="Table_20_Contents"><text:s text:c="12"/>&lt;ataqueEspecial&gt;31&lt;/ataqueEspecial&gt;</text:p>
            <text:p text:style-name="Table_20_Contents"><text:s text:c="12"/>&lt;defensaEspecial&gt;31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2&lt;/numero&gt;</text:p>
            <text:p text:style-name="Table_20_Contents"><text:s text:c="12"/>&lt;nombre&gt;Fearow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442&lt;/total&gt;</text:p>
            <text:p text:style-name="Table_20_Contents"><text:soft-page-break/><text:s text:c="12"/>&lt;salud&gt;65&lt;/salud&gt;</text:p>
            <text:p text:style-name="Table_20_Contents"><text:s text:c="12"/>&lt;ataque&gt;90&lt;/ataque&gt;</text:p>
            <text:p text:style-name="Table_20_Contents"><text:s text:c="12"/>&lt;defensa&gt;65&lt;/defensa&gt;</text:p>
            <text:p text:style-name="Table_20_Contents"><text:s text:c="12"/>&lt;ataqueEspecial&gt;61&lt;/ataqueEspecial&gt;</text:p>
            <text:p text:style-name="Table_20_Contents"><text:s text:c="12"/>&lt;defensaEspecial&gt;61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3&lt;/numero&gt;</text:p>
            <text:p text:style-name="Table_20_Contents"><text:s text:c="12"/>&lt;nombre&gt;Ekans&lt;/nombre&gt;</text:p>
            <text:p text:style-name="Table_20_Contents"><text:s text:c="12"/>&lt;tipoPrimario&gt;VENENO&lt;/tipoPrimario&gt;</text:p>
            <text:p text:style-name="Table_20_Contents"><text:s text:c="12"/>&lt;total&gt;288&lt;/total&gt;</text:p>
            <text:p text:style-name="Table_20_Contents"><text:s text:c="12"/>&lt;salud&gt;35&lt;/salud&gt;</text:p>
            <text:p text:style-name="Table_20_Contents"><text:s text:c="12"/>&lt;ataque&gt;60&lt;/ataque&gt;</text:p>
            <text:p text:style-name="Table_20_Contents"><text:s text:c="12"/>&lt;defensa&gt;44&lt;/defensa&gt;</text:p>
            <text:p text:style-name="Table_20_Contents"><text:s text:c="12"/>&lt;ataqueEspecial&gt;40&lt;/ataqueEspecial&gt;</text:p>
            <text:p text:style-name="Table_20_Contents"><text:s text:c="12"/>&lt;defensaEspecial&gt;54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4&lt;/numero&gt;</text:p>
            <text:p text:style-name="Table_20_Contents"><text:s text:c="12"/>&lt;nombre&gt;Arbok&lt;/nombre&gt;</text:p>
            <text:p text:style-name="Table_20_Contents"><text:s text:c="12"/>&lt;tipoPrimario&gt;VENENO&lt;/tipoPrimario&gt;</text:p>
            <text:p text:style-name="Table_20_Contents"><text:s text:c="12"/>&lt;total&gt;448&lt;/total&gt;</text:p>
            <text:p text:style-name="Table_20_Contents"><text:s text:c="12"/>&lt;salud&gt;60&lt;/salud&gt;</text:p>
            <text:p text:style-name="Table_20_Contents"><text:s text:c="12"/>&lt;ataque&gt;95&lt;/ataque&gt;</text:p>
            <text:p text:style-name="Table_20_Contents"><text:s text:c="12"/>&lt;defensa&gt;69&lt;/defensa&gt;</text:p>
            <text:p text:style-name="Table_20_Contents"><text:s text:c="12"/>&lt;ataqueEspecial&gt;65&lt;/ataqueEspecial&gt;</text:p>
            <text:p text:style-name="Table_20_Contents"><text:s text:c="12"/>&lt;defensaEspecial&gt;79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5&lt;/numero&gt;</text:p>
            <text:p text:style-name="Table_20_Contents"><text:s text:c="12"/>&lt;nombre&gt;Pikachu&lt;/nombre&gt;</text:p>
            <text:p text:style-name="Table_20_Contents"><text:s text:c="12"/>&lt;tipoPrimario&gt;ELECTRICO&lt;/tipoPrimario&gt;</text:p>
            <text:p text:style-name="Table_20_Contents"><text:s text:c="12"/>&lt;total&gt;320&lt;/total&gt;</text:p>
            <text:p text:style-name="Table_20_Contents"><text:s text:c="12"/>&lt;salud&gt;35&lt;/salud&gt;</text:p>
            <text:p text:style-name="Table_20_Contents"><text:s text:c="12"/>&lt;ataque&gt;55&lt;/ataque&gt;</text:p>
            <text:p text:style-name="Table_20_Contents"><text:s text:c="12"/>&lt;defensa&gt;40&lt;/defensa&gt;</text:p>
            <text:p text:style-name="Table_20_Contents"><text:s text:c="12"/>&lt;ataqueEspecial&gt;50&lt;/ataqueEspecial&gt;</text:p>
            <text:p text:style-name="Table_20_Contents"><text:s text:c="12"/>&lt;defensaEspecial&gt;5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5&lt;/numero&gt;</text:p>
            <text:p text:style-name="Table_20_Contents"><text:s text:c="12"/>&lt;nombre&gt;Partner Pikachu&lt;/nombre&gt;</text:p>
            <text:p text:style-name="Table_20_Contents"><text:s text:c="12"/>&lt;tipoPrimario&gt;ELECTRICO&lt;/tipoPrimario&gt;</text:p>
            <text:p text:style-name="Table_20_Contents"><text:s text:c="12"/>&lt;total&gt;430&lt;/total&gt;</text:p>
            <text:p text:style-name="Table_20_Contents"><text:soft-page-break/><text:s text:c="12"/>&lt;salud&gt;45&lt;/salud&gt;</text:p>
            <text:p text:style-name="Table_20_Contents"><text:s text:c="12"/>&lt;ataque&gt;80&lt;/ataque&gt;</text:p>
            <text:p text:style-name="Table_20_Contents"><text:s text:c="12"/>&lt;defensa&gt;50&lt;/defensa&gt;</text:p>
            <text:p text:style-name="Table_20_Contents"><text:s text:c="12"/>&lt;ataqueEspecial&gt;75&lt;/ataqueEspecial&gt;</text:p>
            <text:p text:style-name="Table_20_Contents"><text:s text:c="12"/>&lt;defensaEspecial&gt;60&lt;/defensaEspecial&gt;</text:p>
            <text:p text:style-name="Table_20_Contents"><text:s text:c="12"/>&lt;velocidad&gt;12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6&lt;/numero&gt;</text:p>
            <text:p text:style-name="Table_20_Contents"><text:s text:c="12"/>&lt;nombre&gt;Raichu&lt;/nombre&gt;</text:p>
            <text:p text:style-name="Table_20_Contents"><text:s text:c="12"/>&lt;tipoPrimario&gt;ELECTRICO&lt;/tipoPrimario&gt;</text:p>
            <text:p text:style-name="Table_20_Contents"><text:s text:c="12"/>&lt;total&gt;485&lt;/total&gt;</text:p>
            <text:p text:style-name="Table_20_Contents"><text:s text:c="12"/>&lt;salud&gt;60&lt;/salud&gt;</text:p>
            <text:p text:style-name="Table_20_Contents"><text:s text:c="12"/>&lt;ataque&gt;90&lt;/ataque&gt;</text:p>
            <text:p text:style-name="Table_20_Contents"><text:s text:c="12"/>&lt;defensa&gt;55&lt;/defensa&gt;</text:p>
            <text:p text:style-name="Table_20_Contents"><text:s text:c="12"/>&lt;ataqueEspecial&gt;90&lt;/ataqueEspecial&gt;</text:p>
            <text:p text:style-name="Table_20_Contents"><text:s text:c="12"/>&lt;defensaEspecial&gt;80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6&lt;/numero&gt;</text:p>
            <text:p text:style-name="Table_20_Contents"><text:s text:c="12"/>&lt;nombre&gt;Alolan Raichu&lt;/nombre&gt;</text:p>
            <text:p text:style-name="Table_20_Contents"><text:s text:c="12"/>&lt;tipoPrimario&gt;ELECTRICO&lt;/tipoPrimario&gt;</text:p>
            <text:p text:style-name="Table_20_Contents"><text:s text:c="12"/>&lt;tipoSecundario&gt;PSIQUICO&lt;/tipoSecundario&gt;</text:p>
            <text:p text:style-name="Table_20_Contents"><text:s text:c="12"/>&lt;total&gt;485&lt;/total&gt;</text:p>
            <text:p text:style-name="Table_20_Contents"><text:s text:c="12"/>&lt;salud&gt;60&lt;/salud&gt;</text:p>
            <text:p text:style-name="Table_20_Contents"><text:s text:c="12"/>&lt;ataque&gt;85&lt;/ataque&gt;</text:p>
            <text:p text:style-name="Table_20_Contents"><text:s text:c="12"/>&lt;defensa&gt;50&lt;/defensa&gt;</text:p>
            <text:p text:style-name="Table_20_Contents"><text:s text:c="12"/>&lt;ataqueEspecial&gt;95&lt;/ataqueEspecial&gt;</text:p>
            <text:p text:style-name="Table_20_Contents"><text:s text:c="12"/>&lt;defensaEspecial&gt;85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7&lt;/numero&gt;</text:p>
            <text:p text:style-name="Table_20_Contents"><text:s text:c="12"/>&lt;nombre&gt;Sandshrew&lt;/nombre&gt;</text:p>
            <text:p text:style-name="Table_20_Contents"><text:s text:c="12"/>&lt;tipoPrimario&gt;TIERRA&lt;/tipoPrimario&gt;</text:p>
            <text:p text:style-name="Table_20_Contents"><text:s text:c="12"/>&lt;total&gt;300&lt;/total&gt;</text:p>
            <text:p text:style-name="Table_20_Contents"><text:s text:c="12"/>&lt;salud&gt;50&lt;/salud&gt;</text:p>
            <text:p text:style-name="Table_20_Contents"><text:s text:c="12"/>&lt;ataque&gt;75&lt;/ataque&gt;</text:p>
            <text:p text:style-name="Table_20_Contents"><text:s text:c="12"/>&lt;defensa&gt;85&lt;/defensa&gt;</text:p>
            <text:p text:style-name="Table_20_Contents"><text:s text:c="12"/>&lt;ataqueEspecial&gt;20&lt;/ataqueEspecial&gt;</text:p>
            <text:p text:style-name="Table_20_Contents"><text:s text:c="12"/>&lt;defensaEspecial&gt;30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7&lt;/numero&gt;</text:p>
            <text:p text:style-name="Table_20_Contents"><text:s text:c="12"/>&lt;nombre&gt;Alolan Sandshrew&lt;/nombre&gt;</text:p>
            <text:p text:style-name="Table_20_Contents"><text:s text:c="12"/>&lt;tipoPrimario&gt;HIELO&lt;/tipoPrimario&gt;</text:p>
            <text:p text:style-name="Table_20_Contents"><text:s text:c="12"/><text:soft-page-break/>&lt;tipoSecundario&gt;ACERO&lt;/tipoSecundario&gt;</text:p>
            <text:p text:style-name="Table_20_Contents"><text:s text:c="12"/>&lt;total&gt;300&lt;/total&gt;</text:p>
            <text:p text:style-name="Table_20_Contents"><text:s text:c="12"/>&lt;salud&gt;50&lt;/salud&gt;</text:p>
            <text:p text:style-name="Table_20_Contents"><text:s text:c="12"/>&lt;ataque&gt;75&lt;/ataque&gt;</text:p>
            <text:p text:style-name="Table_20_Contents"><text:s text:c="12"/>&lt;defensa&gt;90&lt;/defensa&gt;</text:p>
            <text:p text:style-name="Table_20_Contents"><text:s text:c="12"/>&lt;ataqueEspecial&gt;10&lt;/ataqueEspecial&gt;</text:p>
            <text:p text:style-name="Table_20_Contents"><text:s text:c="12"/>&lt;defensaEspecial&gt;35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8&lt;/numero&gt;</text:p>
            <text:p text:style-name="Table_20_Contents"><text:s text:c="12"/>&lt;nombre&gt;Sandslash&lt;/nombre&gt;</text:p>
            <text:p text:style-name="Table_20_Contents"><text:s text:c="12"/>&lt;tipoPrimario&gt;TIERRA&lt;/tipoPrimario&gt;</text:p>
            <text:p text:style-name="Table_20_Contents"><text:s text:c="12"/>&lt;total&gt;450&lt;/total&gt;</text:p>
            <text:p text:style-name="Table_20_Contents"><text:s text:c="12"/>&lt;salud&gt;75&lt;/salud&gt;</text:p>
            <text:p text:style-name="Table_20_Contents"><text:s text:c="12"/>&lt;ataque&gt;100&lt;/ataque&gt;</text:p>
            <text:p text:style-name="Table_20_Contents"><text:s text:c="12"/>&lt;defensa&gt;110&lt;/defensa&gt;</text:p>
            <text:p text:style-name="Table_20_Contents"><text:s text:c="12"/>&lt;ataqueEspecial&gt;45&lt;/ataqueEspecial&gt;</text:p>
            <text:p text:style-name="Table_20_Contents"><text:s text:c="12"/>&lt;defensaEspecial&gt;5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8&lt;/numero&gt;</text:p>
            <text:p text:style-name="Table_20_Contents"><text:s text:c="12"/>&lt;nombre&gt;Alolan Sandslash&lt;/nombre&gt;</text:p>
            <text:p text:style-name="Table_20_Contents"><text:s text:c="12"/>&lt;tipoPrimario&gt;HIELO&lt;/tipoPrimario&gt;</text:p>
            <text:p text:style-name="Table_20_Contents"><text:s text:c="12"/>&lt;tipoSecundario&gt;ACERO&lt;/tipoSecundario&gt;</text:p>
            <text:p text:style-name="Table_20_Contents"><text:s text:c="12"/>&lt;total&gt;450&lt;/total&gt;</text:p>
            <text:p text:style-name="Table_20_Contents"><text:s text:c="12"/>&lt;salud&gt;75&lt;/salud&gt;</text:p>
            <text:p text:style-name="Table_20_Contents"><text:s text:c="12"/>&lt;ataque&gt;100&lt;/ataque&gt;</text:p>
            <text:p text:style-name="Table_20_Contents"><text:s text:c="12"/>&lt;defensa&gt;120&lt;/defensa&gt;</text:p>
            <text:p text:style-name="Table_20_Contents"><text:s text:c="12"/>&lt;ataqueEspecial&gt;25&lt;/ataqueEspecial&gt;</text:p>
            <text:p text:style-name="Table_20_Contents"><text:s text:c="12"/>&lt;defensaEspecial&gt;6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29&lt;/numero&gt;</text:p>
            <text:p text:style-name="Table_20_Contents"><text:s text:c="12"/>&lt;nombre&gt;Nidoran F&lt;/nombre&gt;</text:p>
            <text:p text:style-name="Table_20_Contents"><text:s text:c="12"/>&lt;tipoPrimario&gt;VENENO&lt;/tipoPrimario&gt;</text:p>
            <text:p text:style-name="Table_20_Contents"><text:s text:c="12"/>&lt;total&gt;275&lt;/total&gt;</text:p>
            <text:p text:style-name="Table_20_Contents"><text:s text:c="12"/>&lt;salud&gt;55&lt;/salud&gt;</text:p>
            <text:p text:style-name="Table_20_Contents"><text:s text:c="12"/>&lt;ataque&gt;47&lt;/ataque&gt;</text:p>
            <text:p text:style-name="Table_20_Contents"><text:s text:c="12"/>&lt;defensa&gt;52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4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0&lt;/numero&gt;</text:p>
            <text:p text:style-name="Table_20_Contents"><text:s text:c="12"/>&lt;nombre&gt;Nidorina&lt;/nombre&gt;</text:p>
            <text:p text:style-name="Table_20_Contents"><text:s text:c="12"/><text:soft-page-break/>&lt;tipoPrimario&gt;VENENO&lt;/tipoPrimario&gt;</text:p>
            <text:p text:style-name="Table_20_Contents"><text:s text:c="12"/>&lt;total&gt;365&lt;/total&gt;</text:p>
            <text:p text:style-name="Table_20_Contents"><text:s text:c="12"/>&lt;salud&gt;70&lt;/salud&gt;</text:p>
            <text:p text:style-name="Table_20_Contents"><text:s text:c="12"/>&lt;ataque&gt;62&lt;/ataque&gt;</text:p>
            <text:p text:style-name="Table_20_Contents"><text:s text:c="12"/>&lt;defensa&gt;67&lt;/defensa&gt;</text:p>
            <text:p text:style-name="Table_20_Contents"><text:s text:c="12"/>&lt;ataqueEspecial&gt;55&lt;/ataqueEspecial&gt;</text:p>
            <text:p text:style-name="Table_20_Contents"><text:s text:c="12"/>&lt;defensaEspecial&gt;55&lt;/defensaEspecial&gt;</text:p>
            <text:p text:style-name="Table_20_Contents"><text:s text:c="12"/>&lt;velocidad&gt;56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1&lt;/numero&gt;</text:p>
            <text:p text:style-name="Table_20_Contents"><text:s text:c="12"/>&lt;nombre&gt;Nidoqueen&lt;/nombre&gt;</text:p>
            <text:p text:style-name="Table_20_Contents"><text:s text:c="12"/>&lt;tipoPrimario&gt;VENENO&lt;/tipoPrimario&gt;</text:p>
            <text:p text:style-name="Table_20_Contents"><text:s text:c="12"/>&lt;tipoSecundario&gt;TIERRA&lt;/tipoSecundario&gt;</text:p>
            <text:p text:style-name="Table_20_Contents"><text:s text:c="12"/>&lt;total&gt;505&lt;/total&gt;</text:p>
            <text:p text:style-name="Table_20_Contents"><text:s text:c="12"/>&lt;salud&gt;90&lt;/salud&gt;</text:p>
            <text:p text:style-name="Table_20_Contents"><text:s text:c="12"/>&lt;ataque&gt;92&lt;/ataque&gt;</text:p>
            <text:p text:style-name="Table_20_Contents"><text:s text:c="12"/>&lt;defensa&gt;87&lt;/defensa&gt;</text:p>
            <text:p text:style-name="Table_20_Contents"><text:s text:c="12"/>&lt;ataqueEspecial&gt;75&lt;/ataqueEspecial&gt;</text:p>
            <text:p text:style-name="Table_20_Contents"><text:s text:c="12"/>&lt;defensaEspecial&gt;85&lt;/defensaEspecial&gt;</text:p>
            <text:p text:style-name="Table_20_Contents"><text:s text:c="12"/>&lt;velocidad&gt;76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2&lt;/numero&gt;</text:p>
            <text:p text:style-name="Table_20_Contents"><text:s text:c="12"/>&lt;nombre&gt;Nidoran M&lt;/nombre&gt;</text:p>
            <text:p text:style-name="Table_20_Contents"><text:s text:c="12"/>&lt;tipoPrimario&gt;VENENO&lt;/tipoPrimario&gt;</text:p>
            <text:p text:style-name="Table_20_Contents"><text:s text:c="12"/>&lt;total&gt;273&lt;/total&gt;</text:p>
            <text:p text:style-name="Table_20_Contents"><text:s text:c="12"/>&lt;salud&gt;46&lt;/salud&gt;</text:p>
            <text:p text:style-name="Table_20_Contents"><text:s text:c="12"/>&lt;ataque&gt;57&lt;/ataque&gt;</text:p>
            <text:p text:style-name="Table_20_Contents"><text:s text:c="12"/>&lt;defensa&gt;40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3&lt;/numero&gt;</text:p>
            <text:p text:style-name="Table_20_Contents"><text:s text:c="12"/>&lt;nombre&gt;Nidorino&lt;/nombre&gt;</text:p>
            <text:p text:style-name="Table_20_Contents"><text:s text:c="12"/>&lt;tipoPrimario&gt;VENENO&lt;/tipoPrimario&gt;</text:p>
            <text:p text:style-name="Table_20_Contents"><text:s text:c="12"/>&lt;total&gt;365&lt;/total&gt;</text:p>
            <text:p text:style-name="Table_20_Contents"><text:s text:c="12"/>&lt;salud&gt;61&lt;/salud&gt;</text:p>
            <text:p text:style-name="Table_20_Contents"><text:s text:c="12"/>&lt;ataque&gt;72&lt;/ataque&gt;</text:p>
            <text:p text:style-name="Table_20_Contents"><text:s text:c="12"/>&lt;defensa&gt;57&lt;/defensa&gt;</text:p>
            <text:p text:style-name="Table_20_Contents"><text:s text:c="12"/>&lt;ataqueEspecial&gt;55&lt;/ataqueEspecial&gt;</text:p>
            <text:p text:style-name="Table_20_Contents"><text:s text:c="12"/>&lt;defensaEspecial&gt;5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4&lt;/numero&gt;</text:p>
            <text:p text:style-name="Table_20_Contents"><text:soft-page-break/><text:s text:c="12"/>&lt;nombre&gt;Nidoking&lt;/nombre&gt;</text:p>
            <text:p text:style-name="Table_20_Contents"><text:s text:c="12"/>&lt;tipoPrimario&gt;VENENO&lt;/tipoPrimario&gt;</text:p>
            <text:p text:style-name="Table_20_Contents"><text:s text:c="12"/>&lt;tipoSecundario&gt;TIERRA&lt;/tipoSecundario&gt;</text:p>
            <text:p text:style-name="Table_20_Contents"><text:s text:c="12"/>&lt;total&gt;505&lt;/total&gt;</text:p>
            <text:p text:style-name="Table_20_Contents"><text:s text:c="12"/>&lt;salud&gt;81&lt;/salud&gt;</text:p>
            <text:p text:style-name="Table_20_Contents"><text:s text:c="12"/>&lt;ataque&gt;102&lt;/ataque&gt;</text:p>
            <text:p text:style-name="Table_20_Contents"><text:s text:c="12"/>&lt;defensa&gt;77&lt;/defensa&gt;</text:p>
            <text:p text:style-name="Table_20_Contents"><text:s text:c="12"/>&lt;ataqueEspecial&gt;85&lt;/ataqueEspecial&gt;</text:p>
            <text:p text:style-name="Table_20_Contents"><text:s text:c="12"/>&lt;defensaEspecial&gt;75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5&lt;/numero&gt;</text:p>
            <text:p text:style-name="Table_20_Contents"><text:s text:c="12"/>&lt;nombre&gt;Clefairy&lt;/nombre&gt;</text:p>
            <text:p text:style-name="Table_20_Contents"><text:s text:c="12"/>&lt;tipoPrimario&gt;HADA&lt;/tipoPrimario&gt;</text:p>
            <text:p text:style-name="Table_20_Contents"><text:s text:c="12"/>&lt;total&gt;323&lt;/total&gt;</text:p>
            <text:p text:style-name="Table_20_Contents"><text:s text:c="12"/>&lt;salud&gt;70&lt;/salud&gt;</text:p>
            <text:p text:style-name="Table_20_Contents"><text:s text:c="12"/>&lt;ataque&gt;45&lt;/ataque&gt;</text:p>
            <text:p text:style-name="Table_20_Contents"><text:s text:c="12"/>&lt;defensa&gt;48&lt;/defensa&gt;</text:p>
            <text:p text:style-name="Table_20_Contents"><text:s text:c="12"/>&lt;ataqueEspecial&gt;60&lt;/ataqueEspecial&gt;</text:p>
            <text:p text:style-name="Table_20_Contents"><text:s text:c="12"/>&lt;defensaEspecial&gt;6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6&lt;/numero&gt;</text:p>
            <text:p text:style-name="Table_20_Contents"><text:s text:c="12"/>&lt;nombre&gt;Clefable&lt;/nombre&gt;</text:p>
            <text:p text:style-name="Table_20_Contents"><text:s text:c="12"/>&lt;tipoPrimario&gt;HADA&lt;/tipoPrimario&gt;</text:p>
            <text:p text:style-name="Table_20_Contents"><text:s text:c="12"/>&lt;total&gt;483&lt;/total&gt;</text:p>
            <text:p text:style-name="Table_20_Contents"><text:s text:c="12"/>&lt;salud&gt;95&lt;/salud&gt;</text:p>
            <text:p text:style-name="Table_20_Contents"><text:s text:c="12"/>&lt;ataque&gt;70&lt;/ataque&gt;</text:p>
            <text:p text:style-name="Table_20_Contents"><text:s text:c="12"/>&lt;defensa&gt;73&lt;/defensa&gt;</text:p>
            <text:p text:style-name="Table_20_Contents"><text:s text:c="12"/>&lt;ataqueEspecial&gt;95&lt;/ataqueEspecial&gt;</text:p>
            <text:p text:style-name="Table_20_Contents"><text:s text:c="12"/>&lt;defensaEspecial&gt;9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7&lt;/numero&gt;</text:p>
            <text:p text:style-name="Table_20_Contents"><text:s text:c="12"/>&lt;nombre&gt;Vulpix&lt;/nombre&gt;</text:p>
            <text:p text:style-name="Table_20_Contents"><text:s text:c="12"/>&lt;tipoPrimario&gt;FUEGO&lt;/tipoPrimario&gt;</text:p>
            <text:p text:style-name="Table_20_Contents"><text:s text:c="12"/>&lt;total&gt;299&lt;/total&gt;</text:p>
            <text:p text:style-name="Table_20_Contents"><text:s text:c="12"/>&lt;salud&gt;38&lt;/salud&gt;</text:p>
            <text:p text:style-name="Table_20_Contents"><text:s text:c="12"/>&lt;ataque&gt;41&lt;/ataque&gt;</text:p>
            <text:p text:style-name="Table_20_Contents"><text:s text:c="12"/>&lt;defensa&gt;40&lt;/defensa&gt;</text:p>
            <text:p text:style-name="Table_20_Contents"><text:s text:c="12"/>&lt;ataqueEspecial&gt;50&lt;/ataqueEspecial&gt;</text:p>
            <text:p text:style-name="Table_20_Contents"><text:s text:c="12"/>&lt;defensaEspecial&gt;6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7&lt;/numero&gt;</text:p>
            <text:p text:style-name="Table_20_Contents"><text:s text:c="12"/>&lt;nombre&gt;Alolan Vulpix&lt;/nombre&gt;</text:p>
            <text:p text:style-name="Table_20_Contents"><text:soft-page-break/><text:s text:c="12"/>&lt;tipoPrimario&gt;HIELO&lt;/tipoPrimario&gt;</text:p>
            <text:p text:style-name="Table_20_Contents"><text:s text:c="12"/>&lt;total&gt;299&lt;/total&gt;</text:p>
            <text:p text:style-name="Table_20_Contents"><text:s text:c="12"/>&lt;salud&gt;38&lt;/salud&gt;</text:p>
            <text:p text:style-name="Table_20_Contents"><text:s text:c="12"/>&lt;ataque&gt;41&lt;/ataque&gt;</text:p>
            <text:p text:style-name="Table_20_Contents"><text:s text:c="12"/>&lt;defensa&gt;40&lt;/defensa&gt;</text:p>
            <text:p text:style-name="Table_20_Contents"><text:s text:c="12"/>&lt;ataqueEspecial&gt;50&lt;/ataqueEspecial&gt;</text:p>
            <text:p text:style-name="Table_20_Contents"><text:s text:c="12"/>&lt;defensaEspecial&gt;6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8&lt;/numero&gt;</text:p>
            <text:p text:style-name="Table_20_Contents"><text:s text:c="12"/>&lt;nombre&gt;Ninetales&lt;/nombre&gt;</text:p>
            <text:p text:style-name="Table_20_Contents"><text:s text:c="12"/>&lt;tipoPrimario&gt;FUEGO&lt;/tipoPrimario&gt;</text:p>
            <text:p text:style-name="Table_20_Contents"><text:s text:c="12"/>&lt;total&gt;505&lt;/total&gt;</text:p>
            <text:p text:style-name="Table_20_Contents"><text:s text:c="12"/>&lt;salud&gt;73&lt;/salud&gt;</text:p>
            <text:p text:style-name="Table_20_Contents"><text:s text:c="12"/>&lt;ataque&gt;76&lt;/ataque&gt;</text:p>
            <text:p text:style-name="Table_20_Contents"><text:s text:c="12"/>&lt;defensa&gt;75&lt;/defensa&gt;</text:p>
            <text:p text:style-name="Table_20_Contents"><text:s text:c="12"/>&lt;ataqueEspecial&gt;81&lt;/ataqueEspecial&gt;</text:p>
            <text:p text:style-name="Table_20_Contents"><text:s text:c="12"/>&lt;defensaEspecial&gt;10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8&lt;/numero&gt;</text:p>
            <text:p text:style-name="Table_20_Contents"><text:s text:c="12"/>&lt;nombre&gt;Alolan Ninetales&lt;/nombre&gt;</text:p>
            <text:p text:style-name="Table_20_Contents"><text:s text:c="12"/>&lt;tipoPrimario&gt;HIELO&lt;/tipoPrimario&gt;</text:p>
            <text:p text:style-name="Table_20_Contents"><text:s text:c="12"/>&lt;tipoSecundario&gt;HADA&lt;/tipoSecundario&gt;</text:p>
            <text:p text:style-name="Table_20_Contents"><text:s text:c="12"/>&lt;total&gt;505&lt;/total&gt;</text:p>
            <text:p text:style-name="Table_20_Contents"><text:s text:c="12"/>&lt;salud&gt;73&lt;/salud&gt;</text:p>
            <text:p text:style-name="Table_20_Contents"><text:s text:c="12"/>&lt;ataque&gt;67&lt;/ataque&gt;</text:p>
            <text:p text:style-name="Table_20_Contents"><text:s text:c="12"/>&lt;defensa&gt;75&lt;/defensa&gt;</text:p>
            <text:p text:style-name="Table_20_Contents"><text:s text:c="12"/>&lt;ataqueEspecial&gt;81&lt;/ataqueEspecial&gt;</text:p>
            <text:p text:style-name="Table_20_Contents"><text:s text:c="12"/>&lt;defensaEspecial&gt;100&lt;/defensaEspecial&gt;</text:p>
            <text:p text:style-name="Table_20_Contents"><text:s text:c="12"/>&lt;velocidad&gt;109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39&lt;/numero&gt;</text:p>
            <text:p text:style-name="Table_20_Contents"><text:s text:c="12"/>&lt;nombre&gt;Jigglypuff&lt;/nombre&gt;</text:p>
            <text:p text:style-name="Table_20_Contents"><text:s text:c="12"/>&lt;tipoPrimario&gt;NORMAL&lt;/tipoPrimario&gt;</text:p>
            <text:p text:style-name="Table_20_Contents"><text:s text:c="12"/>&lt;tipoSecundario&gt;HADA&lt;/tipoSecundario&gt;</text:p>
            <text:p text:style-name="Table_20_Contents"><text:s text:c="12"/>&lt;total&gt;270&lt;/total&gt;</text:p>
            <text:p text:style-name="Table_20_Contents"><text:s text:c="12"/>&lt;salud&gt;115&lt;/salud&gt;</text:p>
            <text:p text:style-name="Table_20_Contents"><text:s text:c="12"/>&lt;ataque&gt;45&lt;/ataque&gt;</text:p>
            <text:p text:style-name="Table_20_Contents"><text:s text:c="12"/>&lt;defensa&gt;20&lt;/defensa&gt;</text:p>
            <text:p text:style-name="Table_20_Contents"><text:s text:c="12"/>&lt;ataqueEspecial&gt;45&lt;/ataqueEspecial&gt;</text:p>
            <text:p text:style-name="Table_20_Contents"><text:s text:c="12"/>&lt;defensaEspecial&gt;25&lt;/defensaEspecial&gt;</text:p>
            <text:p text:style-name="Table_20_Contents"><text:s text:c="12"/>&lt;velocidad&gt;20&lt;/velocidad&gt;</text:p>
            <text:p text:style-name="Table_20_Contents"><text:s text:c="8"/>&lt;/pokemon&gt;</text:p>
            <text:p text:style-name="Table_20_Contents"><text:soft-page-break/><text:s text:c="8"/>&lt;pokemon&gt;</text:p>
            <text:p text:style-name="Table_20_Contents"><text:s text:c="12"/>&lt;numero&gt;40&lt;/numero&gt;</text:p>
            <text:p text:style-name="Table_20_Contents"><text:s text:c="12"/>&lt;nombre&gt;Wigglytuff&lt;/nombre&gt;</text:p>
            <text:p text:style-name="Table_20_Contents"><text:s text:c="12"/>&lt;tipoPrimario&gt;NORMAL&lt;/tipoPrimario&gt;</text:p>
            <text:p text:style-name="Table_20_Contents"><text:s text:c="12"/>&lt;tipoSecundario&gt;HADA&lt;/tipoSecundario&gt;</text:p>
            <text:p text:style-name="Table_20_Contents"><text:s text:c="12"/>&lt;total&gt;435&lt;/total&gt;</text:p>
            <text:p text:style-name="Table_20_Contents"><text:s text:c="12"/>&lt;salud&gt;140&lt;/salud&gt;</text:p>
            <text:p text:style-name="Table_20_Contents"><text:s text:c="12"/>&lt;ataque&gt;70&lt;/ataque&gt;</text:p>
            <text:p text:style-name="Table_20_Contents"><text:s text:c="12"/>&lt;defensa&gt;45&lt;/defensa&gt;</text:p>
            <text:p text:style-name="Table_20_Contents"><text:s text:c="12"/>&lt;ataqueEspecial&gt;85&lt;/ataqueEspecial&gt;</text:p>
            <text:p text:style-name="Table_20_Contents"><text:s text:c="12"/>&lt;defensaEspecial&gt;5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1&lt;/numero&gt;</text:p>
            <text:p text:style-name="Table_20_Contents"><text:s text:c="12"/>&lt;nombre&gt;Zubat&lt;/nombre&gt;</text:p>
            <text:p text:style-name="Table_20_Contents"><text:s text:c="12"/>&lt;tipoPrimario&gt;VENENO&lt;/tipoPrimario&gt;</text:p>
            <text:p text:style-name="Table_20_Contents"><text:s text:c="12"/>&lt;tipoSecundario&gt;VOLADOR&lt;/tipoSecundario&gt;</text:p>
            <text:p text:style-name="Table_20_Contents"><text:s text:c="12"/>&lt;total&gt;245&lt;/total&gt;</text:p>
            <text:p text:style-name="Table_20_Contents"><text:s text:c="12"/>&lt;salud&gt;40&lt;/salud&gt;</text:p>
            <text:p text:style-name="Table_20_Contents"><text:s text:c="12"/>&lt;ataque&gt;45&lt;/ataque&gt;</text:p>
            <text:p text:style-name="Table_20_Contents"><text:s text:c="12"/>&lt;defensa&gt;35&lt;/defensa&gt;</text:p>
            <text:p text:style-name="Table_20_Contents"><text:s text:c="12"/>&lt;ataqueEspecial&gt;30&lt;/ataqueEspecial&gt;</text:p>
            <text:p text:style-name="Table_20_Contents"><text:s text:c="12"/>&lt;defensaEspecial&gt;40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2&lt;/numero&gt;</text:p>
            <text:p text:style-name="Table_20_Contents"><text:s text:c="12"/>&lt;nombre&gt;Golbat&lt;/nombre&gt;</text:p>
            <text:p text:style-name="Table_20_Contents"><text:s text:c="12"/>&lt;tipoPrimario&gt;VENENO&lt;/tipoPrimario&gt;</text:p>
            <text:p text:style-name="Table_20_Contents"><text:s text:c="12"/>&lt;tipoSecundario&gt;VOLADOR&lt;/tipoSecundario&gt;</text:p>
            <text:p text:style-name="Table_20_Contents"><text:s text:c="12"/>&lt;total&gt;455&lt;/total&gt;</text:p>
            <text:p text:style-name="Table_20_Contents"><text:s text:c="12"/>&lt;salud&gt;75&lt;/salud&gt;</text:p>
            <text:p text:style-name="Table_20_Contents"><text:s text:c="12"/>&lt;ataque&gt;80&lt;/ataque&gt;</text:p>
            <text:p text:style-name="Table_20_Contents"><text:s text:c="12"/>&lt;defensa&gt;70&lt;/defensa&gt;</text:p>
            <text:p text:style-name="Table_20_Contents"><text:s text:c="12"/>&lt;ataqueEspecial&gt;65&lt;/ataqueEspecial&gt;</text:p>
            <text:p text:style-name="Table_20_Contents"><text:s text:c="12"/>&lt;defensaEspecial&gt;7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3&lt;/numero&gt;</text:p>
            <text:p text:style-name="Table_20_Contents"><text:s text:c="12"/>&lt;nombre&gt;Oddish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320&lt;/total&gt;</text:p>
            <text:p text:style-name="Table_20_Contents"><text:soft-page-break/><text:s text:c="12"/>&lt;salud&gt;45&lt;/salud&gt;</text:p>
            <text:p text:style-name="Table_20_Contents"><text:s text:c="12"/>&lt;ataque&gt;50&lt;/ataque&gt;</text:p>
            <text:p text:style-name="Table_20_Contents"><text:s text:c="12"/>&lt;defensa&gt;55&lt;/defensa&gt;</text:p>
            <text:p text:style-name="Table_20_Contents"><text:s text:c="12"/>&lt;ataqueEspecial&gt;75&lt;/ataqueEspecial&gt;</text:p>
            <text:p text:style-name="Table_20_Contents"><text:s text:c="12"/>&lt;defensaEspecial&gt;65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4&lt;/numero&gt;</text:p>
            <text:p text:style-name="Table_20_Contents"><text:s text:c="12"/>&lt;nombre&gt;Gloom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395&lt;/total&gt;</text:p>
            <text:p text:style-name="Table_20_Contents"><text:s text:c="12"/>&lt;salud&gt;60&lt;/salud&gt;</text:p>
            <text:p text:style-name="Table_20_Contents"><text:s text:c="12"/>&lt;ataque&gt;65&lt;/ataque&gt;</text:p>
            <text:p text:style-name="Table_20_Contents"><text:s text:c="12"/>&lt;defensa&gt;70&lt;/defensa&gt;</text:p>
            <text:p text:style-name="Table_20_Contents"><text:s text:c="12"/>&lt;ataqueEspecial&gt;85&lt;/ataqueEspecial&gt;</text:p>
            <text:p text:style-name="Table_20_Contents"><text:s text:c="12"/>&lt;defensaEspecial&gt;75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5&lt;/numero&gt;</text:p>
            <text:p text:style-name="Table_20_Contents"><text:s text:c="12"/>&lt;nombre&gt;Vileplume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490&lt;/total&gt;</text:p>
            <text:p text:style-name="Table_20_Contents"><text:s text:c="12"/>&lt;salud&gt;75&lt;/salud&gt;</text:p>
            <text:p text:style-name="Table_20_Contents"><text:s text:c="12"/>&lt;ataque&gt;80&lt;/ataque&gt;</text:p>
            <text:p text:style-name="Table_20_Contents"><text:s text:c="12"/>&lt;defensa&gt;85&lt;/defensa&gt;</text:p>
            <text:p text:style-name="Table_20_Contents"><text:s text:c="12"/>&lt;ataqueEspecial&gt;110&lt;/ataqueEspecial&gt;</text:p>
            <text:p text:style-name="Table_20_Contents"><text:s text:c="12"/>&lt;defensaEspecial&gt;9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6&lt;/numero&gt;</text:p>
            <text:p text:style-name="Table_20_Contents"><text:s text:c="12"/>&lt;nombre&gt;Paras&lt;/nombre&gt;</text:p>
            <text:p text:style-name="Table_20_Contents"><text:s text:c="12"/>&lt;tipoPrimario&gt;BICHO&lt;/tipoPrimario&gt;</text:p>
            <text:p text:style-name="Table_20_Contents"><text:s text:c="12"/>&lt;tipoSecundario&gt;HIERBA&lt;/tipoSecundario&gt;</text:p>
            <text:p text:style-name="Table_20_Contents"><text:s text:c="12"/>&lt;total&gt;285&lt;/total&gt;</text:p>
            <text:p text:style-name="Table_20_Contents"><text:s text:c="12"/>&lt;salud&gt;35&lt;/salud&gt;</text:p>
            <text:p text:style-name="Table_20_Contents"><text:s text:c="12"/>&lt;ataque&gt;70&lt;/ataque&gt;</text:p>
            <text:p text:style-name="Table_20_Contents"><text:s text:c="12"/>&lt;defensa&gt;55&lt;/defensa&gt;</text:p>
            <text:p text:style-name="Table_20_Contents"><text:s text:c="12"/>&lt;ataqueEspecial&gt;45&lt;/ataqueEspecial&gt;</text:p>
            <text:p text:style-name="Table_20_Contents"><text:s text:c="12"/>&lt;defensaEspecial&gt;55&lt;/defensaEspecial&gt;</text:p>
            <text:p text:style-name="Table_20_Contents"><text:s text:c="12"/>&lt;velocidad&gt;2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7&lt;/numero&gt;</text:p>
            <text:p text:style-name="Table_20_Contents"><text:s text:c="12"/>&lt;nombre&gt;Parasect&lt;/nombre&gt;</text:p>
            <text:p text:style-name="Table_20_Contents"><text:soft-page-break/><text:s text:c="12"/>&lt;tipoPrimario&gt;BICHO&lt;/tipoPrimario&gt;</text:p>
            <text:p text:style-name="Table_20_Contents"><text:s text:c="12"/>&lt;tipoSecundario&gt;HIERBA&lt;/tipoSecundario&gt;</text:p>
            <text:p text:style-name="Table_20_Contents"><text:s text:c="12"/>&lt;total&gt;405&lt;/total&gt;</text:p>
            <text:p text:style-name="Table_20_Contents"><text:s text:c="12"/>&lt;salud&gt;60&lt;/salud&gt;</text:p>
            <text:p text:style-name="Table_20_Contents"><text:s text:c="12"/>&lt;ataque&gt;95&lt;/ataque&gt;</text:p>
            <text:p text:style-name="Table_20_Contents"><text:s text:c="12"/>&lt;defensa&gt;80&lt;/defensa&gt;</text:p>
            <text:p text:style-name="Table_20_Contents"><text:s text:c="12"/>&lt;ataqueEspecial&gt;60&lt;/ataqueEspecial&gt;</text:p>
            <text:p text:style-name="Table_20_Contents"><text:s text:c="12"/>&lt;defensaEspecial&gt;80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8&lt;/numero&gt;</text:p>
            <text:p text:style-name="Table_20_Contents"><text:s text:c="12"/>&lt;nombre&gt;Venonat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305&lt;/total&gt;</text:p>
            <text:p text:style-name="Table_20_Contents"><text:s text:c="12"/>&lt;salud&gt;60&lt;/salud&gt;</text:p>
            <text:p text:style-name="Table_20_Contents"><text:s text:c="12"/>&lt;ataque&gt;55&lt;/ataque&gt;</text:p>
            <text:p text:style-name="Table_20_Contents"><text:s text:c="12"/>&lt;defensa&gt;50&lt;/defensa&gt;</text:p>
            <text:p text:style-name="Table_20_Contents"><text:s text:c="12"/>&lt;ataqueEspecial&gt;40&lt;/ataqueEspecial&gt;</text:p>
            <text:p text:style-name="Table_20_Contents"><text:s text:c="12"/>&lt;defensaEspecial&gt;5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49&lt;/numero&gt;</text:p>
            <text:p text:style-name="Table_20_Contents"><text:s text:c="12"/>&lt;nombre&gt;Venomoth&lt;/nombre&gt;</text:p>
            <text:p text:style-name="Table_20_Contents"><text:s text:c="12"/>&lt;tipoPrimario&gt;BICHO&lt;/tipoPrimario&gt;</text:p>
            <text:p text:style-name="Table_20_Contents"><text:s text:c="12"/>&lt;tipoSecundario&gt;VENENO&lt;/tipoSecundario&gt;</text:p>
            <text:p text:style-name="Table_20_Contents"><text:s text:c="12"/>&lt;total&gt;450&lt;/total&gt;</text:p>
            <text:p text:style-name="Table_20_Contents"><text:s text:c="12"/>&lt;salud&gt;70&lt;/salud&gt;</text:p>
            <text:p text:style-name="Table_20_Contents"><text:s text:c="12"/>&lt;ataque&gt;65&lt;/ataque&gt;</text:p>
            <text:p text:style-name="Table_20_Contents"><text:s text:c="12"/>&lt;defensa&gt;60&lt;/defensa&gt;</text:p>
            <text:p text:style-name="Table_20_Contents"><text:s text:c="12"/>&lt;ataqueEspecial&gt;90&lt;/ataqueEspecial&gt;</text:p>
            <text:p text:style-name="Table_20_Contents"><text:s text:c="12"/>&lt;defensaEspecial&gt;7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0&lt;/numero&gt;</text:p>
            <text:p text:style-name="Table_20_Contents"><text:s text:c="12"/>&lt;nombre&gt;Diglett&lt;/nombre&gt;</text:p>
            <text:p text:style-name="Table_20_Contents"><text:s text:c="12"/>&lt;tipoPrimario&gt;TIERRA&lt;/tipoPrimario&gt;</text:p>
            <text:p text:style-name="Table_20_Contents"><text:s text:c="12"/>&lt;total&gt;265&lt;/total&gt;</text:p>
            <text:p text:style-name="Table_20_Contents"><text:s text:c="12"/>&lt;salud&gt;10&lt;/salud&gt;</text:p>
            <text:p text:style-name="Table_20_Contents"><text:s text:c="12"/>&lt;ataque&gt;55&lt;/ataque&gt;</text:p>
            <text:p text:style-name="Table_20_Contents"><text:s text:c="12"/>&lt;defensa&gt;25&lt;/defensa&gt;</text:p>
            <text:p text:style-name="Table_20_Contents"><text:s text:c="12"/>&lt;ataqueEspecial&gt;35&lt;/ataqueEspecial&gt;</text:p>
            <text:p text:style-name="Table_20_Contents"><text:s text:c="12"/>&lt;defensaEspecial&gt;45&lt;/defensaEspecial&gt;</text:p>
            <text:p text:style-name="Table_20_Contents"><text:s text:c="12"/>&lt;velocidad&gt;9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oft-page-break/><text:s text:c="12"/>&lt;numero&gt;50&lt;/numero&gt;</text:p>
            <text:p text:style-name="Table_20_Contents"><text:s text:c="12"/>&lt;nombre&gt;Alolan Diglett&lt;/nombre&gt;</text:p>
            <text:p text:style-name="Table_20_Contents"><text:s text:c="12"/>&lt;tipoPrimario&gt;TIERRA&lt;/tipoPrimario&gt;</text:p>
            <text:p text:style-name="Table_20_Contents"><text:s text:c="12"/>&lt;tipoSecundario&gt;ACERO&lt;/tipoSecundario&gt;</text:p>
            <text:p text:style-name="Table_20_Contents"><text:s text:c="12"/>&lt;total&gt;265&lt;/total&gt;</text:p>
            <text:p text:style-name="Table_20_Contents"><text:s text:c="12"/>&lt;salud&gt;10&lt;/salud&gt;</text:p>
            <text:p text:style-name="Table_20_Contents"><text:s text:c="12"/>&lt;ataque&gt;55&lt;/ataque&gt;</text:p>
            <text:p text:style-name="Table_20_Contents"><text:s text:c="12"/>&lt;defensa&gt;30&lt;/defensa&gt;</text:p>
            <text:p text:style-name="Table_20_Contents"><text:s text:c="12"/>&lt;ataqueEspecial&gt;35&lt;/ataqueEspecial&gt;</text:p>
            <text:p text:style-name="Table_20_Contents"><text:s text:c="12"/>&lt;defensaEspecial&gt;4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1&lt;/numero&gt;</text:p>
            <text:p text:style-name="Table_20_Contents"><text:s text:c="12"/>&lt;nombre&gt;Dugtrio&lt;/nombre&gt;</text:p>
            <text:p text:style-name="Table_20_Contents"><text:s text:c="12"/>&lt;tipoPrimario&gt;TIERRA&lt;/tipoPrimario&gt;</text:p>
            <text:p text:style-name="Table_20_Contents"><text:s text:c="12"/>&lt;total&gt;425&lt;/total&gt;</text:p>
            <text:p text:style-name="Table_20_Contents"><text:s text:c="12"/>&lt;salud&gt;35&lt;/salud&gt;</text:p>
            <text:p text:style-name="Table_20_Contents"><text:s text:c="12"/>&lt;ataque&gt;100&lt;/ataque&gt;</text:p>
            <text:p text:style-name="Table_20_Contents"><text:s text:c="12"/>&lt;defensa&gt;50&lt;/defensa&gt;</text:p>
            <text:p text:style-name="Table_20_Contents"><text:s text:c="12"/>&lt;ataqueEspecial&gt;50&lt;/ataqueEspecial&gt;</text:p>
            <text:p text:style-name="Table_20_Contents"><text:s text:c="12"/>&lt;defensaEspecial&gt;70&lt;/defensaEspecial&gt;</text:p>
            <text:p text:style-name="Table_20_Contents"><text:s text:c="12"/>&lt;velocidad&gt;12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1&lt;/numero&gt;</text:p>
            <text:p text:style-name="Table_20_Contents"><text:s text:c="12"/>&lt;nombre&gt;Alolan Dugtrio&lt;/nombre&gt;</text:p>
            <text:p text:style-name="Table_20_Contents"><text:s text:c="12"/>&lt;tipoPrimario&gt;TIERRA&lt;/tipoPrimario&gt;</text:p>
            <text:p text:style-name="Table_20_Contents"><text:s text:c="12"/>&lt;tipoSecundario&gt;ACERO&lt;/tipoSecundario&gt;</text:p>
            <text:p text:style-name="Table_20_Contents"><text:s text:c="12"/>&lt;total&gt;425&lt;/total&gt;</text:p>
            <text:p text:style-name="Table_20_Contents"><text:s text:c="12"/>&lt;salud&gt;35&lt;/salud&gt;</text:p>
            <text:p text:style-name="Table_20_Contents"><text:s text:c="12"/>&lt;ataque&gt;100&lt;/ataque&gt;</text:p>
            <text:p text:style-name="Table_20_Contents"><text:s text:c="12"/>&lt;defensa&gt;60&lt;/defensa&gt;</text:p>
            <text:p text:style-name="Table_20_Contents"><text:s text:c="12"/>&lt;ataqueEspecial&gt;50&lt;/ataqueEspecial&gt;</text:p>
            <text:p text:style-name="Table_20_Contents"><text:s text:c="12"/>&lt;defensaEspecial&gt;70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2&lt;/numero&gt;</text:p>
            <text:p text:style-name="Table_20_Contents"><text:s text:c="12"/>&lt;nombre&gt;Meowth&lt;/nombre&gt;</text:p>
            <text:p text:style-name="Table_20_Contents"><text:s text:c="12"/>&lt;tipoPrimario&gt;NORMAL&lt;/tipoPrimario&gt;</text:p>
            <text:p text:style-name="Table_20_Contents"><text:s text:c="12"/>&lt;total&gt;290&lt;/total&gt;</text:p>
            <text:p text:style-name="Table_20_Contents"><text:s text:c="12"/>&lt;salud&gt;40&lt;/salud&gt;</text:p>
            <text:p text:style-name="Table_20_Contents"><text:s text:c="12"/>&lt;ataque&gt;45&lt;/ataque&gt;</text:p>
            <text:p text:style-name="Table_20_Contents"><text:s text:c="12"/>&lt;defensa&gt;35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oft-page-break/><text:s text:c="8"/>&lt;pokemon&gt;</text:p>
            <text:p text:style-name="Table_20_Contents"><text:s text:c="12"/>&lt;numero&gt;52&lt;/numero&gt;</text:p>
            <text:p text:style-name="Table_20_Contents"><text:s text:c="12"/>&lt;nombre&gt;Alolan Meowth&lt;/nombre&gt;</text:p>
            <text:p text:style-name="Table_20_Contents"><text:s text:c="12"/>&lt;tipoPrimario&gt;SINIESTRO&lt;/tipoPrimario&gt;</text:p>
            <text:p text:style-name="Table_20_Contents"><text:s text:c="12"/>&lt;total&gt;290&lt;/total&gt;</text:p>
            <text:p text:style-name="Table_20_Contents"><text:s text:c="12"/>&lt;salud&gt;40&lt;/salud&gt;</text:p>
            <text:p text:style-name="Table_20_Contents"><text:s text:c="12"/>&lt;ataque&gt;35&lt;/ataque&gt;</text:p>
            <text:p text:style-name="Table_20_Contents"><text:s text:c="12"/>&lt;defensa&gt;35&lt;/defensa&gt;</text:p>
            <text:p text:style-name="Table_20_Contents"><text:s text:c="12"/>&lt;ataqueEspecial&gt;50&lt;/ataqueEspecial&gt;</text:p>
            <text:p text:style-name="Table_20_Contents"><text:s text:c="12"/>&lt;defensaEspecial&gt;4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2&lt;/numero&gt;</text:p>
            <text:p text:style-name="Table_20_Contents"><text:s text:c="12"/>&lt;nombre&gt;Galarian Meowth&lt;/nombre&gt;</text:p>
            <text:p text:style-name="Table_20_Contents"><text:s text:c="12"/>&lt;tipoPrimario&gt;ACERO&lt;/tipoPrimario&gt;</text:p>
            <text:p text:style-name="Table_20_Contents"><text:s text:c="12"/>&lt;total&gt;290&lt;/total&gt;</text:p>
            <text:p text:style-name="Table_20_Contents"><text:s text:c="12"/>&lt;salud&gt;50&lt;/salud&gt;</text:p>
            <text:p text:style-name="Table_20_Contents"><text:s text:c="12"/>&lt;ataque&gt;65&lt;/ataque&gt;</text:p>
            <text:p text:style-name="Table_20_Contents"><text:s text:c="12"/>&lt;defensa&gt;55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3&lt;/numero&gt;</text:p>
            <text:p text:style-name="Table_20_Contents"><text:s text:c="12"/>&lt;nombre&gt;Persian&lt;/nombre&gt;</text:p>
            <text:p text:style-name="Table_20_Contents"><text:s text:c="12"/>&lt;tipoPrimario&gt;NORMAL&lt;/tipoPrimario&gt;</text:p>
            <text:p text:style-name="Table_20_Contents"><text:s text:c="12"/>&lt;total&gt;440&lt;/total&gt;</text:p>
            <text:p text:style-name="Table_20_Contents"><text:s text:c="12"/>&lt;salud&gt;65&lt;/salud&gt;</text:p>
            <text:p text:style-name="Table_20_Contents"><text:s text:c="12"/>&lt;ataque&gt;70&lt;/ataque&gt;</text:p>
            <text:p text:style-name="Table_20_Contents"><text:s text:c="12"/>&lt;defensa&gt;60&lt;/defensa&gt;</text:p>
            <text:p text:style-name="Table_20_Contents"><text:s text:c="12"/>&lt;ataqueEspecial&gt;65&lt;/ataqueEspecial&gt;</text:p>
            <text:p text:style-name="Table_20_Contents"><text:s text:c="12"/>&lt;defensaEspecial&gt;65&lt;/defensaEspecial&gt;</text:p>
            <text:p text:style-name="Table_20_Contents"><text:s text:c="12"/>&lt;velocidad&gt;11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3&lt;/numero&gt;</text:p>
            <text:p text:style-name="Table_20_Contents"><text:s text:c="12"/>&lt;nombre&gt;Alolan Persian&lt;/nombre&gt;</text:p>
            <text:p text:style-name="Table_20_Contents"><text:s text:c="12"/>&lt;tipoPrimario&gt;SINIESTRO&lt;/tipoPrimario&gt;</text:p>
            <text:p text:style-name="Table_20_Contents"><text:s text:c="12"/>&lt;total&gt;440&lt;/total&gt;</text:p>
            <text:p text:style-name="Table_20_Contents"><text:s text:c="12"/>&lt;salud&gt;65&lt;/salud&gt;</text:p>
            <text:p text:style-name="Table_20_Contents"><text:s text:c="12"/>&lt;ataque&gt;60&lt;/ataque&gt;</text:p>
            <text:p text:style-name="Table_20_Contents"><text:s text:c="12"/>&lt;defensa&gt;60&lt;/defensa&gt;</text:p>
            <text:p text:style-name="Table_20_Contents"><text:s text:c="12"/>&lt;ataqueEspecial&gt;75&lt;/ataqueEspecial&gt;</text:p>
            <text:p text:style-name="Table_20_Contents"><text:s text:c="12"/>&lt;defensaEspecial&gt;65&lt;/defensaEspecial&gt;</text:p>
            <text:p text:style-name="Table_20_Contents"><text:s text:c="12"/>&lt;velocidad&gt;11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oft-page-break/><text:s text:c="12"/>&lt;numero&gt;54&lt;/numero&gt;</text:p>
            <text:p text:style-name="Table_20_Contents"><text:s text:c="12"/>&lt;nombre&gt;Psyduck&lt;/nombre&gt;</text:p>
            <text:p text:style-name="Table_20_Contents"><text:s text:c="12"/>&lt;tipoPrimario&gt;AGUA&lt;/tipoPrimario&gt;</text:p>
            <text:p text:style-name="Table_20_Contents"><text:s text:c="12"/>&lt;total&gt;320&lt;/total&gt;</text:p>
            <text:p text:style-name="Table_20_Contents"><text:s text:c="12"/>&lt;salud&gt;50&lt;/salud&gt;</text:p>
            <text:p text:style-name="Table_20_Contents"><text:s text:c="12"/>&lt;ataque&gt;52&lt;/ataque&gt;</text:p>
            <text:p text:style-name="Table_20_Contents"><text:s text:c="12"/>&lt;defensa&gt;48&lt;/defensa&gt;</text:p>
            <text:p text:style-name="Table_20_Contents"><text:s text:c="12"/>&lt;ataqueEspecial&gt;65&lt;/ataqueEspecial&gt;</text:p>
            <text:p text:style-name="Table_20_Contents"><text:s text:c="12"/>&lt;defensaEspecial&gt;50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5&lt;/numero&gt;</text:p>
            <text:p text:style-name="Table_20_Contents"><text:s text:c="12"/>&lt;nombre&gt;Golduck&lt;/nombre&gt;</text:p>
            <text:p text:style-name="Table_20_Contents"><text:s text:c="12"/>&lt;tipoPrimario&gt;AGUA&lt;/tipoPrimario&gt;</text:p>
            <text:p text:style-name="Table_20_Contents"><text:s text:c="12"/>&lt;total&gt;500&lt;/total&gt;</text:p>
            <text:p text:style-name="Table_20_Contents"><text:s text:c="12"/>&lt;salud&gt;80&lt;/salud&gt;</text:p>
            <text:p text:style-name="Table_20_Contents"><text:s text:c="12"/>&lt;ataque&gt;82&lt;/ataque&gt;</text:p>
            <text:p text:style-name="Table_20_Contents"><text:s text:c="12"/>&lt;defensa&gt;78&lt;/defensa&gt;</text:p>
            <text:p text:style-name="Table_20_Contents"><text:s text:c="12"/>&lt;ataqueEspecial&gt;95&lt;/ataqueEspecial&gt;</text:p>
            <text:p text:style-name="Table_20_Contents"><text:s text:c="12"/>&lt;defensaEspecial&gt;80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6&lt;/numero&gt;</text:p>
            <text:p text:style-name="Table_20_Contents"><text:s text:c="12"/>&lt;nombre&gt;Mankey&lt;/nombre&gt;</text:p>
            <text:p text:style-name="Table_20_Contents"><text:s text:c="12"/>&lt;tipoPrimario&gt;LUCHA&lt;/tipoPrimario&gt;</text:p>
            <text:p text:style-name="Table_20_Contents"><text:s text:c="12"/>&lt;total&gt;305&lt;/total&gt;</text:p>
            <text:p text:style-name="Table_20_Contents"><text:s text:c="12"/>&lt;salud&gt;40&lt;/salud&gt;</text:p>
            <text:p text:style-name="Table_20_Contents"><text:s text:c="12"/>&lt;ataque&gt;80&lt;/ataque&gt;</text:p>
            <text:p text:style-name="Table_20_Contents"><text:s text:c="12"/>&lt;defensa&gt;35&lt;/defensa&gt;</text:p>
            <text:p text:style-name="Table_20_Contents"><text:s text:c="12"/>&lt;ataqueEspecial&gt;35&lt;/ataqueEspecial&gt;</text:p>
            <text:p text:style-name="Table_20_Contents"><text:s text:c="12"/>&lt;defensaEspecial&gt;45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7&lt;/numero&gt;</text:p>
            <text:p text:style-name="Table_20_Contents"><text:s text:c="12"/>&lt;nombre&gt;Primeape&lt;/nombre&gt;</text:p>
            <text:p text:style-name="Table_20_Contents"><text:s text:c="12"/>&lt;tipoPrimario&gt;LUCHA&lt;/tipoPrimario&gt;</text:p>
            <text:p text:style-name="Table_20_Contents"><text:s text:c="12"/>&lt;total&gt;455&lt;/total&gt;</text:p>
            <text:p text:style-name="Table_20_Contents"><text:s text:c="12"/>&lt;salud&gt;65&lt;/salud&gt;</text:p>
            <text:p text:style-name="Table_20_Contents"><text:s text:c="12"/>&lt;ataque&gt;105&lt;/ataque&gt;</text:p>
            <text:p text:style-name="Table_20_Contents"><text:s text:c="12"/>&lt;defensa&gt;60&lt;/defensa&gt;</text:p>
            <text:p text:style-name="Table_20_Contents"><text:s text:c="12"/>&lt;ataqueEspecial&gt;60&lt;/ataqueEspecial&gt;</text:p>
            <text:p text:style-name="Table_20_Contents"><text:s text:c="12"/>&lt;defensaEspecial&gt;70&lt;/defensaEspecial&gt;</text:p>
            <text:p text:style-name="Table_20_Contents"><text:s text:c="12"/>&lt;velocidad&gt;9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8&lt;/numero&gt;</text:p>
            <text:p text:style-name="Table_20_Contents"><text:s text:c="12"/>&lt;nombre&gt;Growlithe&lt;/nombre&gt;</text:p>
            <text:p text:style-name="Table_20_Contents"><text:s text:c="12"/>&lt;tipoPrimario&gt;FUEGO&lt;/tipoPrimario&gt;</text:p>
            <text:p text:style-name="Table_20_Contents"><text:s text:c="12"/>&lt;total&gt;350&lt;/total&gt;</text:p>
            <text:p text:style-name="Table_20_Contents"><text:soft-page-break/><text:s text:c="12"/>&lt;salud&gt;55&lt;/salud&gt;</text:p>
            <text:p text:style-name="Table_20_Contents"><text:s text:c="12"/>&lt;ataque&gt;70&lt;/ataque&gt;</text:p>
            <text:p text:style-name="Table_20_Contents"><text:s text:c="12"/>&lt;defensa&gt;45&lt;/defensa&gt;</text:p>
            <text:p text:style-name="Table_20_Contents"><text:s text:c="12"/>&lt;ataqueEspecial&gt;70&lt;/ataqueEspecial&gt;</text:p>
            <text:p text:style-name="Table_20_Contents"><text:s text:c="12"/>&lt;defensaEspecial&gt;5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59&lt;/numero&gt;</text:p>
            <text:p text:style-name="Table_20_Contents"><text:s text:c="12"/>&lt;nombre&gt;Arcanine&lt;/nombre&gt;</text:p>
            <text:p text:style-name="Table_20_Contents"><text:s text:c="12"/>&lt;tipoPrimario&gt;FUEGO&lt;/tipoPrimario&gt;</text:p>
            <text:p text:style-name="Table_20_Contents"><text:s text:c="12"/>&lt;total&gt;555&lt;/total&gt;</text:p>
            <text:p text:style-name="Table_20_Contents"><text:s text:c="12"/>&lt;salud&gt;90&lt;/salud&gt;</text:p>
            <text:p text:style-name="Table_20_Contents"><text:s text:c="12"/>&lt;ataque&gt;110&lt;/ataque&gt;</text:p>
            <text:p text:style-name="Table_20_Contents"><text:s text:c="12"/>&lt;defensa&gt;80&lt;/defensa&gt;</text:p>
            <text:p text:style-name="Table_20_Contents"><text:s text:c="12"/>&lt;ataqueEspecial&gt;100&lt;/ataqueEspecial&gt;</text:p>
            <text:p text:style-name="Table_20_Contents"><text:s text:c="12"/>&lt;defensaEspecial&gt;80&lt;/defensaEspecial&gt;</text:p>
            <text:p text:style-name="Table_20_Contents"><text:s text:c="12"/>&lt;velocidad&gt;9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0&lt;/numero&gt;</text:p>
            <text:p text:style-name="Table_20_Contents"><text:s text:c="12"/>&lt;nombre&gt;Poliwag&lt;/nombre&gt;</text:p>
            <text:p text:style-name="Table_20_Contents"><text:s text:c="12"/>&lt;tipoPrimario&gt;AGUA&lt;/tipoPrimario&gt;</text:p>
            <text:p text:style-name="Table_20_Contents"><text:s text:c="12"/>&lt;total&gt;300&lt;/total&gt;</text:p>
            <text:p text:style-name="Table_20_Contents"><text:s text:c="12"/>&lt;salud&gt;40&lt;/salud&gt;</text:p>
            <text:p text:style-name="Table_20_Contents"><text:s text:c="12"/>&lt;ataque&gt;50&lt;/ataque&gt;</text:p>
            <text:p text:style-name="Table_20_Contents"><text:s text:c="12"/>&lt;defensa&gt;40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1&lt;/numero&gt;</text:p>
            <text:p text:style-name="Table_20_Contents"><text:s text:c="12"/>&lt;nombre&gt;Poliwhirl&lt;/nombre&gt;</text:p>
            <text:p text:style-name="Table_20_Contents"><text:s text:c="12"/>&lt;tipoPrimario&gt;AGUA&lt;/tipoPrimario&gt;</text:p>
            <text:p text:style-name="Table_20_Contents"><text:s text:c="12"/>&lt;total&gt;385&lt;/total&gt;</text:p>
            <text:p text:style-name="Table_20_Contents"><text:s text:c="12"/>&lt;salud&gt;65&lt;/salud&gt;</text:p>
            <text:p text:style-name="Table_20_Contents"><text:s text:c="12"/>&lt;ataque&gt;65&lt;/ataque&gt;</text:p>
            <text:p text:style-name="Table_20_Contents"><text:s text:c="12"/>&lt;defensa&gt;65&lt;/defensa&gt;</text:p>
            <text:p text:style-name="Table_20_Contents"><text:s text:c="12"/>&lt;ataqueEspecial&gt;50&lt;/ataqueEspecial&gt;</text:p>
            <text:p text:style-name="Table_20_Contents"><text:s text:c="12"/>&lt;defensaEspecial&gt;5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2&lt;/numero&gt;</text:p>
            <text:p text:style-name="Table_20_Contents"><text:s text:c="12"/>&lt;nombre&gt;Poliwrath&lt;/nombre&gt;</text:p>
            <text:p text:style-name="Table_20_Contents"><text:s text:c="12"/>&lt;tipoPrimario&gt;AGUA&lt;/tipoPrimario&gt;</text:p>
            <text:p text:style-name="Table_20_Contents"><text:s text:c="12"/>&lt;tipoSecundario&gt;LUCHA&lt;/tipoSecundario&gt;</text:p>
            <text:p text:style-name="Table_20_Contents"><text:s text:c="12"/>&lt;total&gt;510&lt;/total&gt;</text:p>
            <text:p text:style-name="Table_20_Contents"><text:s text:c="12"/>&lt;salud&gt;90&lt;/salud&gt;</text:p>
            <text:p text:style-name="Table_20_Contents"><text:s text:c="12"/>&lt;ataque&gt;95&lt;/ataque&gt;</text:p>
            <text:p text:style-name="Table_20_Contents"><text:soft-page-break/><text:s text:c="12"/>&lt;defensa&gt;95&lt;/defensa&gt;</text:p>
            <text:p text:style-name="Table_20_Contents"><text:s text:c="12"/>&lt;ataqueEspecial&gt;70&lt;/ataqueEspecial&gt;</text:p>
            <text:p text:style-name="Table_20_Contents"><text:s text:c="12"/>&lt;defensaEspecial&gt;9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3&lt;/numero&gt;</text:p>
            <text:p text:style-name="Table_20_Contents"><text:s text:c="12"/>&lt;nombre&gt;Abra&lt;/nombre&gt;</text:p>
            <text:p text:style-name="Table_20_Contents"><text:s text:c="12"/>&lt;tipoPrimario&gt;PSIQUICO&lt;/tipoPrimario&gt;</text:p>
            <text:p text:style-name="Table_20_Contents"><text:s text:c="12"/>&lt;total&gt;310&lt;/total&gt;</text:p>
            <text:p text:style-name="Table_20_Contents"><text:s text:c="12"/>&lt;salud&gt;25&lt;/salud&gt;</text:p>
            <text:p text:style-name="Table_20_Contents"><text:s text:c="12"/>&lt;ataque&gt;20&lt;/ataque&gt;</text:p>
            <text:p text:style-name="Table_20_Contents"><text:s text:c="12"/>&lt;defensa&gt;15&lt;/defensa&gt;</text:p>
            <text:p text:style-name="Table_20_Contents"><text:s text:c="12"/>&lt;ataqueEspecial&gt;105&lt;/ataqueEspecial&gt;</text:p>
            <text:p text:style-name="Table_20_Contents"><text:s text:c="12"/>&lt;defensaEspecial&gt;5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4&lt;/numero&gt;</text:p>
            <text:p text:style-name="Table_20_Contents"><text:s text:c="12"/>&lt;nombre&gt;Kadabra&lt;/nombre&gt;</text:p>
            <text:p text:style-name="Table_20_Contents"><text:s text:c="12"/>&lt;tipoPrimario&gt;PSIQUICO&lt;/tipoPrimario&gt;</text:p>
            <text:p text:style-name="Table_20_Contents"><text:s text:c="12"/>&lt;total&gt;400&lt;/total&gt;</text:p>
            <text:p text:style-name="Table_20_Contents"><text:s text:c="12"/>&lt;salud&gt;40&lt;/salud&gt;</text:p>
            <text:p text:style-name="Table_20_Contents"><text:s text:c="12"/>&lt;ataque&gt;35&lt;/ataque&gt;</text:p>
            <text:p text:style-name="Table_20_Contents"><text:s text:c="12"/>&lt;defensa&gt;30&lt;/defensa&gt;</text:p>
            <text:p text:style-name="Table_20_Contents"><text:s text:c="12"/>&lt;ataqueEspecial&gt;120&lt;/ataqueEspecial&gt;</text:p>
            <text:p text:style-name="Table_20_Contents"><text:s text:c="12"/>&lt;defensaEspecial&gt;70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5&lt;/numero&gt;</text:p>
            <text:p text:style-name="Table_20_Contents"><text:s text:c="12"/>&lt;nombre&gt;Alakazam&lt;/nombre&gt;</text:p>
            <text:p text:style-name="Table_20_Contents"><text:s text:c="12"/>&lt;tipoPrimario&gt;PSIQUICO&lt;/tipoPrimario&gt;</text:p>
            <text:p text:style-name="Table_20_Contents"><text:s text:c="12"/>&lt;total&gt;500&lt;/total&gt;</text:p>
            <text:p text:style-name="Table_20_Contents"><text:s text:c="12"/>&lt;salud&gt;55&lt;/salud&gt;</text:p>
            <text:p text:style-name="Table_20_Contents"><text:s text:c="12"/>&lt;ataque&gt;50&lt;/ataque&gt;</text:p>
            <text:p text:style-name="Table_20_Contents"><text:s text:c="12"/>&lt;defensa&gt;45&lt;/defensa&gt;</text:p>
            <text:p text:style-name="Table_20_Contents"><text:s text:c="12"/>&lt;ataqueEspecial&gt;135&lt;/ataqueEspecial&gt;</text:p>
            <text:p text:style-name="Table_20_Contents"><text:s text:c="12"/>&lt;defensaEspecial&gt;95&lt;/defensaEspecial&gt;</text:p>
            <text:p text:style-name="Table_20_Contents"><text:s text:c="12"/>&lt;velocidad&gt;12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5&lt;/numero&gt;</text:p>
            <text:p text:style-name="Table_20_Contents"><text:s text:c="12"/>&lt;nombre&gt;Mega Alakazam&lt;/nombre&gt;</text:p>
            <text:p text:style-name="Table_20_Contents"><text:s text:c="12"/>&lt;tipoPrimario&gt;PSIQUICO&lt;/tipoPrimario&gt;</text:p>
            <text:p text:style-name="Table_20_Contents"><text:s text:c="12"/>&lt;total&gt;600&lt;/total&gt;</text:p>
            <text:p text:style-name="Table_20_Contents"><text:s text:c="12"/>&lt;salud&gt;55&lt;/salud&gt;</text:p>
            <text:p text:style-name="Table_20_Contents"><text:s text:c="12"/>&lt;ataque&gt;50&lt;/ataque&gt;</text:p>
            <text:p text:style-name="Table_20_Contents"><text:soft-page-break/><text:s text:c="12"/>&lt;defensa&gt;65&lt;/defensa&gt;</text:p>
            <text:p text:style-name="Table_20_Contents"><text:s text:c="12"/>&lt;ataqueEspecial&gt;175&lt;/ataqueEspecial&gt;</text:p>
            <text:p text:style-name="Table_20_Contents"><text:s text:c="12"/>&lt;defensaEspecial&gt;105&lt;/defensaEspecial&gt;</text:p>
            <text:p text:style-name="Table_20_Contents"><text:s text:c="12"/>&lt;velocidad&gt;1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6&lt;/numero&gt;</text:p>
            <text:p text:style-name="Table_20_Contents"><text:s text:c="12"/>&lt;nombre&gt;Machop&lt;/nombre&gt;</text:p>
            <text:p text:style-name="Table_20_Contents"><text:s text:c="12"/>&lt;tipoPrimario&gt;LUCHA&lt;/tipoPrimario&gt;</text:p>
            <text:p text:style-name="Table_20_Contents"><text:s text:c="12"/>&lt;total&gt;305&lt;/total&gt;</text:p>
            <text:p text:style-name="Table_20_Contents"><text:s text:c="12"/>&lt;salud&gt;70&lt;/salud&gt;</text:p>
            <text:p text:style-name="Table_20_Contents"><text:s text:c="12"/>&lt;ataque&gt;80&lt;/ataque&gt;</text:p>
            <text:p text:style-name="Table_20_Contents"><text:s text:c="12"/>&lt;defensa&gt;50&lt;/defensa&gt;</text:p>
            <text:p text:style-name="Table_20_Contents"><text:s text:c="12"/>&lt;ataqueEspecial&gt;35&lt;/ataqueEspecial&gt;</text:p>
            <text:p text:style-name="Table_20_Contents"><text:s text:c="12"/>&lt;defensaEspecial&gt;3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7&lt;/numero&gt;</text:p>
            <text:p text:style-name="Table_20_Contents"><text:s text:c="12"/>&lt;nombre&gt;Machoke&lt;/nombre&gt;</text:p>
            <text:p text:style-name="Table_20_Contents"><text:s text:c="12"/>&lt;tipoPrimario&gt;LUCHA&lt;/tipoPrimario&gt;</text:p>
            <text:p text:style-name="Table_20_Contents"><text:s text:c="12"/>&lt;total&gt;405&lt;/total&gt;</text:p>
            <text:p text:style-name="Table_20_Contents"><text:s text:c="12"/>&lt;salud&gt;80&lt;/salud&gt;</text:p>
            <text:p text:style-name="Table_20_Contents"><text:s text:c="12"/>&lt;ataque&gt;100&lt;/ataque&gt;</text:p>
            <text:p text:style-name="Table_20_Contents"><text:s text:c="12"/>&lt;defensa&gt;70&lt;/defensa&gt;</text:p>
            <text:p text:style-name="Table_20_Contents"><text:s text:c="12"/>&lt;ataqueEspecial&gt;50&lt;/ataqueEspecial&gt;</text:p>
            <text:p text:style-name="Table_20_Contents"><text:s text:c="12"/>&lt;defensaEspecial&gt;6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8&lt;/numero&gt;</text:p>
            <text:p text:style-name="Table_20_Contents"><text:s text:c="12"/>&lt;nombre&gt;Machamp&lt;/nombre&gt;</text:p>
            <text:p text:style-name="Table_20_Contents"><text:s text:c="12"/>&lt;tipoPrimario&gt;LUCHA&lt;/tipoPrimario&gt;</text:p>
            <text:p text:style-name="Table_20_Contents"><text:s text:c="12"/>&lt;total&gt;505&lt;/total&gt;</text:p>
            <text:p text:style-name="Table_20_Contents"><text:s text:c="12"/>&lt;salud&gt;90&lt;/salud&gt;</text:p>
            <text:p text:style-name="Table_20_Contents"><text:s text:c="12"/>&lt;ataque&gt;130&lt;/ataque&gt;</text:p>
            <text:p text:style-name="Table_20_Contents"><text:s text:c="12"/>&lt;defensa&gt;80&lt;/defensa&gt;</text:p>
            <text:p text:style-name="Table_20_Contents"><text:s text:c="12"/>&lt;ataqueEspecial&gt;65&lt;/ataqueEspecial&gt;</text:p>
            <text:p text:style-name="Table_20_Contents"><text:s text:c="12"/>&lt;defensaEspecial&gt;85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69&lt;/numero&gt;</text:p>
            <text:p text:style-name="Table_20_Contents"><text:s text:c="12"/>&lt;nombre&gt;Bellsprout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300&lt;/total&gt;</text:p>
            <text:p text:style-name="Table_20_Contents"><text:s text:c="12"/>&lt;salud&gt;50&lt;/salud&gt;</text:p>
            <text:p text:style-name="Table_20_Contents"><text:s text:c="12"/>&lt;ataque&gt;75&lt;/ataque&gt;</text:p>
            <text:p text:style-name="Table_20_Contents"><text:s text:c="12"/>&lt;defensa&gt;35&lt;/defensa&gt;</text:p>
            <text:p text:style-name="Table_20_Contents"><text:soft-page-break/><text:s text:c="12"/>&lt;ataqueEspecial&gt;70&lt;/ataqueEspecial&gt;</text:p>
            <text:p text:style-name="Table_20_Contents"><text:s text:c="12"/>&lt;defensaEspecial&gt;30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0&lt;/numero&gt;</text:p>
            <text:p text:style-name="Table_20_Contents"><text:s text:c="12"/>&lt;nombre&gt;Weepinbell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390&lt;/total&gt;</text:p>
            <text:p text:style-name="Table_20_Contents"><text:s text:c="12"/>&lt;salud&gt;65&lt;/salud&gt;</text:p>
            <text:p text:style-name="Table_20_Contents"><text:s text:c="12"/>&lt;ataque&gt;90&lt;/ataque&gt;</text:p>
            <text:p text:style-name="Table_20_Contents"><text:s text:c="12"/>&lt;defensa&gt;50&lt;/defensa&gt;</text:p>
            <text:p text:style-name="Table_20_Contents"><text:s text:c="12"/>&lt;ataqueEspecial&gt;85&lt;/ataqueEspecial&gt;</text:p>
            <text:p text:style-name="Table_20_Contents"><text:s text:c="12"/>&lt;defensaEspecial&gt;45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1&lt;/numero&gt;</text:p>
            <text:p text:style-name="Table_20_Contents"><text:s text:c="12"/>&lt;nombre&gt;Victreebel&lt;/nombre&gt;</text:p>
            <text:p text:style-name="Table_20_Contents"><text:s text:c="12"/>&lt;tipoPrimario&gt;HIERBA&lt;/tipoPrimario&gt;</text:p>
            <text:p text:style-name="Table_20_Contents"><text:s text:c="12"/>&lt;tipoSecundario&gt;VENENO&lt;/tipoSecundario&gt;</text:p>
            <text:p text:style-name="Table_20_Contents"><text:s text:c="12"/>&lt;total&gt;490&lt;/total&gt;</text:p>
            <text:p text:style-name="Table_20_Contents"><text:s text:c="12"/>&lt;salud&gt;80&lt;/salud&gt;</text:p>
            <text:p text:style-name="Table_20_Contents"><text:s text:c="12"/>&lt;ataque&gt;105&lt;/ataque&gt;</text:p>
            <text:p text:style-name="Table_20_Contents"><text:s text:c="12"/>&lt;defensa&gt;65&lt;/defensa&gt;</text:p>
            <text:p text:style-name="Table_20_Contents"><text:s text:c="12"/>&lt;ataqueEspecial&gt;100&lt;/ataqueEspecial&gt;</text:p>
            <text:p text:style-name="Table_20_Contents"><text:s text:c="12"/>&lt;defensaEspecial&gt;7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2&lt;/numero&gt;</text:p>
            <text:p text:style-name="Table_20_Contents"><text:s text:c="12"/>&lt;nombre&gt;Tentacool&lt;/nombre&gt;</text:p>
            <text:p text:style-name="Table_20_Contents"><text:s text:c="12"/>&lt;tipoPrimario&gt;AGUA&lt;/tipoPrimario&gt;</text:p>
            <text:p text:style-name="Table_20_Contents"><text:s text:c="12"/>&lt;tipoSecundario&gt;VENENO&lt;/tipoSecundario&gt;</text:p>
            <text:p text:style-name="Table_20_Contents"><text:s text:c="12"/>&lt;total&gt;335&lt;/total&gt;</text:p>
            <text:p text:style-name="Table_20_Contents"><text:s text:c="12"/>&lt;salud&gt;40&lt;/salud&gt;</text:p>
            <text:p text:style-name="Table_20_Contents"><text:s text:c="12"/>&lt;ataque&gt;40&lt;/ataque&gt;</text:p>
            <text:p text:style-name="Table_20_Contents"><text:s text:c="12"/>&lt;defensa&gt;35&lt;/defensa&gt;</text:p>
            <text:p text:style-name="Table_20_Contents"><text:s text:c="12"/>&lt;ataqueEspecial&gt;50&lt;/ataqueEspecial&gt;</text:p>
            <text:p text:style-name="Table_20_Contents"><text:s text:c="12"/>&lt;defensaEspecial&gt;10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3&lt;/numero&gt;</text:p>
            <text:p text:style-name="Table_20_Contents"><text:s text:c="12"/>&lt;nombre&gt;Tentacruel&lt;/nombre&gt;</text:p>
            <text:p text:style-name="Table_20_Contents"><text:s text:c="12"/>&lt;tipoPrimario&gt;AGUA&lt;/tipoPrimario&gt;</text:p>
            <text:p text:style-name="Table_20_Contents"><text:s text:c="12"/><text:soft-page-break/>&lt;tipoSecundario&gt;VENENO&lt;/tipoSecundario&gt;</text:p>
            <text:p text:style-name="Table_20_Contents"><text:s text:c="12"/>&lt;total&gt;515&lt;/total&gt;</text:p>
            <text:p text:style-name="Table_20_Contents"><text:s text:c="12"/>&lt;salud&gt;80&lt;/salud&gt;</text:p>
            <text:p text:style-name="Table_20_Contents"><text:s text:c="12"/>&lt;ataque&gt;70&lt;/ataque&gt;</text:p>
            <text:p text:style-name="Table_20_Contents"><text:s text:c="12"/>&lt;defensa&gt;65&lt;/defensa&gt;</text:p>
            <text:p text:style-name="Table_20_Contents"><text:s text:c="12"/>&lt;ataqueEspecial&gt;80&lt;/ataqueEspecial&gt;</text:p>
            <text:p text:style-name="Table_20_Contents"><text:s text:c="12"/>&lt;defensaEspecial&gt;12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4&lt;/numero&gt;</text:p>
            <text:p text:style-name="Table_20_Contents"><text:s text:c="12"/>&lt;nombre&gt;Geodude&lt;/nombre&gt;</text:p>
            <text:p text:style-name="Table_20_Contents"><text:s text:c="12"/>&lt;tipoPrimario&gt;ROCA&lt;/tipoPrimario&gt;</text:p>
            <text:p text:style-name="Table_20_Contents"><text:s text:c="12"/>&lt;tipoSecundario&gt;TIERRA&lt;/tipoSecundario&gt;</text:p>
            <text:p text:style-name="Table_20_Contents"><text:s text:c="12"/>&lt;total&gt;300&lt;/total&gt;</text:p>
            <text:p text:style-name="Table_20_Contents"><text:s text:c="12"/>&lt;salud&gt;40&lt;/salud&gt;</text:p>
            <text:p text:style-name="Table_20_Contents"><text:s text:c="12"/>&lt;ataque&gt;80&lt;/ataque&gt;</text:p>
            <text:p text:style-name="Table_20_Contents"><text:s text:c="12"/>&lt;defensa&gt;100&lt;/defensa&gt;</text:p>
            <text:p text:style-name="Table_20_Contents"><text:s text:c="12"/>&lt;ataqueEspecial&gt;30&lt;/ataqueEspecial&gt;</text:p>
            <text:p text:style-name="Table_20_Contents"><text:s text:c="12"/>&lt;defensaEspecial&gt;30&lt;/defensaEspecial&gt;</text:p>
            <text:p text:style-name="Table_20_Contents"><text:s text:c="12"/>&lt;velocidad&gt;2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4&lt;/numero&gt;</text:p>
            <text:p text:style-name="Table_20_Contents"><text:s text:c="12"/>&lt;nombre&gt;Alolan Geodude&lt;/nombre&gt;</text:p>
            <text:p text:style-name="Table_20_Contents"><text:s text:c="12"/>&lt;tipoPrimario&gt;ROCA&lt;/tipoPrimario&gt;</text:p>
            <text:p text:style-name="Table_20_Contents"><text:s text:c="12"/>&lt;tipoSecundario&gt;ELECTRICO&lt;/tipoSecundario&gt;</text:p>
            <text:p text:style-name="Table_20_Contents"><text:s text:c="12"/>&lt;total&gt;300&lt;/total&gt;</text:p>
            <text:p text:style-name="Table_20_Contents"><text:s text:c="12"/>&lt;salud&gt;40&lt;/salud&gt;</text:p>
            <text:p text:style-name="Table_20_Contents"><text:s text:c="12"/>&lt;ataque&gt;80&lt;/ataque&gt;</text:p>
            <text:p text:style-name="Table_20_Contents"><text:s text:c="12"/>&lt;defensa&gt;100&lt;/defensa&gt;</text:p>
            <text:p text:style-name="Table_20_Contents"><text:s text:c="12"/>&lt;ataqueEspecial&gt;30&lt;/ataqueEspecial&gt;</text:p>
            <text:p text:style-name="Table_20_Contents"><text:s text:c="12"/>&lt;defensaEspecial&gt;30&lt;/defensaEspecial&gt;</text:p>
            <text:p text:style-name="Table_20_Contents"><text:s text:c="12"/>&lt;velocidad&gt;2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5&lt;/numero&gt;</text:p>
            <text:p text:style-name="Table_20_Contents"><text:s text:c="12"/>&lt;nombre&gt;Graveler&lt;/nombre&gt;</text:p>
            <text:p text:style-name="Table_20_Contents"><text:s text:c="12"/>&lt;tipoPrimario&gt;ROCA&lt;/tipoPrimario&gt;</text:p>
            <text:p text:style-name="Table_20_Contents"><text:s text:c="12"/>&lt;tipoSecundario&gt;TIERRA&lt;/tipoSecundario&gt;</text:p>
            <text:p text:style-name="Table_20_Contents"><text:s text:c="12"/>&lt;total&gt;390&lt;/total&gt;</text:p>
            <text:p text:style-name="Table_20_Contents"><text:s text:c="12"/>&lt;salud&gt;55&lt;/salud&gt;</text:p>
            <text:p text:style-name="Table_20_Contents"><text:s text:c="12"/>&lt;ataque&gt;95&lt;/ataque&gt;</text:p>
            <text:p text:style-name="Table_20_Contents"><text:s text:c="12"/>&lt;defensa&gt;115&lt;/defensa&gt;</text:p>
            <text:p text:style-name="Table_20_Contents"><text:s text:c="12"/>&lt;ataqueEspecial&gt;45&lt;/ataqueEspecial&gt;</text:p>
            <text:p text:style-name="Table_20_Contents"><text:s text:c="12"/>&lt;defensaEspecial&gt;45&lt;/defensaEspecial&gt;</text:p>
            <text:p text:style-name="Table_20_Contents"><text:s text:c="12"/>&lt;velocidad&gt;35&lt;/velocidad&gt;</text:p>
            <text:p text:style-name="Table_20_Contents"><text:soft-page-break/><text:s text:c="8"/>&lt;/pokemon&gt;</text:p>
            <text:p text:style-name="Table_20_Contents"><text:s text:c="8"/>&lt;pokemon&gt;</text:p>
            <text:p text:style-name="Table_20_Contents"><text:s text:c="12"/>&lt;numero&gt;75&lt;/numero&gt;</text:p>
            <text:p text:style-name="Table_20_Contents"><text:s text:c="12"/>&lt;nombre&gt;Alolan Graveler&lt;/nombre&gt;</text:p>
            <text:p text:style-name="Table_20_Contents"><text:s text:c="12"/>&lt;tipoPrimario&gt;ROCA&lt;/tipoPrimario&gt;</text:p>
            <text:p text:style-name="Table_20_Contents"><text:s text:c="12"/>&lt;tipoSecundario&gt;ELECTRICO&lt;/tipoSecundario&gt;</text:p>
            <text:p text:style-name="Table_20_Contents"><text:s text:c="12"/>&lt;total&gt;390&lt;/total&gt;</text:p>
            <text:p text:style-name="Table_20_Contents"><text:s text:c="12"/>&lt;salud&gt;55&lt;/salud&gt;</text:p>
            <text:p text:style-name="Table_20_Contents"><text:s text:c="12"/>&lt;ataque&gt;95&lt;/ataque&gt;</text:p>
            <text:p text:style-name="Table_20_Contents"><text:s text:c="12"/>&lt;defensa&gt;115&lt;/defensa&gt;</text:p>
            <text:p text:style-name="Table_20_Contents"><text:s text:c="12"/>&lt;ataqueEspecial&gt;45&lt;/ataqueEspecial&gt;</text:p>
            <text:p text:style-name="Table_20_Contents"><text:s text:c="12"/>&lt;defensaEspecial&gt;4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6&lt;/numero&gt;</text:p>
            <text:p text:style-name="Table_20_Contents"><text:s text:c="12"/>&lt;nombre&gt;Golem&lt;/nombre&gt;</text:p>
            <text:p text:style-name="Table_20_Contents"><text:s text:c="12"/>&lt;tipoPrimario&gt;ROCA&lt;/tipoPrimario&gt;</text:p>
            <text:p text:style-name="Table_20_Contents"><text:s text:c="12"/>&lt;tipoSecundario&gt;TIERRA&lt;/tipoSecundario&gt;</text:p>
            <text:p text:style-name="Table_20_Contents"><text:s text:c="12"/>&lt;total&gt;495&lt;/total&gt;</text:p>
            <text:p text:style-name="Table_20_Contents"><text:s text:c="12"/>&lt;salud&gt;80&lt;/salud&gt;</text:p>
            <text:p text:style-name="Table_20_Contents"><text:s text:c="12"/>&lt;ataque&gt;120&lt;/ataque&gt;</text:p>
            <text:p text:style-name="Table_20_Contents"><text:s text:c="12"/>&lt;defensa&gt;130&lt;/defensa&gt;</text:p>
            <text:p text:style-name="Table_20_Contents"><text:s text:c="12"/>&lt;ataqueEspecial&gt;55&lt;/ataqueEspecial&gt;</text:p>
            <text:p text:style-name="Table_20_Contents"><text:s text:c="12"/>&lt;defensaEspecial&gt;6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6&lt;/numero&gt;</text:p>
            <text:p text:style-name="Table_20_Contents"><text:s text:c="12"/>&lt;nombre&gt;Alolan Golem&lt;/nombre&gt;</text:p>
            <text:p text:style-name="Table_20_Contents"><text:s text:c="12"/>&lt;tipoPrimario&gt;ROCA&lt;/tipoPrimario&gt;</text:p>
            <text:p text:style-name="Table_20_Contents"><text:s text:c="12"/>&lt;tipoSecundario&gt;ELECTRICO&lt;/tipoSecundario&gt;</text:p>
            <text:p text:style-name="Table_20_Contents"><text:s text:c="12"/>&lt;total&gt;495&lt;/total&gt;</text:p>
            <text:p text:style-name="Table_20_Contents"><text:s text:c="12"/>&lt;salud&gt;80&lt;/salud&gt;</text:p>
            <text:p text:style-name="Table_20_Contents"><text:s text:c="12"/>&lt;ataque&gt;120&lt;/ataque&gt;</text:p>
            <text:p text:style-name="Table_20_Contents"><text:s text:c="12"/>&lt;defensa&gt;130&lt;/defensa&gt;</text:p>
            <text:p text:style-name="Table_20_Contents"><text:s text:c="12"/>&lt;ataqueEspecial&gt;55&lt;/ataqueEspecial&gt;</text:p>
            <text:p text:style-name="Table_20_Contents"><text:s text:c="12"/>&lt;defensaEspecial&gt;6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7&lt;/numero&gt;</text:p>
            <text:p text:style-name="Table_20_Contents"><text:s text:c="12"/>&lt;nombre&gt;Ponyta&lt;/nombre&gt;</text:p>
            <text:p text:style-name="Table_20_Contents"><text:s text:c="12"/>&lt;tipoPrimario&gt;FUEGO&lt;/tipoPrimario&gt;</text:p>
            <text:p text:style-name="Table_20_Contents"><text:s text:c="12"/>&lt;total&gt;410&lt;/total&gt;</text:p>
            <text:p text:style-name="Table_20_Contents"><text:s text:c="12"/>&lt;salud&gt;50&lt;/salud&gt;</text:p>
            <text:p text:style-name="Table_20_Contents"><text:s text:c="12"/>&lt;ataque&gt;85&lt;/ataque&gt;</text:p>
            <text:p text:style-name="Table_20_Contents"><text:soft-page-break/><text:s text:c="12"/>&lt;defensa&gt;55&lt;/defensa&gt;</text:p>
            <text:p text:style-name="Table_20_Contents"><text:s text:c="12"/>&lt;ataqueEspecial&gt;65&lt;/ataqueEspecial&gt;</text:p>
            <text:p text:style-name="Table_20_Contents"><text:s text:c="12"/>&lt;defensaEspecial&gt;6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7&lt;/numero&gt;</text:p>
            <text:p text:style-name="Table_20_Contents"><text:s text:c="12"/>&lt;nombre&gt;Galarian Ponyta&lt;/nombre&gt;</text:p>
            <text:p text:style-name="Table_20_Contents"><text:s text:c="12"/>&lt;tipoPrimario&gt;PSIQUICO&lt;/tipoPrimario&gt;</text:p>
            <text:p text:style-name="Table_20_Contents"><text:s text:c="12"/>&lt;total&gt;410&lt;/total&gt;</text:p>
            <text:p text:style-name="Table_20_Contents"><text:s text:c="12"/>&lt;salud&gt;50&lt;/salud&gt;</text:p>
            <text:p text:style-name="Table_20_Contents"><text:s text:c="12"/>&lt;ataque&gt;85&lt;/ataque&gt;</text:p>
            <text:p text:style-name="Table_20_Contents"><text:s text:c="12"/>&lt;defensa&gt;55&lt;/defensa&gt;</text:p>
            <text:p text:style-name="Table_20_Contents"><text:s text:c="12"/>&lt;ataqueEspecial&gt;65&lt;/ataqueEspecial&gt;</text:p>
            <text:p text:style-name="Table_20_Contents"><text:s text:c="12"/>&lt;defensaEspecial&gt;6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8&lt;/numero&gt;</text:p>
            <text:p text:style-name="Table_20_Contents"><text:s text:c="12"/>&lt;nombre&gt;Rapidash&lt;/nombre&gt;</text:p>
            <text:p text:style-name="Table_20_Contents"><text:s text:c="12"/>&lt;tipoPrimario&gt;FUEGO&lt;/tipoPrimario&gt;</text:p>
            <text:p text:style-name="Table_20_Contents"><text:s text:c="12"/>&lt;total&gt;500&lt;/total&gt;</text:p>
            <text:p text:style-name="Table_20_Contents"><text:s text:c="12"/>&lt;salud&gt;65&lt;/salud&gt;</text:p>
            <text:p text:style-name="Table_20_Contents"><text:s text:c="12"/>&lt;ataque&gt;100&lt;/ataque&gt;</text:p>
            <text:p text:style-name="Table_20_Contents"><text:s text:c="12"/>&lt;defensa&gt;70&lt;/defensa&gt;</text:p>
            <text:p text:style-name="Table_20_Contents"><text:s text:c="12"/>&lt;ataqueEspecial&gt;80&lt;/ataqueEspecial&gt;</text:p>
            <text:p text:style-name="Table_20_Contents"><text:s text:c="12"/>&lt;defensaEspecial&gt;80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8&lt;/numero&gt;</text:p>
            <text:p text:style-name="Table_20_Contents"><text:s text:c="12"/>&lt;nombre&gt;Galarian Rapidash&lt;/nombre&gt;</text:p>
            <text:p text:style-name="Table_20_Contents"><text:s text:c="12"/>&lt;tipoPrimario&gt;PSIQUICO&lt;/tipoPrimario&gt;</text:p>
            <text:p text:style-name="Table_20_Contents"><text:s text:c="12"/>&lt;tipoSecundario&gt;HADA&lt;/tipoSecundario&gt;</text:p>
            <text:p text:style-name="Table_20_Contents"><text:s text:c="12"/>&lt;total&gt;500&lt;/total&gt;</text:p>
            <text:p text:style-name="Table_20_Contents"><text:s text:c="12"/>&lt;salud&gt;65&lt;/salud&gt;</text:p>
            <text:p text:style-name="Table_20_Contents"><text:s text:c="12"/>&lt;ataque&gt;100&lt;/ataque&gt;</text:p>
            <text:p text:style-name="Table_20_Contents"><text:s text:c="12"/>&lt;defensa&gt;70&lt;/defensa&gt;</text:p>
            <text:p text:style-name="Table_20_Contents"><text:s text:c="12"/>&lt;ataqueEspecial&gt;80&lt;/ataqueEspecial&gt;</text:p>
            <text:p text:style-name="Table_20_Contents"><text:s text:c="12"/>&lt;defensaEspecial&gt;80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79&lt;/numero&gt;</text:p>
            <text:p text:style-name="Table_20_Contents"><text:s text:c="12"/>&lt;nombre&gt;Slowpoke&lt;/nombre&gt;</text:p>
            <text:p text:style-name="Table_20_Contents"><text:s text:c="12"/>&lt;tipoPrimario&gt;AGUA&lt;/tipoPrimario&gt;</text:p>
            <text:p text:style-name="Table_20_Contents"><text:s text:c="12"/>&lt;tipoSecundario&gt;PSIQUICO&lt;/tipoSecundario&gt;</text:p>
            <text:p text:style-name="Table_20_Contents"><text:s text:c="12"/>&lt;total&gt;315&lt;/total&gt;</text:p>
            <text:p text:style-name="Table_20_Contents"><text:soft-page-break/><text:s text:c="12"/>&lt;salud&gt;90&lt;/salud&gt;</text:p>
            <text:p text:style-name="Table_20_Contents"><text:s text:c="12"/>&lt;ataque&gt;65&lt;/ataque&gt;</text:p>
            <text:p text:style-name="Table_20_Contents"><text:s text:c="12"/>&lt;defensa&gt;65&lt;/defensa&gt;</text:p>
            <text:p text:style-name="Table_20_Contents"><text:s text:c="12"/>&lt;ataqueEspecial&gt;40&lt;/ataqueEspecial&gt;</text:p>
            <text:p text:style-name="Table_20_Contents"><text:s text:c="12"/>&lt;defensaEspecial&gt;40&lt;/defensaEspecial&gt;</text:p>
            <text:p text:style-name="Table_20_Contents"><text:s text:c="12"/>&lt;velocidad&gt;1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0&lt;/numero&gt;</text:p>
            <text:p text:style-name="Table_20_Contents"><text:s text:c="12"/>&lt;nombre&gt;Slowbro&lt;/nombre&gt;</text:p>
            <text:p text:style-name="Table_20_Contents"><text:s text:c="12"/>&lt;tipoPrimario&gt;AGUA&lt;/tipoPrimario&gt;</text:p>
            <text:p text:style-name="Table_20_Contents"><text:s text:c="12"/>&lt;tipoSecundario&gt;PSIQUICO&lt;/tipoSecundario&gt;</text:p>
            <text:p text:style-name="Table_20_Contents"><text:s text:c="12"/>&lt;total&gt;490&lt;/total&gt;</text:p>
            <text:p text:style-name="Table_20_Contents"><text:s text:c="12"/>&lt;salud&gt;95&lt;/salud&gt;</text:p>
            <text:p text:style-name="Table_20_Contents"><text:s text:c="12"/>&lt;ataque&gt;75&lt;/ataque&gt;</text:p>
            <text:p text:style-name="Table_20_Contents"><text:s text:c="12"/>&lt;defensa&gt;110&lt;/defensa&gt;</text:p>
            <text:p text:style-name="Table_20_Contents"><text:s text:c="12"/>&lt;ataqueEspecial&gt;100&lt;/ataqueEspecial&gt;</text:p>
            <text:p text:style-name="Table_20_Contents"><text:s text:c="12"/>&lt;defensaEspecial&gt;80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0&lt;/numero&gt;</text:p>
            <text:p text:style-name="Table_20_Contents"><text:s text:c="12"/>&lt;nombre&gt;Mega Slowbro&lt;/nombre&gt;</text:p>
            <text:p text:style-name="Table_20_Contents"><text:s text:c="12"/>&lt;tipoPrimario&gt;AGUA&lt;/tipoPrimario&gt;</text:p>
            <text:p text:style-name="Table_20_Contents"><text:s text:c="12"/>&lt;tipoSecundario&gt;PSIQUICO&lt;/tipoSecundario&gt;</text:p>
            <text:p text:style-name="Table_20_Contents"><text:s text:c="12"/>&lt;total&gt;590&lt;/total&gt;</text:p>
            <text:p text:style-name="Table_20_Contents"><text:s text:c="12"/>&lt;salud&gt;95&lt;/salud&gt;</text:p>
            <text:p text:style-name="Table_20_Contents"><text:s text:c="12"/>&lt;ataque&gt;75&lt;/ataque&gt;</text:p>
            <text:p text:style-name="Table_20_Contents"><text:s text:c="12"/>&lt;defensa&gt;180&lt;/defensa&gt;</text:p>
            <text:p text:style-name="Table_20_Contents"><text:s text:c="12"/>&lt;ataqueEspecial&gt;130&lt;/ataqueEspecial&gt;</text:p>
            <text:p text:style-name="Table_20_Contents"><text:s text:c="12"/>&lt;defensaEspecial&gt;80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1&lt;/numero&gt;</text:p>
            <text:p text:style-name="Table_20_Contents"><text:s text:c="12"/>&lt;nombre&gt;Magnemite&lt;/nombre&gt;</text:p>
            <text:p text:style-name="Table_20_Contents"><text:s text:c="12"/>&lt;tipoPrimario&gt;ELECTRICO&lt;/tipoPrimario&gt;</text:p>
            <text:p text:style-name="Table_20_Contents"><text:s text:c="12"/>&lt;tipoSecundario&gt;ACERO&lt;/tipoSecundario&gt;</text:p>
            <text:p text:style-name="Table_20_Contents"><text:s text:c="12"/>&lt;total&gt;325&lt;/total&gt;</text:p>
            <text:p text:style-name="Table_20_Contents"><text:s text:c="12"/>&lt;salud&gt;25&lt;/salud&gt;</text:p>
            <text:p text:style-name="Table_20_Contents"><text:s text:c="12"/>&lt;ataque&gt;35&lt;/ataque&gt;</text:p>
            <text:p text:style-name="Table_20_Contents"><text:s text:c="12"/>&lt;defensa&gt;70&lt;/defensa&gt;</text:p>
            <text:p text:style-name="Table_20_Contents"><text:s text:c="12"/>&lt;ataqueEspecial&gt;95&lt;/ataqueEspecial&gt;</text:p>
            <text:p text:style-name="Table_20_Contents"><text:s text:c="12"/>&lt;defensaEspecial&gt;5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2&lt;/numero&gt;</text:p>
            <text:p text:style-name="Table_20_Contents"><text:soft-page-break/><text:s text:c="12"/>&lt;nombre&gt;Magneton&lt;/nombre&gt;</text:p>
            <text:p text:style-name="Table_20_Contents"><text:s text:c="12"/>&lt;tipoPrimario&gt;ELECTRICO&lt;/tipoPrimario&gt;</text:p>
            <text:p text:style-name="Table_20_Contents"><text:s text:c="12"/>&lt;tipoSecundario&gt;ACERO&lt;/tipoSecundario&gt;</text:p>
            <text:p text:style-name="Table_20_Contents"><text:s text:c="12"/>&lt;total&gt;465&lt;/total&gt;</text:p>
            <text:p text:style-name="Table_20_Contents"><text:s text:c="12"/>&lt;salud&gt;50&lt;/salud&gt;</text:p>
            <text:p text:style-name="Table_20_Contents"><text:s text:c="12"/>&lt;ataque&gt;60&lt;/ataque&gt;</text:p>
            <text:p text:style-name="Table_20_Contents"><text:s text:c="12"/>&lt;defensa&gt;95&lt;/defensa&gt;</text:p>
            <text:p text:style-name="Table_20_Contents"><text:s text:c="12"/>&lt;ataqueEspecial&gt;120&lt;/ataqueEspecial&gt;</text:p>
            <text:p text:style-name="Table_20_Contents"><text:s text:c="12"/>&lt;defensaEspecial&gt;7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3&lt;/numero&gt;</text:p>
            <text:p text:style-name="Table_20_Contents"><text:s text:c="12"/>&lt;nombre&gt;Farfetch'd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377&lt;/total&gt;</text:p>
            <text:p text:style-name="Table_20_Contents"><text:s text:c="12"/>&lt;salud&gt;52&lt;/salud&gt;</text:p>
            <text:p text:style-name="Table_20_Contents"><text:s text:c="12"/>&lt;ataque&gt;90&lt;/ataque&gt;</text:p>
            <text:p text:style-name="Table_20_Contents"><text:s text:c="12"/>&lt;defensa&gt;55&lt;/defensa&gt;</text:p>
            <text:p text:style-name="Table_20_Contents"><text:s text:c="12"/>&lt;ataqueEspecial&gt;58&lt;/ataqueEspecial&gt;</text:p>
            <text:p text:style-name="Table_20_Contents"><text:s text:c="12"/>&lt;defensaEspecial&gt;62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3&lt;/numero&gt;</text:p>
            <text:p text:style-name="Table_20_Contents"><text:s text:c="12"/>&lt;nombre&gt;Galarian Farfetch'd&lt;/nombre&gt;</text:p>
            <text:p text:style-name="Table_20_Contents"><text:s text:c="12"/>&lt;tipoPrimario&gt;LUCHA&lt;/tipoPrimario&gt;</text:p>
            <text:p text:style-name="Table_20_Contents"><text:s text:c="12"/>&lt;total&gt;377&lt;/total&gt;</text:p>
            <text:p text:style-name="Table_20_Contents"><text:s text:c="12"/>&lt;salud&gt;52&lt;/salud&gt;</text:p>
            <text:p text:style-name="Table_20_Contents"><text:s text:c="12"/>&lt;ataque&gt;95&lt;/ataque&gt;</text:p>
            <text:p text:style-name="Table_20_Contents"><text:s text:c="12"/>&lt;defensa&gt;55&lt;/defensa&gt;</text:p>
            <text:p text:style-name="Table_20_Contents"><text:s text:c="12"/>&lt;ataqueEspecial&gt;58&lt;/ataqueEspecial&gt;</text:p>
            <text:p text:style-name="Table_20_Contents"><text:s text:c="12"/>&lt;defensaEspecial&gt;62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4&lt;/numero&gt;</text:p>
            <text:p text:style-name="Table_20_Contents"><text:s text:c="12"/>&lt;nombre&gt;Doduo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310&lt;/total&gt;</text:p>
            <text:p text:style-name="Table_20_Contents"><text:s text:c="12"/>&lt;salud&gt;35&lt;/salud&gt;</text:p>
            <text:p text:style-name="Table_20_Contents"><text:s text:c="12"/>&lt;ataque&gt;85&lt;/ataque&gt;</text:p>
            <text:p text:style-name="Table_20_Contents"><text:s text:c="12"/>&lt;defensa&gt;45&lt;/defensa&gt;</text:p>
            <text:p text:style-name="Table_20_Contents"><text:s text:c="12"/>&lt;ataqueEspecial&gt;35&lt;/ataqueEspecial&gt;</text:p>
            <text:p text:style-name="Table_20_Contents"><text:soft-page-break/><text:s text:c="12"/>&lt;defensaEspecial&gt;35&lt;/defensaEspecial&gt;</text:p>
            <text:p text:style-name="Table_20_Contents"><text:s text:c="12"/>&lt;velocidad&gt;7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5&lt;/numero&gt;</text:p>
            <text:p text:style-name="Table_20_Contents"><text:s text:c="12"/>&lt;nombre&gt;Dodrio&lt;/nombre&gt;</text:p>
            <text:p text:style-name="Table_20_Contents"><text:s text:c="12"/>&lt;tipoPrimario&gt;NORMAL&lt;/tipoPrimario&gt;</text:p>
            <text:p text:style-name="Table_20_Contents"><text:s text:c="12"/>&lt;tipoSecundario&gt;VOLADOR&lt;/tipoSecundario&gt;</text:p>
            <text:p text:style-name="Table_20_Contents"><text:s text:c="12"/>&lt;total&gt;470&lt;/total&gt;</text:p>
            <text:p text:style-name="Table_20_Contents"><text:s text:c="12"/>&lt;salud&gt;60&lt;/salud&gt;</text:p>
            <text:p text:style-name="Table_20_Contents"><text:s text:c="12"/>&lt;ataque&gt;110&lt;/ataque&gt;</text:p>
            <text:p text:style-name="Table_20_Contents"><text:s text:c="12"/>&lt;defensa&gt;70&lt;/defensa&gt;</text:p>
            <text:p text:style-name="Table_20_Contents"><text:s text:c="12"/>&lt;ataqueEspecial&gt;60&lt;/ataqueEspecial&gt;</text:p>
            <text:p text:style-name="Table_20_Contents"><text:s text:c="12"/>&lt;defensaEspecial&gt;60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6&lt;/numero&gt;</text:p>
            <text:p text:style-name="Table_20_Contents"><text:s text:c="12"/>&lt;nombre&gt;Seel&lt;/nombre&gt;</text:p>
            <text:p text:style-name="Table_20_Contents"><text:s text:c="12"/>&lt;tipoPrimario&gt;AGUA&lt;/tipoPrimario&gt;</text:p>
            <text:p text:style-name="Table_20_Contents"><text:s text:c="12"/>&lt;total&gt;325&lt;/total&gt;</text:p>
            <text:p text:style-name="Table_20_Contents"><text:s text:c="12"/>&lt;salud&gt;65&lt;/salud&gt;</text:p>
            <text:p text:style-name="Table_20_Contents"><text:s text:c="12"/>&lt;ataque&gt;45&lt;/ataque&gt;</text:p>
            <text:p text:style-name="Table_20_Contents"><text:s text:c="12"/>&lt;defensa&gt;55&lt;/defensa&gt;</text:p>
            <text:p text:style-name="Table_20_Contents"><text:s text:c="12"/>&lt;ataqueEspecial&gt;45&lt;/ataqueEspecial&gt;</text:p>
            <text:p text:style-name="Table_20_Contents"><text:s text:c="12"/>&lt;defensaEspecial&gt;7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7&lt;/numero&gt;</text:p>
            <text:p text:style-name="Table_20_Contents"><text:s text:c="12"/>&lt;nombre&gt;Dewgong&lt;/nombre&gt;</text:p>
            <text:p text:style-name="Table_20_Contents"><text:s text:c="12"/>&lt;tipoPrimario&gt;AGUA&lt;/tipoPrimario&gt;</text:p>
            <text:p text:style-name="Table_20_Contents"><text:s text:c="12"/>&lt;tipoSecundario&gt;HIELO&lt;/tipoSecundario&gt;</text:p>
            <text:p text:style-name="Table_20_Contents"><text:s text:c="12"/>&lt;total&gt;475&lt;/total&gt;</text:p>
            <text:p text:style-name="Table_20_Contents"><text:s text:c="12"/>&lt;salud&gt;90&lt;/salud&gt;</text:p>
            <text:p text:style-name="Table_20_Contents"><text:s text:c="12"/>&lt;ataque&gt;70&lt;/ataque&gt;</text:p>
            <text:p text:style-name="Table_20_Contents"><text:s text:c="12"/>&lt;defensa&gt;80&lt;/defensa&gt;</text:p>
            <text:p text:style-name="Table_20_Contents"><text:s text:c="12"/>&lt;ataqueEspecial&gt;70&lt;/ataqueEspecial&gt;</text:p>
            <text:p text:style-name="Table_20_Contents"><text:s text:c="12"/>&lt;defensaEspecial&gt;95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8&lt;/numero&gt;</text:p>
            <text:p text:style-name="Table_20_Contents"><text:s text:c="12"/>&lt;nombre&gt;Grimer&lt;/nombre&gt;</text:p>
            <text:p text:style-name="Table_20_Contents"><text:s text:c="12"/>&lt;tipoPrimario&gt;VENENO&lt;/tipoPrimario&gt;</text:p>
            <text:p text:style-name="Table_20_Contents"><text:s text:c="12"/>&lt;total&gt;325&lt;/total&gt;</text:p>
            <text:p text:style-name="Table_20_Contents"><text:s text:c="12"/>&lt;salud&gt;80&lt;/salud&gt;</text:p>
            <text:p text:style-name="Table_20_Contents"><text:s text:c="12"/>&lt;ataque&gt;80&lt;/ataque&gt;</text:p>
            <text:p text:style-name="Table_20_Contents"><text:soft-page-break/><text:s text:c="12"/>&lt;defensa&gt;50&lt;/defensa&gt;</text:p>
            <text:p text:style-name="Table_20_Contents"><text:s text:c="12"/>&lt;ataqueEspecial&gt;40&lt;/ataqueEspecial&gt;</text:p>
            <text:p text:style-name="Table_20_Contents"><text:s text:c="12"/>&lt;defensaEspecial&gt;50&lt;/defensaEspecial&gt;</text:p>
            <text:p text:style-name="Table_20_Contents"><text:s text:c="12"/>&lt;velocidad&gt;2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8&lt;/numero&gt;</text:p>
            <text:p text:style-name="Table_20_Contents"><text:s text:c="12"/>&lt;nombre&gt;Alolan Grimer&lt;/nombre&gt;</text:p>
            <text:p text:style-name="Table_20_Contents"><text:s text:c="12"/>&lt;tipoPrimario&gt;VENENO&lt;/tipoPrimario&gt;</text:p>
            <text:p text:style-name="Table_20_Contents"><text:s text:c="12"/>&lt;tipoSecundario&gt;SINIESTRO&lt;/tipoSecundario&gt;</text:p>
            <text:p text:style-name="Table_20_Contents"><text:s text:c="12"/>&lt;total&gt;325&lt;/total&gt;</text:p>
            <text:p text:style-name="Table_20_Contents"><text:s text:c="12"/>&lt;salud&gt;80&lt;/salud&gt;</text:p>
            <text:p text:style-name="Table_20_Contents"><text:s text:c="12"/>&lt;ataque&gt;80&lt;/ataque&gt;</text:p>
            <text:p text:style-name="Table_20_Contents"><text:s text:c="12"/>&lt;defensa&gt;50&lt;/defensa&gt;</text:p>
            <text:p text:style-name="Table_20_Contents"><text:s text:c="12"/>&lt;ataqueEspecial&gt;40&lt;/ataqueEspecial&gt;</text:p>
            <text:p text:style-name="Table_20_Contents"><text:s text:c="12"/>&lt;defensaEspecial&gt;50&lt;/defensaEspecial&gt;</text:p>
            <text:p text:style-name="Table_20_Contents"><text:s text:c="12"/>&lt;velocidad&gt;2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9&lt;/numero&gt;</text:p>
            <text:p text:style-name="Table_20_Contents"><text:s text:c="12"/>&lt;nombre&gt;Muk&lt;/nombre&gt;</text:p>
            <text:p text:style-name="Table_20_Contents"><text:s text:c="12"/>&lt;tipoPrimario&gt;VENENO&lt;/tipoPrimario&gt;</text:p>
            <text:p text:style-name="Table_20_Contents"><text:s text:c="12"/>&lt;total&gt;500&lt;/total&gt;</text:p>
            <text:p text:style-name="Table_20_Contents"><text:s text:c="12"/>&lt;salud&gt;105&lt;/salud&gt;</text:p>
            <text:p text:style-name="Table_20_Contents"><text:s text:c="12"/>&lt;ataque&gt;105&lt;/ataque&gt;</text:p>
            <text:p text:style-name="Table_20_Contents"><text:s text:c="12"/>&lt;defensa&gt;75&lt;/defensa&gt;</text:p>
            <text:p text:style-name="Table_20_Contents"><text:s text:c="12"/>&lt;ataqueEspecial&gt;65&lt;/ataqueEspecial&gt;</text:p>
            <text:p text:style-name="Table_20_Contents"><text:s text:c="12"/>&lt;defensaEspecial&gt;10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89&lt;/numero&gt;</text:p>
            <text:p text:style-name="Table_20_Contents"><text:s text:c="12"/>&lt;nombre&gt;Alolan Muk&lt;/nombre&gt;</text:p>
            <text:p text:style-name="Table_20_Contents"><text:s text:c="12"/>&lt;tipoPrimario&gt;VENENO&lt;/tipoPrimario&gt;</text:p>
            <text:p text:style-name="Table_20_Contents"><text:s text:c="12"/>&lt;tipoSecundario&gt;SINIESTRO&lt;/tipoSecundario&gt;</text:p>
            <text:p text:style-name="Table_20_Contents"><text:s text:c="12"/>&lt;total&gt;500&lt;/total&gt;</text:p>
            <text:p text:style-name="Table_20_Contents"><text:s text:c="12"/>&lt;salud&gt;105&lt;/salud&gt;</text:p>
            <text:p text:style-name="Table_20_Contents"><text:s text:c="12"/>&lt;ataque&gt;105&lt;/ataque&gt;</text:p>
            <text:p text:style-name="Table_20_Contents"><text:s text:c="12"/>&lt;defensa&gt;75&lt;/defensa&gt;</text:p>
            <text:p text:style-name="Table_20_Contents"><text:s text:c="12"/>&lt;ataqueEspecial&gt;65&lt;/ataqueEspecial&gt;</text:p>
            <text:p text:style-name="Table_20_Contents"><text:s text:c="12"/>&lt;defensaEspecial&gt;10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oft-page-break/><text:s text:c="8"/>&lt;pokemon&gt;</text:p>
            <text:p text:style-name="Table_20_Contents"><text:s text:c="12"/>&lt;numero&gt;90&lt;/numero&gt;</text:p>
            <text:p text:style-name="Table_20_Contents"><text:s text:c="12"/>&lt;nombre&gt;Shellder&lt;/nombre&gt;</text:p>
            <text:p text:style-name="Table_20_Contents"><text:s text:c="12"/>&lt;tipoPrimario&gt;AGUA&lt;/tipoPrimario&gt;</text:p>
            <text:p text:style-name="Table_20_Contents"><text:s text:c="12"/>&lt;total&gt;305&lt;/total&gt;</text:p>
            <text:p text:style-name="Table_20_Contents"><text:s text:c="12"/>&lt;salud&gt;30&lt;/salud&gt;</text:p>
            <text:p text:style-name="Table_20_Contents"><text:s text:c="12"/>&lt;ataque&gt;65&lt;/ataque&gt;</text:p>
            <text:p text:style-name="Table_20_Contents"><text:s text:c="12"/>&lt;defensa&gt;100&lt;/defensa&gt;</text:p>
            <text:p text:style-name="Table_20_Contents"><text:s text:c="12"/>&lt;ataqueEspecial&gt;45&lt;/ataqueEspecial&gt;</text:p>
            <text:p text:style-name="Table_20_Contents"><text:s text:c="12"/>&lt;defensaEspecial&gt;25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1&lt;/numero&gt;</text:p>
            <text:p text:style-name="Table_20_Contents"><text:s text:c="12"/>&lt;nombre&gt;Cloyster&lt;/nombre&gt;</text:p>
            <text:p text:style-name="Table_20_Contents"><text:s text:c="12"/>&lt;tipoPrimario&gt;AGUA&lt;/tipoPrimario&gt;</text:p>
            <text:p text:style-name="Table_20_Contents"><text:s text:c="12"/>&lt;tipoSecundario&gt;HIELO&lt;/tipoSecundario&gt;</text:p>
            <text:p text:style-name="Table_20_Contents"><text:s text:c="12"/>&lt;total&gt;525&lt;/total&gt;</text:p>
            <text:p text:style-name="Table_20_Contents"><text:s text:c="12"/>&lt;salud&gt;50&lt;/salud&gt;</text:p>
            <text:p text:style-name="Table_20_Contents"><text:s text:c="12"/>&lt;ataque&gt;95&lt;/ataque&gt;</text:p>
            <text:p text:style-name="Table_20_Contents"><text:s text:c="12"/>&lt;defensa&gt;180&lt;/defensa&gt;</text:p>
            <text:p text:style-name="Table_20_Contents"><text:s text:c="12"/>&lt;ataqueEspecial&gt;85&lt;/ataqueEspecial&gt;</text:p>
            <text:p text:style-name="Table_20_Contents"><text:s text:c="12"/>&lt;defensaEspecial&gt;45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2&lt;/numero&gt;</text:p>
            <text:p text:style-name="Table_20_Contents"><text:s text:c="12"/>&lt;nombre&gt;Gastly&lt;/nombre&gt;</text:p>
            <text:p text:style-name="Table_20_Contents"><text:s text:c="12"/>&lt;tipoPrimario&gt;FANTASMA&lt;/tipoPrimario&gt;</text:p>
            <text:p text:style-name="Table_20_Contents"><text:s text:c="12"/>&lt;tipoSecundario&gt;VENENO&lt;/tipoSecundario&gt;</text:p>
            <text:p text:style-name="Table_20_Contents"><text:s text:c="12"/>&lt;total&gt;310&lt;/total&gt;</text:p>
            <text:p text:style-name="Table_20_Contents"><text:s text:c="12"/>&lt;salud&gt;30&lt;/salud&gt;</text:p>
            <text:p text:style-name="Table_20_Contents"><text:s text:c="12"/>&lt;ataque&gt;35&lt;/ataque&gt;</text:p>
            <text:p text:style-name="Table_20_Contents"><text:s text:c="12"/>&lt;defensa&gt;30&lt;/defensa&gt;</text:p>
            <text:p text:style-name="Table_20_Contents"><text:s text:c="12"/>&lt;ataqueEspecial&gt;100&lt;/ataqueEspecial&gt;</text:p>
            <text:p text:style-name="Table_20_Contents"><text:s text:c="12"/>&lt;defensaEspecial&gt;35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3&lt;/numero&gt;</text:p>
            <text:p text:style-name="Table_20_Contents"><text:s text:c="12"/>&lt;nombre&gt;Haunter&lt;/nombre&gt;</text:p>
            <text:p text:style-name="Table_20_Contents"><text:s text:c="12"/>&lt;tipoPrimario&gt;FANTASMA&lt;/tipoPrimario&gt;</text:p>
            <text:p text:style-name="Table_20_Contents"><text:s text:c="12"/>&lt;tipoSecundario&gt;VENENO&lt;/tipoSecundario&gt;</text:p>
            <text:p text:style-name="Table_20_Contents"><text:s text:c="12"/>&lt;total&gt;405&lt;/total&gt;</text:p>
            <text:p text:style-name="Table_20_Contents"><text:s text:c="12"/>&lt;salud&gt;45&lt;/salud&gt;</text:p>
            <text:p text:style-name="Table_20_Contents"><text:s text:c="12"/>&lt;ataque&gt;50&lt;/ataque&gt;</text:p>
            <text:p text:style-name="Table_20_Contents"><text:s text:c="12"/>&lt;defensa&gt;45&lt;/defensa&gt;</text:p>
            <text:p text:style-name="Table_20_Contents"><text:soft-page-break/><text:s text:c="12"/>&lt;ataqueEspecial&gt;115&lt;/ataqueEspecial&gt;</text:p>
            <text:p text:style-name="Table_20_Contents"><text:s text:c="12"/>&lt;defensaEspecial&gt;55&lt;/defensaEspecial&gt;</text:p>
            <text:p text:style-name="Table_20_Contents"><text:s text:c="12"/>&lt;velocidad&gt;9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4&lt;/numero&gt;</text:p>
            <text:p text:style-name="Table_20_Contents"><text:s text:c="12"/>&lt;nombre&gt;Gengar&lt;/nombre&gt;</text:p>
            <text:p text:style-name="Table_20_Contents"><text:s text:c="12"/>&lt;tipoPrimario&gt;FANTASMA&lt;/tipoPrimario&gt;</text:p>
            <text:p text:style-name="Table_20_Contents"><text:s text:c="12"/>&lt;tipoSecundario&gt;VENENO&lt;/tipoSecundario&gt;</text:p>
            <text:p text:style-name="Table_20_Contents"><text:s text:c="12"/>&lt;total&gt;500&lt;/total&gt;</text:p>
            <text:p text:style-name="Table_20_Contents"><text:s text:c="12"/>&lt;salud&gt;60&lt;/salud&gt;</text:p>
            <text:p text:style-name="Table_20_Contents"><text:s text:c="12"/>&lt;ataque&gt;65&lt;/ataque&gt;</text:p>
            <text:p text:style-name="Table_20_Contents"><text:s text:c="12"/>&lt;defensa&gt;60&lt;/defensa&gt;</text:p>
            <text:p text:style-name="Table_20_Contents"><text:s text:c="12"/>&lt;ataqueEspecial&gt;130&lt;/ataqueEspecial&gt;</text:p>
            <text:p text:style-name="Table_20_Contents"><text:s text:c="12"/>&lt;defensaEspecial&gt;75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4&lt;/numero&gt;</text:p>
            <text:p text:style-name="Table_20_Contents"><text:s text:c="12"/>&lt;nombre&gt;Mega Gengar&lt;/nombre&gt;</text:p>
            <text:p text:style-name="Table_20_Contents"><text:s text:c="12"/>&lt;tipoPrimario&gt;FANTASMA&lt;/tipoPrimario&gt;</text:p>
            <text:p text:style-name="Table_20_Contents"><text:s text:c="12"/>&lt;tipoSecundario&gt;VENENO&lt;/tipoSecundario&gt;</text:p>
            <text:p text:style-name="Table_20_Contents"><text:s text:c="12"/>&lt;total&gt;600&lt;/total&gt;</text:p>
            <text:p text:style-name="Table_20_Contents"><text:s text:c="12"/>&lt;salud&gt;60&lt;/salud&gt;</text:p>
            <text:p text:style-name="Table_20_Contents"><text:s text:c="12"/>&lt;ataque&gt;65&lt;/ataque&gt;</text:p>
            <text:p text:style-name="Table_20_Contents"><text:s text:c="12"/>&lt;defensa&gt;80&lt;/defensa&gt;</text:p>
            <text:p text:style-name="Table_20_Contents"><text:s text:c="12"/>&lt;ataqueEspecial&gt;170&lt;/ataqueEspecial&gt;</text:p>
            <text:p text:style-name="Table_20_Contents"><text:s text:c="12"/>&lt;defensaEspecial&gt;95&lt;/defensaEspecial&gt;</text:p>
            <text:p text:style-name="Table_20_Contents"><text:s text:c="12"/>&lt;velocidad&gt;1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5&lt;/numero&gt;</text:p>
            <text:p text:style-name="Table_20_Contents"><text:s text:c="12"/>&lt;nombre&gt;Onix&lt;/nombre&gt;</text:p>
            <text:p text:style-name="Table_20_Contents"><text:s text:c="12"/>&lt;tipoPrimario&gt;ROCA&lt;/tipoPrimario&gt;</text:p>
            <text:p text:style-name="Table_20_Contents"><text:s text:c="12"/>&lt;tipoSecundario&gt;TIERRA&lt;/tipoSecundario&gt;</text:p>
            <text:p text:style-name="Table_20_Contents"><text:s text:c="12"/>&lt;total&gt;385&lt;/total&gt;</text:p>
            <text:p text:style-name="Table_20_Contents"><text:s text:c="12"/>&lt;salud&gt;35&lt;/salud&gt;</text:p>
            <text:p text:style-name="Table_20_Contents"><text:s text:c="12"/>&lt;ataque&gt;45&lt;/ataque&gt;</text:p>
            <text:p text:style-name="Table_20_Contents"><text:s text:c="12"/>&lt;defensa&gt;160&lt;/defensa&gt;</text:p>
            <text:p text:style-name="Table_20_Contents"><text:s text:c="12"/>&lt;ataqueEspecial&gt;30&lt;/ataqueEspecial&gt;</text:p>
            <text:p text:style-name="Table_20_Contents"><text:s text:c="12"/>&lt;defensaEspecial&gt;45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6&lt;/numero&gt;</text:p>
            <text:p text:style-name="Table_20_Contents"><text:s text:c="12"/>&lt;nombre&gt;Drowzee&lt;/nombre&gt;</text:p>
            <text:p text:style-name="Table_20_Contents"><text:s text:c="12"/><text:soft-page-break/>&lt;tipoPrimario&gt;PSIQUICO&lt;/tipoPrimario&gt;</text:p>
            <text:p text:style-name="Table_20_Contents"><text:s text:c="12"/>&lt;total&gt;328&lt;/total&gt;</text:p>
            <text:p text:style-name="Table_20_Contents"><text:s text:c="12"/>&lt;salud&gt;60&lt;/salud&gt;</text:p>
            <text:p text:style-name="Table_20_Contents"><text:s text:c="12"/>&lt;ataque&gt;48&lt;/ataque&gt;</text:p>
            <text:p text:style-name="Table_20_Contents"><text:s text:c="12"/>&lt;defensa&gt;45&lt;/defensa&gt;</text:p>
            <text:p text:style-name="Table_20_Contents"><text:s text:c="12"/>&lt;ataqueEspecial&gt;43&lt;/ataqueEspecial&gt;</text:p>
            <text:p text:style-name="Table_20_Contents"><text:s text:c="12"/>&lt;defensaEspecial&gt;90&lt;/defensaEspecial&gt;</text:p>
            <text:p text:style-name="Table_20_Contents"><text:s text:c="12"/>&lt;velocidad&gt;42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7&lt;/numero&gt;</text:p>
            <text:p text:style-name="Table_20_Contents"><text:s text:c="12"/>&lt;nombre&gt;Hypno&lt;/nombre&gt;</text:p>
            <text:p text:style-name="Table_20_Contents"><text:s text:c="12"/>&lt;tipoPrimario&gt;PSIQUICO&lt;/tipoPrimario&gt;</text:p>
            <text:p text:style-name="Table_20_Contents"><text:s text:c="12"/>&lt;total&gt;483&lt;/total&gt;</text:p>
            <text:p text:style-name="Table_20_Contents"><text:s text:c="12"/>&lt;salud&gt;85&lt;/salud&gt;</text:p>
            <text:p text:style-name="Table_20_Contents"><text:s text:c="12"/>&lt;ataque&gt;73&lt;/ataque&gt;</text:p>
            <text:p text:style-name="Table_20_Contents"><text:s text:c="12"/>&lt;defensa&gt;70&lt;/defensa&gt;</text:p>
            <text:p text:style-name="Table_20_Contents"><text:s text:c="12"/>&lt;ataqueEspecial&gt;73&lt;/ataqueEspecial&gt;</text:p>
            <text:p text:style-name="Table_20_Contents"><text:s text:c="12"/>&lt;defensaEspecial&gt;115&lt;/defensaEspecial&gt;</text:p>
            <text:p text:style-name="Table_20_Contents"><text:s text:c="12"/>&lt;velocidad&gt;67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8&lt;/numero&gt;</text:p>
            <text:p text:style-name="Table_20_Contents"><text:s text:c="12"/>&lt;nombre&gt;Krabby&lt;/nombre&gt;</text:p>
            <text:p text:style-name="Table_20_Contents"><text:s text:c="12"/>&lt;tipoPrimario&gt;AGUA&lt;/tipoPrimario&gt;</text:p>
            <text:p text:style-name="Table_20_Contents"><text:s text:c="12"/>&lt;total&gt;325&lt;/total&gt;</text:p>
            <text:p text:style-name="Table_20_Contents"><text:s text:c="12"/>&lt;salud&gt;30&lt;/salud&gt;</text:p>
            <text:p text:style-name="Table_20_Contents"><text:s text:c="12"/>&lt;ataque&gt;105&lt;/ataque&gt;</text:p>
            <text:p text:style-name="Table_20_Contents"><text:s text:c="12"/>&lt;defensa&gt;90&lt;/defensa&gt;</text:p>
            <text:p text:style-name="Table_20_Contents"><text:s text:c="12"/>&lt;ataqueEspecial&gt;25&lt;/ataqueEspecial&gt;</text:p>
            <text:p text:style-name="Table_20_Contents"><text:s text:c="12"/>&lt;defensaEspecial&gt;25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99&lt;/numero&gt;</text:p>
            <text:p text:style-name="Table_20_Contents"><text:s text:c="12"/>&lt;nombre&gt;Kingler&lt;/nombre&gt;</text:p>
            <text:p text:style-name="Table_20_Contents"><text:s text:c="12"/>&lt;tipoPrimario&gt;AGUA&lt;/tipoPrimario&gt;</text:p>
            <text:p text:style-name="Table_20_Contents"><text:s text:c="12"/>&lt;total&gt;475&lt;/total&gt;</text:p>
            <text:p text:style-name="Table_20_Contents"><text:s text:c="12"/>&lt;salud&gt;55&lt;/salud&gt;</text:p>
            <text:p text:style-name="Table_20_Contents"><text:s text:c="12"/>&lt;ataque&gt;130&lt;/ataque&gt;</text:p>
            <text:p text:style-name="Table_20_Contents"><text:s text:c="12"/>&lt;defensa&gt;115&lt;/defensa&gt;</text:p>
            <text:p text:style-name="Table_20_Contents"><text:s text:c="12"/>&lt;ataqueEspecial&gt;50&lt;/ataqueEspecial&gt;</text:p>
            <text:p text:style-name="Table_20_Contents"><text:s text:c="12"/>&lt;defensaEspecial&gt;50&lt;/defensaEspecial&gt;</text:p>
            <text:p text:style-name="Table_20_Contents"><text:s text:c="12"/>&lt;velocidad&gt;7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0&lt;/numero&gt;</text:p>
            <text:p text:style-name="Table_20_Contents"><text:s text:c="12"/>&lt;nombre&gt;Voltorb&lt;/nombre&gt;</text:p>
            <text:p text:style-name="Table_20_Contents"><text:s text:c="12"/>&lt;tipoPrimario&gt;ELECTRICO&lt;/tipoPrimario&gt;</text:p>
            <text:p text:style-name="Table_20_Contents"><text:soft-page-break/><text:s text:c="12"/>&lt;total&gt;330&lt;/total&gt;</text:p>
            <text:p text:style-name="Table_20_Contents"><text:s text:c="12"/>&lt;salud&gt;40&lt;/salud&gt;</text:p>
            <text:p text:style-name="Table_20_Contents"><text:s text:c="12"/>&lt;ataque&gt;30&lt;/ataque&gt;</text:p>
            <text:p text:style-name="Table_20_Contents"><text:s text:c="12"/>&lt;defensa&gt;50&lt;/defensa&gt;</text:p>
            <text:p text:style-name="Table_20_Contents"><text:s text:c="12"/>&lt;ataqueEspecial&gt;55&lt;/ataqueEspecial&gt;</text:p>
            <text:p text:style-name="Table_20_Contents"><text:s text:c="12"/>&lt;defensaEspecial&gt;55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1&lt;/numero&gt;</text:p>
            <text:p text:style-name="Table_20_Contents"><text:s text:c="12"/>&lt;nombre&gt;Electrode&lt;/nombre&gt;</text:p>
            <text:p text:style-name="Table_20_Contents"><text:s text:c="12"/>&lt;tipoPrimario&gt;ELECTRICO&lt;/tipoPrimario&gt;</text:p>
            <text:p text:style-name="Table_20_Contents"><text:s text:c="12"/>&lt;total&gt;490&lt;/total&gt;</text:p>
            <text:p text:style-name="Table_20_Contents"><text:s text:c="12"/>&lt;salud&gt;60&lt;/salud&gt;</text:p>
            <text:p text:style-name="Table_20_Contents"><text:s text:c="12"/>&lt;ataque&gt;50&lt;/ataque&gt;</text:p>
            <text:p text:style-name="Table_20_Contents"><text:s text:c="12"/>&lt;defensa&gt;70&lt;/defensa&gt;</text:p>
            <text:p text:style-name="Table_20_Contents"><text:s text:c="12"/>&lt;ataqueEspecial&gt;80&lt;/ataqueEspecial&gt;</text:p>
            <text:p text:style-name="Table_20_Contents"><text:s text:c="12"/>&lt;defensaEspecial&gt;80&lt;/defensaEspecial&gt;</text:p>
            <text:p text:style-name="Table_20_Contents"><text:s text:c="12"/>&lt;velocidad&gt;1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2&lt;/numero&gt;</text:p>
            <text:p text:style-name="Table_20_Contents"><text:s text:c="12"/>&lt;nombre&gt;Exeggcute&lt;/nombre&gt;</text:p>
            <text:p text:style-name="Table_20_Contents"><text:s text:c="12"/>&lt;tipoPrimario&gt;HIERBA&lt;/tipoPrimario&gt;</text:p>
            <text:p text:style-name="Table_20_Contents"><text:s text:c="12"/>&lt;tipoSecundario&gt;PSIQUICO&lt;/tipoSecundario&gt;</text:p>
            <text:p text:style-name="Table_20_Contents"><text:s text:c="12"/>&lt;total&gt;325&lt;/total&gt;</text:p>
            <text:p text:style-name="Table_20_Contents"><text:s text:c="12"/>&lt;salud&gt;60&lt;/salud&gt;</text:p>
            <text:p text:style-name="Table_20_Contents"><text:s text:c="12"/>&lt;ataque&gt;40&lt;/ataque&gt;</text:p>
            <text:p text:style-name="Table_20_Contents"><text:s text:c="12"/>&lt;defensa&gt;80&lt;/defensa&gt;</text:p>
            <text:p text:style-name="Table_20_Contents"><text:s text:c="12"/>&lt;ataqueEspecial&gt;60&lt;/ataqueEspecial&gt;</text:p>
            <text:p text:style-name="Table_20_Contents"><text:s text:c="12"/>&lt;defensaEspecial&gt;45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3&lt;/numero&gt;</text:p>
            <text:p text:style-name="Table_20_Contents"><text:s text:c="12"/>&lt;nombre&gt;Exeggutor&lt;/nombre&gt;</text:p>
            <text:p text:style-name="Table_20_Contents"><text:s text:c="12"/>&lt;tipoPrimario&gt;HIERBA&lt;/tipoPrimario&gt;</text:p>
            <text:p text:style-name="Table_20_Contents"><text:s text:c="12"/>&lt;tipoSecundario&gt;PSIQUICO&lt;/tipoSecundario&gt;</text:p>
            <text:p text:style-name="Table_20_Contents"><text:s text:c="12"/>&lt;total&gt;530&lt;/total&gt;</text:p>
            <text:p text:style-name="Table_20_Contents"><text:s text:c="12"/>&lt;salud&gt;95&lt;/salud&gt;</text:p>
            <text:p text:style-name="Table_20_Contents"><text:s text:c="12"/>&lt;ataque&gt;95&lt;/ataque&gt;</text:p>
            <text:p text:style-name="Table_20_Contents"><text:s text:c="12"/>&lt;defensa&gt;85&lt;/defensa&gt;</text:p>
            <text:p text:style-name="Table_20_Contents"><text:s text:c="12"/>&lt;ataqueEspecial&gt;125&lt;/ataqueEspecial&gt;</text:p>
            <text:p text:style-name="Table_20_Contents"><text:s text:c="12"/>&lt;defensaEspecial&gt;75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3&lt;/numero&gt;</text:p>
            <text:p text:style-name="Table_20_Contents"><text:s text:c="12"/>&lt;nombre&gt;Alolan Exeggutor&lt;/nombre&gt;</text:p>
            <text:p text:style-name="Table_20_Contents"><text:soft-page-break/><text:s text:c="12"/>&lt;tipoPrimario&gt;HIERBA&lt;/tipoPrimario&gt;</text:p>
            <text:p text:style-name="Table_20_Contents"><text:s text:c="12"/>&lt;tipoSecundario&gt;DRAGON&lt;/tipoSecundario&gt;</text:p>
            <text:p text:style-name="Table_20_Contents"><text:s text:c="12"/>&lt;total&gt;530&lt;/total&gt;</text:p>
            <text:p text:style-name="Table_20_Contents"><text:s text:c="12"/>&lt;salud&gt;95&lt;/salud&gt;</text:p>
            <text:p text:style-name="Table_20_Contents"><text:s text:c="12"/>&lt;ataque&gt;105&lt;/ataque&gt;</text:p>
            <text:p text:style-name="Table_20_Contents"><text:s text:c="12"/>&lt;defensa&gt;85&lt;/defensa&gt;</text:p>
            <text:p text:style-name="Table_20_Contents"><text:s text:c="12"/>&lt;ataqueEspecial&gt;125&lt;/ataqueEspecial&gt;</text:p>
            <text:p text:style-name="Table_20_Contents"><text:s text:c="12"/>&lt;defensaEspecial&gt;75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4&lt;/numero&gt;</text:p>
            <text:p text:style-name="Table_20_Contents"><text:s text:c="12"/>&lt;nombre&gt;Cubone&lt;/nombre&gt;</text:p>
            <text:p text:style-name="Table_20_Contents"><text:s text:c="12"/>&lt;tipoPrimario&gt;TIERRA&lt;/tipoPrimario&gt;</text:p>
            <text:p text:style-name="Table_20_Contents"><text:s text:c="12"/>&lt;total&gt;320&lt;/total&gt;</text:p>
            <text:p text:style-name="Table_20_Contents"><text:s text:c="12"/>&lt;salud&gt;50&lt;/salud&gt;</text:p>
            <text:p text:style-name="Table_20_Contents"><text:s text:c="12"/>&lt;ataque&gt;50&lt;/ataque&gt;</text:p>
            <text:p text:style-name="Table_20_Contents"><text:s text:c="12"/>&lt;defensa&gt;95&lt;/defensa&gt;</text:p>
            <text:p text:style-name="Table_20_Contents"><text:s text:c="12"/>&lt;ataqueEspecial&gt;40&lt;/ataqueEspecial&gt;</text:p>
            <text:p text:style-name="Table_20_Contents"><text:s text:c="12"/>&lt;defensaEspecial&gt;50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5&lt;/numero&gt;</text:p>
            <text:p text:style-name="Table_20_Contents"><text:s text:c="12"/>&lt;nombre&gt;Marowak&lt;/nombre&gt;</text:p>
            <text:p text:style-name="Table_20_Contents"><text:s text:c="12"/>&lt;tipoPrimario&gt;TIERRA&lt;/tipoPrimario&gt;</text:p>
            <text:p text:style-name="Table_20_Contents"><text:s text:c="12"/>&lt;total&gt;425&lt;/total&gt;</text:p>
            <text:p text:style-name="Table_20_Contents"><text:s text:c="12"/>&lt;salud&gt;60&lt;/salud&gt;</text:p>
            <text:p text:style-name="Table_20_Contents"><text:s text:c="12"/>&lt;ataque&gt;80&lt;/ataque&gt;</text:p>
            <text:p text:style-name="Table_20_Contents"><text:s text:c="12"/>&lt;defensa&gt;110&lt;/defensa&gt;</text:p>
            <text:p text:style-name="Table_20_Contents"><text:s text:c="12"/>&lt;ataqueEspecial&gt;50&lt;/ataqueEspecial&gt;</text:p>
            <text:p text:style-name="Table_20_Contents"><text:s text:c="12"/>&lt;defensaEspecial&gt;8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5&lt;/numero&gt;</text:p>
            <text:p text:style-name="Table_20_Contents"><text:s text:c="12"/>&lt;nombre&gt;Alolan Marowak&lt;/nombre&gt;</text:p>
            <text:p text:style-name="Table_20_Contents"><text:s text:c="12"/>&lt;tipoPrimario&gt;FUEGO&lt;/tipoPrimario&gt;</text:p>
            <text:p text:style-name="Table_20_Contents"><text:s text:c="12"/>&lt;tipoSecundario&gt;FANTASMA&lt;/tipoSecundario&gt;</text:p>
            <text:p text:style-name="Table_20_Contents"><text:s text:c="12"/>&lt;total&gt;425&lt;/total&gt;</text:p>
            <text:p text:style-name="Table_20_Contents"><text:s text:c="12"/>&lt;salud&gt;60&lt;/salud&gt;</text:p>
            <text:p text:style-name="Table_20_Contents"><text:s text:c="12"/>&lt;ataque&gt;80&lt;/ataque&gt;</text:p>
            <text:p text:style-name="Table_20_Contents"><text:s text:c="12"/>&lt;defensa&gt;110&lt;/defensa&gt;</text:p>
            <text:p text:style-name="Table_20_Contents"><text:s text:c="12"/>&lt;ataqueEspecial&gt;50&lt;/ataqueEspecial&gt;</text:p>
            <text:p text:style-name="Table_20_Contents"><text:s text:c="12"/>&lt;defensaEspecial&gt;80&lt;/defensaEspecial&gt;</text:p>
            <text:p text:style-name="Table_20_Contents"><text:s text:c="12"/>&lt;velocidad&gt;4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6&lt;/numero&gt;</text:p>
            <text:p text:style-name="Table_20_Contents"><text:soft-page-break/><text:s text:c="12"/>&lt;nombre&gt;Hitmonlee&lt;/nombre&gt;</text:p>
            <text:p text:style-name="Table_20_Contents"><text:s text:c="12"/>&lt;tipoPrimario&gt;LUCHA&lt;/tipoPrimario&gt;</text:p>
            <text:p text:style-name="Table_20_Contents"><text:s text:c="12"/>&lt;total&gt;455&lt;/total&gt;</text:p>
            <text:p text:style-name="Table_20_Contents"><text:s text:c="12"/>&lt;salud&gt;50&lt;/salud&gt;</text:p>
            <text:p text:style-name="Table_20_Contents"><text:s text:c="12"/>&lt;ataque&gt;120&lt;/ataque&gt;</text:p>
            <text:p text:style-name="Table_20_Contents"><text:s text:c="12"/>&lt;defensa&gt;53&lt;/defensa&gt;</text:p>
            <text:p text:style-name="Table_20_Contents"><text:s text:c="12"/>&lt;ataqueEspecial&gt;35&lt;/ataqueEspecial&gt;</text:p>
            <text:p text:style-name="Table_20_Contents"><text:s text:c="12"/>&lt;defensaEspecial&gt;110&lt;/defensaEspecial&gt;</text:p>
            <text:p text:style-name="Table_20_Contents"><text:s text:c="12"/>&lt;velocidad&gt;87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7&lt;/numero&gt;</text:p>
            <text:p text:style-name="Table_20_Contents"><text:s text:c="12"/>&lt;nombre&gt;Hitmonchan&lt;/nombre&gt;</text:p>
            <text:p text:style-name="Table_20_Contents"><text:s text:c="12"/>&lt;tipoPrimario&gt;LUCHA&lt;/tipoPrimario&gt;</text:p>
            <text:p text:style-name="Table_20_Contents"><text:s text:c="12"/>&lt;total&gt;455&lt;/total&gt;</text:p>
            <text:p text:style-name="Table_20_Contents"><text:s text:c="12"/>&lt;salud&gt;50&lt;/salud&gt;</text:p>
            <text:p text:style-name="Table_20_Contents"><text:s text:c="12"/>&lt;ataque&gt;105&lt;/ataque&gt;</text:p>
            <text:p text:style-name="Table_20_Contents"><text:s text:c="12"/>&lt;defensa&gt;79&lt;/defensa&gt;</text:p>
            <text:p text:style-name="Table_20_Contents"><text:s text:c="12"/>&lt;ataqueEspecial&gt;35&lt;/ataqueEspecial&gt;</text:p>
            <text:p text:style-name="Table_20_Contents"><text:s text:c="12"/>&lt;defensaEspecial&gt;110&lt;/defensaEspecial&gt;</text:p>
            <text:p text:style-name="Table_20_Contents"><text:s text:c="12"/>&lt;velocidad&gt;76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8&lt;/numero&gt;</text:p>
            <text:p text:style-name="Table_20_Contents"><text:s text:c="12"/>&lt;nombre&gt;Lickitung&lt;/nombre&gt;</text:p>
            <text:p text:style-name="Table_20_Contents"><text:s text:c="12"/>&lt;tipoPrimario&gt;NORMAL&lt;/tipoPrimario&gt;</text:p>
            <text:p text:style-name="Table_20_Contents"><text:s text:c="12"/>&lt;total&gt;385&lt;/total&gt;</text:p>
            <text:p text:style-name="Table_20_Contents"><text:s text:c="12"/>&lt;salud&gt;90&lt;/salud&gt;</text:p>
            <text:p text:style-name="Table_20_Contents"><text:s text:c="12"/>&lt;ataque&gt;55&lt;/ataque&gt;</text:p>
            <text:p text:style-name="Table_20_Contents"><text:s text:c="12"/>&lt;defensa&gt;75&lt;/defensa&gt;</text:p>
            <text:p text:style-name="Table_20_Contents"><text:s text:c="12"/>&lt;ataqueEspecial&gt;60&lt;/ataqueEspecial&gt;</text:p>
            <text:p text:style-name="Table_20_Contents"><text:s text:c="12"/>&lt;defensaEspecial&gt;75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09&lt;/numero&gt;</text:p>
            <text:p text:style-name="Table_20_Contents"><text:s text:c="12"/>&lt;nombre&gt;Koffing&lt;/nombre&gt;</text:p>
            <text:p text:style-name="Table_20_Contents"><text:s text:c="12"/>&lt;tipoPrimario&gt;VENENO&lt;/tipoPrimario&gt;</text:p>
            <text:p text:style-name="Table_20_Contents"><text:s text:c="12"/>&lt;total&gt;340&lt;/total&gt;</text:p>
            <text:p text:style-name="Table_20_Contents"><text:s text:c="12"/>&lt;salud&gt;40&lt;/salud&gt;</text:p>
            <text:p text:style-name="Table_20_Contents"><text:s text:c="12"/>&lt;ataque&gt;65&lt;/ataque&gt;</text:p>
            <text:p text:style-name="Table_20_Contents"><text:s text:c="12"/>&lt;defensa&gt;95&lt;/defensa&gt;</text:p>
            <text:p text:style-name="Table_20_Contents"><text:s text:c="12"/>&lt;ataqueEspecial&gt;60&lt;/ataqueEspecial&gt;</text:p>
            <text:p text:style-name="Table_20_Contents"><text:s text:c="12"/>&lt;defensaEspecial&gt;4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0&lt;/numero&gt;</text:p>
            <text:p text:style-name="Table_20_Contents"><text:soft-page-break/><text:s text:c="12"/>&lt;nombre&gt;Weezing&lt;/nombre&gt;</text:p>
            <text:p text:style-name="Table_20_Contents"><text:s text:c="12"/>&lt;tipoPrimario&gt;VENENO&lt;/tipoPrimario&gt;</text:p>
            <text:p text:style-name="Table_20_Contents"><text:s text:c="12"/>&lt;total&gt;490&lt;/total&gt;</text:p>
            <text:p text:style-name="Table_20_Contents"><text:s text:c="12"/>&lt;salud&gt;65&lt;/salud&gt;</text:p>
            <text:p text:style-name="Table_20_Contents"><text:s text:c="12"/>&lt;ataque&gt;90&lt;/ataque&gt;</text:p>
            <text:p text:style-name="Table_20_Contents"><text:s text:c="12"/>&lt;defensa&gt;120&lt;/defensa&gt;</text:p>
            <text:p text:style-name="Table_20_Contents"><text:s text:c="12"/>&lt;ataqueEspecial&gt;85&lt;/ataqueEspecial&gt;</text:p>
            <text:p text:style-name="Table_20_Contents"><text:s text:c="12"/>&lt;defensaEspecial&gt;7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0&lt;/numero&gt;</text:p>
            <text:p text:style-name="Table_20_Contents"><text:s text:c="12"/>&lt;nombre&gt;Galarian Weezing&lt;/nombre&gt;</text:p>
            <text:p text:style-name="Table_20_Contents"><text:s text:c="12"/>&lt;tipoPrimario&gt;VENENO&lt;/tipoPrimario&gt;</text:p>
            <text:p text:style-name="Table_20_Contents"><text:s text:c="12"/>&lt;tipoSecundario&gt;HADA&lt;/tipoSecundario&gt;</text:p>
            <text:p text:style-name="Table_20_Contents"><text:s text:c="12"/>&lt;total&gt;490&lt;/total&gt;</text:p>
            <text:p text:style-name="Table_20_Contents"><text:s text:c="12"/>&lt;salud&gt;65&lt;/salud&gt;</text:p>
            <text:p text:style-name="Table_20_Contents"><text:s text:c="12"/>&lt;ataque&gt;90&lt;/ataque&gt;</text:p>
            <text:p text:style-name="Table_20_Contents"><text:s text:c="12"/>&lt;defensa&gt;120&lt;/defensa&gt;</text:p>
            <text:p text:style-name="Table_20_Contents"><text:s text:c="12"/>&lt;ataqueEspecial&gt;85&lt;/ataqueEspecial&gt;</text:p>
            <text:p text:style-name="Table_20_Contents"><text:s text:c="12"/>&lt;defensaEspecial&gt;7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1&lt;/numero&gt;</text:p>
            <text:p text:style-name="Table_20_Contents"><text:s text:c="12"/>&lt;nombre&gt;Rhyhorn&lt;/nombre&gt;</text:p>
            <text:p text:style-name="Table_20_Contents"><text:s text:c="12"/>&lt;tipoPrimario&gt;TIERRA&lt;/tipoPrimario&gt;</text:p>
            <text:p text:style-name="Table_20_Contents"><text:s text:c="12"/>&lt;tipoSecundario&gt;ROCA&lt;/tipoSecundario&gt;</text:p>
            <text:p text:style-name="Table_20_Contents"><text:s text:c="12"/>&lt;total&gt;345&lt;/total&gt;</text:p>
            <text:p text:style-name="Table_20_Contents"><text:s text:c="12"/>&lt;salud&gt;80&lt;/salud&gt;</text:p>
            <text:p text:style-name="Table_20_Contents"><text:s text:c="12"/>&lt;ataque&gt;85&lt;/ataque&gt;</text:p>
            <text:p text:style-name="Table_20_Contents"><text:s text:c="12"/>&lt;defensa&gt;95&lt;/defensa&gt;</text:p>
            <text:p text:style-name="Table_20_Contents"><text:s text:c="12"/>&lt;ataqueEspecial&gt;30&lt;/ataqueEspecial&gt;</text:p>
            <text:p text:style-name="Table_20_Contents"><text:s text:c="12"/>&lt;defensaEspecial&gt;30&lt;/defensaEspecial&gt;</text:p>
            <text:p text:style-name="Table_20_Contents"><text:s text:c="12"/>&lt;velocidad&gt;2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2&lt;/numero&gt;</text:p>
            <text:p text:style-name="Table_20_Contents"><text:s text:c="12"/>&lt;nombre&gt;Rhydon&lt;/nombre&gt;</text:p>
            <text:p text:style-name="Table_20_Contents"><text:s text:c="12"/>&lt;tipoPrimario&gt;TIERRA&lt;/tipoPrimario&gt;</text:p>
            <text:p text:style-name="Table_20_Contents"><text:s text:c="12"/>&lt;tipoSecundario&gt;ROCA&lt;/tipoSecundario&gt;</text:p>
            <text:p text:style-name="Table_20_Contents"><text:s text:c="12"/>&lt;total&gt;485&lt;/total&gt;</text:p>
            <text:p text:style-name="Table_20_Contents"><text:s text:c="12"/>&lt;salud&gt;105&lt;/salud&gt;</text:p>
            <text:p text:style-name="Table_20_Contents"><text:s text:c="12"/>&lt;ataque&gt;130&lt;/ataque&gt;</text:p>
            <text:p text:style-name="Table_20_Contents"><text:s text:c="12"/>&lt;defensa&gt;120&lt;/defensa&gt;</text:p>
            <text:p text:style-name="Table_20_Contents"><text:s text:c="12"/>&lt;ataqueEspecial&gt;45&lt;/ataqueEspecial&gt;</text:p>
            <text:p text:style-name="Table_20_Contents"><text:s text:c="12"/>&lt;defensaEspecial&gt;45&lt;/defensaEspecial&gt;</text:p>
            <text:p text:style-name="Table_20_Contents"><text:soft-page-break/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3&lt;/numero&gt;</text:p>
            <text:p text:style-name="Table_20_Contents"><text:s text:c="12"/>&lt;nombre&gt;Chansey&lt;/nombre&gt;</text:p>
            <text:p text:style-name="Table_20_Contents"><text:s text:c="12"/>&lt;tipoPrimario&gt;NORMAL&lt;/tipoPrimario&gt;</text:p>
            <text:p text:style-name="Table_20_Contents"><text:s text:c="12"/>&lt;total&gt;450&lt;/total&gt;</text:p>
            <text:p text:style-name="Table_20_Contents"><text:s text:c="12"/>&lt;salud&gt;250&lt;/salud&gt;</text:p>
            <text:p text:style-name="Table_20_Contents"><text:s text:c="12"/>&lt;ataque&gt;5&lt;/ataque&gt;</text:p>
            <text:p text:style-name="Table_20_Contents"><text:s text:c="12"/>&lt;defensa&gt;5&lt;/defensa&gt;</text:p>
            <text:p text:style-name="Table_20_Contents"><text:s text:c="12"/>&lt;ataqueEspecial&gt;35&lt;/ataqueEspecial&gt;</text:p>
            <text:p text:style-name="Table_20_Contents"><text:s text:c="12"/>&lt;defensaEspecial&gt;105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4&lt;/numero&gt;</text:p>
            <text:p text:style-name="Table_20_Contents"><text:s text:c="12"/>&lt;nombre&gt;Tangela&lt;/nombre&gt;</text:p>
            <text:p text:style-name="Table_20_Contents"><text:s text:c="12"/>&lt;tipoPrimario&gt;HIERBA&lt;/tipoPrimario&gt;</text:p>
            <text:p text:style-name="Table_20_Contents"><text:s text:c="12"/>&lt;total&gt;435&lt;/total&gt;</text:p>
            <text:p text:style-name="Table_20_Contents"><text:s text:c="12"/>&lt;salud&gt;65&lt;/salud&gt;</text:p>
            <text:p text:style-name="Table_20_Contents"><text:s text:c="12"/>&lt;ataque&gt;55&lt;/ataque&gt;</text:p>
            <text:p text:style-name="Table_20_Contents"><text:s text:c="12"/>&lt;defensa&gt;115&lt;/defensa&gt;</text:p>
            <text:p text:style-name="Table_20_Contents"><text:s text:c="12"/>&lt;ataqueEspecial&gt;100&lt;/ataqueEspecial&gt;</text:p>
            <text:p text:style-name="Table_20_Contents"><text:s text:c="12"/>&lt;defensaEspecial&gt;40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5&lt;/numero&gt;</text:p>
            <text:p text:style-name="Table_20_Contents"><text:s text:c="12"/>&lt;nombre&gt;Kangaskhan&lt;/nombre&gt;</text:p>
            <text:p text:style-name="Table_20_Contents"><text:s text:c="12"/>&lt;tipoPrimario&gt;NORMAL&lt;/tipoPrimario&gt;</text:p>
            <text:p text:style-name="Table_20_Contents"><text:s text:c="12"/>&lt;total&gt;490&lt;/total&gt;</text:p>
            <text:p text:style-name="Table_20_Contents"><text:s text:c="12"/>&lt;salud&gt;105&lt;/salud&gt;</text:p>
            <text:p text:style-name="Table_20_Contents"><text:s text:c="12"/>&lt;ataque&gt;95&lt;/ataque&gt;</text:p>
            <text:p text:style-name="Table_20_Contents"><text:s text:c="12"/>&lt;defensa&gt;80&lt;/defensa&gt;</text:p>
            <text:p text:style-name="Table_20_Contents"><text:s text:c="12"/>&lt;ataqueEspecial&gt;40&lt;/ataqueEspecial&gt;</text:p>
            <text:p text:style-name="Table_20_Contents"><text:s text:c="12"/>&lt;defensaEspecial&gt;8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5&lt;/numero&gt;</text:p>
            <text:p text:style-name="Table_20_Contents"><text:s text:c="12"/>&lt;nombre&gt;Mega Kangaskhan&lt;/nombre&gt;</text:p>
            <text:p text:style-name="Table_20_Contents"><text:s text:c="12"/>&lt;tipoPrimario&gt;NORMAL&lt;/tipoPrimario&gt;</text:p>
            <text:p text:style-name="Table_20_Contents"><text:s text:c="12"/>&lt;total&gt;590&lt;/total&gt;</text:p>
            <text:p text:style-name="Table_20_Contents"><text:s text:c="12"/>&lt;salud&gt;105&lt;/salud&gt;</text:p>
            <text:p text:style-name="Table_20_Contents"><text:s text:c="12"/>&lt;ataque&gt;125&lt;/ataque&gt;</text:p>
            <text:p text:style-name="Table_20_Contents"><text:s text:c="12"/>&lt;defensa&gt;100&lt;/defensa&gt;</text:p>
            <text:p text:style-name="Table_20_Contents"><text:s text:c="12"/>&lt;ataqueEspecial&gt;60&lt;/ataqueEspecial&gt;</text:p>
            <text:p text:style-name="Table_20_Contents"><text:s text:c="12"/><text:soft-page-break/>&lt;defensaEspecial&gt;10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6&lt;/numero&gt;</text:p>
            <text:p text:style-name="Table_20_Contents"><text:s text:c="12"/>&lt;nombre&gt;Horsea&lt;/nombre&gt;</text:p>
            <text:p text:style-name="Table_20_Contents"><text:s text:c="12"/>&lt;tipoPrimario&gt;AGUA&lt;/tipoPrimario&gt;</text:p>
            <text:p text:style-name="Table_20_Contents"><text:s text:c="12"/>&lt;total&gt;295&lt;/total&gt;</text:p>
            <text:p text:style-name="Table_20_Contents"><text:s text:c="12"/>&lt;salud&gt;30&lt;/salud&gt;</text:p>
            <text:p text:style-name="Table_20_Contents"><text:s text:c="12"/>&lt;ataque&gt;40&lt;/ataque&gt;</text:p>
            <text:p text:style-name="Table_20_Contents"><text:s text:c="12"/>&lt;defensa&gt;70&lt;/defensa&gt;</text:p>
            <text:p text:style-name="Table_20_Contents"><text:s text:c="12"/>&lt;ataqueEspecial&gt;70&lt;/ataqueEspecial&gt;</text:p>
            <text:p text:style-name="Table_20_Contents"><text:s text:c="12"/>&lt;defensaEspecial&gt;25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7&lt;/numero&gt;</text:p>
            <text:p text:style-name="Table_20_Contents"><text:s text:c="12"/>&lt;nombre&gt;Seadra&lt;/nombre&gt;</text:p>
            <text:p text:style-name="Table_20_Contents"><text:s text:c="12"/>&lt;tipoPrimario&gt;AGUA&lt;/tipoPrimario&gt;</text:p>
            <text:p text:style-name="Table_20_Contents"><text:s text:c="12"/>&lt;total&gt;440&lt;/total&gt;</text:p>
            <text:p text:style-name="Table_20_Contents"><text:s text:c="12"/>&lt;salud&gt;55&lt;/salud&gt;</text:p>
            <text:p text:style-name="Table_20_Contents"><text:s text:c="12"/>&lt;ataque&gt;65&lt;/ataque&gt;</text:p>
            <text:p text:style-name="Table_20_Contents"><text:s text:c="12"/>&lt;defensa&gt;95&lt;/defensa&gt;</text:p>
            <text:p text:style-name="Table_20_Contents"><text:s text:c="12"/>&lt;ataqueEspecial&gt;95&lt;/ataqueEspecial&gt;</text:p>
            <text:p text:style-name="Table_20_Contents"><text:s text:c="12"/>&lt;defensaEspecial&gt;45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8&lt;/numero&gt;</text:p>
            <text:p text:style-name="Table_20_Contents"><text:s text:c="12"/>&lt;nombre&gt;Goldeen&lt;/nombre&gt;</text:p>
            <text:p text:style-name="Table_20_Contents"><text:s text:c="12"/>&lt;tipoPrimario&gt;AGUA&lt;/tipoPrimario&gt;</text:p>
            <text:p text:style-name="Table_20_Contents"><text:s text:c="12"/>&lt;total&gt;320&lt;/total&gt;</text:p>
            <text:p text:style-name="Table_20_Contents"><text:s text:c="12"/>&lt;salud&gt;45&lt;/salud&gt;</text:p>
            <text:p text:style-name="Table_20_Contents"><text:s text:c="12"/>&lt;ataque&gt;67&lt;/ataque&gt;</text:p>
            <text:p text:style-name="Table_20_Contents"><text:s text:c="12"/>&lt;defensa&gt;60&lt;/defensa&gt;</text:p>
            <text:p text:style-name="Table_20_Contents"><text:s text:c="12"/>&lt;ataqueEspecial&gt;35&lt;/ataqueEspecial&gt;</text:p>
            <text:p text:style-name="Table_20_Contents"><text:s text:c="12"/>&lt;defensaEspecial&gt;50&lt;/defensaEspecial&gt;</text:p>
            <text:p text:style-name="Table_20_Contents"><text:s text:c="12"/>&lt;velocidad&gt;63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19&lt;/numero&gt;</text:p>
            <text:p text:style-name="Table_20_Contents"><text:s text:c="12"/>&lt;nombre&gt;Seaking&lt;/nombre&gt;</text:p>
            <text:p text:style-name="Table_20_Contents"><text:s text:c="12"/>&lt;tipoPrimario&gt;AGUA&lt;/tipoPrimario&gt;</text:p>
            <text:p text:style-name="Table_20_Contents"><text:s text:c="12"/>&lt;total&gt;450&lt;/total&gt;</text:p>
            <text:p text:style-name="Table_20_Contents"><text:s text:c="12"/>&lt;salud&gt;80&lt;/salud&gt;</text:p>
            <text:p text:style-name="Table_20_Contents"><text:s text:c="12"/>&lt;ataque&gt;92&lt;/ataque&gt;</text:p>
            <text:p text:style-name="Table_20_Contents"><text:s text:c="12"/>&lt;defensa&gt;65&lt;/defensa&gt;</text:p>
            <text:p text:style-name="Table_20_Contents"><text:s text:c="12"/>&lt;ataqueEspecial&gt;65&lt;/ataqueEspecial&gt;</text:p>
            <text:p text:style-name="Table_20_Contents"><text:s text:c="12"/>&lt;defensaEspecial&gt;80&lt;/defensaEspecial&gt;</text:p>
            <text:p text:style-name="Table_20_Contents"><text:s text:c="12"/>&lt;velocidad&gt;68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oft-page-break/><text:s text:c="12"/>&lt;numero&gt;120&lt;/numero&gt;</text:p>
            <text:p text:style-name="Table_20_Contents"><text:s text:c="12"/>&lt;nombre&gt;Staryu&lt;/nombre&gt;</text:p>
            <text:p text:style-name="Table_20_Contents"><text:s text:c="12"/>&lt;tipoPrimario&gt;AGUA&lt;/tipoPrimario&gt;</text:p>
            <text:p text:style-name="Table_20_Contents"><text:s text:c="12"/>&lt;total&gt;340&lt;/total&gt;</text:p>
            <text:p text:style-name="Table_20_Contents"><text:s text:c="12"/>&lt;salud&gt;30&lt;/salud&gt;</text:p>
            <text:p text:style-name="Table_20_Contents"><text:s text:c="12"/>&lt;ataque&gt;45&lt;/ataque&gt;</text:p>
            <text:p text:style-name="Table_20_Contents"><text:s text:c="12"/>&lt;defensa&gt;55&lt;/defensa&gt;</text:p>
            <text:p text:style-name="Table_20_Contents"><text:s text:c="12"/>&lt;ataqueEspecial&gt;70&lt;/ataqueEspecial&gt;</text:p>
            <text:p text:style-name="Table_20_Contents"><text:s text:c="12"/>&lt;defensaEspecial&gt;55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1&lt;/numero&gt;</text:p>
            <text:p text:style-name="Table_20_Contents"><text:s text:c="12"/>&lt;nombre&gt;Starmie&lt;/nombre&gt;</text:p>
            <text:p text:style-name="Table_20_Contents"><text:s text:c="12"/>&lt;tipoPrimario&gt;AGUA&lt;/tipoPrimario&gt;</text:p>
            <text:p text:style-name="Table_20_Contents"><text:s text:c="12"/>&lt;tipoSecundario&gt;PSIQUICO&lt;/tipoSecundario&gt;</text:p>
            <text:p text:style-name="Table_20_Contents"><text:s text:c="12"/>&lt;total&gt;520&lt;/total&gt;</text:p>
            <text:p text:style-name="Table_20_Contents"><text:s text:c="12"/>&lt;salud&gt;60&lt;/salud&gt;</text:p>
            <text:p text:style-name="Table_20_Contents"><text:s text:c="12"/>&lt;ataque&gt;75&lt;/ataque&gt;</text:p>
            <text:p text:style-name="Table_20_Contents"><text:s text:c="12"/>&lt;defensa&gt;85&lt;/defensa&gt;</text:p>
            <text:p text:style-name="Table_20_Contents"><text:s text:c="12"/>&lt;ataqueEspecial&gt;100&lt;/ataqueEspecial&gt;</text:p>
            <text:p text:style-name="Table_20_Contents"><text:s text:c="12"/>&lt;defensaEspecial&gt;85&lt;/defensaEspecial&gt;</text:p>
            <text:p text:style-name="Table_20_Contents"><text:s text:c="12"/>&lt;velocidad&gt;11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2&lt;/numero&gt;</text:p>
            <text:p text:style-name="Table_20_Contents"><text:s text:c="12"/>&lt;nombre&gt;Mr. Mime&lt;/nombre&gt;</text:p>
            <text:p text:style-name="Table_20_Contents"><text:s text:c="12"/>&lt;tipoPrimario&gt;PSIQUICO&lt;/tipoPrimario&gt;</text:p>
            <text:p text:style-name="Table_20_Contents"><text:s text:c="12"/>&lt;tipoSecundario&gt;HADA&lt;/tipoSecundario&gt;</text:p>
            <text:p text:style-name="Table_20_Contents"><text:s text:c="12"/>&lt;total&gt;460&lt;/total&gt;</text:p>
            <text:p text:style-name="Table_20_Contents"><text:s text:c="12"/>&lt;salud&gt;40&lt;/salud&gt;</text:p>
            <text:p text:style-name="Table_20_Contents"><text:s text:c="12"/>&lt;ataque&gt;45&lt;/ataque&gt;</text:p>
            <text:p text:style-name="Table_20_Contents"><text:s text:c="12"/>&lt;defensa&gt;65&lt;/defensa&gt;</text:p>
            <text:p text:style-name="Table_20_Contents"><text:s text:c="12"/>&lt;ataqueEspecial&gt;100&lt;/ataqueEspecial&gt;</text:p>
            <text:p text:style-name="Table_20_Contents"><text:s text:c="12"/>&lt;defensaEspecial&gt;120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2&lt;/numero&gt;</text:p>
            <text:p text:style-name="Table_20_Contents"><text:s text:c="12"/>&lt;nombre&gt;Galarian Mr. Mime&lt;/nombre&gt;</text:p>
            <text:p text:style-name="Table_20_Contents"><text:s text:c="12"/>&lt;tipoPrimario&gt;PSIQUICO&lt;/tipoPrimario&gt;</text:p>
            <text:p text:style-name="Table_20_Contents"><text:s text:c="12"/>&lt;tipoSecundario&gt;HIELO&lt;/tipoSecundario&gt;</text:p>
            <text:p text:style-name="Table_20_Contents"><text:s text:c="12"/>&lt;total&gt;460&lt;/total&gt;</text:p>
            <text:p text:style-name="Table_20_Contents"><text:s text:c="12"/>&lt;salud&gt;50&lt;/salud&gt;</text:p>
            <text:p text:style-name="Table_20_Contents"><text:s text:c="12"/>&lt;ataque&gt;65&lt;/ataque&gt;</text:p>
            <text:p text:style-name="Table_20_Contents"><text:s text:c="12"/>&lt;defensa&gt;65&lt;/defensa&gt;</text:p>
            <text:p text:style-name="Table_20_Contents"><text:soft-page-break/><text:s text:c="12"/>&lt;ataqueEspecial&gt;90&lt;/ataqueEspecial&gt;</text:p>
            <text:p text:style-name="Table_20_Contents"><text:s text:c="12"/>&lt;defensaEspecial&gt;9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3&lt;/numero&gt;</text:p>
            <text:p text:style-name="Table_20_Contents"><text:s text:c="12"/>&lt;nombre&gt;Scyther&lt;/nombre&gt;</text:p>
            <text:p text:style-name="Table_20_Contents"><text:s text:c="12"/>&lt;tipoPrimario&gt;BICHO&lt;/tipoPrimario&gt;</text:p>
            <text:p text:style-name="Table_20_Contents"><text:s text:c="12"/>&lt;tipoSecundario&gt;VOLADOR&lt;/tipoSecundario&gt;</text:p>
            <text:p text:style-name="Table_20_Contents"><text:s text:c="12"/>&lt;total&gt;500&lt;/total&gt;</text:p>
            <text:p text:style-name="Table_20_Contents"><text:s text:c="12"/>&lt;salud&gt;70&lt;/salud&gt;</text:p>
            <text:p text:style-name="Table_20_Contents"><text:s text:c="12"/>&lt;ataque&gt;110&lt;/ataque&gt;</text:p>
            <text:p text:style-name="Table_20_Contents"><text:s text:c="12"/>&lt;defensa&gt;80&lt;/defensa&gt;</text:p>
            <text:p text:style-name="Table_20_Contents"><text:s text:c="12"/>&lt;ataqueEspecial&gt;55&lt;/ataqueEspecial&gt;</text:p>
            <text:p text:style-name="Table_20_Contents"><text:s text:c="12"/>&lt;defensaEspecial&gt;80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4&lt;/numero&gt;</text:p>
            <text:p text:style-name="Table_20_Contents"><text:s text:c="12"/>&lt;nombre&gt;Jynx&lt;/nombre&gt;</text:p>
            <text:p text:style-name="Table_20_Contents"><text:s text:c="12"/>&lt;tipoPrimario&gt;HIELO&lt;/tipoPrimario&gt;</text:p>
            <text:p text:style-name="Table_20_Contents"><text:s text:c="12"/>&lt;tipoSecundario&gt;PSIQUICO&lt;/tipoSecundario&gt;</text:p>
            <text:p text:style-name="Table_20_Contents"><text:s text:c="12"/>&lt;total&gt;455&lt;/total&gt;</text:p>
            <text:p text:style-name="Table_20_Contents"><text:s text:c="12"/>&lt;salud&gt;65&lt;/salud&gt;</text:p>
            <text:p text:style-name="Table_20_Contents"><text:s text:c="12"/>&lt;ataque&gt;50&lt;/ataque&gt;</text:p>
            <text:p text:style-name="Table_20_Contents"><text:s text:c="12"/>&lt;defensa&gt;35&lt;/defensa&gt;</text:p>
            <text:p text:style-name="Table_20_Contents"><text:s text:c="12"/>&lt;ataqueEspecial&gt;115&lt;/ataqueEspecial&gt;</text:p>
            <text:p text:style-name="Table_20_Contents"><text:s text:c="12"/>&lt;defensaEspecial&gt;95&lt;/defensaEspecial&gt;</text:p>
            <text:p text:style-name="Table_20_Contents"><text:s text:c="12"/>&lt;velocidad&gt;9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5&lt;/numero&gt;</text:p>
            <text:p text:style-name="Table_20_Contents"><text:s text:c="12"/>&lt;nombre&gt;Electabuzz&lt;/nombre&gt;</text:p>
            <text:p text:style-name="Table_20_Contents"><text:s text:c="12"/>&lt;tipoPrimario&gt;ELECTRICO&lt;/tipoPrimario&gt;</text:p>
            <text:p text:style-name="Table_20_Contents"><text:s text:c="12"/>&lt;total&gt;490&lt;/total&gt;</text:p>
            <text:p text:style-name="Table_20_Contents"><text:s text:c="12"/>&lt;salud&gt;65&lt;/salud&gt;</text:p>
            <text:p text:style-name="Table_20_Contents"><text:s text:c="12"/>&lt;ataque&gt;83&lt;/ataque&gt;</text:p>
            <text:p text:style-name="Table_20_Contents"><text:s text:c="12"/>&lt;defensa&gt;57&lt;/defensa&gt;</text:p>
            <text:p text:style-name="Table_20_Contents"><text:s text:c="12"/>&lt;ataqueEspecial&gt;95&lt;/ataqueEspecial&gt;</text:p>
            <text:p text:style-name="Table_20_Contents"><text:s text:c="12"/>&lt;defensaEspecial&gt;85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6&lt;/numero&gt;</text:p>
            <text:p text:style-name="Table_20_Contents"><text:s text:c="12"/>&lt;nombre&gt;Magmar&lt;/nombre&gt;</text:p>
            <text:p text:style-name="Table_20_Contents"><text:s text:c="12"/>&lt;tipoPrimario&gt;FUEGO&lt;/tipoPrimario&gt;</text:p>
            <text:p text:style-name="Table_20_Contents"><text:s text:c="12"/>&lt;total&gt;495&lt;/total&gt;</text:p>
            <text:p text:style-name="Table_20_Contents"><text:s text:c="12"/>&lt;salud&gt;65&lt;/salud&gt;</text:p>
            <text:p text:style-name="Table_20_Contents"><text:s text:c="12"/>&lt;ataque&gt;95&lt;/ataque&gt;</text:p>
            <text:p text:style-name="Table_20_Contents"><text:soft-page-break/><text:s text:c="12"/>&lt;defensa&gt;57&lt;/defensa&gt;</text:p>
            <text:p text:style-name="Table_20_Contents"><text:s text:c="12"/>&lt;ataqueEspecial&gt;100&lt;/ataqueEspecial&gt;</text:p>
            <text:p text:style-name="Table_20_Contents"><text:s text:c="12"/>&lt;defensaEspecial&gt;85&lt;/defensaEspecial&gt;</text:p>
            <text:p text:style-name="Table_20_Contents"><text:s text:c="12"/>&lt;velocidad&gt;93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7&lt;/numero&gt;</text:p>
            <text:p text:style-name="Table_20_Contents"><text:s text:c="12"/>&lt;nombre&gt;Pinsir&lt;/nombre&gt;</text:p>
            <text:p text:style-name="Table_20_Contents"><text:s text:c="12"/>&lt;tipoPrimario&gt;BICHO&lt;/tipoPrimario&gt;</text:p>
            <text:p text:style-name="Table_20_Contents"><text:s text:c="12"/>&lt;total&gt;500&lt;/total&gt;</text:p>
            <text:p text:style-name="Table_20_Contents"><text:s text:c="12"/>&lt;salud&gt;65&lt;/salud&gt;</text:p>
            <text:p text:style-name="Table_20_Contents"><text:s text:c="12"/>&lt;ataque&gt;125&lt;/ataque&gt;</text:p>
            <text:p text:style-name="Table_20_Contents"><text:s text:c="12"/>&lt;defensa&gt;100&lt;/defensa&gt;</text:p>
            <text:p text:style-name="Table_20_Contents"><text:s text:c="12"/>&lt;ataqueEspecial&gt;55&lt;/ataqueEspecial&gt;</text:p>
            <text:p text:style-name="Table_20_Contents"><text:s text:c="12"/>&lt;defensaEspecial&gt;70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7&lt;/numero&gt;</text:p>
            <text:p text:style-name="Table_20_Contents"><text:s text:c="12"/>&lt;nombre&gt;Mega Pinsir&lt;/nombre&gt;</text:p>
            <text:p text:style-name="Table_20_Contents"><text:s text:c="12"/>&lt;tipoPrimario&gt;BICHO&lt;/tipoPrimario&gt;</text:p>
            <text:p text:style-name="Table_20_Contents"><text:s text:c="12"/>&lt;tipoSecundario&gt;VOLADOR&lt;/tipoSecundario&gt;</text:p>
            <text:p text:style-name="Table_20_Contents"><text:s text:c="12"/>&lt;total&gt;600&lt;/total&gt;</text:p>
            <text:p text:style-name="Table_20_Contents"><text:s text:c="12"/>&lt;salud&gt;65&lt;/salud&gt;</text:p>
            <text:p text:style-name="Table_20_Contents"><text:s text:c="12"/>&lt;ataque&gt;155&lt;/ataque&gt;</text:p>
            <text:p text:style-name="Table_20_Contents"><text:s text:c="12"/>&lt;defensa&gt;120&lt;/defensa&gt;</text:p>
            <text:p text:style-name="Table_20_Contents"><text:s text:c="12"/>&lt;ataqueEspecial&gt;65&lt;/ataqueEspecial&gt;</text:p>
            <text:p text:style-name="Table_20_Contents"><text:s text:c="12"/>&lt;defensaEspecial&gt;90&lt;/defensaEspecial&gt;</text:p>
            <text:p text:style-name="Table_20_Contents"><text:s text:c="12"/>&lt;velocidad&gt;10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8&lt;/numero&gt;</text:p>
            <text:p text:style-name="Table_20_Contents"><text:s text:c="12"/>&lt;nombre&gt;Tauros&lt;/nombre&gt;</text:p>
            <text:p text:style-name="Table_20_Contents"><text:s text:c="12"/>&lt;tipoPrimario&gt;NORMAL&lt;/tipoPrimario&gt;</text:p>
            <text:p text:style-name="Table_20_Contents"><text:s text:c="12"/>&lt;total&gt;490&lt;/total&gt;</text:p>
            <text:p text:style-name="Table_20_Contents"><text:s text:c="12"/>&lt;salud&gt;75&lt;/salud&gt;</text:p>
            <text:p text:style-name="Table_20_Contents"><text:s text:c="12"/>&lt;ataque&gt;100&lt;/ataque&gt;</text:p>
            <text:p text:style-name="Table_20_Contents"><text:s text:c="12"/>&lt;defensa&gt;95&lt;/defensa&gt;</text:p>
            <text:p text:style-name="Table_20_Contents"><text:s text:c="12"/>&lt;ataqueEspecial&gt;40&lt;/ataqueEspecial&gt;</text:p>
            <text:p text:style-name="Table_20_Contents"><text:s text:c="12"/>&lt;defensaEspecial&gt;70&lt;/defensaEspecial&gt;</text:p>
            <text:p text:style-name="Table_20_Contents"><text:s text:c="12"/>&lt;velocidad&gt;11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29&lt;/numero&gt;</text:p>
            <text:p text:style-name="Table_20_Contents"><text:s text:c="12"/>&lt;nombre&gt;Magikarp&lt;/nombre&gt;</text:p>
            <text:p text:style-name="Table_20_Contents"><text:s text:c="12"/>&lt;tipoPrimario&gt;AGUA&lt;/tipoPrimario&gt;</text:p>
            <text:p text:style-name="Table_20_Contents"><text:s text:c="12"/>&lt;total&gt;200&lt;/total&gt;</text:p>
            <text:p text:style-name="Table_20_Contents"><text:s text:c="12"/>&lt;salud&gt;20&lt;/salud&gt;</text:p>
            <text:p text:style-name="Table_20_Contents"><text:s text:c="12"/>&lt;ataque&gt;10&lt;/ataque&gt;</text:p>
            <text:p text:style-name="Table_20_Contents"><text:s text:c="12"/>&lt;defensa&gt;55&lt;/defensa&gt;</text:p>
            <text:p text:style-name="Table_20_Contents"><text:soft-page-break/><text:s text:c="12"/>&lt;ataqueEspecial&gt;15&lt;/ataqueEspecial&gt;</text:p>
            <text:p text:style-name="Table_20_Contents"><text:s text:c="12"/>&lt;defensaEspecial&gt;20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0&lt;/numero&gt;</text:p>
            <text:p text:style-name="Table_20_Contents"><text:s text:c="12"/>&lt;nombre&gt;Gyarados&lt;/nombre&gt;</text:p>
            <text:p text:style-name="Table_20_Contents"><text:s text:c="12"/>&lt;tipoPrimario&gt;AGUA&lt;/tipoPrimario&gt;</text:p>
            <text:p text:style-name="Table_20_Contents"><text:s text:c="12"/>&lt;tipoSecundario&gt;VOLADOR&lt;/tipoSecundario&gt;</text:p>
            <text:p text:style-name="Table_20_Contents"><text:s text:c="12"/>&lt;total&gt;540&lt;/total&gt;</text:p>
            <text:p text:style-name="Table_20_Contents"><text:s text:c="12"/>&lt;salud&gt;95&lt;/salud&gt;</text:p>
            <text:p text:style-name="Table_20_Contents"><text:s text:c="12"/>&lt;ataque&gt;125&lt;/ataque&gt;</text:p>
            <text:p text:style-name="Table_20_Contents"><text:s text:c="12"/>&lt;defensa&gt;79&lt;/defensa&gt;</text:p>
            <text:p text:style-name="Table_20_Contents"><text:s text:c="12"/>&lt;ataqueEspecial&gt;60&lt;/ataqueEspecial&gt;</text:p>
            <text:p text:style-name="Table_20_Contents"><text:s text:c="12"/>&lt;defensaEspecial&gt;100&lt;/defensaEspecial&gt;</text:p>
            <text:p text:style-name="Table_20_Contents"><text:s text:c="12"/>&lt;velocidad&gt;8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0&lt;/numero&gt;</text:p>
            <text:p text:style-name="Table_20_Contents"><text:s text:c="12"/>&lt;nombre&gt;Mega Gyarados&lt;/nombre&gt;</text:p>
            <text:p text:style-name="Table_20_Contents"><text:s text:c="12"/>&lt;tipoPrimario&gt;AGUA&lt;/tipoPrimario&gt;</text:p>
            <text:p text:style-name="Table_20_Contents"><text:s text:c="12"/>&lt;tipoSecundario&gt;SINIESTRO&lt;/tipoSecundario&gt;</text:p>
            <text:p text:style-name="Table_20_Contents"><text:s text:c="12"/>&lt;total&gt;640&lt;/total&gt;</text:p>
            <text:p text:style-name="Table_20_Contents"><text:s text:c="12"/>&lt;salud&gt;95&lt;/salud&gt;</text:p>
            <text:p text:style-name="Table_20_Contents"><text:s text:c="12"/>&lt;ataque&gt;155&lt;/ataque&gt;</text:p>
            <text:p text:style-name="Table_20_Contents"><text:s text:c="12"/>&lt;defensa&gt;109&lt;/defensa&gt;</text:p>
            <text:p text:style-name="Table_20_Contents"><text:s text:c="12"/>&lt;ataqueEspecial&gt;70&lt;/ataqueEspecial&gt;</text:p>
            <text:p text:style-name="Table_20_Contents"><text:s text:c="12"/>&lt;defensaEspecial&gt;130&lt;/defensaEspecial&gt;</text:p>
            <text:p text:style-name="Table_20_Contents"><text:s text:c="12"/>&lt;velocidad&gt;81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1&lt;/numero&gt;</text:p>
            <text:p text:style-name="Table_20_Contents"><text:s text:c="12"/>&lt;nombre&gt;Lapras&lt;/nombre&gt;</text:p>
            <text:p text:style-name="Table_20_Contents"><text:s text:c="12"/>&lt;tipoPrimario&gt;AGUA&lt;/tipoPrimario&gt;</text:p>
            <text:p text:style-name="Table_20_Contents"><text:s text:c="12"/>&lt;tipoSecundario&gt;HIELO&lt;/tipoSecundario&gt;</text:p>
            <text:p text:style-name="Table_20_Contents"><text:s text:c="12"/>&lt;total&gt;535&lt;/total&gt;</text:p>
            <text:p text:style-name="Table_20_Contents"><text:s text:c="12"/>&lt;salud&gt;130&lt;/salud&gt;</text:p>
            <text:p text:style-name="Table_20_Contents"><text:s text:c="12"/>&lt;ataque&gt;85&lt;/ataque&gt;</text:p>
            <text:p text:style-name="Table_20_Contents"><text:s text:c="12"/>&lt;defensa&gt;80&lt;/defensa&gt;</text:p>
            <text:p text:style-name="Table_20_Contents"><text:s text:c="12"/>&lt;ataqueEspecial&gt;85&lt;/ataqueEspecial&gt;</text:p>
            <text:p text:style-name="Table_20_Contents"><text:s text:c="12"/>&lt;defensaEspecial&gt;95&lt;/defensaEspecial&gt;</text:p>
            <text:p text:style-name="Table_20_Contents"><text:s text:c="12"/>&lt;velocidad&gt;6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2&lt;/numero&gt;</text:p>
            <text:p text:style-name="Table_20_Contents"><text:s text:c="12"/>&lt;nombre&gt;Ditto&lt;/nombre&gt;</text:p>
            <text:p text:style-name="Table_20_Contents"><text:soft-page-break/><text:s text:c="12"/>&lt;tipoPrimario&gt;NORMAL&lt;/tipoPrimario&gt;</text:p>
            <text:p text:style-name="Table_20_Contents"><text:s text:c="12"/>&lt;total&gt;288&lt;/total&gt;</text:p>
            <text:p text:style-name="Table_20_Contents"><text:s text:c="12"/>&lt;salud&gt;48&lt;/salud&gt;</text:p>
            <text:p text:style-name="Table_20_Contents"><text:s text:c="12"/>&lt;ataque&gt;48&lt;/ataque&gt;</text:p>
            <text:p text:style-name="Table_20_Contents"><text:s text:c="12"/>&lt;defensa&gt;48&lt;/defensa&gt;</text:p>
            <text:p text:style-name="Table_20_Contents"><text:s text:c="12"/>&lt;ataqueEspecial&gt;48&lt;/ataqueEspecial&gt;</text:p>
            <text:p text:style-name="Table_20_Contents"><text:s text:c="12"/>&lt;defensaEspecial&gt;48&lt;/defensaEspecial&gt;</text:p>
            <text:p text:style-name="Table_20_Contents"><text:s text:c="12"/>&lt;velocidad&gt;48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3&lt;/numero&gt;</text:p>
            <text:p text:style-name="Table_20_Contents"><text:s text:c="12"/>&lt;nombre&gt;Eevee&lt;/nombre&gt;</text:p>
            <text:p text:style-name="Table_20_Contents"><text:s text:c="12"/>&lt;tipoPrimario&gt;NORMAL&lt;/tipoPrimario&gt;</text:p>
            <text:p text:style-name="Table_20_Contents"><text:s text:c="12"/>&lt;total&gt;325&lt;/total&gt;</text:p>
            <text:p text:style-name="Table_20_Contents"><text:s text:c="12"/>&lt;salud&gt;55&lt;/salud&gt;</text:p>
            <text:p text:style-name="Table_20_Contents"><text:s text:c="12"/>&lt;ataque&gt;55&lt;/ataque&gt;</text:p>
            <text:p text:style-name="Table_20_Contents"><text:s text:c="12"/>&lt;defensa&gt;50&lt;/defensa&gt;</text:p>
            <text:p text:style-name="Table_20_Contents"><text:s text:c="12"/>&lt;ataqueEspecial&gt;45&lt;/ataqueEspecial&gt;</text:p>
            <text:p text:style-name="Table_20_Contents"><text:s text:c="12"/>&lt;defensaEspecial&gt;65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3&lt;/numero&gt;</text:p>
            <text:p text:style-name="Table_20_Contents"><text:s text:c="12"/>&lt;nombre&gt;Partner Eevee&lt;/nombre&gt;</text:p>
            <text:p text:style-name="Table_20_Contents"><text:s text:c="12"/>&lt;tipoPrimario&gt; &lt;/tipoPrimario&gt;</text:p>
            <text:p text:style-name="Table_20_Contents"><text:s text:c="12"/>&lt;tipoSecundario&gt;NORMAL&lt;/tipoSecundario&gt;</text:p>
            <text:p text:style-name="Table_20_Contents"><text:s text:c="12"/>&lt;total&gt;435&lt;/total&gt;</text:p>
            <text:p text:style-name="Table_20_Contents"><text:s text:c="12"/>&lt;salud&gt;65&lt;/salud&gt;</text:p>
            <text:p text:style-name="Table_20_Contents"><text:s text:c="12"/>&lt;ataque&gt;75&lt;/ataque&gt;</text:p>
            <text:p text:style-name="Table_20_Contents"><text:s text:c="12"/>&lt;defensa&gt;70&lt;/defensa&gt;</text:p>
            <text:p text:style-name="Table_20_Contents"><text:s text:c="12"/>&lt;ataqueEspecial&gt;65&lt;/ataqueEspecial&gt;</text:p>
            <text:p text:style-name="Table_20_Contents"><text:s text:c="12"/>&lt;defensaEspecial&gt;85&lt;/defensaEspecial&gt;</text:p>
            <text:p text:style-name="Table_20_Contents"><text:s text:c="12"/>&lt;velocidad&gt;7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4&lt;/numero&gt;</text:p>
            <text:p text:style-name="Table_20_Contents"><text:s text:c="12"/>&lt;nombre&gt;Vaporeon&lt;/nombre&gt;</text:p>
            <text:p text:style-name="Table_20_Contents"><text:s text:c="12"/>&lt;tipoPrimario&gt;AGUA&lt;/tipoPrimario&gt;</text:p>
            <text:p text:style-name="Table_20_Contents"><text:s text:c="12"/>&lt;total&gt;525&lt;/total&gt;</text:p>
            <text:p text:style-name="Table_20_Contents"><text:s text:c="12"/>&lt;salud&gt;130&lt;/salud&gt;</text:p>
            <text:p text:style-name="Table_20_Contents"><text:s text:c="12"/>&lt;ataque&gt;65&lt;/ataque&gt;</text:p>
            <text:p text:style-name="Table_20_Contents"><text:s text:c="12"/>&lt;defensa&gt;60&lt;/defensa&gt;</text:p>
            <text:p text:style-name="Table_20_Contents"><text:s text:c="12"/>&lt;ataqueEspecial&gt;110&lt;/ataqueEspecial&gt;</text:p>
            <text:p text:style-name="Table_20_Contents"><text:s text:c="12"/>&lt;defensaEspecial&gt;95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5&lt;/numero&gt;</text:p>
            <text:p text:style-name="Table_20_Contents"><text:s text:c="12"/>&lt;nombre&gt;Jolteon&lt;/nombre&gt;</text:p>
            <text:p text:style-name="Table_20_Contents"><text:soft-page-break/><text:s text:c="12"/>&lt;tipoPrimario&gt;ELECTRICO&lt;/tipoPrimario&gt;</text:p>
            <text:p text:style-name="Table_20_Contents"><text:s text:c="12"/>&lt;total&gt;525&lt;/total&gt;</text:p>
            <text:p text:style-name="Table_20_Contents"><text:s text:c="12"/>&lt;salud&gt;65&lt;/salud&gt;</text:p>
            <text:p text:style-name="Table_20_Contents"><text:s text:c="12"/>&lt;ataque&gt;65&lt;/ataque&gt;</text:p>
            <text:p text:style-name="Table_20_Contents"><text:s text:c="12"/>&lt;defensa&gt;60&lt;/defensa&gt;</text:p>
            <text:p text:style-name="Table_20_Contents"><text:s text:c="12"/>&lt;ataqueEspecial&gt;110&lt;/ataqueEspecial&gt;</text:p>
            <text:p text:style-name="Table_20_Contents"><text:s text:c="12"/>&lt;defensaEspecial&gt;95&lt;/defensaEspecial&gt;</text:p>
            <text:p text:style-name="Table_20_Contents"><text:s text:c="12"/>&lt;velocidad&gt;1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6&lt;/numero&gt;</text:p>
            <text:p text:style-name="Table_20_Contents"><text:s text:c="12"/>&lt;nombre&gt;Flareon&lt;/nombre&gt;</text:p>
            <text:p text:style-name="Table_20_Contents"><text:s text:c="12"/>&lt;tipoPrimario&gt;FUEGO&lt;/tipoPrimario&gt;</text:p>
            <text:p text:style-name="Table_20_Contents"><text:s text:c="12"/>&lt;total&gt;525&lt;/total&gt;</text:p>
            <text:p text:style-name="Table_20_Contents"><text:s text:c="12"/>&lt;salud&gt;65&lt;/salud&gt;</text:p>
            <text:p text:style-name="Table_20_Contents"><text:s text:c="12"/>&lt;ataque&gt;130&lt;/ataque&gt;</text:p>
            <text:p text:style-name="Table_20_Contents"><text:s text:c="12"/>&lt;defensa&gt;60&lt;/defensa&gt;</text:p>
            <text:p text:style-name="Table_20_Contents"><text:s text:c="12"/>&lt;ataqueEspecial&gt;95&lt;/ataqueEspecial&gt;</text:p>
            <text:p text:style-name="Table_20_Contents"><text:s text:c="12"/>&lt;defensaEspecial&gt;110&lt;/defensaEspecial&gt;</text:p>
            <text:p text:style-name="Table_20_Contents"><text:s text:c="12"/>&lt;velocidad&gt;6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7&lt;/numero&gt;</text:p>
            <text:p text:style-name="Table_20_Contents"><text:s text:c="12"/>&lt;nombre&gt;Porygon&lt;/nombre&gt;</text:p>
            <text:p text:style-name="Table_20_Contents"><text:s text:c="12"/>&lt;tipoPrimario&gt;NORMAL&lt;/tipoPrimario&gt;</text:p>
            <text:p text:style-name="Table_20_Contents"><text:s text:c="12"/>&lt;total&gt;395&lt;/total&gt;</text:p>
            <text:p text:style-name="Table_20_Contents"><text:s text:c="12"/>&lt;salud&gt;65&lt;/salud&gt;</text:p>
            <text:p text:style-name="Table_20_Contents"><text:s text:c="12"/>&lt;ataque&gt;60&lt;/ataque&gt;</text:p>
            <text:p text:style-name="Table_20_Contents"><text:s text:c="12"/>&lt;defensa&gt;70&lt;/defensa&gt;</text:p>
            <text:p text:style-name="Table_20_Contents"><text:s text:c="12"/>&lt;ataqueEspecial&gt;85&lt;/ataqueEspecial&gt;</text:p>
            <text:p text:style-name="Table_20_Contents"><text:s text:c="12"/>&lt;defensaEspecial&gt;75&lt;/defensaEspecial&gt;</text:p>
            <text:p text:style-name="Table_20_Contents"><text:s text:c="12"/>&lt;velocidad&gt;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8&lt;/numero&gt;</text:p>
            <text:p text:style-name="Table_20_Contents"><text:s text:c="12"/>&lt;nombre&gt;Omanyte&lt;/nombre&gt;</text:p>
            <text:p text:style-name="Table_20_Contents"><text:s text:c="12"/>&lt;tipoPrimario&gt;ROCA&lt;/tipoPrimario&gt;</text:p>
            <text:p text:style-name="Table_20_Contents"><text:s text:c="12"/>&lt;tipoSecundario&gt;AGUA&lt;/tipoSecundario&gt;</text:p>
            <text:p text:style-name="Table_20_Contents"><text:s text:c="12"/>&lt;total&gt;355&lt;/total&gt;</text:p>
            <text:p text:style-name="Table_20_Contents"><text:s text:c="12"/>&lt;salud&gt;35&lt;/salud&gt;</text:p>
            <text:p text:style-name="Table_20_Contents"><text:s text:c="12"/>&lt;ataque&gt;40&lt;/ataque&gt;</text:p>
            <text:p text:style-name="Table_20_Contents"><text:s text:c="12"/>&lt;defensa&gt;100&lt;/defensa&gt;</text:p>
            <text:p text:style-name="Table_20_Contents"><text:s text:c="12"/>&lt;ataqueEspecial&gt;90&lt;/ataqueEspecial&gt;</text:p>
            <text:p text:style-name="Table_20_Contents"><text:s text:c="12"/>&lt;defensaEspecial&gt;55&lt;/defensaEspecial&gt;</text:p>
            <text:p text:style-name="Table_20_Contents"><text:s text:c="12"/>&lt;velocidad&gt;3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39&lt;/numero&gt;</text:p>
            <text:p text:style-name="Table_20_Contents"><text:soft-page-break/><text:s text:c="12"/>&lt;nombre&gt;Omastar&lt;/nombre&gt;</text:p>
            <text:p text:style-name="Table_20_Contents"><text:s text:c="12"/>&lt;tipoPrimario&gt;ROCA&lt;/tipoPrimario&gt;</text:p>
            <text:p text:style-name="Table_20_Contents"><text:s text:c="12"/>&lt;tipoSecundario&gt;AGUA&lt;/tipoSecundario&gt;</text:p>
            <text:p text:style-name="Table_20_Contents"><text:s text:c="12"/>&lt;total&gt;495&lt;/total&gt;</text:p>
            <text:p text:style-name="Table_20_Contents"><text:s text:c="12"/>&lt;salud&gt;70&lt;/salud&gt;</text:p>
            <text:p text:style-name="Table_20_Contents"><text:s text:c="12"/>&lt;ataque&gt;60&lt;/ataque&gt;</text:p>
            <text:p text:style-name="Table_20_Contents"><text:s text:c="12"/>&lt;defensa&gt;125&lt;/defensa&gt;</text:p>
            <text:p text:style-name="Table_20_Contents"><text:s text:c="12"/>&lt;ataqueEspecial&gt;115&lt;/ataqueEspecial&gt;</text:p>
            <text:p text:style-name="Table_20_Contents"><text:s text:c="12"/>&lt;defensaEspecial&gt;70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0&lt;/numero&gt;</text:p>
            <text:p text:style-name="Table_20_Contents"><text:s text:c="12"/>&lt;nombre&gt;Kabuto&lt;/nombre&gt;</text:p>
            <text:p text:style-name="Table_20_Contents"><text:s text:c="12"/>&lt;tipoPrimario&gt;ROCA&lt;/tipoPrimario&gt;</text:p>
            <text:p text:style-name="Table_20_Contents"><text:s text:c="12"/>&lt;tipoSecundario&gt;AGUA&lt;/tipoSecundario&gt;</text:p>
            <text:p text:style-name="Table_20_Contents"><text:s text:c="12"/>&lt;total&gt;355&lt;/total&gt;</text:p>
            <text:p text:style-name="Table_20_Contents"><text:s text:c="12"/>&lt;salud&gt;30&lt;/salud&gt;</text:p>
            <text:p text:style-name="Table_20_Contents"><text:s text:c="12"/>&lt;ataque&gt;80&lt;/ataque&gt;</text:p>
            <text:p text:style-name="Table_20_Contents"><text:s text:c="12"/>&lt;defensa&gt;90&lt;/defensa&gt;</text:p>
            <text:p text:style-name="Table_20_Contents"><text:s text:c="12"/>&lt;ataqueEspecial&gt;55&lt;/ataqueEspecial&gt;</text:p>
            <text:p text:style-name="Table_20_Contents"><text:s text:c="12"/>&lt;defensaEspecial&gt;45&lt;/defensaEspecial&gt;</text:p>
            <text:p text:style-name="Table_20_Contents"><text:s text:c="12"/>&lt;velocidad&gt;5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1&lt;/numero&gt;</text:p>
            <text:p text:style-name="Table_20_Contents"><text:s text:c="12"/>&lt;nombre&gt;Kabutops&lt;/nombre&gt;</text:p>
            <text:p text:style-name="Table_20_Contents"><text:s text:c="12"/>&lt;tipoPrimario&gt;ROCA&lt;/tipoPrimario&gt;</text:p>
            <text:p text:style-name="Table_20_Contents"><text:s text:c="12"/>&lt;tipoSecundario&gt;AGUA&lt;/tipoSecundario&gt;</text:p>
            <text:p text:style-name="Table_20_Contents"><text:s text:c="12"/>&lt;total&gt;495&lt;/total&gt;</text:p>
            <text:p text:style-name="Table_20_Contents"><text:s text:c="12"/>&lt;salud&gt;60&lt;/salud&gt;</text:p>
            <text:p text:style-name="Table_20_Contents"><text:s text:c="12"/>&lt;ataque&gt;115&lt;/ataque&gt;</text:p>
            <text:p text:style-name="Table_20_Contents"><text:s text:c="12"/>&lt;defensa&gt;105&lt;/defensa&gt;</text:p>
            <text:p text:style-name="Table_20_Contents"><text:s text:c="12"/>&lt;ataqueEspecial&gt;65&lt;/ataqueEspecial&gt;</text:p>
            <text:p text:style-name="Table_20_Contents"><text:s text:c="12"/>&lt;defensaEspecial&gt;70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2&lt;/numero&gt;</text:p>
            <text:p text:style-name="Table_20_Contents"><text:s text:c="12"/>&lt;nombre&gt;Aerodactyl&lt;/nombre&gt;</text:p>
            <text:p text:style-name="Table_20_Contents"><text:s text:c="12"/>&lt;tipoPrimario&gt;ROCA&lt;/tipoPrimario&gt;</text:p>
            <text:p text:style-name="Table_20_Contents"><text:s text:c="12"/>&lt;tipoSecundario&gt;VOLADOR&lt;/tipoSecundario&gt;</text:p>
            <text:p text:style-name="Table_20_Contents"><text:s text:c="12"/>&lt;total&gt;515&lt;/total&gt;</text:p>
            <text:p text:style-name="Table_20_Contents"><text:s text:c="12"/>&lt;salud&gt;80&lt;/salud&gt;</text:p>
            <text:p text:style-name="Table_20_Contents"><text:s text:c="12"/>&lt;ataque&gt;105&lt;/ataque&gt;</text:p>
            <text:p text:style-name="Table_20_Contents"><text:s text:c="12"/>&lt;defensa&gt;65&lt;/defensa&gt;</text:p>
            <text:p text:style-name="Table_20_Contents"><text:s text:c="12"/>&lt;ataqueEspecial&gt;60&lt;/ataqueEspecial&gt;</text:p>
            <text:p text:style-name="Table_20_Contents"><text:s text:c="12"/>&lt;defensaEspecial&gt;75&lt;/defensaEspecial&gt;</text:p>
            <text:p text:style-name="Table_20_Contents"><text:soft-page-break/><text:s text:c="12"/>&lt;velocidad&gt;1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2&lt;/numero&gt;</text:p>
            <text:p text:style-name="Table_20_Contents"><text:s text:c="12"/>&lt;nombre&gt;Mega Aerodactyl&lt;/nombre&gt;</text:p>
            <text:p text:style-name="Table_20_Contents"><text:s text:c="12"/>&lt;tipoPrimario&gt;ROCA&lt;/tipoPrimario&gt;</text:p>
            <text:p text:style-name="Table_20_Contents"><text:s text:c="12"/>&lt;tipoSecundario&gt;VOLADOR&lt;/tipoSecundario&gt;</text:p>
            <text:p text:style-name="Table_20_Contents"><text:s text:c="12"/>&lt;total&gt;615&lt;/total&gt;</text:p>
            <text:p text:style-name="Table_20_Contents"><text:s text:c="12"/>&lt;salud&gt;80&lt;/salud&gt;</text:p>
            <text:p text:style-name="Table_20_Contents"><text:s text:c="12"/>&lt;ataque&gt;135&lt;/ataque&gt;</text:p>
            <text:p text:style-name="Table_20_Contents"><text:s text:c="12"/>&lt;defensa&gt;85&lt;/defensa&gt;</text:p>
            <text:p text:style-name="Table_20_Contents"><text:s text:c="12"/>&lt;ataqueEspecial&gt;70&lt;/ataqueEspecial&gt;</text:p>
            <text:p text:style-name="Table_20_Contents"><text:s text:c="12"/>&lt;defensaEspecial&gt;95&lt;/defensaEspecial&gt;</text:p>
            <text:p text:style-name="Table_20_Contents"><text:s text:c="12"/>&lt;velocidad&gt;1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3&lt;/numero&gt;</text:p>
            <text:p text:style-name="Table_20_Contents"><text:s text:c="12"/>&lt;nombre&gt;Snorlax&lt;/nombre&gt;</text:p>
            <text:p text:style-name="Table_20_Contents"><text:s text:c="12"/>&lt;tipoPrimario&gt;NORMAL&lt;/tipoPrimario&gt;</text:p>
            <text:p text:style-name="Table_20_Contents"><text:s text:c="12"/>&lt;total&gt;540&lt;/total&gt;</text:p>
            <text:p text:style-name="Table_20_Contents"><text:s text:c="12"/>&lt;salud&gt;160&lt;/salud&gt;</text:p>
            <text:p text:style-name="Table_20_Contents"><text:s text:c="12"/>&lt;ataque&gt;110&lt;/ataque&gt;</text:p>
            <text:p text:style-name="Table_20_Contents"><text:s text:c="12"/>&lt;defensa&gt;65&lt;/defensa&gt;</text:p>
            <text:p text:style-name="Table_20_Contents"><text:s text:c="12"/>&lt;ataqueEspecial&gt;65&lt;/ataqueEspecial&gt;</text:p>
            <text:p text:style-name="Table_20_Contents"><text:s text:c="12"/>&lt;defensaEspecial&gt;110&lt;/defensaEspecial&gt;</text:p>
            <text:p text:style-name="Table_20_Contents"><text:s text:c="12"/>&lt;velocidad&gt;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4&lt;/numero&gt;</text:p>
            <text:p text:style-name="Table_20_Contents"><text:s text:c="12"/>&lt;nombre&gt;Articuno&lt;/nombre&gt;</text:p>
            <text:p text:style-name="Table_20_Contents"><text:s text:c="12"/>&lt;tipoPrimario&gt;HIELO&lt;/tipoPrimario&gt;</text:p>
            <text:p text:style-name="Table_20_Contents"><text:s text:c="12"/>&lt;tipoSecundario&gt;VOLADOR&lt;/tipoSecundario&gt;</text:p>
            <text:p text:style-name="Table_20_Contents"><text:s text:c="12"/>&lt;total&gt;580&lt;/total&gt;</text:p>
            <text:p text:style-name="Table_20_Contents"><text:s text:c="12"/>&lt;salud&gt;90&lt;/salud&gt;</text:p>
            <text:p text:style-name="Table_20_Contents"><text:s text:c="12"/>&lt;ataque&gt;85&lt;/ataque&gt;</text:p>
            <text:p text:style-name="Table_20_Contents"><text:s text:c="12"/>&lt;defensa&gt;100&lt;/defensa&gt;</text:p>
            <text:p text:style-name="Table_20_Contents"><text:s text:c="12"/>&lt;ataqueEspecial&gt;95&lt;/ataqueEspecial&gt;</text:p>
            <text:p text:style-name="Table_20_Contents"><text:s text:c="12"/>&lt;defensaEspecial&gt;125&lt;/defensaEspecial&gt;</text:p>
            <text:p text:style-name="Table_20_Contents"><text:s text:c="12"/>&lt;velocidad&gt;85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5&lt;/numero&gt;</text:p>
            <text:p text:style-name="Table_20_Contents"><text:s text:c="12"/>&lt;nombre&gt;Zapdos&lt;/nombre&gt;</text:p>
            <text:p text:style-name="Table_20_Contents"><text:s text:c="12"/>&lt;tipoPrimario&gt;ELECTRICO&lt;/tipoPrimario&gt;</text:p>
            <text:p text:style-name="Table_20_Contents"><text:s text:c="12"/>&lt;tipoSecundario&gt;VOLADOR&lt;/tipoSecundario&gt;</text:p>
            <text:p text:style-name="Table_20_Contents"><text:soft-page-break/><text:s text:c="12"/>&lt;total&gt;580&lt;/total&gt;</text:p>
            <text:p text:style-name="Table_20_Contents"><text:s text:c="12"/>&lt;salud&gt;90&lt;/salud&gt;</text:p>
            <text:p text:style-name="Table_20_Contents"><text:s text:c="12"/>&lt;ataque&gt;90&lt;/ataque&gt;</text:p>
            <text:p text:style-name="Table_20_Contents"><text:s text:c="12"/>&lt;defensa&gt;85&lt;/defensa&gt;</text:p>
            <text:p text:style-name="Table_20_Contents"><text:s text:c="12"/>&lt;ataqueEspecial&gt;125&lt;/ataqueEspecial&gt;</text:p>
            <text:p text:style-name="Table_20_Contents"><text:s text:c="12"/>&lt;defensaEspecial&gt;9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6&lt;/numero&gt;</text:p>
            <text:p text:style-name="Table_20_Contents"><text:s text:c="12"/>&lt;nombre&gt;Moltres&lt;/nombre&gt;</text:p>
            <text:p text:style-name="Table_20_Contents"><text:s text:c="12"/>&lt;tipoPrimario&gt;FUEGO&lt;/tipoPrimario&gt;</text:p>
            <text:p text:style-name="Table_20_Contents"><text:s text:c="12"/>&lt;tipoSecundario&gt;VOLADOR&lt;/tipoSecundario&gt;</text:p>
            <text:p text:style-name="Table_20_Contents"><text:s text:c="12"/>&lt;total&gt;580&lt;/total&gt;</text:p>
            <text:p text:style-name="Table_20_Contents"><text:s text:c="12"/>&lt;salud&gt;90&lt;/salud&gt;</text:p>
            <text:p text:style-name="Table_20_Contents"><text:s text:c="12"/>&lt;ataque&gt;100&lt;/ataque&gt;</text:p>
            <text:p text:style-name="Table_20_Contents"><text:s text:c="12"/>&lt;defensa&gt;90&lt;/defensa&gt;</text:p>
            <text:p text:style-name="Table_20_Contents"><text:s text:c="12"/>&lt;ataqueEspecial&gt;125&lt;/ataqueEspecial&gt;</text:p>
            <text:p text:style-name="Table_20_Contents"><text:s text:c="12"/>&lt;defensaEspecial&gt;85&lt;/defensaEspecial&gt;</text:p>
            <text:p text:style-name="Table_20_Contents"><text:s text:c="12"/>&lt;velocidad&gt;9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7&lt;/numero&gt;</text:p>
            <text:p text:style-name="Table_20_Contents"><text:s text:c="12"/>&lt;nombre&gt;Dratini&lt;/nombre&gt;</text:p>
            <text:p text:style-name="Table_20_Contents"><text:s text:c="12"/>&lt;tipoPrimario&gt;DRAGON&lt;/tipoPrimario&gt;</text:p>
            <text:p text:style-name="Table_20_Contents"><text:s text:c="12"/>&lt;total&gt;300&lt;/total&gt;</text:p>
            <text:p text:style-name="Table_20_Contents"><text:s text:c="12"/>&lt;salud&gt;41&lt;/salud&gt;</text:p>
            <text:p text:style-name="Table_20_Contents"><text:s text:c="12"/>&lt;ataque&gt;64&lt;/ataque&gt;</text:p>
            <text:p text:style-name="Table_20_Contents"><text:s text:c="12"/>&lt;defensa&gt;45&lt;/defensa&gt;</text:p>
            <text:p text:style-name="Table_20_Contents"><text:s text:c="12"/>&lt;ataqueEspecial&gt;50&lt;/ataqueEspecial&gt;</text:p>
            <text:p text:style-name="Table_20_Contents"><text:s text:c="12"/>&lt;defensaEspecial&gt;50&lt;/defensaEspecial&gt;</text:p>
            <text:p text:style-name="Table_20_Contents"><text:s text:c="12"/>&lt;velocidad&gt;5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8&lt;/numero&gt;</text:p>
            <text:p text:style-name="Table_20_Contents"><text:s text:c="12"/>&lt;nombre&gt;Dragonair&lt;/nombre&gt;</text:p>
            <text:p text:style-name="Table_20_Contents"><text:s text:c="12"/>&lt;tipoPrimario&gt;DRAGON&lt;/tipoPrimario&gt;</text:p>
            <text:p text:style-name="Table_20_Contents"><text:s text:c="12"/>&lt;total&gt;420&lt;/total&gt;</text:p>
            <text:p text:style-name="Table_20_Contents"><text:s text:c="12"/>&lt;salud&gt;61&lt;/salud&gt;</text:p>
            <text:p text:style-name="Table_20_Contents"><text:s text:c="12"/>&lt;ataque&gt;84&lt;/ataque&gt;</text:p>
            <text:p text:style-name="Table_20_Contents"><text:s text:c="12"/>&lt;defensa&gt;65&lt;/defensa&gt;</text:p>
            <text:p text:style-name="Table_20_Contents"><text:s text:c="12"/>&lt;ataqueEspecial&gt;70&lt;/ataqueEspecial&gt;</text:p>
            <text:p text:style-name="Table_20_Contents"><text:s text:c="12"/>&lt;defensaEspecial&gt;70&lt;/defensaEspecial&gt;</text:p>
            <text:p text:style-name="Table_20_Contents"><text:s text:c="12"/>&lt;velocidad&gt;7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49&lt;/numero&gt;</text:p>
            <text:p text:style-name="Table_20_Contents"><text:s text:c="12"/>&lt;nombre&gt;Dragonite&lt;/nombre&gt;</text:p>
            <text:p text:style-name="Table_20_Contents"><text:s text:c="12"/><text:soft-page-break/>&lt;tipoPrimario&gt;DRAGON&lt;/tipoPrimario&gt;</text:p>
            <text:p text:style-name="Table_20_Contents"><text:s text:c="12"/>&lt;tipoSecundario&gt;VOLADOR&lt;/tipoSecundario&gt;</text:p>
            <text:p text:style-name="Table_20_Contents"><text:s text:c="12"/>&lt;total&gt;600&lt;/total&gt;</text:p>
            <text:p text:style-name="Table_20_Contents"><text:s text:c="12"/>&lt;salud&gt;91&lt;/salud&gt;</text:p>
            <text:p text:style-name="Table_20_Contents"><text:s text:c="12"/>&lt;ataque&gt;134&lt;/ataque&gt;</text:p>
            <text:p text:style-name="Table_20_Contents"><text:s text:c="12"/>&lt;defensa&gt;95&lt;/defensa&gt;</text:p>
            <text:p text:style-name="Table_20_Contents"><text:s text:c="12"/>&lt;ataqueEspecial&gt;100&lt;/ataqueEspecial&gt;</text:p>
            <text:p text:style-name="Table_20_Contents"><text:s text:c="12"/>&lt;defensaEspecial&gt;100&lt;/defensaEspecial&gt;</text:p>
            <text:p text:style-name="Table_20_Contents"><text:s text:c="12"/>&lt;velocidad&gt;8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0&lt;/numero&gt;</text:p>
            <text:p text:style-name="Table_20_Contents"><text:s text:c="12"/>&lt;nombre&gt;Mewtwo&lt;/nombre&gt;</text:p>
            <text:p text:style-name="Table_20_Contents"><text:s text:c="12"/>&lt;tipoPrimario&gt;PSIQUICO&lt;/tipoPrimario&gt;</text:p>
            <text:p text:style-name="Table_20_Contents"><text:s text:c="12"/>&lt;total&gt;680&lt;/total&gt;</text:p>
            <text:p text:style-name="Table_20_Contents"><text:s text:c="12"/>&lt;salud&gt;106&lt;/salud&gt;</text:p>
            <text:p text:style-name="Table_20_Contents"><text:s text:c="12"/>&lt;ataque&gt;110&lt;/ataque&gt;</text:p>
            <text:p text:style-name="Table_20_Contents"><text:s text:c="12"/>&lt;defensa&gt;90&lt;/defensa&gt;</text:p>
            <text:p text:style-name="Table_20_Contents"><text:s text:c="12"/>&lt;ataqueEspecial&gt;154&lt;/ataqueEspecial&gt;</text:p>
            <text:p text:style-name="Table_20_Contents"><text:s text:c="12"/>&lt;defensaEspecial&gt;90&lt;/defensaEspecial&gt;</text:p>
            <text:p text:style-name="Table_20_Contents"><text:s text:c="12"/>&lt;velocidad&gt;1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0&lt;/numero&gt;</text:p>
            <text:p text:style-name="Table_20_Contents"><text:s text:c="12"/>&lt;nombre&gt;Mega Mewtwo X&lt;/nombre&gt;</text:p>
            <text:p text:style-name="Table_20_Contents"><text:s text:c="12"/>&lt;tipoPrimario&gt;PSIQUICO&lt;/tipoPrimario&gt;</text:p>
            <text:p text:style-name="Table_20_Contents"><text:s text:c="12"/>&lt;tipoSecundario&gt;LUCHA&lt;/tipoSecundario&gt;</text:p>
            <text:p text:style-name="Table_20_Contents"><text:s text:c="12"/>&lt;total&gt;780&lt;/total&gt;</text:p>
            <text:p text:style-name="Table_20_Contents"><text:s text:c="12"/>&lt;salud&gt;106&lt;/salud&gt;</text:p>
            <text:p text:style-name="Table_20_Contents"><text:s text:c="12"/>&lt;ataque&gt;190&lt;/ataque&gt;</text:p>
            <text:p text:style-name="Table_20_Contents"><text:s text:c="12"/>&lt;defensa&gt;100&lt;/defensa&gt;</text:p>
            <text:p text:style-name="Table_20_Contents"><text:s text:c="12"/>&lt;ataqueEspecial&gt;154&lt;/ataqueEspecial&gt;</text:p>
            <text:p text:style-name="Table_20_Contents"><text:s text:c="12"/>&lt;defensaEspecial&gt;100&lt;/defensaEspecial&gt;</text:p>
            <text:p text:style-name="Table_20_Contents"><text:s text:c="12"/>&lt;velocidad&gt;13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0&lt;/numero&gt;</text:p>
            <text:p text:style-name="Table_20_Contents"><text:s text:c="12"/>&lt;nombre&gt;Mega Mewtwo Y&lt;/nombre&gt;</text:p>
            <text:p text:style-name="Table_20_Contents"><text:s text:c="12"/>&lt;tipoPrimario&gt;PSIQUICO&lt;/tipoPrimario&gt;</text:p>
            <text:p text:style-name="Table_20_Contents"><text:s text:c="12"/>&lt;total&gt;780&lt;/total&gt;</text:p>
            <text:p text:style-name="Table_20_Contents"><text:s text:c="12"/>&lt;salud&gt;106&lt;/salud&gt;</text:p>
            <text:p text:style-name="Table_20_Contents"><text:s text:c="12"/>&lt;ataque&gt;150&lt;/ataque&gt;</text:p>
            <text:p text:style-name="Table_20_Contents"><text:s text:c="12"/>&lt;defensa&gt;70&lt;/defensa&gt;</text:p>
            <text:p text:style-name="Table_20_Contents"><text:s text:c="12"/>&lt;ataqueEspecial&gt;194&lt;/ataqueEspecial&gt;</text:p>
            <text:p text:style-name="Table_20_Contents"><text:s text:c="12"/><text:soft-page-break/>&lt;defensaEspecial&gt;120&lt;/defensaEspecial&gt;</text:p>
            <text:p text:style-name="Table_20_Contents"><text:s text:c="12"/>&lt;velocidad&gt;140&lt;/velocidad&gt;</text:p>
            <text:p text:style-name="Table_20_Contents"><text:s text:c="8"/>&lt;/pokemon&gt;</text:p>
            <text:p text:style-name="Table_20_Contents"><text:s text:c="8"/>&lt;pokemon&gt;</text:p>
            <text:p text:style-name="Table_20_Contents"><text:s text:c="12"/>&lt;numero&gt;151&lt;/numero&gt;</text:p>
            <text:p text:style-name="Table_20_Contents"><text:s text:c="12"/>&lt;nombre&gt;Mew&lt;/nombre&gt;</text:p>
            <text:p text:style-name="Table_20_Contents"><text:s text:c="12"/>&lt;tipoPrimario&gt;PSIQUICO&lt;/tipoPrimario&gt;</text:p>
            <text:p text:style-name="Table_20_Contents"><text:s text:c="12"/>&lt;total&gt;600&lt;/total&gt;</text:p>
            <text:p text:style-name="Table_20_Contents"><text:s text:c="12"/>&lt;salud&gt;100&lt;/salud&gt;</text:p>
            <text:p text:style-name="Table_20_Contents"><text:s text:c="12"/>&lt;ataque&gt;100&lt;/ataque&gt;</text:p>
            <text:p text:style-name="Table_20_Contents"><text:s text:c="12"/>&lt;defensa&gt;100&lt;/defensa&gt;</text:p>
            <text:p text:style-name="Table_20_Contents"><text:s text:c="12"/>&lt;ataqueEspecial&gt;100&lt;/ataqueEspecial&gt;</text:p>
            <text:p text:style-name="Table_20_Contents"><text:s text:c="12"/>&lt;defensaEspecial&gt;100&lt;/defensaEspecial&gt;</text:p>
            <text:p text:style-name="Table_20_Contents"><text:s text:c="12"/>&lt;velocidad&gt;100&lt;/velocidad&gt;</text:p>
            <text:p text:style-name="Table_20_Contents"><text:s text:c="8"/>&lt;/pokemon&gt;</text:p>
            <text:p text:style-name="Table_20_Contents"><text:s text:c="4"/>&lt;/resultado&gt;</text:p>
            <text:p text:style-name="Table_20_Contents"><text:s text:c="4"/>&lt;error&gt;00&lt;/error&gt;</text:p>
            <text:p text:style-name="Table_20_Contents"><text:s text:c="4"/>&lt;descripcionError&gt;EXITO&lt;/descripcionError&gt;</text:p>
            <text:p text:style-name="Table_20_Contents">&lt;/salida&gt;</text:p>
          </table:table-cell>
        </table:table-row>
      </table:table>
      <text:p text:style-name="Standard"/>
      <text:p text:style-name="Table_20_Contents">RespuestaTipoPrimario</text:p>
      <text:p text:style-name="Table_20_Contents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JSON</text:p>
          </table:table-cell>
          <table:table-cell table:style-name="Tabla2.B1" office:value-type="string">
            <text:p text:style-name="Table_20_Contents">XML</text:p>
          </table:table-cell>
        </table:table-row>
        <table:table-row>
          <table:table-cell table:style-name="Tabla2.A2" office:value-type="string">
            <text:p text:style-name="P1">{</text:p>
            <text:p text:style-name="P2">    <text:span text:style-name="T2">"resultado"</text:span><text:span text:style-name="T1">: [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</text:span><text:span text:style-name="T1">,</text:span></text:p>
            <text:p text:style-name="P2">            <text:span text:style-name="T2">"nombre"</text:span><text:span text:style-name="T1">: </text:span><text:span text:style-name="T4">"Bulba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18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49</text:span><text:span text:style-name="T1">,</text:span></text:p>
            <text:p text:style-name="P2">            <text:span text:style-name="T2">"defensa"</text:span><text:span text:style-name="T1">: </text:span><text:span text:style-name="T3">49</text:span><text:span text:style-name="T1">,</text:span></text:p>
            <text:p text:style-name="P2">            <text:span text:style-name="T2">"ataqueEspecial"</text:span><text:span text:style-name="T1">: </text:span><text:span text:style-name="T3">6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2</text:span><text:span text:style-name="T1">,</text:span></text:p>
            <text:p text:style-name="P2">            <text:span text:style-name="T2">"nombre"</text:span><text:span text:style-name="T1">: </text:span><text:span text:style-name="T4">"Ivy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0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2</text:span><text:span text:style-name="T1">,</text:span></text:p>
            <text:p text:style-name="P2">            <text:span text:style-name="T2">"defensa"</text:span><text:span text:style-name="T1">: </text:span><text:span text:style-name="T3">63</text:span><text:span text:style-name="T1">,</text:span></text:p>
            <text:p text:style-name="P2">            <text:span text:style-name="T2">"ataqueEspecial"</text:span><text:span text:style-name="T1">: </text:span><text:span text:style-name="T3">80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80</text:span><text:span text:style-name="T1">,</text:span></text:p>
            <text:p text:style-name="P2">            <text:span text:style-name="T2">"velocidad"</text:span><text:span text:style-name="T1">: </text:span><text:span text:style-name="T3">6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5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82</text:span><text:span text:style-name="T1">,</text:span></text:p>
            <text:p text:style-name="P2">            <text:span text:style-name="T2">"defensa"</text:span><text:span text:style-name="T1">: </text:span><text:span text:style-name="T3">83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            <text:span text:style-name="T2">"defensaEspecial"</text:span><text:span text:style-name="T1">: </text:span><text:span text:style-name="T3">100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Mega 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6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0</text:span><text:span text:style-name="T1">,</text:span></text:p>
            <text:p text:style-name="P2">            <text:span text:style-name="T2">"defensa"</text:span><text:span text:style-name="T1">: </text:span><text:span text:style-name="T3">123</text:span><text:span text:style-name="T1">,</text:span></text:p>
            <text:p text:style-name="P2">            <text:span text:style-name="T2">"ataqueEspecial"</text:span><text:span text:style-name="T1">: </text:span><text:span text:style-name="T3">122</text:span><text:span text:style-name="T1">,</text:span></text:p>
            <text:p text:style-name="P2">            <text:span text:style-name="T2">"defensaEspecial"</text:span><text:span text:style-name="T1">: </text:span><text:span text:style-name="T3">120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3</text:span><text:span text:style-name="T1">,</text:span></text:p>
            <text:p text:style-name="P2">            <text:span text:style-name="T2">"nombre"</text:span><text:span text:style-name="T1">: </text:span><text:span text:style-name="T4">"Oddish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20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50</text:span><text:span text:style-name="T1">,</text:span></text:p>
            <text:p text:style-name="P2">            <text:span text:style-name="T2">"defensa"</text:span><text:span text:style-name="T1">: </text:span><text:span text:style-name="T3">55</text:span><text:span text:style-name="T1">,</text:span></text:p>
            <text:p text:style-name="P2">            <text:span text:style-name="T2">"ataqueEspecial"</text:span><text:span text:style-name="T1">: </text:span><text:span text:style-name="T3">7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3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4</text:span><text:span text:style-name="T1">,</text:span></text:p>
            <text:p text:style-name="P2">            <text:span text:style-name="T2">"nombre"</text:span><text:span text:style-name="T1">: </text:span><text:span text:style-name="T4">"Gloom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7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5</text:span><text:span text:style-name="T1">,</text:span></text:p>
            <text:p text:style-name="P2">            <text:span text:style-name="T2">"nombre"</text:span><text:span text:style-name="T1">: </text:span><text:span text:style-name="T4">"Vileplume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75</text:span><text:span text:style-name="T1">,</text:span></text:p>
            <text:p text:style-name="P2">            <text:span text:style-name="T2">"ataque"</text:span><text:span text:style-name="T1">: </text:span><text:span text:style-name="T3">80</text:span><text:span text:style-name="T1">,</text:span></text:p>
            <text:p text:style-name="P2">            <text:span text:style-name="T2">"defensa"</text:span><text:span text:style-name="T1">: </text:span><text:span text:style-name="T3">85</text:span><text:span text:style-name="T1">,</text:span></text:p>
            <text:p text:style-name="P2">            <text:span text:style-name="T2">"ataqueEspecial"</text:span><text:span text:style-name="T1">: </text:span><text:span text:style-name="T3">110</text:span><text:span text:style-name="T1">,</text:span></text:p>
            <text:p text:style-name="P2">            <text:span text:style-name="T2">"defensaEspecial"</text:span><text:span text:style-name="T1">: </text:span><text:span text:style-name="T3">90</text:span><text:span text:style-name="T1">,</text:span></text:p>
            <text:p text:style-name="P2">            <text:span text:style-name="T2">"velocidad"</text:span><text:span text:style-name="T1">: </text:span><text:span text:style-name="T3">5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69</text:span><text:span text:style-name="T1">,</text:span></text:p>
            <text:p text:style-name="P2">            <text:span text:style-name="T2">"nombre"</text:span><text:span text:style-name="T1">: </text:span><text:span text:style-name="T4">"Bellsprout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00</text:span><text:span text:style-name="T1">,</text:span></text:p>
            <text:p text:style-name="P2">            <text:span text:style-name="T2">"salud"</text:span><text:span text:style-name="T1">: </text:span><text:span text:style-name="T3">50</text:span><text:span text:style-name="T1">,</text:span></text:p>
            <text:p text:style-name="P2">            <text:span text:style-name="T2">"ataque"</text:span><text:span text:style-name="T1">: </text:span><text:span text:style-name="T3">75</text:span><text:span text:style-name="T1">,</text:span></text:p>
            <text:p text:style-name="P2">            <text:span text:style-name="T2">"defensa"</text:span><text:span text:style-name="T1">: </text:span><text:span text:style-name="T3">35</text:span><text:span text:style-name="T1">,</text:span></text:p>
            <text:p text:style-name="P2">            <text:span text:style-name="T2">"ataqueEspecial"</text:span><text:span text:style-name="T1">: </text:span><text:span text:style-name="T3">70</text:span><text:span text:style-name="T1">,</text:span></text:p>
            <text:p text:style-name="P2">            <text:span text:style-name="T2">"defensaEspecial"</text:span><text:span text:style-name="T1">: </text:span><text:span text:style-name="T3">30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0</text:span><text:span text:style-name="T1">,</text:span></text:p>
            <text:p text:style-name="P2">            <text:span text:style-name="T2">"nombre"</text:span><text:span text:style-name="T1">: </text:span><text:span text:style-name="T4">"Weepinbel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0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90</text:span><text:span text:style-name="T1">,</text:span></text:p>
            <text:p text:style-name="P2">            <text:span text:style-name="T2">"defensa"</text:span><text:span text:style-name="T1">: </text:span><text:span text:style-name="T3">5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            <text:span text:style-name="T2">"defensaEspecial"</text:span><text:span text:style-name="T1">: </text:span><text:span text:style-name="T3">45</text:span><text:span text:style-name="T1">,</text:span></text:p>
            <text:p text:style-name="P2">            <text:span text:style-name="T2">"velocidad"</text:span><text:span text:style-name="T1">: </text:span><text:span text:style-name="T3">5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1</text:span><text:span text:style-name="T1">,</text:span></text:p>
            <text:p text:style-name="P2">            <text:span text:style-name="T2">"nombre"</text:span><text:span text:style-name="T1">: </text:span><text:span text:style-name="T4">"Victreebe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5</text:span><text:span text:style-name="T1">,</text:span></text:p>
            <text:p text:style-name="P2">            <text:span text:style-name="T2">"defensa"</text:span><text:span text:style-name="T1">: </text:span><text:span text:style-name="T3">65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70</text:span><text:span text:style-name="T1">,</text:span></text:p>
            <text:p text:style-name="P2">            <text:span text:style-name="T2">"velocidad"</text:span><text:span text:style-name="T1">: </text:span><text:span text:style-name="T3">7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02</text:span><text:span text:style-name="T1">,</text:span></text:p>
            <text:p text:style-name="P2">            <text:span text:style-name="T2">"nombre"</text:span><text:span text:style-name="T1">: </text:span><text:span text:style-name="T4">"Exeggcute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PSIQUICO"</text:span><text:span text:style-name="T1">,</text:span></text:p>
            <text:p text:style-name="P2">            <text:span text:style-name="T2">"total"</text:span><text:span text:style-name="T1">: </text:span><text:span text:style-name="T3">32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40</text:span><text:span text:style-name="T1">,</text:span></text:p>
            <text:p text:style-name="P2">            <text:span text:style-name="T2">"defensa"</text:span><text:span text:style-name="T1">: </text:span><text:span text:style-name="T3">80</text:span><text:span text:style-name="T1">,</text:span></text:p>
            <text:p text:style-name="P2">            <text:span text:style-name="T2">"ataqueEspecial"</text:span><text:span text:style-name="T1">: </text:span><text:span text:style-name="T3">60</text:span><text:span text:style-name="T1">,</text:span></text:p>
            <text:p text:style-name="P2">            <text:span text:style-name="T2">"defensaEspecial"</text:span><text:span text:style-name="T1">: </text:span><text:span text:style-name="T3">45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03</text:span><text:span text:style-name="T1">,</text:span></text:p>
            <text:p text:style-name="P2">            <text:span text:style-name="T2">"nombre"</text:span><text:span text:style-name="T1">: </text:span><text:span text:style-name="T4">"Exegguto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PSIQUICO"</text:span><text:span text:style-name="T1">,</text:span></text:p>
            <text:p text:style-name="P2">            <text:span text:style-name="T2">"total"</text:span><text:span text:style-name="T1">: </text:span><text:span text:style-name="T3">530</text:span><text:span text:style-name="T1">,</text:span></text:p>
            <text:p text:style-name="P2">            <text:span text:style-name="T2">"salud"</text:span><text:span text:style-name="T1">: </text:span><text:span text:style-name="T3">95</text:span><text:span text:style-name="T1">,</text:span></text:p>
            <text:p text:style-name="P2">            <text:span text:style-name="T2">"ataque"</text:span><text:span text:style-name="T1">: </text:span><text:span text:style-name="T3">95</text:span><text:span text:style-name="T1">,</text:span></text:p>
            <text:p text:style-name="P2">            <text:span text:style-name="T2">"defensa"</text:span><text:span text:style-name="T1">: </text:span><text:span text:style-name="T3">85</text:span><text:span text:style-name="T1">,</text:span></text:p>
            <text:p text:style-name="P2">            <text:span text:style-name="T2">"ataqueEspecial"</text:span><text:span text:style-name="T1">: </text:span><text:span text:style-name="T3">125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5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03</text:span><text:span text:style-name="T1">,</text:span></text:p>
            <text:p text:style-name="P2">            <text:span text:style-name="T2">"nombre"</text:span><text:span text:style-name="T1">: </text:span><text:span text:style-name="T4">"Alolan Exegguto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DRAGON"</text:span><text:span text:style-name="T1">,</text:span></text:p>
            <text:p text:style-name="P2">            <text:span text:style-name="T2">"total"</text:span><text:span text:style-name="T1">: </text:span><text:span text:style-name="T3">530</text:span><text:span text:style-name="T1">,</text:span></text:p>
            <text:p text:style-name="P2">            <text:span text:style-name="T2">"salud"</text:span><text:span text:style-name="T1">: </text:span><text:span text:style-name="T3">95</text:span><text:span text:style-name="T1">,</text:span></text:p>
            <text:p text:style-name="P2">            <text:span text:style-name="T2">"ataque"</text:span><text:span text:style-name="T1">: </text:span><text:span text:style-name="T3">105</text:span><text:span text:style-name="T1">,</text:span></text:p>
            <text:p text:style-name="P2">            <text:span text:style-name="T2">"defensa"</text:span><text:span text:style-name="T1">: </text:span><text:span text:style-name="T3">85</text:span><text:span text:style-name="T1">,</text:span></text:p>
            <text:p text:style-name="P2">            <text:span text:style-name="T2">"ataqueEspecial"</text:span><text:span text:style-name="T1">: </text:span><text:span text:style-name="T3">125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14</text:span><text:span text:style-name="T1">,</text:span></text:p>
            <text:p text:style-name="P2">            <text:span text:style-name="T2">"nombre"</text:span><text:span text:style-name="T1">: </text:span><text:span text:style-name="T4">"Tangela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otal"</text:span><text:span text:style-name="T1">: </text:span><text:span text:style-name="T3">435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55</text:span><text:span text:style-name="T1">,</text:span></text:p>
            <text:p text:style-name="P2">            <text:span text:style-name="T2">"defensa"</text:span><text:span text:style-name="T1">: </text:span><text:span text:style-name="T3">115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            <text:span text:style-name="T2">"defensaEspecial"</text:span><text:span text:style-name="T1">: </text:span><text:span text:style-name="T3">40</text:span><text:span text:style-name="T1">,</text:span></text:p>
            <text:p text:style-name="P2"><text:soft-page-break/>            <text:span text:style-name="T2">"velocidad"</text:span><text:span text:style-name="T1">: </text:span><text:span text:style-name="T3">60</text:span></text:p>
            <text:p text:style-name="P2">        <text:span text:style-name="T1">}</text:span></text:p>
            <text:p text:style-name="P2">    <text:span text:style-name="T1">],</text:span></text:p>
            <text:p text:style-name="P2">    <text:span text:style-name="T2">"error"</text:span><text:span text:style-name="T1">: </text:span><text:span text:style-name="T4">"00"</text:span><text:span text:style-name="T1">,</text:span></text:p>
            <text:p text:style-name="P2">    <text:span text:style-name="T2">"descripcionError"</text:span><text:span text:style-name="T1">: </text:span><text:span text:style-name="T4">"EXITO"</text:span></text:p>
            <text:p text:style-name="P1">}</text:p>
            <text:p text:style-name="Table_20_Contents"/>
          </table:table-cell>
          <table:table-cell table:style-name="Tabla2.B2" office:value-type="string">
            <text:p text:style-name="P1"><text:span text:style-name="T5">&lt;</text:span><text:span text:style-name="T7">salida</text:span><text:span text:style-name="T5">&gt;</text:span></text:p>
            <text:p text:style-name="P2">    <text:span text:style-name="T6">&lt;</text:span><text:span text:style-name="T8">resultado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ulba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18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49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9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6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Ivy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0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8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6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0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Mega 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6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12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22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2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Oddish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2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3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Gloom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7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5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leplume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7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1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9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69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ellsprout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0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5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7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3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0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Weepinbel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9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4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ctreebe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7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7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0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Exeggcute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PSIQUIC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4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6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4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0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Exegguto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PSIQUIC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3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9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9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2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0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Alolan Exegguto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DRAGON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3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9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2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1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Tangela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3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115</text:span><text:span text:style-name="T6">&lt;/</text:span><text:span text:style-name="T8">defensa</text:span><text:span text:style-name="T6">&gt;</text:span></text:p>
            <text:p text:style-name="P2"><text:soft-page-break/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4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6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<text:span text:style-name="T6">&lt;/</text:span><text:span text:style-name="T8">resultado</text:span><text:span text:style-name="T6">&gt;</text:span></text:p>
            <text:p text:style-name="P2">    <text:span text:style-name="T6">&lt;</text:span><text:span text:style-name="T8">error</text:span><text:span text:style-name="T6">&gt;</text:span><text:span text:style-name="T1">00</text:span><text:span text:style-name="T6">&lt;/</text:span><text:span text:style-name="T8">error</text:span><text:span text:style-name="T6">&gt;</text:span></text:p>
            <text:p text:style-name="P2">    <text:span text:style-name="T6">&lt;</text:span><text:span text:style-name="T8">descripcionError</text:span><text:span text:style-name="T6">&gt;</text:span><text:span text:style-name="T1">EXITO</text:span><text:span text:style-name="T6">&lt;/</text:span><text:span text:style-name="T8">descripcionError</text:span><text:span text:style-name="T6">&gt;</text:span></text:p>
            <text:p text:style-name="P1"><text:span text:style-name="T5">&lt;/</text:span><text:span text:style-name="T7">salida</text:span><text:span text:style-name="T5">&gt;</text:span></text:p>
            <text:p text:style-name="Table_20_Contents"/>
          </table:table-cell>
        </table:table-row>
      </table:table>
      <text:p text:style-name="Standard"/>
      <text:p text:style-name="Table_20_Contents">RespuestaTipoSecundario</text:p>
      <text:p text:style-name="Table_20_Contents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>JSON</text:p>
          </table:table-cell>
          <table:table-cell table:style-name="Tabla3.B1" office:value-type="string">
            <text:p text:style-name="Table_20_Contents">XML</text:p>
          </table:table-cell>
        </table:table-row>
        <table:table-row>
          <table:table-cell table:style-name="Tabla3.A2" office:value-type="string">
            <text:p text:style-name="P1">{</text:p>
            <text:p text:style-name="P2">    <text:span text:style-name="T2">"resultado"</text:span><text:span text:style-name="T1">: [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</text:span><text:span text:style-name="T1">,</text:span></text:p>
            <text:p text:style-name="P2">            <text:span text:style-name="T2">"nombre"</text:span><text:span text:style-name="T1">: </text:span><text:span text:style-name="T4">"Bulba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18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49</text:span><text:span text:style-name="T1">,</text:span></text:p>
            <text:p text:style-name="P2">            <text:span text:style-name="T2">"defensa"</text:span><text:span text:style-name="T1">: </text:span><text:span text:style-name="T3">49</text:span><text:span text:style-name="T1">,</text:span></text:p>
            <text:p text:style-name="P2">            <text:span text:style-name="T2">"ataqueEspecial"</text:span><text:span text:style-name="T1">: </text:span><text:span text:style-name="T3">6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2</text:span><text:span text:style-name="T1">,</text:span></text:p>
            <text:p text:style-name="P2">            <text:span text:style-name="T2">"nombre"</text:span><text:span text:style-name="T1">: </text:span><text:span text:style-name="T4">"Ivy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0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2</text:span><text:span text:style-name="T1">,</text:span></text:p>
            <text:p text:style-name="P2">            <text:span text:style-name="T2">"defensa"</text:span><text:span text:style-name="T1">: </text:span><text:span text:style-name="T3">63</text:span><text:span text:style-name="T1">,</text:span></text:p>
            <text:p text:style-name="P2">            <text:span text:style-name="T2">"ataqueEspecial"</text:span><text:span text:style-name="T1">: </text:span><text:span text:style-name="T3">80</text:span><text:span text:style-name="T1">,</text:span></text:p>
            <text:p text:style-name="P2">            <text:span text:style-name="T2">"defensaEspecial"</text:span><text:span text:style-name="T1">: </text:span><text:span text:style-name="T3">80</text:span><text:span text:style-name="T1">,</text:span></text:p>
            <text:p text:style-name="P2">            <text:span text:style-name="T2">"velocidad"</text:span><text:span text:style-name="T1">: </text:span><text:span text:style-name="T3">6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5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82</text:span><text:span text:style-name="T1">,</text:span></text:p>
            <text:p text:style-name="P2">            <text:span text:style-name="T2">"defensa"</text:span><text:span text:style-name="T1">: </text:span><text:span text:style-name="T3">83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100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Mega 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6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0</text:span><text:span text:style-name="T1">,</text:span></text:p>
            <text:p text:style-name="P2">            <text:span text:style-name="T2">"defensa"</text:span><text:span text:style-name="T1">: </text:span><text:span text:style-name="T3">123</text:span><text:span text:style-name="T1">,</text:span></text:p>
            <text:p text:style-name="P2">            <text:span text:style-name="T2">"ataqueEspecial"</text:span><text:span text:style-name="T1">: </text:span><text:span text:style-name="T3">122</text:span><text:span text:style-name="T1">,</text:span></text:p>
            <text:p text:style-name="P2">            <text:span text:style-name="T2">"defensaEspecial"</text:span><text:span text:style-name="T1">: </text:span><text:span text:style-name="T3">120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3</text:span><text:span text:style-name="T1">,</text:span></text:p>
            <text:p text:style-name="P2">            <text:span text:style-name="T2">"nombre"</text:span><text:span text:style-name="T1">: </text:span><text:span text:style-name="T4">"Weedle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195</text:span><text:span text:style-name="T1">,</text:span></text:p>
            <text:p text:style-name="P2">            <text:span text:style-name="T2">"salud"</text:span><text:span text:style-name="T1">: </text:span><text:span text:style-name="T3">40</text:span><text:span text:style-name="T1">,</text:span></text:p>
            <text:p text:style-name="P2">            <text:span text:style-name="T2">"ataque"</text:span><text:span text:style-name="T1">: </text:span><text:span text:style-name="T3">35</text:span><text:span text:style-name="T1">,</text:span></text:p>
            <text:p text:style-name="P2">            <text:span text:style-name="T2">"defensa"</text:span><text:span text:style-name="T1">: </text:span><text:span text:style-name="T3">30</text:span><text:span text:style-name="T1">,</text:span></text:p>
            <text:p text:style-name="P2">            <text:span text:style-name="T2">"ataqueEspecial"</text:span><text:span text:style-name="T1">: </text:span><text:span text:style-name="T3">20</text:span><text:span text:style-name="T1">,</text:span></text:p>
            <text:p text:style-name="P2">            <text:span text:style-name="T2">"defensaEspecial"</text:span><text:span text:style-name="T1">: </text:span><text:span text:style-name="T3">20</text:span><text:span text:style-name="T1">,</text:span></text:p>
            <text:p text:style-name="P2">            <text:span text:style-name="T2">"velocidad"</text:span><text:span text:style-name="T1">: </text:span><text:span text:style-name="T3">5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4</text:span><text:span text:style-name="T1">,</text:span></text:p>
            <text:p text:style-name="P2">            <text:span text:style-name="T2">"nombre"</text:span><text:span text:style-name="T1">: </text:span><text:span text:style-name="T4">"Kakuna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205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25</text:span><text:span text:style-name="T1">,</text:span></text:p>
            <text:p text:style-name="P2">            <text:span text:style-name="T2">"defensa"</text:span><text:span text:style-name="T1">: </text:span><text:span text:style-name="T3">50</text:span><text:span text:style-name="T1">,</text:span></text:p>
            <text:p text:style-name="P2">            <text:span text:style-name="T2">"ataqueEspecial"</text:span><text:span text:style-name="T1">: </text:span><text:span text:style-name="T3">25</text:span><text:span text:style-name="T1">,</text:span></text:p>
            <text:p text:style-name="P2">            <text:span text:style-name="T2">"defensaEspecial"</text:span><text:span text:style-name="T1">: </text:span><text:span text:style-name="T3">25</text:span><text:span text:style-name="T1">,</text:span></text:p>
            <text:p text:style-name="P2">            <text:span text:style-name="T2">"velocidad"</text:span><text:span text:style-name="T1">: </text:span><text:span text:style-name="T3">3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5</text:span><text:span text:style-name="T1">,</text:span></text:p>
            <text:p text:style-name="P2">            <text:span text:style-name="T2">"nombre"</text:span><text:span text:style-name="T1">: </text:span><text:span text:style-name="T4">"Beedrill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5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90</text:span><text:span text:style-name="T1">,</text:span></text:p>
            <text:p text:style-name="P2">            <text:span text:style-name="T2">"defensa"</text:span><text:span text:style-name="T1">: </text:span><text:span text:style-name="T3">40</text:span><text:span text:style-name="T1">,</text:span></text:p>
            <text:p text:style-name="P2">            <text:span text:style-name="T2">"ataqueEspecial"</text:span><text:span text:style-name="T1">: </text:span><text:span text:style-name="T3">45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80</text:span><text:span text:style-name="T1">,</text:span></text:p>
            <text:p text:style-name="P2">            <text:span text:style-name="T2">"velocidad"</text:span><text:span text:style-name="T1">: </text:span><text:span text:style-name="T3">7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5</text:span><text:span text:style-name="T1">,</text:span></text:p>
            <text:p text:style-name="P2">            <text:span text:style-name="T2">"nombre"</text:span><text:span text:style-name="T1">: </text:span><text:span text:style-name="T4">"Mega Beedrill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5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150</text:span><text:span text:style-name="T1">,</text:span></text:p>
            <text:p text:style-name="P2">            <text:span text:style-name="T2">"defensa"</text:span><text:span text:style-name="T1">: </text:span><text:span text:style-name="T3">40</text:span><text:span text:style-name="T1">,</text:span></text:p>
            <text:p text:style-name="P2">            <text:span text:style-name="T2">"ataqueEspecial"</text:span><text:span text:style-name="T1">: </text:span><text:span text:style-name="T3">15</text:span><text:span text:style-name="T1">,</text:span></text:p>
            <text:p text:style-name="P2">            <text:span text:style-name="T2">"defensaEspecial"</text:span><text:span text:style-name="T1">: </text:span><text:span text:style-name="T3">80</text:span><text:span text:style-name="T1">,</text:span></text:p>
            <text:p text:style-name="P2">            <text:span text:style-name="T2">"velocidad"</text:span><text:span text:style-name="T1">: </text:span><text:span text:style-name="T3">1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3</text:span><text:span text:style-name="T1">,</text:span></text:p>
            <text:p text:style-name="P2">            <text:span text:style-name="T2">"nombre"</text:span><text:span text:style-name="T1">: </text:span><text:span text:style-name="T4">"Oddish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20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50</text:span><text:span text:style-name="T1">,</text:span></text:p>
            <text:p text:style-name="P2">            <text:span text:style-name="T2">"defensa"</text:span><text:span text:style-name="T1">: </text:span><text:span text:style-name="T3">55</text:span><text:span text:style-name="T1">,</text:span></text:p>
            <text:p text:style-name="P2">            <text:span text:style-name="T2">"ataqueEspecial"</text:span><text:span text:style-name="T1">: </text:span><text:span text:style-name="T3">7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3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4</text:span><text:span text:style-name="T1">,</text:span></text:p>
            <text:p text:style-name="P2">            <text:span text:style-name="T2">"nombre"</text:span><text:span text:style-name="T1">: </text:span><text:span text:style-name="T4">"Gloom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7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5</text:span><text:span text:style-name="T1">,</text:span></text:p>
            <text:p text:style-name="P2">            <text:span text:style-name="T2">"nombre"</text:span><text:span text:style-name="T1">: </text:span><text:span text:style-name="T4">"Vileplume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75</text:span><text:span text:style-name="T1">,</text:span></text:p>
            <text:p text:style-name="P2">            <text:span text:style-name="T2">"ataque"</text:span><text:span text:style-name="T1">: </text:span><text:span text:style-name="T3">80</text:span><text:span text:style-name="T1">,</text:span></text:p>
            <text:p text:style-name="P2">            <text:span text:style-name="T2">"defensa"</text:span><text:span text:style-name="T1">: </text:span><text:span text:style-name="T3">85</text:span><text:span text:style-name="T1">,</text:span></text:p>
            <text:p text:style-name="P2">            <text:span text:style-name="T2">"ataqueEspecial"</text:span><text:span text:style-name="T1">: </text:span><text:span text:style-name="T3">110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90</text:span><text:span text:style-name="T1">,</text:span></text:p>
            <text:p text:style-name="P2">            <text:span text:style-name="T2">"velocidad"</text:span><text:span text:style-name="T1">: </text:span><text:span text:style-name="T3">5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8</text:span><text:span text:style-name="T1">,</text:span></text:p>
            <text:p text:style-name="P2">            <text:span text:style-name="T2">"nombre"</text:span><text:span text:style-name="T1">: </text:span><text:span text:style-name="T4">"Venonat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0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55</text:span><text:span text:style-name="T1">,</text:span></text:p>
            <text:p text:style-name="P2">            <text:span text:style-name="T2">"defensa"</text:span><text:span text:style-name="T1">: </text:span><text:span text:style-name="T3">50</text:span><text:span text:style-name="T1">,</text:span></text:p>
            <text:p text:style-name="P2">            <text:span text:style-name="T2">"ataqueEspecial"</text:span><text:span text:style-name="T1">: </text:span><text:span text:style-name="T3">40</text:span><text:span text:style-name="T1">,</text:span></text:p>
            <text:p text:style-name="P2">            <text:span text:style-name="T2">"defensaEspecial"</text:span><text:span text:style-name="T1">: </text:span><text:span text:style-name="T3">55</text:span><text:span text:style-name="T1">,</text:span></text:p>
            <text:p text:style-name="P2">            <text:span text:style-name="T2">"velocidad"</text:span><text:span text:style-name="T1">: </text:span><text:span text:style-name="T3">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9</text:span><text:span text:style-name="T1">,</text:span></text:p>
            <text:p text:style-name="P2">            <text:span text:style-name="T2">"nombre"</text:span><text:span text:style-name="T1">: </text:span><text:span text:style-name="T4">"Venomoth"</text:span><text:span text:style-name="T1">,</text:span></text:p>
            <text:p text:style-name="P2">            <text:span text:style-name="T2">"tipoPrimario"</text:span><text:span text:style-name="T1">: </text:span><text:span text:style-name="T4">"BICHO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50</text:span><text:span text:style-name="T1">,</text:span></text:p>
            <text:p text:style-name="P2">            <text:span text:style-name="T2">"salud"</text:span><text:span text:style-name="T1">: </text:span><text:span text:style-name="T3">7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60</text:span><text:span text:style-name="T1">,</text:span></text:p>
            <text:p text:style-name="P2">            <text:span text:style-name="T2">"ataqueEspecial"</text:span><text:span text:style-name="T1">: </text:span><text:span text:style-name="T3">90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9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69</text:span><text:span text:style-name="T1">,</text:span></text:p>
            <text:p text:style-name="P2">            <text:span text:style-name="T2">"nombre"</text:span><text:span text:style-name="T1">: </text:span><text:span text:style-name="T4">"Bellsprout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00</text:span><text:span text:style-name="T1">,</text:span></text:p>
            <text:p text:style-name="P2">            <text:span text:style-name="T2">"salud"</text:span><text:span text:style-name="T1">: </text:span><text:span text:style-name="T3">50</text:span><text:span text:style-name="T1">,</text:span></text:p>
            <text:p text:style-name="P2">            <text:span text:style-name="T2">"ataque"</text:span><text:span text:style-name="T1">: </text:span><text:span text:style-name="T3">75</text:span><text:span text:style-name="T1">,</text:span></text:p>
            <text:p text:style-name="P2">            <text:span text:style-name="T2">"defensa"</text:span><text:span text:style-name="T1">: </text:span><text:span text:style-name="T3">35</text:span><text:span text:style-name="T1">,</text:span></text:p>
            <text:p text:style-name="P2">            <text:span text:style-name="T2">"ataqueEspecial"</text:span><text:span text:style-name="T1">: </text:span><text:span text:style-name="T3">70</text:span><text:span text:style-name="T1">,</text:span></text:p>
            <text:p text:style-name="P2">            <text:span text:style-name="T2">"defensaEspecial"</text:span><text:span text:style-name="T1">: </text:span><text:span text:style-name="T3">30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0</text:span><text:span text:style-name="T1">,</text:span></text:p>
            <text:p text:style-name="P2">            <text:span text:style-name="T2">"nombre"</text:span><text:span text:style-name="T1">: </text:span><text:span text:style-name="T4">"Weepinbel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0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90</text:span><text:span text:style-name="T1">,</text:span></text:p>
            <text:p text:style-name="P2">            <text:span text:style-name="T2">"defensa"</text:span><text:span text:style-name="T1">: </text:span><text:span text:style-name="T3">5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45</text:span><text:span text:style-name="T1">,</text:span></text:p>
            <text:p text:style-name="P2">            <text:span text:style-name="T2">"velocidad"</text:span><text:span text:style-name="T1">: </text:span><text:span text:style-name="T3">5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1</text:span><text:span text:style-name="T1">,</text:span></text:p>
            <text:p text:style-name="P2">            <text:span text:style-name="T2">"nombre"</text:span><text:span text:style-name="T1">: </text:span><text:span text:style-name="T4">"Victreebe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5</text:span><text:span text:style-name="T1">,</text:span></text:p>
            <text:p text:style-name="P2">            <text:span text:style-name="T2">"defensa"</text:span><text:span text:style-name="T1">: </text:span><text:span text:style-name="T3">65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            <text:span text:style-name="T2">"defensaEspecial"</text:span><text:span text:style-name="T1">: </text:span><text:span text:style-name="T3">70</text:span><text:span text:style-name="T1">,</text:span></text:p>
            <text:p text:style-name="P2">            <text:span text:style-name="T2">"velocidad"</text:span><text:span text:style-name="T1">: </text:span><text:span text:style-name="T3">7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2</text:span><text:span text:style-name="T1">,</text:span></text:p>
            <text:p text:style-name="P2">            <text:span text:style-name="T2">"nombre"</text:span><text:span text:style-name="T1">: </text:span><text:span text:style-name="T4">"Tentacool"</text:span><text:span text:style-name="T1">,</text:span></text:p>
            <text:p text:style-name="P2">            <text:span text:style-name="T2">"tipoPrimario"</text:span><text:span text:style-name="T1">: </text:span><text:span text:style-name="T4">"AGU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35</text:span><text:span text:style-name="T1">,</text:span></text:p>
            <text:p text:style-name="P2">            <text:span text:style-name="T2">"salud"</text:span><text:span text:style-name="T1">: </text:span><text:span text:style-name="T3">40</text:span><text:span text:style-name="T1">,</text:span></text:p>
            <text:p text:style-name="P2">            <text:span text:style-name="T2">"ataque"</text:span><text:span text:style-name="T1">: </text:span><text:span text:style-name="T3">40</text:span><text:span text:style-name="T1">,</text:span></text:p>
            <text:p text:style-name="P2">            <text:span text:style-name="T2">"defensa"</text:span><text:span text:style-name="T1">: </text:span><text:span text:style-name="T3">35</text:span><text:span text:style-name="T1">,</text:span></text:p>
            <text:p text:style-name="P2">            <text:span text:style-name="T2">"ataqueEspecial"</text:span><text:span text:style-name="T1">: </text:span><text:span text:style-name="T3">50</text:span><text:span text:style-name="T1">,</text:span></text:p>
            <text:p text:style-name="P2">            <text:span text:style-name="T2">"defensaEspecial"</text:span><text:span text:style-name="T1">: </text:span><text:span text:style-name="T3">100</text:span><text:span text:style-name="T1">,</text:span></text:p>
            <text:p text:style-name="P2">            <text:span text:style-name="T2">"velocidad"</text:span><text:span text:style-name="T1">: </text:span><text:span text:style-name="T3">7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3</text:span><text:span text:style-name="T1">,</text:span></text:p>
            <text:p text:style-name="P2">            <text:span text:style-name="T2">"nombre"</text:span><text:span text:style-name="T1">: </text:span><text:span text:style-name="T4">"Tentacruel"</text:span><text:span text:style-name="T1">,</text:span></text:p>
            <text:p text:style-name="P2">            <text:span text:style-name="T2">"tipoPrimario"</text:span><text:span text:style-name="T1">: </text:span><text:span text:style-name="T4">"AGU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51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70</text:span><text:span text:style-name="T1">,</text:span></text:p>
            <text:p text:style-name="P2">            <text:span text:style-name="T2">"defensa"</text:span><text:span text:style-name="T1">: </text:span><text:span text:style-name="T3">65</text:span><text:span text:style-name="T1">,</text:span></text:p>
            <text:p text:style-name="P2">            <text:span text:style-name="T2">"ataqueEspecial"</text:span><text:span text:style-name="T1">: </text:span><text:span text:style-name="T3">80</text:span><text:span text:style-name="T1">,</text:span></text:p>
            <text:p text:style-name="P2">            <text:span text:style-name="T2">"defensaEspecial"</text:span><text:span text:style-name="T1">: </text:span><text:span text:style-name="T3">120</text:span><text:span text:style-name="T1">,</text:span></text:p>
            <text:p text:style-name="P2">            <text:span text:style-name="T2">"velocidad"</text:span><text:span text:style-name="T1">: </text:span><text:span text:style-name="T3">10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92</text:span><text:span text:style-name="T1">,</text:span></text:p>
            <text:p text:style-name="P2">            <text:span text:style-name="T2">"nombre"</text:span><text:span text:style-name="T1">: </text:span><text:span text:style-name="T4">"Gastly"</text:span><text:span text:style-name="T1">,</text:span></text:p>
            <text:p text:style-name="P2">            <text:span text:style-name="T2">"tipoPrimario"</text:span><text:span text:style-name="T1">: </text:span><text:span text:style-name="T4">"FANTASM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10</text:span><text:span text:style-name="T1">,</text:span></text:p>
            <text:p text:style-name="P2">            <text:span text:style-name="T2">"salud"</text:span><text:span text:style-name="T1">: </text:span><text:span text:style-name="T3">30</text:span><text:span text:style-name="T1">,</text:span></text:p>
            <text:p text:style-name="P2">            <text:span text:style-name="T2">"ataque"</text:span><text:span text:style-name="T1">: </text:span><text:span text:style-name="T3">35</text:span><text:span text:style-name="T1">,</text:span></text:p>
            <text:p text:style-name="P2">            <text:span text:style-name="T2">"defensa"</text:span><text:span text:style-name="T1">: </text:span><text:span text:style-name="T3">30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<text:soft-page-break/>            <text:span text:style-name="T2">"defensaEspecial"</text:span><text:span text:style-name="T1">: </text:span><text:span text:style-name="T3">35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93</text:span><text:span text:style-name="T1">,</text:span></text:p>
            <text:p text:style-name="P2">            <text:span text:style-name="T2">"nombre"</text:span><text:span text:style-name="T1">: </text:span><text:span text:style-name="T4">"Haunter"</text:span><text:span text:style-name="T1">,</text:span></text:p>
            <text:p text:style-name="P2">            <text:span text:style-name="T2">"tipoPrimario"</text:span><text:span text:style-name="T1">: </text:span><text:span text:style-name="T4">"FANTASM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05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50</text:span><text:span text:style-name="T1">,</text:span></text:p>
            <text:p text:style-name="P2">            <text:span text:style-name="T2">"defensa"</text:span><text:span text:style-name="T1">: </text:span><text:span text:style-name="T3">45</text:span><text:span text:style-name="T1">,</text:span></text:p>
            <text:p text:style-name="P2">            <text:span text:style-name="T2">"ataqueEspecial"</text:span><text:span text:style-name="T1">: </text:span><text:span text:style-name="T3">115</text:span><text:span text:style-name="T1">,</text:span></text:p>
            <text:p text:style-name="P2">            <text:span text:style-name="T2">"defensaEspecial"</text:span><text:span text:style-name="T1">: </text:span><text:span text:style-name="T3">55</text:span><text:span text:style-name="T1">,</text:span></text:p>
            <text:p text:style-name="P2">            <text:span text:style-name="T2">"velocidad"</text:span><text:span text:style-name="T1">: </text:span><text:span text:style-name="T3">9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94</text:span><text:span text:style-name="T1">,</text:span></text:p>
            <text:p text:style-name="P2">            <text:span text:style-name="T2">"nombre"</text:span><text:span text:style-name="T1">: </text:span><text:span text:style-name="T4">"Gengar"</text:span><text:span text:style-name="T1">,</text:span></text:p>
            <text:p text:style-name="P2">            <text:span text:style-name="T2">"tipoPrimario"</text:span><text:span text:style-name="T1">: </text:span><text:span text:style-name="T4">"FANTASM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500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60</text:span><text:span text:style-name="T1">,</text:span></text:p>
            <text:p text:style-name="P2">            <text:span text:style-name="T2">"ataqueEspecial"</text:span><text:span text:style-name="T1">: </text:span><text:span text:style-name="T3">130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11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94</text:span><text:span text:style-name="T1">,</text:span></text:p>
            <text:p text:style-name="P2">            <text:span text:style-name="T2">"nombre"</text:span><text:span text:style-name="T1">: </text:span><text:span text:style-name="T4">"Mega Gengar"</text:span><text:span text:style-name="T1">,</text:span></text:p>
            <text:p text:style-name="P2">            <text:span text:style-name="T2">"tipoPrimario"</text:span><text:span text:style-name="T1">: </text:span><text:span text:style-name="T4">"FANTASM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600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80</text:span><text:span text:style-name="T1">,</text:span></text:p>
            <text:p text:style-name="P2">            <text:span text:style-name="T2">"ataqueEspecial"</text:span><text:span text:style-name="T1">: </text:span><text:span text:style-name="T3">170</text:span><text:span text:style-name="T1">,</text:span></text:p>
            <text:p text:style-name="P2">            <text:span text:style-name="T2">"defensaEspecial"</text:span><text:span text:style-name="T1">: </text:span><text:span text:style-name="T3">95</text:span><text:span text:style-name="T1">,</text:span></text:p>
            <text:p text:style-name="P2">            <text:span text:style-name="T2">"velocidad"</text:span><text:span text:style-name="T1">: </text:span><text:span text:style-name="T3">130</text:span></text:p>
            <text:p text:style-name="P2">        <text:span text:style-name="T1">}</text:span></text:p>
            <text:p text:style-name="P2">    <text:span text:style-name="T1">],</text:span></text:p>
            <text:p text:style-name="P2">    <text:span text:style-name="T2">"error"</text:span><text:span text:style-name="T1">: </text:span><text:span text:style-name="T4">"00"</text:span><text:span text:style-name="T1">,</text:span></text:p>
            <text:p text:style-name="P2">    <text:span text:style-name="T2">"descripcionError"</text:span><text:span text:style-name="T1">: </text:span><text:span text:style-name="T4">"EXITO"</text:span></text:p>
            <text:p text:style-name="P1">}</text:p>
            <text:p text:style-name="Table_20_Contents"/>
          </table:table-cell>
          <table:table-cell table:style-name="Tabla3.B2" office:value-type="string">
            <text:p text:style-name="P1"><text:span text:style-name="T5">&lt;</text:span><text:span text:style-name="T7">salida</text:span><text:span text:style-name="T5">&gt;</text:span></text:p>
            <text:p text:style-name="P2">    <text:span text:style-name="T6">&lt;</text:span><text:span text:style-name="T8">resultado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ulba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18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49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9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6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Ivy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8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6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10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Mega 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6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12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22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2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Weedle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1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3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2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2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Kakuna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2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2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2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2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3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5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eedril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9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45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8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7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5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Mega Beedril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5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8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1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Oddish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2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3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Gloom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7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5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leplume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7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10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9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8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enonat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4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5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9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enomoth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BICHO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5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7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9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9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69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ellsprout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0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5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7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3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0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Weepinbel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9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4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ctreebe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7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Tentacoo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AGU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3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4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5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0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7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Tentacrue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AGU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1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7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2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10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9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Gastly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FANTASM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1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3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3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<text:soft-page-break/>            <text:span text:style-name="T6">&lt;</text:span><text:span text:style-name="T8">defensaEspecial</text:span><text:span text:style-name="T6">&gt;</text:span><text:span text:style-name="T1">3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9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Haunte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FANTASM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1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5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9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9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Genga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FANTASM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0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3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11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9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Mega Genga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FANTASM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60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7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9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13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<text:span text:style-name="T6">&lt;/</text:span><text:span text:style-name="T8">resultado</text:span><text:span text:style-name="T6">&gt;</text:span></text:p>
            <text:p text:style-name="P2">    <text:span text:style-name="T6">&lt;</text:span><text:span text:style-name="T8">error</text:span><text:span text:style-name="T6">&gt;</text:span><text:span text:style-name="T1">00</text:span><text:span text:style-name="T6">&lt;/</text:span><text:span text:style-name="T8">error</text:span><text:span text:style-name="T6">&gt;</text:span></text:p>
            <text:p text:style-name="P2">    <text:span text:style-name="T6">&lt;</text:span><text:span text:style-name="T8">descripcionError</text:span><text:span text:style-name="T6">&gt;</text:span><text:span text:style-name="T1">EXITO</text:span><text:span text:style-name="T6">&lt;/</text:span><text:span text:style-name="T8">descripcionError</text:span><text:span text:style-name="T6">&gt;</text:span></text:p>
            <text:p text:style-name="P1"><text:span text:style-name="T5">&lt;/</text:span><text:span text:style-name="T7">salida</text:span><text:span text:style-name="T5">&gt;</text:span></text:p>
            <text:p text:style-name="Table_20_Contents"/>
          </table:table-cell>
        </table:table-row>
      </table:table>
      <text:p text:style-name="Standard"/>
      <text:p text:style-name="Table_20_Contents">RespuestaTipoPrimarioSecundario</text:p>
      <text:p text:style-name="Table_20_Contents"/>
      <text:p text:style-name="Table_20_Contents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Table_20_Contents">JSON</text:p>
          </table:table-cell>
          <table:table-cell table:style-name="Tabla4.B1" office:value-type="string">
            <text:p text:style-name="Table_20_Contents">XML</text:p>
          </table:table-cell>
        </table:table-row>
        <table:table-row>
          <table:table-cell table:style-name="Tabla4.A2" office:value-type="string">
            <text:p text:style-name="P1">{</text:p>
            <text:p text:style-name="P2">    <text:span text:style-name="T2">"resultado"</text:span><text:span text:style-name="T1">: [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1</text:span><text:span text:style-name="T1">,</text:span></text:p>
            <text:p text:style-name="P2">            <text:span text:style-name="T2">"nombre"</text:span><text:span text:style-name="T1">: </text:span><text:span text:style-name="T4">"Bulba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18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49</text:span><text:span text:style-name="T1">,</text:span></text:p>
            <text:p text:style-name="P2">            <text:span text:style-name="T2">"defensa"</text:span><text:span text:style-name="T1">: </text:span><text:span text:style-name="T3">49</text:span><text:span text:style-name="T1">,</text:span></text:p>
            <text:p text:style-name="P2">            <text:span text:style-name="T2">"ataqueEspecial"</text:span><text:span text:style-name="T1">: </text:span><text:span text:style-name="T3">6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4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2</text:span><text:span text:style-name="T1">,</text:span></text:p>
            <text:p text:style-name="P2">            <text:span text:style-name="T2">"nombre"</text:span><text:span text:style-name="T1">: </text:span><text:span text:style-name="T4">"Ivy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0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2</text:span><text:span text:style-name="T1">,</text:span></text:p>
            <text:p text:style-name="P2">            <text:span text:style-name="T2">"defensa"</text:span><text:span text:style-name="T1">: </text:span><text:span text:style-name="T3">63</text:span><text:span text:style-name="T1">,</text:span></text:p>
            <text:p text:style-name="P2">            <text:span text:style-name="T2">"ataqueEspecial"</text:span><text:span text:style-name="T1">: </text:span><text:span text:style-name="T3">80</text:span><text:span text:style-name="T1">,</text:span></text:p>
            <text:p text:style-name="P2">            <text:span text:style-name="T2">"defensaEspecial"</text:span><text:span text:style-name="T1">: </text:span><text:span text:style-name="T3">80</text:span><text:span text:style-name="T1">,</text:span></text:p>
            <text:p text:style-name="P2">            <text:span text:style-name="T2">"velocidad"</text:span><text:span text:style-name="T1">: </text:span><text:span text:style-name="T3">6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5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82</text:span><text:span text:style-name="T1">,</text:span></text:p>
            <text:p text:style-name="P2">            <text:span text:style-name="T2">"defensa"</text:span><text:span text:style-name="T1">: </text:span><text:span text:style-name="T3">83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            <text:span text:style-name="T2">"defensaEspecial"</text:span><text:span text:style-name="T1">: </text:span><text:span text:style-name="T3">100</text:span><text:span text:style-name="T1">,</text:span></text:p>
            <text:p text:style-name="P2"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3</text:span><text:span text:style-name="T1">,</text:span></text:p>
            <text:p text:style-name="P2">            <text:span text:style-name="T2">"nombre"</text:span><text:span text:style-name="T1">: </text:span><text:span text:style-name="T4">"Mega Venusaur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625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0</text:span><text:span text:style-name="T1">,</text:span></text:p>
            <text:p text:style-name="P2">            <text:span text:style-name="T2">"defensa"</text:span><text:span text:style-name="T1">: </text:span><text:span text:style-name="T3">123</text:span><text:span text:style-name="T1">,</text:span></text:p>
            <text:p text:style-name="P2">            <text:span text:style-name="T2">"ataqueEspecial"</text:span><text:span text:style-name="T1">: </text:span><text:span text:style-name="T3">122</text:span><text:span text:style-name="T1">,</text:span></text:p>
            <text:p text:style-name="P2">            <text:span text:style-name="T2">"defensaEspecial"</text:span><text:span text:style-name="T1">: </text:span><text:span text:style-name="T3">120</text:span><text:span text:style-name="T1">,</text:span></text:p>
            <text:p text:style-name="P2"><text:soft-page-break/>            <text:span text:style-name="T2">"velocidad"</text:span><text:span text:style-name="T1">: </text:span><text:span text:style-name="T3">8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3</text:span><text:span text:style-name="T1">,</text:span></text:p>
            <text:p text:style-name="P2">            <text:span text:style-name="T2">"nombre"</text:span><text:span text:style-name="T1">: </text:span><text:span text:style-name="T4">"Oddish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20</text:span><text:span text:style-name="T1">,</text:span></text:p>
            <text:p text:style-name="P2">            <text:span text:style-name="T2">"salud"</text:span><text:span text:style-name="T1">: </text:span><text:span text:style-name="T3">45</text:span><text:span text:style-name="T1">,</text:span></text:p>
            <text:p text:style-name="P2">            <text:span text:style-name="T2">"ataque"</text:span><text:span text:style-name="T1">: </text:span><text:span text:style-name="T3">50</text:span><text:span text:style-name="T1">,</text:span></text:p>
            <text:p text:style-name="P2">            <text:span text:style-name="T2">"defensa"</text:span><text:span text:style-name="T1">: </text:span><text:span text:style-name="T3">55</text:span><text:span text:style-name="T1">,</text:span></text:p>
            <text:p text:style-name="P2">            <text:span text:style-name="T2">"ataqueEspecial"</text:span><text:span text:style-name="T1">: </text:span><text:span text:style-name="T3">75</text:span><text:span text:style-name="T1">,</text:span></text:p>
            <text:p text:style-name="P2">            <text:span text:style-name="T2">"defensaEspecial"</text:span><text:span text:style-name="T1">: </text:span><text:span text:style-name="T3">65</text:span><text:span text:style-name="T1">,</text:span></text:p>
            <text:p text:style-name="P2">            <text:span text:style-name="T2">"velocidad"</text:span><text:span text:style-name="T1">: </text:span><text:span text:style-name="T3">3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4</text:span><text:span text:style-name="T1">,</text:span></text:p>
            <text:p text:style-name="P2">            <text:span text:style-name="T2">"nombre"</text:span><text:span text:style-name="T1">: </text:span><text:span text:style-name="T4">"Gloom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5</text:span><text:span text:style-name="T1">,</text:span></text:p>
            <text:p text:style-name="P2">            <text:span text:style-name="T2">"salud"</text:span><text:span text:style-name="T1">: </text:span><text:span text:style-name="T3">60</text:span><text:span text:style-name="T1">,</text:span></text:p>
            <text:p text:style-name="P2">            <text:span text:style-name="T2">"ataque"</text:span><text:span text:style-name="T1">: </text:span><text:span text:style-name="T3">65</text:span><text:span text:style-name="T1">,</text:span></text:p>
            <text:p text:style-name="P2">            <text:span text:style-name="T2">"defensa"</text:span><text:span text:style-name="T1">: </text:span><text:span text:style-name="T3">7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            <text:span text:style-name="T2">"defensaEspecial"</text:span><text:span text:style-name="T1">: </text:span><text:span text:style-name="T3">75</text:span><text:span text:style-name="T1">,</text:span></text:p>
            <text:p text:style-name="P2"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45</text:span><text:span text:style-name="T1">,</text:span></text:p>
            <text:p text:style-name="P2">            <text:span text:style-name="T2">"nombre"</text:span><text:span text:style-name="T1">: </text:span><text:span text:style-name="T4">"Vileplume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75</text:span><text:span text:style-name="T1">,</text:span></text:p>
            <text:p text:style-name="P2">            <text:span text:style-name="T2">"ataque"</text:span><text:span text:style-name="T1">: </text:span><text:span text:style-name="T3">80</text:span><text:span text:style-name="T1">,</text:span></text:p>
            <text:p text:style-name="P2">            <text:span text:style-name="T2">"defensa"</text:span><text:span text:style-name="T1">: </text:span><text:span text:style-name="T3">85</text:span><text:span text:style-name="T1">,</text:span></text:p>
            <text:p text:style-name="P2">            <text:span text:style-name="T2">"ataqueEspecial"</text:span><text:span text:style-name="T1">: </text:span><text:span text:style-name="T3">110</text:span><text:span text:style-name="T1">,</text:span></text:p>
            <text:p text:style-name="P2">            <text:span text:style-name="T2">"defensaEspecial"</text:span><text:span text:style-name="T1">: </text:span><text:span text:style-name="T3">90</text:span><text:span text:style-name="T1">,</text:span></text:p>
            <text:p text:style-name="P2">            <text:span text:style-name="T2">"velocidad"</text:span><text:span text:style-name="T1">: </text:span><text:span text:style-name="T3">5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69</text:span><text:span text:style-name="T1">,</text:span></text:p>
            <text:p text:style-name="P2">            <text:span text:style-name="T2">"nombre"</text:span><text:span text:style-name="T1">: </text:span><text:span text:style-name="T4">"Bellsprout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00</text:span><text:span text:style-name="T1">,</text:span></text:p>
            <text:p text:style-name="P2">            <text:span text:style-name="T2">"salud"</text:span><text:span text:style-name="T1">: </text:span><text:span text:style-name="T3">50</text:span><text:span text:style-name="T1">,</text:span></text:p>
            <text:p text:style-name="P2">            <text:span text:style-name="T2">"ataque"</text:span><text:span text:style-name="T1">: </text:span><text:span text:style-name="T3">75</text:span><text:span text:style-name="T1">,</text:span></text:p>
            <text:p text:style-name="P2">            <text:span text:style-name="T2">"defensa"</text:span><text:span text:style-name="T1">: </text:span><text:span text:style-name="T3">35</text:span><text:span text:style-name="T1">,</text:span></text:p>
            <text:p text:style-name="P2">            <text:span text:style-name="T2">"ataqueEspecial"</text:span><text:span text:style-name="T1">: </text:span><text:span text:style-name="T3">70</text:span><text:span text:style-name="T1">,</text:span></text:p>
            <text:p text:style-name="P2">            <text:span text:style-name="T2">"defensaEspecial"</text:span><text:span text:style-name="T1">: </text:span><text:span text:style-name="T3">30</text:span><text:span text:style-name="T1">,</text:span></text:p>
            <text:p text:style-name="P2"><text:soft-page-break/>            <text:span text:style-name="T2">"velocidad"</text:span><text:span text:style-name="T1">: </text:span><text:span text:style-name="T3">40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0</text:span><text:span text:style-name="T1">,</text:span></text:p>
            <text:p text:style-name="P2">            <text:span text:style-name="T2">"nombre"</text:span><text:span text:style-name="T1">: </text:span><text:span text:style-name="T4">"Weepinbel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390</text:span><text:span text:style-name="T1">,</text:span></text:p>
            <text:p text:style-name="P2">            <text:span text:style-name="T2">"salud"</text:span><text:span text:style-name="T1">: </text:span><text:span text:style-name="T3">65</text:span><text:span text:style-name="T1">,</text:span></text:p>
            <text:p text:style-name="P2">            <text:span text:style-name="T2">"ataque"</text:span><text:span text:style-name="T1">: </text:span><text:span text:style-name="T3">90</text:span><text:span text:style-name="T1">,</text:span></text:p>
            <text:p text:style-name="P2">            <text:span text:style-name="T2">"defensa"</text:span><text:span text:style-name="T1">: </text:span><text:span text:style-name="T3">50</text:span><text:span text:style-name="T1">,</text:span></text:p>
            <text:p text:style-name="P2">            <text:span text:style-name="T2">"ataqueEspecial"</text:span><text:span text:style-name="T1">: </text:span><text:span text:style-name="T3">85</text:span><text:span text:style-name="T1">,</text:span></text:p>
            <text:p text:style-name="P2">            <text:span text:style-name="T2">"defensaEspecial"</text:span><text:span text:style-name="T1">: </text:span><text:span text:style-name="T3">45</text:span><text:span text:style-name="T1">,</text:span></text:p>
            <text:p text:style-name="P2">            <text:span text:style-name="T2">"velocidad"</text:span><text:span text:style-name="T1">: </text:span><text:span text:style-name="T3">55</text:span></text:p>
            <text:p text:style-name="P2">        <text:span text:style-name="T1">},</text:span></text:p>
            <text:p text:style-name="P2">        <text:span text:style-name="T1">{</text:span></text:p>
            <text:p text:style-name="P2">            <text:span text:style-name="T2">"numero"</text:span><text:span text:style-name="T1">: </text:span><text:span text:style-name="T3">71</text:span><text:span text:style-name="T1">,</text:span></text:p>
            <text:p text:style-name="P2">            <text:span text:style-name="T2">"nombre"</text:span><text:span text:style-name="T1">: </text:span><text:span text:style-name="T4">"Victreebel"</text:span><text:span text:style-name="T1">,</text:span></text:p>
            <text:p text:style-name="P2">            <text:span text:style-name="T2">"tipoPrimario"</text:span><text:span text:style-name="T1">: </text:span><text:span text:style-name="T4">"HIERBA"</text:span><text:span text:style-name="T1">,</text:span></text:p>
            <text:p text:style-name="P2">            <text:span text:style-name="T2">"tipoSecundario"</text:span><text:span text:style-name="T1">: </text:span><text:span text:style-name="T4">"VENENO"</text:span><text:span text:style-name="T1">,</text:span></text:p>
            <text:p text:style-name="P2">            <text:span text:style-name="T2">"total"</text:span><text:span text:style-name="T1">: </text:span><text:span text:style-name="T3">490</text:span><text:span text:style-name="T1">,</text:span></text:p>
            <text:p text:style-name="P2">            <text:span text:style-name="T2">"salud"</text:span><text:span text:style-name="T1">: </text:span><text:span text:style-name="T3">80</text:span><text:span text:style-name="T1">,</text:span></text:p>
            <text:p text:style-name="P2">            <text:span text:style-name="T2">"ataque"</text:span><text:span text:style-name="T1">: </text:span><text:span text:style-name="T3">105</text:span><text:span text:style-name="T1">,</text:span></text:p>
            <text:p text:style-name="P2">            <text:span text:style-name="T2">"defensa"</text:span><text:span text:style-name="T1">: </text:span><text:span text:style-name="T3">65</text:span><text:span text:style-name="T1">,</text:span></text:p>
            <text:p text:style-name="P2">            <text:span text:style-name="T2">"ataqueEspecial"</text:span><text:span text:style-name="T1">: </text:span><text:span text:style-name="T3">100</text:span><text:span text:style-name="T1">,</text:span></text:p>
            <text:p text:style-name="P2">            <text:span text:style-name="T2">"defensaEspecial"</text:span><text:span text:style-name="T1">: </text:span><text:span text:style-name="T3">70</text:span><text:span text:style-name="T1">,</text:span></text:p>
            <text:p text:style-name="P2">            <text:span text:style-name="T2">"velocidad"</text:span><text:span text:style-name="T1">: </text:span><text:span text:style-name="T3">70</text:span></text:p>
            <text:p text:style-name="P2">        <text:span text:style-name="T1">}</text:span></text:p>
            <text:p text:style-name="P2">    <text:span text:style-name="T1">],</text:span></text:p>
            <text:p text:style-name="P2">    <text:span text:style-name="T2">"error"</text:span><text:span text:style-name="T1">: </text:span><text:span text:style-name="T4">"00"</text:span><text:span text:style-name="T1">,</text:span></text:p>
            <text:p text:style-name="P2">    <text:span text:style-name="T2">"descripcionError"</text:span><text:span text:style-name="T1">: </text:span><text:span text:style-name="T4">"EXITO"</text:span></text:p>
            <text:p text:style-name="P1">}</text:p>
            <text:p text:style-name="Table_20_Contents"/>
          </table:table-cell>
          <table:table-cell table:style-name="Tabla4.B2" office:value-type="string">
            <text:p text:style-name="P1"><text:span text:style-name="T5">&lt;</text:span><text:span text:style-name="T7">salida</text:span><text:span text:style-name="T5">&gt;</text:span></text:p>
            <text:p text:style-name="P2">    <text:span text:style-name="T6">&lt;</text:span><text:span text:style-name="T8">resultado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ulba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18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49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49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6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2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Ivy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0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8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6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5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2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0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Mega Venusaur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62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123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22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120</text:span><text:span text:style-name="T6">&lt;/</text:span><text:span text:style-name="T8">defensaEspecial</text:span><text:span text:style-name="T6">&gt;</text:span></text:p>
            <text:p text:style-name="P2"><text:soft-page-break/>            <text:span text:style-name="T6">&lt;</text:span><text:span text:style-name="T8">velocidad</text:span><text:span text:style-name="T6">&gt;</text:span><text:span text:style-name="T1">8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3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Oddish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2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4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5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6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3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4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Gloom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5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6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7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45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leplume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7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8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8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1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9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69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Bellsprout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0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5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7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3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7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30</text:span><text:span text:style-name="T6">&lt;/</text:span><text:span text:style-name="T8">defensaEspecial</text:span><text:span text:style-name="T6">&gt;</text:span></text:p>
            <text:p text:style-name="P2"><text:soft-page-break/>            <text:span text:style-name="T6">&lt;</text:span><text:span text:style-name="T8">velocidad</text:span><text:span text:style-name="T6">&gt;</text:span><text:span text:style-name="T1">4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0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Weepinbel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3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65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90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50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85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45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55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    <text:span text:style-name="T6">&lt;</text:span><text:span text:style-name="T8">pokemon</text:span><text:span text:style-name="T6">&gt;</text:span></text:p>
            <text:p text:style-name="P2">            <text:span text:style-name="T6">&lt;</text:span><text:span text:style-name="T8">numero</text:span><text:span text:style-name="T6">&gt;</text:span><text:span text:style-name="T1">71</text:span><text:span text:style-name="T6">&lt;/</text:span><text:span text:style-name="T8">numero</text:span><text:span text:style-name="T6">&gt;</text:span></text:p>
            <text:p text:style-name="P2">            <text:span text:style-name="T6">&lt;</text:span><text:span text:style-name="T8">nombre</text:span><text:span text:style-name="T6">&gt;</text:span><text:span text:style-name="T1">Victreebel</text:span><text:span text:style-name="T6">&lt;/</text:span><text:span text:style-name="T8">nombre</text:span><text:span text:style-name="T6">&gt;</text:span></text:p>
            <text:p text:style-name="P2">            <text:span text:style-name="T6">&lt;</text:span><text:span text:style-name="T8">tipoPrimario</text:span><text:span text:style-name="T6">&gt;</text:span><text:span text:style-name="T1">HIERBA</text:span><text:span text:style-name="T6">&lt;/</text:span><text:span text:style-name="T8">tipoPrimario</text:span><text:span text:style-name="T6">&gt;</text:span></text:p>
            <text:p text:style-name="P2">            <text:span text:style-name="T6">&lt;</text:span><text:span text:style-name="T8">tipoSecundario</text:span><text:span text:style-name="T6">&gt;</text:span><text:span text:style-name="T1">VENENO</text:span><text:span text:style-name="T6">&lt;/</text:span><text:span text:style-name="T8">tipoSecundario</text:span><text:span text:style-name="T6">&gt;</text:span></text:p>
            <text:p text:style-name="P2">            <text:span text:style-name="T6">&lt;</text:span><text:span text:style-name="T8">total</text:span><text:span text:style-name="T6">&gt;</text:span><text:span text:style-name="T1">490</text:span><text:span text:style-name="T6">&lt;/</text:span><text:span text:style-name="T8">total</text:span><text:span text:style-name="T6">&gt;</text:span></text:p>
            <text:p text:style-name="P2">            <text:span text:style-name="T6">&lt;</text:span><text:span text:style-name="T8">salud</text:span><text:span text:style-name="T6">&gt;</text:span><text:span text:style-name="T1">80</text:span><text:span text:style-name="T6">&lt;/</text:span><text:span text:style-name="T8">salud</text:span><text:span text:style-name="T6">&gt;</text:span></text:p>
            <text:p text:style-name="P2">            <text:span text:style-name="T6">&lt;</text:span><text:span text:style-name="T8">ataque</text:span><text:span text:style-name="T6">&gt;</text:span><text:span text:style-name="T1">105</text:span><text:span text:style-name="T6">&lt;/</text:span><text:span text:style-name="T8">ataque</text:span><text:span text:style-name="T6">&gt;</text:span></text:p>
            <text:p text:style-name="P2">            <text:span text:style-name="T6">&lt;</text:span><text:span text:style-name="T8">defensa</text:span><text:span text:style-name="T6">&gt;</text:span><text:span text:style-name="T1">65</text:span><text:span text:style-name="T6">&lt;/</text:span><text:span text:style-name="T8">defensa</text:span><text:span text:style-name="T6">&gt;</text:span></text:p>
            <text:p text:style-name="P2">            <text:span text:style-name="T6">&lt;</text:span><text:span text:style-name="T8">ataqueEspecial</text:span><text:span text:style-name="T6">&gt;</text:span><text:span text:style-name="T1">100</text:span><text:span text:style-name="T6">&lt;/</text:span><text:span text:style-name="T8">ataqueEspecial</text:span><text:span text:style-name="T6">&gt;</text:span></text:p>
            <text:p text:style-name="P2">            <text:span text:style-name="T6">&lt;</text:span><text:span text:style-name="T8">defensaEspecial</text:span><text:span text:style-name="T6">&gt;</text:span><text:span text:style-name="T1">70</text:span><text:span text:style-name="T6">&lt;/</text:span><text:span text:style-name="T8">defensaEspecial</text:span><text:span text:style-name="T6">&gt;</text:span></text:p>
            <text:p text:style-name="P2">            <text:span text:style-name="T6">&lt;</text:span><text:span text:style-name="T8">velocidad</text:span><text:span text:style-name="T6">&gt;</text:span><text:span text:style-name="T1">70</text:span><text:span text:style-name="T6">&lt;/</text:span><text:span text:style-name="T8">velocidad</text:span><text:span text:style-name="T6">&gt;</text:span></text:p>
            <text:p text:style-name="P2">        <text:span text:style-name="T6">&lt;/</text:span><text:span text:style-name="T8">pokemon</text:span><text:span text:style-name="T6">&gt;</text:span></text:p>
            <text:p text:style-name="P2">    <text:span text:style-name="T6">&lt;/</text:span><text:span text:style-name="T8">resultado</text:span><text:span text:style-name="T6">&gt;</text:span></text:p>
            <text:p text:style-name="P2">    <text:span text:style-name="T6">&lt;</text:span><text:span text:style-name="T8">error</text:span><text:span text:style-name="T6">&gt;</text:span><text:span text:style-name="T1">00</text:span><text:span text:style-name="T6">&lt;/</text:span><text:span text:style-name="T8">error</text:span><text:span text:style-name="T6">&gt;</text:span></text:p>
            <text:p text:style-name="P2">    <text:span text:style-name="T6">&lt;</text:span><text:span text:style-name="T8">descripcionError</text:span><text:span text:style-name="T6">&gt;</text:span><text:span text:style-name="T1">EXITO</text:span><text:span text:style-name="T6">&lt;/</text:span><text:span text:style-name="T8">descripcionError</text:span><text:span text:style-name="T6">&gt;</text:span></text:p>
            <text:p text:style-name="P1"><text:span text:style-name="T5">&lt;/</text:span><text:span text:style-name="T7">salida</text:span><text:span text:style-name="T5">&gt;</text:span>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Paez</meta:initial-creator>
    <meta:creation-date>2020-01-21T15:57:34.38</meta:creation-date>
    <dc:date>2020-01-21T16:09:04.92</dc:date>
    <dc:creator>Ricardo Paez</dc:creator>
    <meta:editing-duration>PT11M30S</meta:editing-duration>
    <meta:editing-cycles>2</meta:editing-cycles>
    <meta:generator>OpenOffice/4.1.5$Win32 OpenOffice.org_project/415m1$Build-9789</meta:generator>
    <meta:document-statistic meta:table-count="4" meta:image-count="0" meta:object-count="0" meta:page-count="63" meta:paragraph-count="6057" meta:word-count="8707" meta:character-count="184483"/>
  </office:meta>
</office:document-meta>
</file>